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0"/>
    <style:style style:name="T1" style:family="text">
      <style:text-properties style:font-name="Arial CE" style:font-style-complex="normal" style:font-style-asian="normal" style:font-weight-complex="bold" style:font-weight-asian="bold" style:font-size-complex="12pt" style:font-size-asian="12pt" style:font-name-complex="" fo:color="#ff0000" style:text-position="33%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 CE" style:font-style-complex="normal" style:font-style-asian="normal" style:font-weight-complex="bold" style:font-weight-asian="bold" style:font-size-complex="12pt" style:font-size-asian="12pt" style:font-name-complex="" fo:color="#ff0000" style:text-outline="false" fo:font-style="normal" style:text-line-through-type="none" style:text-underline-style="none" style:text-underline-color="font-color" fo:font-weight="bold" fo:font-size="12pt" fo:text-shadow="none" style:text-position="0%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" fo:color="#ff0000" style:text-position="33%" style:text-outline="false" fo:font-style="normal" style:text-line-through-type="none" style:text-underline-style="none" style:text-underline-color="font-color" fo:font-weight="bold" fo:font-size="12pt" fo:text-shadow="none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12pt" style:font-size-asian="12pt" style:font-name-complex="" fo:color="#ff0000" style:text-outline="false" fo:font-style="normal" style:text-line-through-type="none" style:text-underline-style="none" style:text-underline-color="font-color" fo:font-weight="bold" fo:font-size="12pt" fo:text-shadow="none" style:text-position="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Rok: </text:p>
          </table:table-cell>
          <table:table-cell/>
          <table:table-cell office:value-type="string" calcext:value-type="string">
            <text:p>Dust</text:p>
          </table:table-cell>
          <table:table-cell office:value-type="string" calcext:value-type="string">
            <text:p><text:span text:style-name="T1">7</text:span><text:span text:style-name="T2">Be</text:span></text:p>
          </table:table-cell>
          <table:table-cell office:value-type="string" calcext:value-type="string">
            <text:p><text:span text:style-name="T1">137</text:span><text:span text:style-name="T2">Cs</text:span></text:p>
          </table:table-cell>
          <table:table-cell office:value-type="string" calcext:value-type="string">
            <text:p><text:span text:style-name="T1">210</text:span><text:span text:style-name="T2">Pb</text:span></text:p>
          </table:table-cell>
          <table:table-cell office:value-type="string" calcext:value-type="string">
            <text:p><text:span text:style-name="T1">40</text:span><text:span text:style-name="T2">K</text:span></text:p>
          </table:table-cell>
          <table:table-cell office:value-type="string" calcext:value-type="string">
            <text:p><text:span text:style-name="T3">22</text:span><text:span text:style-name="T4">Na</text:span></text:p>
          </table:table-cell>
          <table:table-cell office:value-type="string" calcext:value-type="string">
            <text:p>134C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table:formula="of:=(RANDBETWEEN(100; 400) + RANDBETWEEN(0; ABS(IF([.$B3]&lt;26;[.$B3]; 52-[.$B3]))*30))*[Sheet2.E$2]" office:value-type="float" office:value="0.123" calcext:value-type="float">
            <text:p>0.123</text:p>
          </table:table-cell>
          <table:table-cell table:formula="of:=(RANDBETWEEN(100; 400) + RANDBETWEEN(0; ABS(IF([.$B3]&lt;26;[.$B3]; 52-[.$B3]))*30))*[Sheet2.F$2]" office:value-type="float" office:value="19.1" calcext:value-type="float">
            <text:p>19.1</text:p>
          </table:table-cell>
          <table:table-cell table:formula="of:=(RANDBETWEEN(100; 400) + RANDBETWEEN(0; ABS(IF([.$B3]&lt;26;[.$B3]; 52-[.$B3]))*30))*[Sheet2.G$2]" office:value-type="float" office:value="4.12" calcext:value-type="float">
            <text:p>4.12</text:p>
          </table:table-cell>
          <table:table-cell table:formula="of:=(RANDBETWEEN(100; 400) + RANDBETWEEN(0; ABS(IF([.$B3]&lt;26;[.$B3]; 52-[.$B3]))*30))*[Sheet2.H$2]" office:value-type="float" office:value="3.5" calcext:value-type="float">
            <text:p>3.5</text:p>
          </table:table-cell>
          <table:table-cell table:formula="of:=(RANDBETWEEN(100; 400) + RANDBETWEEN(0; ABS(IF([.$B3]&lt;26;[.$B3]; 52-[.$B3]))*30))*[Sheet2.I$2]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4]&lt;26;[.$B4]; 52-[.$B4]))*30))*[Sheet2.D$2]" office:value-type="float" office:value="536" calcext:value-type="float">
            <text:p>536</text:p>
          </table:table-cell>
          <table:table-cell table:formula="of:=(RANDBETWEEN(100; 400) + RANDBETWEEN(0; ABS(IF([.$B4]&lt;26;[.$B4]; 52-[.$B4]))*30))*[Sheet2.E$2]" office:value-type="float" office:value="0.151" calcext:value-type="float">
            <text:p>0.151</text:p>
          </table:table-cell>
          <table:table-cell table:formula="of:=(RANDBETWEEN(100; 400) + RANDBETWEEN(0; ABS(IF([.$B4]&lt;26;[.$B4]; 52-[.$B4]))*30))*[Sheet2.F$2]" office:value-type="float" office:value="24" calcext:value-type="float">
            <text:p>24</text:p>
          </table:table-cell>
          <table:table-cell table:formula="of:=(RANDBETWEEN(100; 400) + RANDBETWEEN(0; ABS(IF([.$B4]&lt;26;[.$B4]; 52-[.$B4]))*30))*[Sheet2.G$2]" office:value-type="float" office:value="3.49" calcext:value-type="float">
            <text:p>3.49</text:p>
          </table:table-cell>
          <table:table-cell table:formula="of:=(RANDBETWEEN(100; 400) + RANDBETWEEN(0; ABS(IF([.$B4]&lt;26;[.$B4]; 52-[.$B4]))*30))*[Sheet2.H$2]" office:value-type="float" office:value="3.58" calcext:value-type="float">
            <text:p>3.58</text:p>
          </table:table-cell>
          <table:table-cell table:formula="of:=(RANDBETWEEN(100; 400) + RANDBETWEEN(0; ABS(IF([.$B4]&lt;26;[.$B4]; 52-[.$B4]))*30))*[Sheet2.I$2]"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 65) + IF(RAND()&gt;0.95; 100; 0)" office:value-type="float" office:value="9" calcext:value-type="float">
            <text:p>9</text:p>
          </table:table-cell>
          <table:table-cell table:formula="of:=(RANDBETWEEN(100; 400) + RANDBETWEEN(0; ABS(IF([.$B5]&lt;26;[.$B5]; 52-[.$B5]))*30))*[Sheet2.D$2]" office:value-type="float" office:value="664" calcext:value-type="float">
            <text:p>664</text:p>
          </table:table-cell>
          <table:table-cell table:formula="of:=(RANDBETWEEN(100; 400) + RANDBETWEEN(0; ABS(IF([.$B5]&lt;26;[.$B5]; 52-[.$B5]))*30))*[Sheet2.E$2]" office:value-type="float" office:value="0.347" calcext:value-type="float">
            <text:p>0.347</text:p>
          </table:table-cell>
          <table:table-cell table:formula="of:=(RANDBETWEEN(100; 400) + RANDBETWEEN(0; ABS(IF([.$B5]&lt;26;[.$B5]; 52-[.$B5]))*30))*[Sheet2.F$2]" office:value-type="float" office:value="23.7" calcext:value-type="float">
            <text:p>23.7</text:p>
          </table:table-cell>
          <table:table-cell table:formula="of:=(RANDBETWEEN(100; 400) + RANDBETWEEN(0; ABS(IF([.$B5]&lt;26;[.$B5]; 52-[.$B5]))*30))*[Sheet2.G$2]" office:value-type="float" office:value="2.65" calcext:value-type="float">
            <text:p>2.65</text:p>
          </table:table-cell>
          <table:table-cell table:formula="of:=(RANDBETWEEN(100; 400) + RANDBETWEEN(0; ABS(IF([.$B5]&lt;26;[.$B5]; 52-[.$B5]))*30))*[Sheet2.H$2]" office:value-type="float" office:value="1.26" calcext:value-type="float">
            <text:p>1.26</text:p>
          </table:table-cell>
          <table:table-cell table:formula="of:=(RANDBETWEEN(100; 400) + RANDBETWEEN(0; ABS(IF([.$B5]&lt;26;[.$B5]; 52-[.$B5]))*30))*[Sheet2.I$2]" office:value-type="float" office:value="373" calcext:value-type="float">
            <text:p>37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6]&lt;26;[.$B6]; 52-[.$B6]))*30))*[Sheet2.D$2]" office:value-type="float" office:value="578" calcext:value-type="float">
            <text:p>578</text:p>
          </table:table-cell>
          <table:table-cell table:formula="of:=(RANDBETWEEN(100; 400) + RANDBETWEEN(0; ABS(IF([.$B6]&lt;26;[.$B6]; 52-[.$B6]))*30))*[Sheet2.E$2]" office:value-type="float" office:value="0.414" calcext:value-type="float">
            <text:p>0.414</text:p>
          </table:table-cell>
          <table:table-cell table:formula="of:=(RANDBETWEEN(100; 400) + RANDBETWEEN(0; ABS(IF([.$B6]&lt;26;[.$B6]; 52-[.$B6]))*30))*[Sheet2.F$2]" office:value-type="float" office:value="35.4" calcext:value-type="float">
            <text:p>35.4</text:p>
          </table:table-cell>
          <table:table-cell table:formula="of:=(RANDBETWEEN(100; 400) + RANDBETWEEN(0; ABS(IF([.$B6]&lt;26;[.$B6]; 52-[.$B6]))*30))*[Sheet2.G$2]" office:value-type="float" office:value="2.71" calcext:value-type="float">
            <text:p>2.71</text:p>
          </table:table-cell>
          <table:table-cell table:formula="of:=(RANDBETWEEN(100; 400) + RANDBETWEEN(0; ABS(IF([.$B6]&lt;26;[.$B6]; 52-[.$B6]))*30))*[Sheet2.H$2]" office:value-type="float" office:value="2.56" calcext:value-type="float">
            <text:p>2.56</text:p>
          </table:table-cell>
          <table:table-cell table:formula="of:=(RANDBETWEEN(100; 400) + RANDBETWEEN(0; ABS(IF([.$B6]&lt;26;[.$B6]; 52-[.$B6]))*30))*[Sheet2.I$2]"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 65) + IF(RAND()&gt;0.95; 100; 0)" office:value-type="float" office:value="1" calcext:value-type="float">
            <text:p>1</text:p>
          </table:table-cell>
          <table:table-cell table:formula="of:=(RANDBETWEEN(100; 400) + RANDBETWEEN(0; ABS(IF([.$B7]&lt;26;[.$B7]; 52-[.$B7]))*30))*[Sheet2.D$2]" office:value-type="float" office:value="708" calcext:value-type="float">
            <text:p>708</text:p>
          </table:table-cell>
          <table:table-cell table:formula="of:=(RANDBETWEEN(100; 400) + RANDBETWEEN(0; ABS(IF([.$B7]&lt;26;[.$B7]; 52-[.$B7]))*30))*[Sheet2.E$2]" office:value-type="float" office:value="0.398" calcext:value-type="float">
            <text:p>0.398</text:p>
          </table:table-cell>
          <table:table-cell table:formula="of:=(RANDBETWEEN(100; 400) + RANDBETWEEN(0; ABS(IF([.$B7]&lt;26;[.$B7]; 52-[.$B7]))*30))*[Sheet2.F$2]" office:value-type="float" office:value="34.6" calcext:value-type="float">
            <text:p>34.6</text:p>
          </table:table-cell>
          <table:table-cell table:formula="of:=(RANDBETWEEN(100; 400) + RANDBETWEEN(0; ABS(IF([.$B7]&lt;26;[.$B7]; 52-[.$B7]))*30))*[Sheet2.G$2]" office:value-type="float" office:value="1.42" calcext:value-type="float">
            <text:p>1.42</text:p>
          </table:table-cell>
          <table:table-cell table:formula="of:=(RANDBETWEEN(100; 400) + RANDBETWEEN(0; ABS(IF([.$B7]&lt;26;[.$B7]; 52-[.$B7]))*30))*[Sheet2.H$2]" office:value-type="float" office:value="3.55" calcext:value-type="float">
            <text:p>3.55</text:p>
          </table:table-cell>
          <table:table-cell table:formula="of:=(RANDBETWEEN(100; 400) + RANDBETWEEN(0; ABS(IF([.$B7]&lt;26;[.$B7]; 52-[.$B7]))*30))*[Sheet2.I$2]"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 65) + IF(RAND()&gt;0.95; 100; 0)" office:value-type="float" office:value="42" calcext:value-type="float">
            <text:p>42</text:p>
          </table:table-cell>
          <table:table-cell table:formula="of:=(RANDBETWEEN(100; 400) + RANDBETWEEN(0; ABS(IF([.$B8]&lt;26;[.$B8]; 52-[.$B8]))*30))*[Sheet2.D$2]" office:value-type="float" office:value="740" calcext:value-type="float">
            <text:p>740</text:p>
          </table:table-cell>
          <table:table-cell table:formula="of:=(RANDBETWEEN(100; 400) + RANDBETWEEN(0; ABS(IF([.$B8]&lt;26;[.$B8]; 52-[.$B8]))*30))*[Sheet2.E$2]" office:value-type="float" office:value="0.407" calcext:value-type="float">
            <text:p>0.407</text:p>
          </table:table-cell>
          <table:table-cell table:formula="of:=(RANDBETWEEN(100; 400) + RANDBETWEEN(0; ABS(IF([.$B8]&lt;26;[.$B8]; 52-[.$B8]))*30))*[Sheet2.F$2]" office:value-type="float" office:value="33.3" calcext:value-type="float">
            <text:p>33.3</text:p>
          </table:table-cell>
          <table:table-cell table:formula="of:=(RANDBETWEEN(100; 400) + RANDBETWEEN(0; ABS(IF([.$B8]&lt;26;[.$B8]; 52-[.$B8]))*30))*[Sheet2.G$2]" office:value-type="float" office:value="4.18" calcext:value-type="float">
            <text:p>4.18</text:p>
          </table:table-cell>
          <table:table-cell table:formula="of:=(RANDBETWEEN(100; 400) + RANDBETWEEN(0; ABS(IF([.$B8]&lt;26;[.$B8]; 52-[.$B8]))*30))*[Sheet2.H$2]" office:value-type="float" office:value="4.3" calcext:value-type="float">
            <text:p>4.3</text:p>
          </table:table-cell>
          <table:table-cell table:formula="of:=(RANDBETWEEN(100; 400) + RANDBETWEEN(0; ABS(IF([.$B8]&lt;26;[.$B8]; 52-[.$B8]))*30))*[Sheet2.I$2]"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9]&lt;26;[.$B9]; 52-[.$B9]))*30))*[Sheet2.D$2]" office:value-type="float" office:value="542" calcext:value-type="float">
            <text:p>542</text:p>
          </table:table-cell>
          <table:table-cell table:formula="of:=(RANDBETWEEN(100; 400) + RANDBETWEEN(0; ABS(IF([.$B9]&lt;26;[.$B9]; 52-[.$B9]))*30))*[Sheet2.E$2]" office:value-type="float" office:value="0.523" calcext:value-type="float">
            <text:p>0.523</text:p>
          </table:table-cell>
          <table:table-cell table:formula="of:=(RANDBETWEEN(100; 400) + RANDBETWEEN(0; ABS(IF([.$B9]&lt;26;[.$B9]; 52-[.$B9]))*30))*[Sheet2.F$2]" office:value-type="float" office:value="48" calcext:value-type="float">
            <text:p>48</text:p>
          </table:table-cell>
          <table:table-cell table:formula="of:=(RANDBETWEEN(100; 400) + RANDBETWEEN(0; ABS(IF([.$B9]&lt;26;[.$B9]; 52-[.$B9]))*30))*[Sheet2.G$2]" office:value-type="float" office:value="3.85" calcext:value-type="float">
            <text:p>3.85</text:p>
          </table:table-cell>
          <table:table-cell table:formula="of:=(RANDBETWEEN(100; 400) + RANDBETWEEN(0; ABS(IF([.$B9]&lt;26;[.$B9]; 52-[.$B9]))*30))*[Sheet2.H$2]" office:value-type="float" office:value="1.75" calcext:value-type="float">
            <text:p>1.75</text:p>
          </table:table-cell>
          <table:table-cell table:formula="of:=(RANDBETWEEN(100; 400) + RANDBETWEEN(0; ABS(IF([.$B9]&lt;26;[.$B9]; 52-[.$B9]))*30))*[Sheet2.I$2]"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 65) + IF(RAND()&gt;0.95; 100; 0)" office:value-type="float" office:value="9" calcext:value-type="float">
            <text:p>9</text:p>
          </table:table-cell>
          <table:table-cell table:formula="of:=(RANDBETWEEN(100; 400) + RANDBETWEEN(0; ABS(IF([.$B10]&lt;26;[.$B10]; 52-[.$B10]))*30))*[Sheet2.D$2]" office:value-type="float" office:value="558" calcext:value-type="float">
            <text:p>558</text:p>
          </table:table-cell>
          <table:table-cell table:formula="of:=(RANDBETWEEN(100; 400) + RANDBETWEEN(0; ABS(IF([.$B10]&lt;26;[.$B10]; 52-[.$B10]))*30))*[Sheet2.E$2]" office:value-type="float" office:value="0.23" calcext:value-type="float">
            <text:p>0.23</text:p>
          </table:table-cell>
          <table:table-cell table:formula="of:=(RANDBETWEEN(100; 400) + RANDBETWEEN(0; ABS(IF([.$B10]&lt;26;[.$B10]; 52-[.$B10]))*30))*[Sheet2.F$2]" office:value-type="float" office:value="41.5" calcext:value-type="float">
            <text:p>41.5</text:p>
          </table:table-cell>
          <table:table-cell table:formula="of:=(RANDBETWEEN(100; 400) + RANDBETWEEN(0; ABS(IF([.$B10]&lt;26;[.$B10]; 52-[.$B10]))*30))*[Sheet2.G$2]" office:value-type="float" office:value="3.19" calcext:value-type="float">
            <text:p>3.19</text:p>
          </table:table-cell>
          <table:table-cell table:formula="of:=(RANDBETWEEN(100; 400) + RANDBETWEEN(0; ABS(IF([.$B10]&lt;26;[.$B10]; 52-[.$B10]))*30))*[Sheet2.H$2]" office:value-type="float" office:value="4.67" calcext:value-type="float">
            <text:p>4.67</text:p>
          </table:table-cell>
          <table:table-cell table:formula="of:=(RANDBETWEEN(100; 400) + RANDBETWEEN(0; ABS(IF([.$B10]&lt;26;[.$B10]; 52-[.$B10]))*30))*[Sheet2.I$2]"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 65) + IF(RAND()&gt;0.95; 100; 0)" office:value-type="float" office:value="42" calcext:value-type="float">
            <text:p>42</text:p>
          </table:table-cell>
          <table:table-cell table:formula="of:=(RANDBETWEEN(100; 400) + RANDBETWEEN(0; ABS(IF([.$B11]&lt;26;[.$B11]; 52-[.$B11]))*30))*[Sheet2.D$2]" office:value-type="float" office:value="934" calcext:value-type="float">
            <text:p>934</text:p>
          </table:table-cell>
          <table:table-cell table:formula="of:=(RANDBETWEEN(100; 400) + RANDBETWEEN(0; ABS(IF([.$B11]&lt;26;[.$B11]; 52-[.$B11]))*30))*[Sheet2.E$2]" office:value-type="float" office:value="0.582" calcext:value-type="float">
            <text:p>0.582</text:p>
          </table:table-cell>
          <table:table-cell table:formula="of:=(RANDBETWEEN(100; 400) + RANDBETWEEN(0; ABS(IF([.$B11]&lt;26;[.$B11]; 52-[.$B11]))*30))*[Sheet2.F$2]" office:value-type="float" office:value="43.3" calcext:value-type="float">
            <text:p>43.3</text:p>
          </table:table-cell>
          <table:table-cell table:formula="of:=(RANDBETWEEN(100; 400) + RANDBETWEEN(0; ABS(IF([.$B11]&lt;26;[.$B11]; 52-[.$B11]))*30))*[Sheet2.G$2]" office:value-type="float" office:value="4.19" calcext:value-type="float">
            <text:p>4.19</text:p>
          </table:table-cell>
          <table:table-cell table:formula="of:=(RANDBETWEEN(100; 400) + RANDBETWEEN(0; ABS(IF([.$B11]&lt;26;[.$B11]; 52-[.$B11]))*30))*[Sheet2.H$2]" office:value-type="float" office:value="5.38" calcext:value-type="float">
            <text:p>5.38</text:p>
          </table:table-cell>
          <table:table-cell table:formula="of:=(RANDBETWEEN(100; 400) + RANDBETWEEN(0; ABS(IF([.$B11]&lt;26;[.$B11]; 52-[.$B11]))*30))*[Sheet2.I$2]"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12]&lt;26;[.$B12]; 52-[.$B12]))*30))*[Sheet2.D$2]" office:value-type="float" office:value="1272" calcext:value-type="float">
            <text:p>1272</text:p>
          </table:table-cell>
          <table:table-cell table:formula="of:=(RANDBETWEEN(100; 400) + RANDBETWEEN(0; ABS(IF([.$B12]&lt;26;[.$B12]; 52-[.$B12]))*30))*[Sheet2.E$2]" office:value-type="float" office:value="0.443" calcext:value-type="float">
            <text:p>0.443</text:p>
          </table:table-cell>
          <table:table-cell table:formula="of:=(RANDBETWEEN(100; 400) + RANDBETWEEN(0; ABS(IF([.$B12]&lt;26;[.$B12]; 52-[.$B12]))*30))*[Sheet2.F$2]" office:value-type="float" office:value="54.2" calcext:value-type="float">
            <text:p>54.2</text:p>
          </table:table-cell>
          <table:table-cell table:formula="of:=(RANDBETWEEN(100; 400) + RANDBETWEEN(0; ABS(IF([.$B12]&lt;26;[.$B12]; 52-[.$B12]))*30))*[Sheet2.G$2]" office:value-type="float" office:value="3.96" calcext:value-type="float">
            <text:p>3.96</text:p>
          </table:table-cell>
          <table:table-cell table:formula="of:=(RANDBETWEEN(100; 400) + RANDBETWEEN(0; ABS(IF([.$B12]&lt;26;[.$B12]; 52-[.$B12]))*30))*[Sheet2.H$2]" office:value-type="float" office:value="2.81" calcext:value-type="float">
            <text:p>2.81</text:p>
          </table:table-cell>
          <table:table-cell table:formula="of:=(RANDBETWEEN(100; 400) + RANDBETWEEN(0; ABS(IF([.$B12]&lt;26;[.$B12]; 52-[.$B12]))*30))*[Sheet2.I$2]"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 65) + IF(RAND()&gt;0.95; 100; 0)" office:value-type="float" office:value="18" calcext:value-type="float">
            <text:p>18</text:p>
          </table:table-cell>
          <table:table-cell table:formula="of:=(RANDBETWEEN(100; 400) + RANDBETWEEN(0; ABS(IF([.$B13]&lt;26;[.$B13]; 52-[.$B13]))*30))*[Sheet2.D$2]" office:value-type="float" office:value="910" calcext:value-type="float">
            <text:p>910</text:p>
          </table:table-cell>
          <table:table-cell table:formula="of:=(RANDBETWEEN(100; 400) + RANDBETWEEN(0; ABS(IF([.$B13]&lt;26;[.$B13]; 52-[.$B13]))*30))*[Sheet2.E$2]" office:value-type="float" office:value="0.28" calcext:value-type="float">
            <text:p>0.28</text:p>
          </table:table-cell>
          <table:table-cell table:formula="of:=(RANDBETWEEN(100; 400) + RANDBETWEEN(0; ABS(IF([.$B13]&lt;26;[.$B13]; 52-[.$B13]))*30))*[Sheet2.F$2]" office:value-type="float" office:value="12.3" calcext:value-type="float">
            <text:p>12.3</text:p>
          </table:table-cell>
          <table:table-cell table:formula="of:=(RANDBETWEEN(100; 400) + RANDBETWEEN(0; ABS(IF([.$B13]&lt;26;[.$B13]; 52-[.$B13]))*30))*[Sheet2.G$2]" office:value-type="float" office:value="3.25" calcext:value-type="float">
            <text:p>3.25</text:p>
          </table:table-cell>
          <table:table-cell table:formula="of:=(RANDBETWEEN(100; 400) + RANDBETWEEN(0; ABS(IF([.$B13]&lt;26;[.$B13]; 52-[.$B13]))*30))*[Sheet2.H$2]" office:value-type="float" office:value="6.68" calcext:value-type="float">
            <text:p>6.68</text:p>
          </table:table-cell>
          <table:table-cell table:formula="of:=(RANDBETWEEN(100; 400) + RANDBETWEEN(0; ABS(IF([.$B13]&lt;26;[.$B13]; 52-[.$B13]))*30))*[Sheet2.I$2]"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 65) + IF(RAND()&gt;0.95; 100; 0)" office:value-type="float" office:value="13" calcext:value-type="float">
            <text:p>13</text:p>
          </table:table-cell>
          <table:table-cell table:formula="of:=(RANDBETWEEN(100; 400) + RANDBETWEEN(0; ABS(IF([.$B14]&lt;26;[.$B14]; 52-[.$B14]))*30))*[Sheet2.D$2]" office:value-type="float" office:value="496" calcext:value-type="float">
            <text:p>496</text:p>
          </table:table-cell>
          <table:table-cell table:formula="of:=(RANDBETWEEN(100; 400) + RANDBETWEEN(0; ABS(IF([.$B14]&lt;26;[.$B14]; 52-[.$B14]))*30))*[Sheet2.E$2]" office:value-type="float" office:value="0.404" calcext:value-type="float">
            <text:p>0.404</text:p>
          </table:table-cell>
          <table:table-cell table:formula="of:=(RANDBETWEEN(100; 400) + RANDBETWEEN(0; ABS(IF([.$B14]&lt;26;[.$B14]; 52-[.$B14]))*30))*[Sheet2.F$2]" office:value-type="float" office:value="52.9" calcext:value-type="float">
            <text:p>52.9</text:p>
          </table:table-cell>
          <table:table-cell table:formula="of:=(RANDBETWEEN(100; 400) + RANDBETWEEN(0; ABS(IF([.$B14]&lt;26;[.$B14]; 52-[.$B14]))*30))*[Sheet2.G$2]" office:value-type="float" office:value="4.95" calcext:value-type="float">
            <text:p>4.95</text:p>
          </table:table-cell>
          <table:table-cell table:formula="of:=(RANDBETWEEN(100; 400) + RANDBETWEEN(0; ABS(IF([.$B14]&lt;26;[.$B14]; 52-[.$B14]))*30))*[Sheet2.H$2]" office:value-type="float" office:value="4.88" calcext:value-type="float">
            <text:p>4.88</text:p>
          </table:table-cell>
          <table:table-cell table:formula="of:=(RANDBETWEEN(100; 400) + RANDBETWEEN(0; ABS(IF([.$B14]&lt;26;[.$B14]; 52-[.$B14]))*30))*[Sheet2.I$2]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 65) + IF(RAND()&gt;0.95; 100; 0)" office:value-type="float" office:value="28" calcext:value-type="float">
            <text:p>28</text:p>
          </table:table-cell>
          <table:table-cell table:formula="of:=(RANDBETWEEN(100; 400) + RANDBETWEEN(0; ABS(IF([.$B15]&lt;26;[.$B15]; 52-[.$B15]))*30))*[Sheet2.D$2]" office:value-type="float" office:value="626" calcext:value-type="float">
            <text:p>626</text:p>
          </table:table-cell>
          <table:table-cell table:formula="of:=(RANDBETWEEN(100; 400) + RANDBETWEEN(0; ABS(IF([.$B15]&lt;26;[.$B15]; 52-[.$B15]))*30))*[Sheet2.E$2]" office:value-type="float" office:value="0.432" calcext:value-type="float">
            <text:p>0.432</text:p>
          </table:table-cell>
          <table:table-cell table:formula="of:=(RANDBETWEEN(100; 400) + RANDBETWEEN(0; ABS(IF([.$B15]&lt;26;[.$B15]; 52-[.$B15]))*30))*[Sheet2.F$2]" office:value-type="float" office:value="74.9" calcext:value-type="float">
            <text:p>74.9</text:p>
          </table:table-cell>
          <table:table-cell table:formula="of:=(RANDBETWEEN(100; 400) + RANDBETWEEN(0; ABS(IF([.$B15]&lt;26;[.$B15]; 52-[.$B15]))*30))*[Sheet2.G$2]" office:value-type="float" office:value="4.84" calcext:value-type="float">
            <text:p>4.84</text:p>
          </table:table-cell>
          <table:table-cell table:formula="of:=(RANDBETWEEN(100; 400) + RANDBETWEEN(0; ABS(IF([.$B15]&lt;26;[.$B15]; 52-[.$B15]))*30))*[Sheet2.H$2]" office:value-type="float" office:value="2.1" calcext:value-type="float">
            <text:p>2.1</text:p>
          </table:table-cell>
          <table:table-cell table:formula="of:=(RANDBETWEEN(100; 400) + RANDBETWEEN(0; ABS(IF([.$B15]&lt;26;[.$B15]; 52-[.$B15]))*30))*[Sheet2.I$2]"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 65) + IF(RAND()&gt;0.95; 100; 0)" office:value-type="float" office:value="28" calcext:value-type="float">
            <text:p>28</text:p>
          </table:table-cell>
          <table:table-cell table:formula="of:=(RANDBETWEEN(100; 400) + RANDBETWEEN(0; ABS(IF([.$B16]&lt;26;[.$B16]; 52-[.$B16]))*30))*[Sheet2.D$2]" office:value-type="float" office:value="596" calcext:value-type="float">
            <text:p>596</text:p>
          </table:table-cell>
          <table:table-cell table:formula="of:=(RANDBETWEEN(100; 400) + RANDBETWEEN(0; ABS(IF([.$B16]&lt;26;[.$B16]; 52-[.$B16]))*30))*[Sheet2.E$2]" office:value-type="float" office:value="0.531" calcext:value-type="float">
            <text:p>0.531</text:p>
          </table:table-cell>
          <table:table-cell table:formula="of:=(RANDBETWEEN(100; 400) + RANDBETWEEN(0; ABS(IF([.$B16]&lt;26;[.$B16]; 52-[.$B16]))*30))*[Sheet2.F$2]" office:value-type="float" office:value="66.8" calcext:value-type="float">
            <text:p>66.8</text:p>
          </table:table-cell>
          <table:table-cell table:formula="of:=(RANDBETWEEN(100; 400) + RANDBETWEEN(0; ABS(IF([.$B16]&lt;26;[.$B16]; 52-[.$B16]))*30))*[Sheet2.G$2]" office:value-type="float" office:value="4.8" calcext:value-type="float">
            <text:p>4.8</text:p>
          </table:table-cell>
          <table:table-cell table:formula="of:=(RANDBETWEEN(100; 400) + RANDBETWEEN(0; ABS(IF([.$B16]&lt;26;[.$B16]; 52-[.$B16]))*30))*[Sheet2.H$2]" office:value-type="float" office:value="5.51" calcext:value-type="float">
            <text:p>5.51</text:p>
          </table:table-cell>
          <table:table-cell table:formula="of:=(RANDBETWEEN(100; 400) + RANDBETWEEN(0; ABS(IF([.$B16]&lt;26;[.$B16]; 52-[.$B16]))*30))*[Sheet2.I$2]"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 65) + IF(RAND()&gt;0.95; 100; 0)" office:value-type="float" office:value="18" calcext:value-type="float">
            <text:p>18</text:p>
          </table:table-cell>
          <table:table-cell table:formula="of:=(RANDBETWEEN(100; 400) + RANDBETWEEN(0; ABS(IF([.$B17]&lt;26;[.$B17]; 52-[.$B17]))*30))*[Sheet2.D$2]" office:value-type="float" office:value="890" calcext:value-type="float">
            <text:p>890</text:p>
          </table:table-cell>
          <table:table-cell table:formula="of:=(RANDBETWEEN(100; 400) + RANDBETWEEN(0; ABS(IF([.$B17]&lt;26;[.$B17]; 52-[.$B17]))*30))*[Sheet2.E$2]" office:value-type="float" office:value="0.611" calcext:value-type="float">
            <text:p>0.611</text:p>
          </table:table-cell>
          <table:table-cell table:formula="of:=(RANDBETWEEN(100; 400) + RANDBETWEEN(0; ABS(IF([.$B17]&lt;26;[.$B17]; 52-[.$B17]))*30))*[Sheet2.F$2]" office:value-type="float" office:value="18.6" calcext:value-type="float">
            <text:p>18.6</text:p>
          </table:table-cell>
          <table:table-cell table:formula="of:=(RANDBETWEEN(100; 400) + RANDBETWEEN(0; ABS(IF([.$B17]&lt;26;[.$B17]; 52-[.$B17]))*30))*[Sheet2.G$2]" office:value-type="float" office:value="2.73" calcext:value-type="float">
            <text:p>2.73</text:p>
          </table:table-cell>
          <table:table-cell table:formula="of:=(RANDBETWEEN(100; 400) + RANDBETWEEN(0; ABS(IF([.$B17]&lt;26;[.$B17]; 52-[.$B17]))*30))*[Sheet2.H$2]" office:value-type="float" office:value="4.18" calcext:value-type="float">
            <text:p>4.18</text:p>
          </table:table-cell>
          <table:table-cell table:formula="of:=(RANDBETWEEN(100; 400) + RANDBETWEEN(0; ABS(IF([.$B17]&lt;26;[.$B17]; 52-[.$B17]))*30))*[Sheet2.I$2]" office:value-type="float" office:value="422" calcext:value-type="float">
            <text:p>4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NDBETWEEN(0; 65) + IF(RAND()&gt;0.95; 100; 0)" office:value-type="float" office:value="40" calcext:value-type="float">
            <text:p>40</text:p>
          </table:table-cell>
          <table:table-cell table:formula="of:=(RANDBETWEEN(100; 400) + RANDBETWEEN(0; ABS(IF([.$B18]&lt;26;[.$B18]; 52-[.$B18]))*30))*[Sheet2.D$2]" office:value-type="float" office:value="422" calcext:value-type="float">
            <text:p>422</text:p>
          </table:table-cell>
          <table:table-cell table:formula="of:=(RANDBETWEEN(100; 400) + RANDBETWEEN(0; ABS(IF([.$B18]&lt;26;[.$B18]; 52-[.$B18]))*30))*[Sheet2.E$2]" office:value-type="float" office:value="0.654" calcext:value-type="float">
            <text:p>0.654</text:p>
          </table:table-cell>
          <table:table-cell table:formula="of:=(RANDBETWEEN(100; 400) + RANDBETWEEN(0; ABS(IF([.$B18]&lt;26;[.$B18]; 52-[.$B18]))*30))*[Sheet2.F$2]" office:value-type="float" office:value="40.5" calcext:value-type="float">
            <text:p>40.5</text:p>
          </table:table-cell>
          <table:table-cell table:formula="of:=(RANDBETWEEN(100; 400) + RANDBETWEEN(0; ABS(IF([.$B18]&lt;26;[.$B18]; 52-[.$B18]))*30))*[Sheet2.G$2]" office:value-type="float" office:value="3.97" calcext:value-type="float">
            <text:p>3.97</text:p>
          </table:table-cell>
          <table:table-cell table:formula="of:=(RANDBETWEEN(100; 400) + RANDBETWEEN(0; ABS(IF([.$B18]&lt;26;[.$B18]; 52-[.$B18]))*30))*[Sheet2.H$2]" office:value-type="float" office:value="6.09" calcext:value-type="float">
            <text:p>6.09</text:p>
          </table:table-cell>
          <table:table-cell table:formula="of:=(RANDBETWEEN(100; 400) + RANDBETWEEN(0; ABS(IF([.$B18]&lt;26;[.$B18]; 52-[.$B18]))*30))*[Sheet2.I$2]"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19]&lt;26;[.$B19]; 52-[.$B19]))*30))*[Sheet2.D$2]" office:value-type="float" office:value="864" calcext:value-type="float">
            <text:p>864</text:p>
          </table:table-cell>
          <table:table-cell table:formula="of:=(RANDBETWEEN(100; 400) + RANDBETWEEN(0; ABS(IF([.$B19]&lt;26;[.$B19]; 52-[.$B19]))*30))*[Sheet2.E$2]" office:value-type="float" office:value="0.363" calcext:value-type="float">
            <text:p>0.363</text:p>
          </table:table-cell>
          <table:table-cell table:formula="of:=(RANDBETWEEN(100; 400) + RANDBETWEEN(0; ABS(IF([.$B19]&lt;26;[.$B19]; 52-[.$B19]))*30))*[Sheet2.F$2]" office:value-type="float" office:value="81.4" calcext:value-type="float">
            <text:p>81.4</text:p>
          </table:table-cell>
          <table:table-cell table:formula="of:=(RANDBETWEEN(100; 400) + RANDBETWEEN(0; ABS(IF([.$B19]&lt;26;[.$B19]; 52-[.$B19]))*30))*[Sheet2.G$2]" office:value-type="float" office:value="3.54" calcext:value-type="float">
            <text:p>3.54</text:p>
          </table:table-cell>
          <table:table-cell table:formula="of:=(RANDBETWEEN(100; 400) + RANDBETWEEN(0; ABS(IF([.$B19]&lt;26;[.$B19]; 52-[.$B19]))*30))*[Sheet2.H$2]" office:value-type="float" office:value="4.89" calcext:value-type="float">
            <text:p>4.89</text:p>
          </table:table-cell>
          <table:table-cell table:formula="of:=(RANDBETWEEN(100; 400) + RANDBETWEEN(0; ABS(IF([.$B19]&lt;26;[.$B19]; 52-[.$B19]))*30))*[Sheet2.I$2]"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20]&lt;26;[.$B20]; 52-[.$B20]))*30))*[Sheet2.D$2]" office:value-type="float" office:value="1426" calcext:value-type="float">
            <text:p>1426</text:p>
          </table:table-cell>
          <table:table-cell table:formula="of:=(RANDBETWEEN(100; 400) + RANDBETWEEN(0; ABS(IF([.$B20]&lt;26;[.$B20]; 52-[.$B20]))*30))*[Sheet2.E$2]" office:value-type="float" office:value="0.662" calcext:value-type="float">
            <text:p>0.662</text:p>
          </table:table-cell>
          <table:table-cell table:formula="of:=(RANDBETWEEN(100; 400) + RANDBETWEEN(0; ABS(IF([.$B20]&lt;26;[.$B20]; 52-[.$B20]))*30))*[Sheet2.F$2]" office:value-type="float" office:value="37.8" calcext:value-type="float">
            <text:p>37.8</text:p>
          </table:table-cell>
          <table:table-cell table:formula="of:=(RANDBETWEEN(100; 400) + RANDBETWEEN(0; ABS(IF([.$B20]&lt;26;[.$B20]; 52-[.$B20]))*30))*[Sheet2.G$2]" office:value-type="float" office:value="6.87" calcext:value-type="float">
            <text:p>6.87</text:p>
          </table:table-cell>
          <table:table-cell table:formula="of:=(RANDBETWEEN(100; 400) + RANDBETWEEN(0; ABS(IF([.$B20]&lt;26;[.$B20]; 52-[.$B20]))*30))*[Sheet2.H$2]" office:value-type="float" office:value="4.5" calcext:value-type="float">
            <text:p>4.5</text:p>
          </table:table-cell>
          <table:table-cell table:formula="of:=(RANDBETWEEN(100; 400) + RANDBETWEEN(0; ABS(IF([.$B20]&lt;26;[.$B20]; 52-[.$B20]))*30))*[Sheet2.I$2]"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21]&lt;26;[.$B21]; 52-[.$B21]))*30))*[Sheet2.D$2]" office:value-type="float" office:value="1074" calcext:value-type="float">
            <text:p>1074</text:p>
          </table:table-cell>
          <table:table-cell table:formula="of:=(RANDBETWEEN(100; 400) + RANDBETWEEN(0; ABS(IF([.$B21]&lt;26;[.$B21]; 52-[.$B21]))*30))*[Sheet2.E$2]" office:value-type="float" office:value="0.52" calcext:value-type="float">
            <text:p>0.52</text:p>
          </table:table-cell>
          <table:table-cell table:formula="of:=(RANDBETWEEN(100; 400) + RANDBETWEEN(0; ABS(IF([.$B21]&lt;26;[.$B21]; 52-[.$B21]))*30))*[Sheet2.F$2]" office:value-type="float" office:value="52.7" calcext:value-type="float">
            <text:p>52.7</text:p>
          </table:table-cell>
          <table:table-cell table:formula="of:=(RANDBETWEEN(100; 400) + RANDBETWEEN(0; ABS(IF([.$B21]&lt;26;[.$B21]; 52-[.$B21]))*30))*[Sheet2.G$2]" office:value-type="float" office:value="3.91" calcext:value-type="float">
            <text:p>3.91</text:p>
          </table:table-cell>
          <table:table-cell table:formula="of:=(RANDBETWEEN(100; 400) + RANDBETWEEN(0; ABS(IF([.$B21]&lt;26;[.$B21]; 52-[.$B21]))*30))*[Sheet2.H$2]" office:value-type="float" office:value="4.08" calcext:value-type="float">
            <text:p>4.08</text:p>
          </table:table-cell>
          <table:table-cell table:formula="of:=(RANDBETWEEN(100; 400) + RANDBETWEEN(0; ABS(IF([.$B21]&lt;26;[.$B21]; 52-[.$B21]))*30))*[Sheet2.I$2]"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NDBETWEEN(0; 65) + IF(RAND()&gt;0.95; 100; 0)" office:value-type="float" office:value="23" calcext:value-type="float">
            <text:p>23</text:p>
          </table:table-cell>
          <table:table-cell table:formula="of:=(RANDBETWEEN(100; 400) + RANDBETWEEN(0; ABS(IF([.$B22]&lt;26;[.$B22]; 52-[.$B22]))*30))*[Sheet2.D$2]" office:value-type="float" office:value="1484" calcext:value-type="float">
            <text:p>1484</text:p>
          </table:table-cell>
          <table:table-cell table:formula="of:=(RANDBETWEEN(100; 400) + RANDBETWEEN(0; ABS(IF([.$B22]&lt;26;[.$B22]; 52-[.$B22]))*30))*[Sheet2.E$2]" office:value-type="float" office:value="0.163" calcext:value-type="float">
            <text:p>0.163</text:p>
          </table:table-cell>
          <table:table-cell table:formula="of:=(RANDBETWEEN(100; 400) + RANDBETWEEN(0; ABS(IF([.$B22]&lt;26;[.$B22]; 52-[.$B22]))*30))*[Sheet2.F$2]" office:value-type="float" office:value="54.4" calcext:value-type="float">
            <text:p>54.4</text:p>
          </table:table-cell>
          <table:table-cell table:formula="of:=(RANDBETWEEN(100; 400) + RANDBETWEEN(0; ABS(IF([.$B22]&lt;26;[.$B22]; 52-[.$B22]))*30))*[Sheet2.G$2]" office:value-type="float" office:value="7.15" calcext:value-type="float">
            <text:p>7.15</text:p>
          </table:table-cell>
          <table:table-cell table:formula="of:=(RANDBETWEEN(100; 400) + RANDBETWEEN(0; ABS(IF([.$B22]&lt;26;[.$B22]; 52-[.$B22]))*30))*[Sheet2.H$2]" office:value-type="float" office:value="3.49" calcext:value-type="float">
            <text:p>3.49</text:p>
          </table:table-cell>
          <table:table-cell table:formula="of:=(RANDBETWEEN(100; 400) + RANDBETWEEN(0; ABS(IF([.$B22]&lt;26;[.$B22]; 52-[.$B22]))*30))*[Sheet2.I$2]"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NDBETWEEN(0; 65) + IF(RAND()&gt;0.95; 100; 0)" office:value-type="float" office:value="25" calcext:value-type="float">
            <text:p>25</text:p>
          </table:table-cell>
          <table:table-cell table:formula="of:=(RANDBETWEEN(100; 400) + RANDBETWEEN(0; ABS(IF([.$B23]&lt;26;[.$B23]; 52-[.$B23]))*30))*[Sheet2.D$2]" office:value-type="float" office:value="864" calcext:value-type="float">
            <text:p>864</text:p>
          </table:table-cell>
          <table:table-cell table:formula="of:=(RANDBETWEEN(100; 400) + RANDBETWEEN(0; ABS(IF([.$B23]&lt;26;[.$B23]; 52-[.$B23]))*30))*[Sheet2.E$2]" office:value-type="float" office:value="0.398" calcext:value-type="float">
            <text:p>0.398</text:p>
          </table:table-cell>
          <table:table-cell table:formula="of:=(RANDBETWEEN(100; 400) + RANDBETWEEN(0; ABS(IF([.$B23]&lt;26;[.$B23]; 52-[.$B23]))*30))*[Sheet2.F$2]" office:value-type="float" office:value="46.8" calcext:value-type="float">
            <text:p>46.8</text:p>
          </table:table-cell>
          <table:table-cell table:formula="of:=(RANDBETWEEN(100; 400) + RANDBETWEEN(0; ABS(IF([.$B23]&lt;26;[.$B23]; 52-[.$B23]))*30))*[Sheet2.G$2]" office:value-type="float" office:value="6.47" calcext:value-type="float">
            <text:p>6.47</text:p>
          </table:table-cell>
          <table:table-cell table:formula="of:=(RANDBETWEEN(100; 400) + RANDBETWEEN(0; ABS(IF([.$B23]&lt;26;[.$B23]; 52-[.$B23]))*30))*[Sheet2.H$2]" office:value-type="float" office:value="9.49" calcext:value-type="float">
            <text:p>9.49</text:p>
          </table:table-cell>
          <table:table-cell table:formula="of:=(RANDBETWEEN(100; 400) + RANDBETWEEN(0; ABS(IF([.$B23]&lt;26;[.$B23]; 52-[.$B23]))*30))*[Sheet2.I$2]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24]&lt;26;[.$B24]; 52-[.$B24]))*30))*[Sheet2.D$2]" office:value-type="float" office:value="464" calcext:value-type="float">
            <text:p>464</text:p>
          </table:table-cell>
          <table:table-cell table:formula="of:=(RANDBETWEEN(100; 400) + RANDBETWEEN(0; ABS(IF([.$B24]&lt;26;[.$B24]; 52-[.$B24]))*30))*[Sheet2.E$2]" office:value-type="float" office:value="0.751" calcext:value-type="float">
            <text:p>0.751</text:p>
          </table:table-cell>
          <table:table-cell table:formula="of:=(RANDBETWEEN(100; 400) + RANDBETWEEN(0; ABS(IF([.$B24]&lt;26;[.$B24]; 52-[.$B24]))*30))*[Sheet2.F$2]" office:value-type="float" office:value="63.9" calcext:value-type="float">
            <text:p>63.9</text:p>
          </table:table-cell>
          <table:table-cell table:formula="of:=(RANDBETWEEN(100; 400) + RANDBETWEEN(0; ABS(IF([.$B24]&lt;26;[.$B24]; 52-[.$B24]))*30))*[Sheet2.G$2]" office:value-type="float" office:value="8.28" calcext:value-type="float">
            <text:p>8.28</text:p>
          </table:table-cell>
          <table:table-cell table:formula="of:=(RANDBETWEEN(100; 400) + RANDBETWEEN(0; ABS(IF([.$B24]&lt;26;[.$B24]; 52-[.$B24]))*30))*[Sheet2.H$2]" office:value-type="float" office:value="7.97" calcext:value-type="float">
            <text:p>7.97</text:p>
          </table:table-cell>
          <table:table-cell table:formula="of:=(RANDBETWEEN(100; 400) + RANDBETWEEN(0; ABS(IF([.$B24]&lt;26;[.$B24]; 52-[.$B24]))*30))*[Sheet2.I$2]" office:value-type="float" office:value="744" calcext:value-type="float">
            <text:p>74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NDBETWEEN(0; 65) + IF(RAND()&gt;0.95; 100; 0)" office:value-type="float" office:value="32" calcext:value-type="float">
            <text:p>32</text:p>
          </table:table-cell>
          <table:table-cell table:formula="of:=(RANDBETWEEN(100; 400) + RANDBETWEEN(0; ABS(IF([.$B25]&lt;26;[.$B25]; 52-[.$B25]))*30))*[Sheet2.D$2]" office:value-type="float" office:value="1036" calcext:value-type="float">
            <text:p>1036</text:p>
          </table:table-cell>
          <table:table-cell table:formula="of:=(RANDBETWEEN(100; 400) + RANDBETWEEN(0; ABS(IF([.$B25]&lt;26;[.$B25]; 52-[.$B25]))*30))*[Sheet2.E$2]" office:value-type="float" office:value="0.64" calcext:value-type="float">
            <text:p>0.64</text:p>
          </table:table-cell>
          <table:table-cell table:formula="of:=(RANDBETWEEN(100; 400) + RANDBETWEEN(0; ABS(IF([.$B25]&lt;26;[.$B25]; 52-[.$B25]))*30))*[Sheet2.F$2]" office:value-type="float" office:value="53.6" calcext:value-type="float">
            <text:p>53.6</text:p>
          </table:table-cell>
          <table:table-cell table:formula="of:=(RANDBETWEEN(100; 400) + RANDBETWEEN(0; ABS(IF([.$B25]&lt;26;[.$B25]; 52-[.$B25]))*30))*[Sheet2.G$2]" office:value-type="float" office:value="4.42" calcext:value-type="float">
            <text:p>4.42</text:p>
          </table:table-cell>
          <table:table-cell table:formula="of:=(RANDBETWEEN(100; 400) + RANDBETWEEN(0; ABS(IF([.$B25]&lt;26;[.$B25]; 52-[.$B25]))*30))*[Sheet2.H$2]" office:value-type="float" office:value="1.53" calcext:value-type="float">
            <text:p>1.53</text:p>
          </table:table-cell>
          <table:table-cell table:formula="of:=(RANDBETWEEN(100; 400) + RANDBETWEEN(0; ABS(IF([.$B25]&lt;26;[.$B25]; 52-[.$B25]))*30))*[Sheet2.I$2]"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NDBETWEEN(0; 65) + IF(RAND()&gt;0.95; 100; 0)" office:value-type="float" office:value="41" calcext:value-type="float">
            <text:p>41</text:p>
          </table:table-cell>
          <table:table-cell table:formula="of:=(RANDBETWEEN(100; 400) + RANDBETWEEN(0; ABS(IF([.$B26]&lt;26;[.$B26]; 52-[.$B26]))*30))*[Sheet2.D$2]" office:value-type="float" office:value="962" calcext:value-type="float">
            <text:p>962</text:p>
          </table:table-cell>
          <table:table-cell table:formula="of:=(RANDBETWEEN(100; 400) + RANDBETWEEN(0; ABS(IF([.$B26]&lt;26;[.$B26]; 52-[.$B26]))*30))*[Sheet2.E$2]" office:value-type="float" office:value="0.601" calcext:value-type="float">
            <text:p>0.601</text:p>
          </table:table-cell>
          <table:table-cell table:formula="of:=(RANDBETWEEN(100; 400) + RANDBETWEEN(0; ABS(IF([.$B26]&lt;26;[.$B26]; 52-[.$B26]))*30))*[Sheet2.F$2]" office:value-type="float" office:value="59.3" calcext:value-type="float">
            <text:p>59.3</text:p>
          </table:table-cell>
          <table:table-cell table:formula="of:=(RANDBETWEEN(100; 400) + RANDBETWEEN(0; ABS(IF([.$B26]&lt;26;[.$B26]; 52-[.$B26]))*30))*[Sheet2.G$2]" office:value-type="float" office:value="2.83" calcext:value-type="float">
            <text:p>2.83</text:p>
          </table:table-cell>
          <table:table-cell table:formula="of:=(RANDBETWEEN(100; 400) + RANDBETWEEN(0; ABS(IF([.$B26]&lt;26;[.$B26]; 52-[.$B26]))*30))*[Sheet2.H$2]" office:value-type="float" office:value="3.02" calcext:value-type="float">
            <text:p>3.02</text:p>
          </table:table-cell>
          <table:table-cell table:formula="of:=(RANDBETWEEN(100; 400) + RANDBETWEEN(0; ABS(IF([.$B26]&lt;26;[.$B26]; 52-[.$B26]))*30))*[Sheet2.I$2]"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NDBETWEEN(0; 65) + IF(RAND()&gt;0.95; 100; 0)" office:value-type="float" office:value="100" calcext:value-type="float">
            <text:p>100</text:p>
          </table:table-cell>
          <table:table-cell table:formula="of:=(RANDBETWEEN(100; 400) + RANDBETWEEN(0; ABS(IF([.$B27]&lt;26;[.$B27]; 52-[.$B27]))*30))*[Sheet2.D$2]" office:value-type="float" office:value="1402" calcext:value-type="float">
            <text:p>1402</text:p>
          </table:table-cell>
          <table:table-cell table:formula="of:=(RANDBETWEEN(100; 400) + RANDBETWEEN(0; ABS(IF([.$B27]&lt;26;[.$B27]; 52-[.$B27]))*30))*[Sheet2.E$2]" office:value-type="float" office:value="0.619" calcext:value-type="float">
            <text:p>0.619</text:p>
          </table:table-cell>
          <table:table-cell table:formula="of:=(RANDBETWEEN(100; 400) + RANDBETWEEN(0; ABS(IF([.$B27]&lt;26;[.$B27]; 52-[.$B27]))*30))*[Sheet2.F$2]" office:value-type="float" office:value="84.6" calcext:value-type="float">
            <text:p>84.6</text:p>
          </table:table-cell>
          <table:table-cell table:formula="of:=(RANDBETWEEN(100; 400) + RANDBETWEEN(0; ABS(IF([.$B27]&lt;26;[.$B27]; 52-[.$B27]))*30))*[Sheet2.G$2]" office:value-type="float" office:value="6.81" calcext:value-type="float">
            <text:p>6.81</text:p>
          </table:table-cell>
          <table:table-cell table:formula="of:=(RANDBETWEEN(100; 400) + RANDBETWEEN(0; ABS(IF([.$B27]&lt;26;[.$B27]; 52-[.$B27]))*30))*[Sheet2.H$2]" office:value-type="float" office:value="6.23" calcext:value-type="float">
            <text:p>6.23</text:p>
          </table:table-cell>
          <table:table-cell table:formula="of:=(RANDBETWEEN(100; 400) + RANDBETWEEN(0; ABS(IF([.$B27]&lt;26;[.$B27]; 52-[.$B27]))*30))*[Sheet2.I$2]"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28]&lt;26;[.$B28]; 52-[.$B28]))*30))*[Sheet2.D$2]" office:value-type="float" office:value="1400" calcext:value-type="float">
            <text:p>1400</text:p>
          </table:table-cell>
          <table:table-cell table:formula="of:=(RANDBETWEEN(100; 400) + RANDBETWEEN(0; ABS(IF([.$B28]&lt;26;[.$B28]; 52-[.$B28]))*30))*[Sheet2.E$2]" office:value-type="float" office:value="0.528" calcext:value-type="float">
            <text:p>0.528</text:p>
          </table:table-cell>
          <table:table-cell table:formula="of:=(RANDBETWEEN(100; 400) + RANDBETWEEN(0; ABS(IF([.$B28]&lt;26;[.$B28]; 52-[.$B28]))*30))*[Sheet2.F$2]" office:value-type="float" office:value="100.1" calcext:value-type="float">
            <text:p>100.1</text:p>
          </table:table-cell>
          <table:table-cell table:formula="of:=(RANDBETWEEN(100; 400) + RANDBETWEEN(0; ABS(IF([.$B28]&lt;26;[.$B28]; 52-[.$B28]))*30))*[Sheet2.G$2]" office:value-type="float" office:value="4.17" calcext:value-type="float">
            <text:p>4.17</text:p>
          </table:table-cell>
          <table:table-cell table:formula="of:=(RANDBETWEEN(100; 400) + RANDBETWEEN(0; ABS(IF([.$B28]&lt;26;[.$B28]; 52-[.$B28]))*30))*[Sheet2.H$2]" office:value-type="float" office:value="5.93" calcext:value-type="float">
            <text:p>5.93</text:p>
          </table:table-cell>
          <table:table-cell table:formula="of:=(RANDBETWEEN(100; 400) + RANDBETWEEN(0; ABS(IF([.$B28]&lt;26;[.$B28]; 52-[.$B28]))*30))*[Sheet2.I$2]" office:value-type="float" office:value="878" calcext:value-type="float">
            <text:p>87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NDBETWEEN(0; 65) + IF(RAND()&gt;0.95; 100; 0)" office:value-type="float" office:value="14" calcext:value-type="float">
            <text:p>14</text:p>
          </table:table-cell>
          <table:table-cell table:formula="of:=(RANDBETWEEN(100; 400) + RANDBETWEEN(0; ABS(IF([.$B29]&lt;26;[.$B29]; 52-[.$B29]))*30))*[Sheet2.D$2]" office:value-type="float" office:value="1024" calcext:value-type="float">
            <text:p>1024</text:p>
          </table:table-cell>
          <table:table-cell table:formula="of:=(RANDBETWEEN(100; 400) + RANDBETWEEN(0; ABS(IF([.$B29]&lt;26;[.$B29]; 52-[.$B29]))*30))*[Sheet2.E$2]" office:value-type="float" office:value="0.266" calcext:value-type="float">
            <text:p>0.266</text:p>
          </table:table-cell>
          <table:table-cell table:formula="of:=(RANDBETWEEN(100; 400) + RANDBETWEEN(0; ABS(IF([.$B29]&lt;26;[.$B29]; 52-[.$B29]))*30))*[Sheet2.F$2]" office:value-type="float" office:value="71" calcext:value-type="float">
            <text:p>71</text:p>
          </table:table-cell>
          <table:table-cell table:formula="of:=(RANDBETWEEN(100; 400) + RANDBETWEEN(0; ABS(IF([.$B29]&lt;26;[.$B29]; 52-[.$B29]))*30))*[Sheet2.G$2]" office:value-type="float" office:value="6.24" calcext:value-type="float">
            <text:p>6.24</text:p>
          </table:table-cell>
          <table:table-cell table:formula="of:=(RANDBETWEEN(100; 400) + RANDBETWEEN(0; ABS(IF([.$B29]&lt;26;[.$B29]; 52-[.$B29]))*30))*[Sheet2.H$2]" office:value-type="float" office:value="6.24" calcext:value-type="float">
            <text:p>6.24</text:p>
          </table:table-cell>
          <table:table-cell table:formula="of:=(RANDBETWEEN(100; 400) + RANDBETWEEN(0; ABS(IF([.$B29]&lt;26;[.$B29]; 52-[.$B29]))*30))*[Sheet2.I$2]"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30]&lt;26;[.$B30]; 52-[.$B30]))*30))*[Sheet2.D$2]" office:value-type="float" office:value="398" calcext:value-type="float">
            <text:p>398</text:p>
          </table:table-cell>
          <table:table-cell table:formula="of:=(RANDBETWEEN(100; 400) + RANDBETWEEN(0; ABS(IF([.$B30]&lt;26;[.$B30]; 52-[.$B30]))*30))*[Sheet2.E$2]" office:value-type="float" office:value="0.797" calcext:value-type="float">
            <text:p>0.797</text:p>
          </table:table-cell>
          <table:table-cell table:formula="of:=(RANDBETWEEN(100; 400) + RANDBETWEEN(0; ABS(IF([.$B30]&lt;26;[.$B30]; 52-[.$B30]))*30))*[Sheet2.F$2]" office:value-type="float" office:value="69.8" calcext:value-type="float">
            <text:p>69.8</text:p>
          </table:table-cell>
          <table:table-cell table:formula="of:=(RANDBETWEEN(100; 400) + RANDBETWEEN(0; ABS(IF([.$B30]&lt;26;[.$B30]; 52-[.$B30]))*30))*[Sheet2.G$2]" office:value-type="float" office:value="7.51" calcext:value-type="float">
            <text:p>7.51</text:p>
          </table:table-cell>
          <table:table-cell table:formula="of:=(RANDBETWEEN(100; 400) + RANDBETWEEN(0; ABS(IF([.$B30]&lt;26;[.$B30]; 52-[.$B30]))*30))*[Sheet2.H$2]" office:value-type="float" office:value="7.88" calcext:value-type="float">
            <text:p>7.88</text:p>
          </table:table-cell>
          <table:table-cell table:formula="of:=(RANDBETWEEN(100; 400) + RANDBETWEEN(0; ABS(IF([.$B30]&lt;26;[.$B30]; 52-[.$B30]))*30))*[Sheet2.I$2]" office:value-type="float" office:value="974" calcext:value-type="float">
            <text:p>97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31]&lt;26;[.$B31]; 52-[.$B31]))*30))*[Sheet2.D$2]" office:value-type="float" office:value="556" calcext:value-type="float">
            <text:p>556</text:p>
          </table:table-cell>
          <table:table-cell table:formula="of:=(RANDBETWEEN(100; 400) + RANDBETWEEN(0; ABS(IF([.$B31]&lt;26;[.$B31]; 52-[.$B31]))*30))*[Sheet2.E$2]" office:value-type="float" office:value="0.276" calcext:value-type="float">
            <text:p>0.276</text:p>
          </table:table-cell>
          <table:table-cell table:formula="of:=(RANDBETWEEN(100; 400) + RANDBETWEEN(0; ABS(IF([.$B31]&lt;26;[.$B31]; 52-[.$B31]))*30))*[Sheet2.F$2]" office:value-type="float" office:value="28.6" calcext:value-type="float">
            <text:p>28.6</text:p>
          </table:table-cell>
          <table:table-cell table:formula="of:=(RANDBETWEEN(100; 400) + RANDBETWEEN(0; ABS(IF([.$B31]&lt;26;[.$B31]; 52-[.$B31]))*30))*[Sheet2.G$2]" office:value-type="float" office:value="10.05" calcext:value-type="float">
            <text:p>10.05</text:p>
          </table:table-cell>
          <table:table-cell table:formula="of:=(RANDBETWEEN(100; 400) + RANDBETWEEN(0; ABS(IF([.$B31]&lt;26;[.$B31]; 52-[.$B31]))*30))*[Sheet2.H$2]" office:value-type="float" office:value="5.67" calcext:value-type="float">
            <text:p>5.67</text:p>
          </table:table-cell>
          <table:table-cell table:formula="of:=(RANDBETWEEN(100; 400) + RANDBETWEEN(0; ABS(IF([.$B31]&lt;26;[.$B31]; 52-[.$B31]))*30))*[Sheet2.I$2]"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32]&lt;26;[.$B32]; 52-[.$B32]))*30))*[Sheet2.D$2]" office:value-type="float" office:value="1752" calcext:value-type="float">
            <text:p>1752</text:p>
          </table:table-cell>
          <table:table-cell table:formula="of:=(RANDBETWEEN(100; 400) + RANDBETWEEN(0; ABS(IF([.$B32]&lt;26;[.$B32]; 52-[.$B32]))*30))*[Sheet2.E$2]" office:value-type="float" office:value="0.249" calcext:value-type="float">
            <text:p>0.249</text:p>
          </table:table-cell>
          <table:table-cell table:formula="of:=(RANDBETWEEN(100; 400) + RANDBETWEEN(0; ABS(IF([.$B32]&lt;26;[.$B32]; 52-[.$B32]))*30))*[Sheet2.F$2]" office:value-type="float" office:value="60.4" calcext:value-type="float">
            <text:p>60.4</text:p>
          </table:table-cell>
          <table:table-cell table:formula="of:=(RANDBETWEEN(100; 400) + RANDBETWEEN(0; ABS(IF([.$B32]&lt;26;[.$B32]; 52-[.$B32]))*30))*[Sheet2.G$2]" office:value-type="float" office:value="2" calcext:value-type="float">
            <text:p>2</text:p>
          </table:table-cell>
          <table:table-cell table:formula="of:=(RANDBETWEEN(100; 400) + RANDBETWEEN(0; ABS(IF([.$B32]&lt;26;[.$B32]; 52-[.$B32]))*30))*[Sheet2.H$2]" office:value-type="float" office:value="4.76" calcext:value-type="float">
            <text:p>4.76</text:p>
          </table:table-cell>
          <table:table-cell table:formula="of:=(RANDBETWEEN(100; 400) + RANDBETWEEN(0; ABS(IF([.$B32]&lt;26;[.$B32]; 52-[.$B32]))*30))*[Sheet2.I$2]"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33]&lt;26;[.$B33]; 52-[.$B33]))*30))*[Sheet2.D$2]" office:value-type="float" office:value="1544" calcext:value-type="float">
            <text:p>1544</text:p>
          </table:table-cell>
          <table:table-cell table:formula="of:=(RANDBETWEEN(100; 400) + RANDBETWEEN(0; ABS(IF([.$B33]&lt;26;[.$B33]; 52-[.$B33]))*30))*[Sheet2.E$2]" office:value-type="float" office:value="0.55" calcext:value-type="float">
            <text:p>0.55</text:p>
          </table:table-cell>
          <table:table-cell table:formula="of:=(RANDBETWEEN(100; 400) + RANDBETWEEN(0; ABS(IF([.$B33]&lt;26;[.$B33]; 52-[.$B33]))*30))*[Sheet2.F$2]" office:value-type="float" office:value="26.5" calcext:value-type="float">
            <text:p>26.5</text:p>
          </table:table-cell>
          <table:table-cell table:formula="of:=(RANDBETWEEN(100; 400) + RANDBETWEEN(0; ABS(IF([.$B33]&lt;26;[.$B33]; 52-[.$B33]))*30))*[Sheet2.G$2]" office:value-type="float" office:value="7.72" calcext:value-type="float">
            <text:p>7.72</text:p>
          </table:table-cell>
          <table:table-cell table:formula="of:=(RANDBETWEEN(100; 400) + RANDBETWEEN(0; ABS(IF([.$B33]&lt;26;[.$B33]; 52-[.$B33]))*30))*[Sheet2.H$2]" office:value-type="float" office:value="3.47" calcext:value-type="float">
            <text:p>3.47</text:p>
          </table:table-cell>
          <table:table-cell table:formula="of:=(RANDBETWEEN(100; 400) + RANDBETWEEN(0; ABS(IF([.$B33]&lt;26;[.$B33]; 52-[.$B33]))*30))*[Sheet2.I$2]"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34]&lt;26;[.$B34]; 52-[.$B34]))*30))*[Sheet2.D$2]" office:value-type="float" office:value="1502" calcext:value-type="float">
            <text:p>1502</text:p>
          </table:table-cell>
          <table:table-cell table:formula="of:=(RANDBETWEEN(100; 400) + RANDBETWEEN(0; ABS(IF([.$B34]&lt;26;[.$B34]; 52-[.$B34]))*30))*[Sheet2.E$2]" office:value-type="float" office:value="0.677" calcext:value-type="float">
            <text:p>0.677</text:p>
          </table:table-cell>
          <table:table-cell table:formula="of:=(RANDBETWEEN(100; 400) + RANDBETWEEN(0; ABS(IF([.$B34]&lt;26;[.$B34]; 52-[.$B34]))*30))*[Sheet2.F$2]" office:value-type="float" office:value="35.4" calcext:value-type="float">
            <text:p>35.4</text:p>
          </table:table-cell>
          <table:table-cell table:formula="of:=(RANDBETWEEN(100; 400) + RANDBETWEEN(0; ABS(IF([.$B34]&lt;26;[.$B34]; 52-[.$B34]))*30))*[Sheet2.G$2]" office:value-type="float" office:value="3.94" calcext:value-type="float">
            <text:p>3.94</text:p>
          </table:table-cell>
          <table:table-cell table:formula="of:=(RANDBETWEEN(100; 400) + RANDBETWEEN(0; ABS(IF([.$B34]&lt;26;[.$B34]; 52-[.$B34]))*30))*[Sheet2.H$2]" office:value-type="float" office:value="8.25" calcext:value-type="float">
            <text:p>8.25</text:p>
          </table:table-cell>
          <table:table-cell table:formula="of:=(RANDBETWEEN(100; 400) + RANDBETWEEN(0; ABS(IF([.$B34]&lt;26;[.$B34]; 52-[.$B34]))*30))*[Sheet2.I$2]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ANDBETWEEN(0; 65) + IF(RAND()&gt;0.95; 100; 0)" office:value-type="float" office:value="64" calcext:value-type="float">
            <text:p>64</text:p>
          </table:table-cell>
          <table:table-cell table:formula="of:=(RANDBETWEEN(100; 400) + RANDBETWEEN(0; ABS(IF([.$B35]&lt;26;[.$B35]; 52-[.$B35]))*30))*[Sheet2.D$2]" office:value-type="float" office:value="1554" calcext:value-type="float">
            <text:p>1554</text:p>
          </table:table-cell>
          <table:table-cell table:formula="of:=(RANDBETWEEN(100; 400) + RANDBETWEEN(0; ABS(IF([.$B35]&lt;26;[.$B35]; 52-[.$B35]))*30))*[Sheet2.E$2]" office:value-type="float" office:value="0.448" calcext:value-type="float">
            <text:p>0.448</text:p>
          </table:table-cell>
          <table:table-cell table:formula="of:=(RANDBETWEEN(100; 400) + RANDBETWEEN(0; ABS(IF([.$B35]&lt;26;[.$B35]; 52-[.$B35]))*30))*[Sheet2.F$2]" office:value-type="float" office:value="49.9" calcext:value-type="float">
            <text:p>49.9</text:p>
          </table:table-cell>
          <table:table-cell table:formula="of:=(RANDBETWEEN(100; 400) + RANDBETWEEN(0; ABS(IF([.$B35]&lt;26;[.$B35]; 52-[.$B35]))*30))*[Sheet2.G$2]" office:value-type="float" office:value="7.32" calcext:value-type="float">
            <text:p>7.32</text:p>
          </table:table-cell>
          <table:table-cell table:formula="of:=(RANDBETWEEN(100; 400) + RANDBETWEEN(0; ABS(IF([.$B35]&lt;26;[.$B35]; 52-[.$B35]))*30))*[Sheet2.H$2]" office:value-type="float" office:value="7.47" calcext:value-type="float">
            <text:p>7.47</text:p>
          </table:table-cell>
          <table:table-cell table:formula="of:=(RANDBETWEEN(100; 400) + RANDBETWEEN(0; ABS(IF([.$B35]&lt;26;[.$B35]; 52-[.$B35]))*30))*[Sheet2.I$2]"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ANDBETWEEN(0; 65) + IF(RAND()&gt;0.95; 100; 0)" office:value-type="float" office:value="2" calcext:value-type="float">
            <text:p>2</text:p>
          </table:table-cell>
          <table:table-cell table:formula="of:=(RANDBETWEEN(100; 400) + RANDBETWEEN(0; ABS(IF([.$B36]&lt;26;[.$B36]; 52-[.$B36]))*30))*[Sheet2.D$2]" office:value-type="float" office:value="1196" calcext:value-type="float">
            <text:p>1196</text:p>
          </table:table-cell>
          <table:table-cell table:formula="of:=(RANDBETWEEN(100; 400) + RANDBETWEEN(0; ABS(IF([.$B36]&lt;26;[.$B36]; 52-[.$B36]))*30))*[Sheet2.E$2]" office:value-type="float" office:value="0.479" calcext:value-type="float">
            <text:p>0.479</text:p>
          </table:table-cell>
          <table:table-cell table:formula="of:=(RANDBETWEEN(100; 400) + RANDBETWEEN(0; ABS(IF([.$B36]&lt;26;[.$B36]; 52-[.$B36]))*30))*[Sheet2.F$2]" office:value-type="float" office:value="53.4" calcext:value-type="float">
            <text:p>53.4</text:p>
          </table:table-cell>
          <table:table-cell table:formula="of:=(RANDBETWEEN(100; 400) + RANDBETWEEN(0; ABS(IF([.$B36]&lt;26;[.$B36]; 52-[.$B36]))*30))*[Sheet2.G$2]" office:value-type="float" office:value="6.01" calcext:value-type="float">
            <text:p>6.01</text:p>
          </table:table-cell>
          <table:table-cell table:formula="of:=(RANDBETWEEN(100; 400) + RANDBETWEEN(0; ABS(IF([.$B36]&lt;26;[.$B36]; 52-[.$B36]))*30))*[Sheet2.H$2]" office:value-type="float" office:value="6.47" calcext:value-type="float">
            <text:p>6.47</text:p>
          </table:table-cell>
          <table:table-cell table:formula="of:=(RANDBETWEEN(100; 400) + RANDBETWEEN(0; ABS(IF([.$B36]&lt;26;[.$B36]; 52-[.$B36]))*30))*[Sheet2.I$2]"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37]&lt;26;[.$B37]; 52-[.$B37]))*30))*[Sheet2.D$2]" office:value-type="float" office:value="1384" calcext:value-type="float">
            <text:p>1384</text:p>
          </table:table-cell>
          <table:table-cell table:formula="of:=(RANDBETWEEN(100; 400) + RANDBETWEEN(0; ABS(IF([.$B37]&lt;26;[.$B37]; 52-[.$B37]))*30))*[Sheet2.E$2]" office:value-type="float" office:value="0.313" calcext:value-type="float">
            <text:p>0.313</text:p>
          </table:table-cell>
          <table:table-cell table:formula="of:=(RANDBETWEEN(100; 400) + RANDBETWEEN(0; ABS(IF([.$B37]&lt;26;[.$B37]; 52-[.$B37]))*30))*[Sheet2.F$2]" office:value-type="float" office:value="59.6" calcext:value-type="float">
            <text:p>59.6</text:p>
          </table:table-cell>
          <table:table-cell table:formula="of:=(RANDBETWEEN(100; 400) + RANDBETWEEN(0; ABS(IF([.$B37]&lt;26;[.$B37]; 52-[.$B37]))*30))*[Sheet2.G$2]" office:value-type="float" office:value="5.91" calcext:value-type="float">
            <text:p>5.91</text:p>
          </table:table-cell>
          <table:table-cell table:formula="of:=(RANDBETWEEN(100; 400) + RANDBETWEEN(0; ABS(IF([.$B37]&lt;26;[.$B37]; 52-[.$B37]))*30))*[Sheet2.H$2]" office:value-type="float" office:value="5.68" calcext:value-type="float">
            <text:p>5.68</text:p>
          </table:table-cell>
          <table:table-cell table:formula="of:=(RANDBETWEEN(100; 400) + RANDBETWEEN(0; ABS(IF([.$B37]&lt;26;[.$B37]; 52-[.$B37]))*30))*[Sheet2.I$2]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38]&lt;26;[.$B38]; 52-[.$B38]))*30))*[Sheet2.D$2]" office:value-type="float" office:value="610" calcext:value-type="float">
            <text:p>610</text:p>
          </table:table-cell>
          <table:table-cell table:formula="of:=(RANDBETWEEN(100; 400) + RANDBETWEEN(0; ABS(IF([.$B38]&lt;26;[.$B38]; 52-[.$B38]))*30))*[Sheet2.E$2]" office:value-type="float" office:value="0.291" calcext:value-type="float">
            <text:p>0.291</text:p>
          </table:table-cell>
          <table:table-cell table:formula="of:=(RANDBETWEEN(100; 400) + RANDBETWEEN(0; ABS(IF([.$B38]&lt;26;[.$B38]; 52-[.$B38]))*30))*[Sheet2.F$2]" office:value-type="float" office:value="53.1" calcext:value-type="float">
            <text:p>53.1</text:p>
          </table:table-cell>
          <table:table-cell table:formula="of:=(RANDBETWEEN(100; 400) + RANDBETWEEN(0; ABS(IF([.$B38]&lt;26;[.$B38]; 52-[.$B38]))*30))*[Sheet2.G$2]" office:value-type="float" office:value="4.78" calcext:value-type="float">
            <text:p>4.78</text:p>
          </table:table-cell>
          <table:table-cell table:formula="of:=(RANDBETWEEN(100; 400) + RANDBETWEEN(0; ABS(IF([.$B38]&lt;26;[.$B38]; 52-[.$B38]))*30))*[Sheet2.H$2]" office:value-type="float" office:value="6.63" calcext:value-type="float">
            <text:p>6.63</text:p>
          </table:table-cell>
          <table:table-cell table:formula="of:=(RANDBETWEEN(100; 400) + RANDBETWEEN(0; ABS(IF([.$B38]&lt;26;[.$B38]; 52-[.$B38]))*30))*[Sheet2.I$2]"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39]&lt;26;[.$B39]; 52-[.$B39]))*30))*[Sheet2.D$2]" office:value-type="float" office:value="986" calcext:value-type="float">
            <text:p>986</text:p>
          </table:table-cell>
          <table:table-cell table:formula="of:=(RANDBETWEEN(100; 400) + RANDBETWEEN(0; ABS(IF([.$B39]&lt;26;[.$B39]; 52-[.$B39]))*30))*[Sheet2.E$2]" office:value-type="float" office:value="0.626" calcext:value-type="float">
            <text:p>0.626</text:p>
          </table:table-cell>
          <table:table-cell table:formula="of:=(RANDBETWEEN(100; 400) + RANDBETWEEN(0; ABS(IF([.$B39]&lt;26;[.$B39]; 52-[.$B39]))*30))*[Sheet2.F$2]" office:value-type="float" office:value="20.5" calcext:value-type="float">
            <text:p>20.5</text:p>
          </table:table-cell>
          <table:table-cell table:formula="of:=(RANDBETWEEN(100; 400) + RANDBETWEEN(0; ABS(IF([.$B39]&lt;26;[.$B39]; 52-[.$B39]))*30))*[Sheet2.G$2]" office:value-type="float" office:value="4.42" calcext:value-type="float">
            <text:p>4.42</text:p>
          </table:table-cell>
          <table:table-cell table:formula="of:=(RANDBETWEEN(100; 400) + RANDBETWEEN(0; ABS(IF([.$B39]&lt;26;[.$B39]; 52-[.$B39]))*30))*[Sheet2.H$2]" office:value-type="float" office:value="5.9" calcext:value-type="float">
            <text:p>5.9</text:p>
          </table:table-cell>
          <table:table-cell table:formula="of:=(RANDBETWEEN(100; 400) + RANDBETWEEN(0; ABS(IF([.$B39]&lt;26;[.$B39]; 52-[.$B39]))*30))*[Sheet2.I$2]"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ANDBETWEEN(0; 65) + IF(RAND()&gt;0.95; 100; 0)" office:value-type="float" office:value="33" calcext:value-type="float">
            <text:p>33</text:p>
          </table:table-cell>
          <table:table-cell table:formula="of:=(RANDBETWEEN(100; 400) + RANDBETWEEN(0; ABS(IF([.$B40]&lt;26;[.$B40]; 52-[.$B40]))*30))*[Sheet2.D$2]" office:value-type="float" office:value="664" calcext:value-type="float">
            <text:p>664</text:p>
          </table:table-cell>
          <table:table-cell table:formula="of:=(RANDBETWEEN(100; 400) + RANDBETWEEN(0; ABS(IF([.$B40]&lt;26;[.$B40]; 52-[.$B40]))*30))*[Sheet2.E$2]" office:value-type="float" office:value="0.431" calcext:value-type="float">
            <text:p>0.431</text:p>
          </table:table-cell>
          <table:table-cell table:formula="of:=(RANDBETWEEN(100; 400) + RANDBETWEEN(0; ABS(IF([.$B40]&lt;26;[.$B40]; 52-[.$B40]))*30))*[Sheet2.F$2]" office:value-type="float" office:value="61.1" calcext:value-type="float">
            <text:p>61.1</text:p>
          </table:table-cell>
          <table:table-cell table:formula="of:=(RANDBETWEEN(100; 400) + RANDBETWEEN(0; ABS(IF([.$B40]&lt;26;[.$B40]; 52-[.$B40]))*30))*[Sheet2.G$2]" office:value-type="float" office:value="1.94" calcext:value-type="float">
            <text:p>1.94</text:p>
          </table:table-cell>
          <table:table-cell table:formula="of:=(RANDBETWEEN(100; 400) + RANDBETWEEN(0; ABS(IF([.$B40]&lt;26;[.$B40]; 52-[.$B40]))*30))*[Sheet2.H$2]" office:value-type="float" office:value="5.11" calcext:value-type="float">
            <text:p>5.11</text:p>
          </table:table-cell>
          <table:table-cell table:formula="of:=(RANDBETWEEN(100; 400) + RANDBETWEEN(0; ABS(IF([.$B40]&lt;26;[.$B40]; 52-[.$B40]))*30))*[Sheet2.I$2]"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ANDBETWEEN(0; 65) + IF(RAND()&gt;0.95; 100; 0)" office:value-type="float" office:value="8" calcext:value-type="float">
            <text:p>8</text:p>
          </table:table-cell>
          <table:table-cell table:formula="of:=(RANDBETWEEN(100; 400) + RANDBETWEEN(0; ABS(IF([.$B41]&lt;26;[.$B41]; 52-[.$B41]))*30))*[Sheet2.D$2]" office:value-type="float" office:value="922" calcext:value-type="float">
            <text:p>922</text:p>
          </table:table-cell>
          <table:table-cell table:formula="of:=(RANDBETWEEN(100; 400) + RANDBETWEEN(0; ABS(IF([.$B41]&lt;26;[.$B41]; 52-[.$B41]))*30))*[Sheet2.E$2]" office:value-type="float" office:value="0.236" calcext:value-type="float">
            <text:p>0.236</text:p>
          </table:table-cell>
          <table:table-cell table:formula="of:=(RANDBETWEEN(100; 400) + RANDBETWEEN(0; ABS(IF([.$B41]&lt;26;[.$B41]; 52-[.$B41]))*30))*[Sheet2.F$2]" office:value-type="float" office:value="39.5" calcext:value-type="float">
            <text:p>39.5</text:p>
          </table:table-cell>
          <table:table-cell table:formula="of:=(RANDBETWEEN(100; 400) + RANDBETWEEN(0; ABS(IF([.$B41]&lt;26;[.$B41]; 52-[.$B41]))*30))*[Sheet2.G$2]" office:value-type="float" office:value="4.01" calcext:value-type="float">
            <text:p>4.01</text:p>
          </table:table-cell>
          <table:table-cell table:formula="of:=(RANDBETWEEN(100; 400) + RANDBETWEEN(0; ABS(IF([.$B41]&lt;26;[.$B41]; 52-[.$B41]))*30))*[Sheet2.H$2]" office:value-type="float" office:value="4.35" calcext:value-type="float">
            <text:p>4.35</text:p>
          </table:table-cell>
          <table:table-cell table:formula="of:=(RANDBETWEEN(100; 400) + RANDBETWEEN(0; ABS(IF([.$B41]&lt;26;[.$B41]; 52-[.$B41]))*30))*[Sheet2.I$2]"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42]&lt;26;[.$B42]; 52-[.$B42]))*30))*[Sheet2.D$2]" office:value-type="float" office:value="638" calcext:value-type="float">
            <text:p>638</text:p>
          </table:table-cell>
          <table:table-cell table:formula="of:=(RANDBETWEEN(100; 400) + RANDBETWEEN(0; ABS(IF([.$B42]&lt;26;[.$B42]; 52-[.$B42]))*30))*[Sheet2.E$2]" office:value-type="float" office:value="0.565" calcext:value-type="float">
            <text:p>0.565</text:p>
          </table:table-cell>
          <table:table-cell table:formula="of:=(RANDBETWEEN(100; 400) + RANDBETWEEN(0; ABS(IF([.$B42]&lt;26;[.$B42]; 52-[.$B42]))*30))*[Sheet2.F$2]" office:value-type="float" office:value="23" calcext:value-type="float">
            <text:p>23</text:p>
          </table:table-cell>
          <table:table-cell table:formula="of:=(RANDBETWEEN(100; 400) + RANDBETWEEN(0; ABS(IF([.$B42]&lt;26;[.$B42]; 52-[.$B42]))*30))*[Sheet2.G$2]" office:value-type="float" office:value="3.05" calcext:value-type="float">
            <text:p>3.05</text:p>
          </table:table-cell>
          <table:table-cell table:formula="of:=(RANDBETWEEN(100; 400) + RANDBETWEEN(0; ABS(IF([.$B42]&lt;26;[.$B42]; 52-[.$B42]))*30))*[Sheet2.H$2]" office:value-type="float" office:value="4.33" calcext:value-type="float">
            <text:p>4.33</text:p>
          </table:table-cell>
          <table:table-cell table:formula="of:=(RANDBETWEEN(100; 400) + RANDBETWEEN(0; ABS(IF([.$B42]&lt;26;[.$B42]; 52-[.$B42]))*30))*[Sheet2.I$2]"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ANDBETWEEN(0; 65) + IF(RAND()&gt;0.95; 100; 0)" office:value-type="float" office:value="18" calcext:value-type="float">
            <text:p>18</text:p>
          </table:table-cell>
          <table:table-cell table:formula="of:=(RANDBETWEEN(100; 400) + RANDBETWEEN(0; ABS(IF([.$B43]&lt;26;[.$B43]; 52-[.$B43]))*30))*[Sheet2.D$2]" office:value-type="float" office:value="908" calcext:value-type="float">
            <text:p>908</text:p>
          </table:table-cell>
          <table:table-cell table:formula="of:=(RANDBETWEEN(100; 400) + RANDBETWEEN(0; ABS(IF([.$B43]&lt;26;[.$B43]; 52-[.$B43]))*30))*[Sheet2.E$2]" office:value-type="float" office:value="0.35" calcext:value-type="float">
            <text:p>0.35</text:p>
          </table:table-cell>
          <table:table-cell table:formula="of:=(RANDBETWEEN(100; 400) + RANDBETWEEN(0; ABS(IF([.$B43]&lt;26;[.$B43]; 52-[.$B43]))*30))*[Sheet2.F$2]" office:value-type="float" office:value="12.7" calcext:value-type="float">
            <text:p>12.7</text:p>
          </table:table-cell>
          <table:table-cell table:formula="of:=(RANDBETWEEN(100; 400) + RANDBETWEEN(0; ABS(IF([.$B43]&lt;26;[.$B43]; 52-[.$B43]))*30))*[Sheet2.G$2]" office:value-type="float" office:value="3.69" calcext:value-type="float">
            <text:p>3.69</text:p>
          </table:table-cell>
          <table:table-cell table:formula="of:=(RANDBETWEEN(100; 400) + RANDBETWEEN(0; ABS(IF([.$B43]&lt;26;[.$B43]; 52-[.$B43]))*30))*[Sheet2.H$2]" office:value-type="float" office:value="3.72" calcext:value-type="float">
            <text:p>3.72</text:p>
          </table:table-cell>
          <table:table-cell table:formula="of:=(RANDBETWEEN(100; 400) + RANDBETWEEN(0; ABS(IF([.$B43]&lt;26;[.$B43]; 52-[.$B43]))*30))*[Sheet2.I$2]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ANDBETWEEN(0; 65) + IF(RAND()&gt;0.95; 100; 0)" office:value-type="float" office:value="27" calcext:value-type="float">
            <text:p>27</text:p>
          </table:table-cell>
          <table:table-cell table:formula="of:=(RANDBETWEEN(100; 400) + RANDBETWEEN(0; ABS(IF([.$B44]&lt;26;[.$B44]; 52-[.$B44]))*30))*[Sheet2.D$2]" office:value-type="float" office:value="1184" calcext:value-type="float">
            <text:p>1184</text:p>
          </table:table-cell>
          <table:table-cell table:formula="of:=(RANDBETWEEN(100; 400) + RANDBETWEEN(0; ABS(IF([.$B44]&lt;26;[.$B44]; 52-[.$B44]))*30))*[Sheet2.E$2]" office:value-type="float" office:value="0.319" calcext:value-type="float">
            <text:p>0.319</text:p>
          </table:table-cell>
          <table:table-cell table:formula="of:=(RANDBETWEEN(100; 400) + RANDBETWEEN(0; ABS(IF([.$B44]&lt;26;[.$B44]; 52-[.$B44]))*30))*[Sheet2.F$2]" office:value-type="float" office:value="34.9" calcext:value-type="float">
            <text:p>34.9</text:p>
          </table:table-cell>
          <table:table-cell table:formula="of:=(RANDBETWEEN(100; 400) + RANDBETWEEN(0; ABS(IF([.$B44]&lt;26;[.$B44]; 52-[.$B44]))*30))*[Sheet2.G$2]" office:value-type="float" office:value="3.98" calcext:value-type="float">
            <text:p>3.98</text:p>
          </table:table-cell>
          <table:table-cell table:formula="of:=(RANDBETWEEN(100; 400) + RANDBETWEEN(0; ABS(IF([.$B44]&lt;26;[.$B44]; 52-[.$B44]))*30))*[Sheet2.H$2]" office:value-type="float" office:value="3.82" calcext:value-type="float">
            <text:p>3.82</text:p>
          </table:table-cell>
          <table:table-cell table:formula="of:=(RANDBETWEEN(100; 400) + RANDBETWEEN(0; ABS(IF([.$B44]&lt;26;[.$B44]; 52-[.$B44]))*30))*[Sheet2.I$2]"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ANDBETWEEN(0; 65) + IF(RAND()&gt;0.95; 100; 0)" office:value-type="float" office:value="135" calcext:value-type="float">
            <text:p>135</text:p>
          </table:table-cell>
          <table:table-cell table:formula="of:=(RANDBETWEEN(100; 400) + RANDBETWEEN(0; ABS(IF([.$B45]&lt;26;[.$B45]; 52-[.$B45]))*30))*[Sheet2.D$2]" office:value-type="float" office:value="676" calcext:value-type="float">
            <text:p>676</text:p>
          </table:table-cell>
          <table:table-cell table:formula="of:=(RANDBETWEEN(100; 400) + RANDBETWEEN(0; ABS(IF([.$B45]&lt;26;[.$B45]; 52-[.$B45]))*30))*[Sheet2.E$2]" office:value-type="float" office:value="0.374" calcext:value-type="float">
            <text:p>0.374</text:p>
          </table:table-cell>
          <table:table-cell table:formula="of:=(RANDBETWEEN(100; 400) + RANDBETWEEN(0; ABS(IF([.$B45]&lt;26;[.$B45]; 52-[.$B45]))*30))*[Sheet2.F$2]" office:value-type="float" office:value="41" calcext:value-type="float">
            <text:p>41</text:p>
          </table:table-cell>
          <table:table-cell table:formula="of:=(RANDBETWEEN(100; 400) + RANDBETWEEN(0; ABS(IF([.$B45]&lt;26;[.$B45]; 52-[.$B45]))*30))*[Sheet2.G$2]" office:value-type="float" office:value="2.76" calcext:value-type="float">
            <text:p>2.76</text:p>
          </table:table-cell>
          <table:table-cell table:formula="of:=(RANDBETWEEN(100; 400) + RANDBETWEEN(0; ABS(IF([.$B45]&lt;26;[.$B45]; 52-[.$B45]))*30))*[Sheet2.H$2]" office:value-type="float" office:value="4.86" calcext:value-type="float">
            <text:p>4.86</text:p>
          </table:table-cell>
          <table:table-cell table:formula="of:=(RANDBETWEEN(100; 400) + RANDBETWEEN(0; ABS(IF([.$B45]&lt;26;[.$B45]; 52-[.$B45]))*30))*[Sheet2.I$2]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46]&lt;26;[.$B46]; 52-[.$B46]))*30))*[Sheet2.D$2]" office:value-type="float" office:value="528" calcext:value-type="float">
            <text:p>528</text:p>
          </table:table-cell>
          <table:table-cell table:formula="of:=(RANDBETWEEN(100; 400) + RANDBETWEEN(0; ABS(IF([.$B46]&lt;26;[.$B46]; 52-[.$B46]))*30))*[Sheet2.E$2]" office:value-type="float" office:value="0.44" calcext:value-type="float">
            <text:p>0.44</text:p>
          </table:table-cell>
          <table:table-cell table:formula="of:=(RANDBETWEEN(100; 400) + RANDBETWEEN(0; ABS(IF([.$B46]&lt;26;[.$B46]; 52-[.$B46]))*30))*[Sheet2.F$2]" office:value-type="float" office:value="23.1" calcext:value-type="float">
            <text:p>23.1</text:p>
          </table:table-cell>
          <table:table-cell table:formula="of:=(RANDBETWEEN(100; 400) + RANDBETWEEN(0; ABS(IF([.$B46]&lt;26;[.$B46]; 52-[.$B46]))*30))*[Sheet2.G$2]" office:value-type="float" office:value="2.1" calcext:value-type="float">
            <text:p>2.1</text:p>
          </table:table-cell>
          <table:table-cell table:formula="of:=(RANDBETWEEN(100; 400) + RANDBETWEEN(0; ABS(IF([.$B46]&lt;26;[.$B46]; 52-[.$B46]))*30))*[Sheet2.H$2]" office:value-type="float" office:value="4.24" calcext:value-type="float">
            <text:p>4.24</text:p>
          </table:table-cell>
          <table:table-cell table:formula="of:=(RANDBETWEEN(100; 400) + RANDBETWEEN(0; ABS(IF([.$B46]&lt;26;[.$B46]; 52-[.$B46]))*30))*[Sheet2.I$2]"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NDBETWEEN(0; 65) + IF(RAND()&gt;0.95; 100; 0)" office:value-type="float" office:value="56" calcext:value-type="float">
            <text:p>56</text:p>
          </table:table-cell>
          <table:table-cell table:formula="of:=(RANDBETWEEN(100; 400) + RANDBETWEEN(0; ABS(IF([.$B47]&lt;26;[.$B47]; 52-[.$B47]))*30))*[Sheet2.D$2]" office:value-type="float" office:value="936" calcext:value-type="float">
            <text:p>936</text:p>
          </table:table-cell>
          <table:table-cell table:formula="of:=(RANDBETWEEN(100; 400) + RANDBETWEEN(0; ABS(IF([.$B47]&lt;26;[.$B47]; 52-[.$B47]))*30))*[Sheet2.E$2]" office:value-type="float" office:value="0.468" calcext:value-type="float">
            <text:p>0.468</text:p>
          </table:table-cell>
          <table:table-cell table:formula="of:=(RANDBETWEEN(100; 400) + RANDBETWEEN(0; ABS(IF([.$B47]&lt;26;[.$B47]; 52-[.$B47]))*30))*[Sheet2.F$2]" office:value-type="float" office:value="48.1" calcext:value-type="float">
            <text:p>48.1</text:p>
          </table:table-cell>
          <table:table-cell table:formula="of:=(RANDBETWEEN(100; 400) + RANDBETWEEN(0; ABS(IF([.$B47]&lt;26;[.$B47]; 52-[.$B47]))*30))*[Sheet2.G$2]" office:value-type="float" office:value="2.39" calcext:value-type="float">
            <text:p>2.39</text:p>
          </table:table-cell>
          <table:table-cell table:formula="of:=(RANDBETWEEN(100; 400) + RANDBETWEEN(0; ABS(IF([.$B47]&lt;26;[.$B47]; 52-[.$B47]))*30))*[Sheet2.H$2]" office:value-type="float" office:value="3.96" calcext:value-type="float">
            <text:p>3.96</text:p>
          </table:table-cell>
          <table:table-cell table:formula="of:=(RANDBETWEEN(100; 400) + RANDBETWEEN(0; ABS(IF([.$B47]&lt;26;[.$B47]; 52-[.$B47]))*30))*[Sheet2.I$2]" office:value-type="float" office:value="592" calcext:value-type="float">
            <text:p>59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ANDBETWEEN(0; 65) + IF(RAND()&gt;0.95; 100; 0)" office:value-type="float" office:value="53" calcext:value-type="float">
            <text:p>53</text:p>
          </table:table-cell>
          <table:table-cell table:formula="of:=(RANDBETWEEN(100; 400) + RANDBETWEEN(0; ABS(IF([.$B48]&lt;26;[.$B48]; 52-[.$B48]))*30))*[Sheet2.D$2]" office:value-type="float" office:value="628" calcext:value-type="float">
            <text:p>628</text:p>
          </table:table-cell>
          <table:table-cell table:formula="of:=(RANDBETWEEN(100; 400) + RANDBETWEEN(0; ABS(IF([.$B48]&lt;26;[.$B48]; 52-[.$B48]))*30))*[Sheet2.E$2]" office:value-type="float" office:value="0.459" calcext:value-type="float">
            <text:p>0.459</text:p>
          </table:table-cell>
          <table:table-cell table:formula="of:=(RANDBETWEEN(100; 400) + RANDBETWEEN(0; ABS(IF([.$B48]&lt;26;[.$B48]; 52-[.$B48]))*30))*[Sheet2.F$2]" office:value-type="float" office:value="41.3" calcext:value-type="float">
            <text:p>41.3</text:p>
          </table:table-cell>
          <table:table-cell table:formula="of:=(RANDBETWEEN(100; 400) + RANDBETWEEN(0; ABS(IF([.$B48]&lt;26;[.$B48]; 52-[.$B48]))*30))*[Sheet2.G$2]" office:value-type="float" office:value="2.24" calcext:value-type="float">
            <text:p>2.24</text:p>
          </table:table-cell>
          <table:table-cell table:formula="of:=(RANDBETWEEN(100; 400) + RANDBETWEEN(0; ABS(IF([.$B48]&lt;26;[.$B48]; 52-[.$B48]))*30))*[Sheet2.H$2]" office:value-type="float" office:value="4.6" calcext:value-type="float">
            <text:p>4.6</text:p>
          </table:table-cell>
          <table:table-cell table:formula="of:=(RANDBETWEEN(100; 400) + RANDBETWEEN(0; ABS(IF([.$B48]&lt;26;[.$B48]; 52-[.$B48]))*30))*[Sheet2.I$2]" office:value-type="float" office:value="433" calcext:value-type="float">
            <text:p>43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49]&lt;26;[.$B49]; 52-[.$B49]))*30))*[Sheet2.D$2]" office:value-type="float" office:value="626" calcext:value-type="float">
            <text:p>626</text:p>
          </table:table-cell>
          <table:table-cell table:formula="of:=(RANDBETWEEN(100; 400) + RANDBETWEEN(0; ABS(IF([.$B49]&lt;26;[.$B49]; 52-[.$B49]))*30))*[Sheet2.E$2]" office:value-type="float" office:value="0.232" calcext:value-type="float">
            <text:p>0.232</text:p>
          </table:table-cell>
          <table:table-cell table:formula="of:=(RANDBETWEEN(100; 400) + RANDBETWEEN(0; ABS(IF([.$B49]&lt;26;[.$B49]; 52-[.$B49]))*30))*[Sheet2.F$2]" office:value-type="float" office:value="18.4" calcext:value-type="float">
            <text:p>18.4</text:p>
          </table:table-cell>
          <table:table-cell table:formula="of:=(RANDBETWEEN(100; 400) + RANDBETWEEN(0; ABS(IF([.$B49]&lt;26;[.$B49]; 52-[.$B49]))*30))*[Sheet2.G$2]" office:value-type="float" office:value="3.11" calcext:value-type="float">
            <text:p>3.11</text:p>
          </table:table-cell>
          <table:table-cell table:formula="of:=(RANDBETWEEN(100; 400) + RANDBETWEEN(0; ABS(IF([.$B49]&lt;26;[.$B49]; 52-[.$B49]))*30))*[Sheet2.H$2]" office:value-type="float" office:value="2.65" calcext:value-type="float">
            <text:p>2.65</text:p>
          </table:table-cell>
          <table:table-cell table:formula="of:=(RANDBETWEEN(100; 400) + RANDBETWEEN(0; ABS(IF([.$B49]&lt;26;[.$B49]; 52-[.$B49]))*30))*[Sheet2.I$2]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50]&lt;26;[.$B50]; 52-[.$B50]))*30))*[Sheet2.D$2]" office:value-type="float" office:value="952" calcext:value-type="float">
            <text:p>952</text:p>
          </table:table-cell>
          <table:table-cell table:formula="of:=(RANDBETWEEN(100; 400) + RANDBETWEEN(0; ABS(IF([.$B50]&lt;26;[.$B50]; 52-[.$B50]))*30))*[Sheet2.E$2]" office:value-type="float" office:value="0.193" calcext:value-type="float">
            <text:p>0.193</text:p>
          </table:table-cell>
          <table:table-cell table:formula="of:=(RANDBETWEEN(100; 400) + RANDBETWEEN(0; ABS(IF([.$B50]&lt;26;[.$B50]; 52-[.$B50]))*30))*[Sheet2.F$2]" office:value-type="float" office:value="38.3" calcext:value-type="float">
            <text:p>38.3</text:p>
          </table:table-cell>
          <table:table-cell table:formula="of:=(RANDBETWEEN(100; 400) + RANDBETWEEN(0; ABS(IF([.$B50]&lt;26;[.$B50]; 52-[.$B50]))*30))*[Sheet2.G$2]" office:value-type="float" office:value="4.07" calcext:value-type="float">
            <text:p>4.07</text:p>
          </table:table-cell>
          <table:table-cell table:formula="of:=(RANDBETWEEN(100; 400) + RANDBETWEEN(0; ABS(IF([.$B50]&lt;26;[.$B50]; 52-[.$B50]))*30))*[Sheet2.H$2]" office:value-type="float" office:value="2.92" calcext:value-type="float">
            <text:p>2.92</text:p>
          </table:table-cell>
          <table:table-cell table:formula="of:=(RANDBETWEEN(100; 400) + RANDBETWEEN(0; ABS(IF([.$B50]&lt;26;[.$B50]; 52-[.$B50]))*30))*[Sheet2.I$2]"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ANDBETWEEN(0; 65) + IF(RAND()&gt;0.95; 100; 0)" office:value-type="float" office:value="37" calcext:value-type="float">
            <text:p>37</text:p>
          </table:table-cell>
          <table:table-cell table:formula="of:=(RANDBETWEEN(100; 400) + RANDBETWEEN(0; ABS(IF([.$B51]&lt;26;[.$B51]; 52-[.$B51]))*30))*[Sheet2.D$2]" office:value-type="float" office:value="504" calcext:value-type="float">
            <text:p>504</text:p>
          </table:table-cell>
          <table:table-cell table:formula="of:=(RANDBETWEEN(100; 400) + RANDBETWEEN(0; ABS(IF([.$B51]&lt;26;[.$B51]; 52-[.$B51]))*30))*[Sheet2.E$2]" office:value-type="float" office:value="0.423" calcext:value-type="float">
            <text:p>0.423</text:p>
          </table:table-cell>
          <table:table-cell table:formula="of:=(RANDBETWEEN(100; 400) + RANDBETWEEN(0; ABS(IF([.$B51]&lt;26;[.$B51]; 52-[.$B51]))*30))*[Sheet2.F$2]" office:value-type="float" office:value="47.8" calcext:value-type="float">
            <text:p>47.8</text:p>
          </table:table-cell>
          <table:table-cell table:formula="of:=(RANDBETWEEN(100; 400) + RANDBETWEEN(0; ABS(IF([.$B51]&lt;26;[.$B51]; 52-[.$B51]))*30))*[Sheet2.G$2]" office:value-type="float" office:value="2.79" calcext:value-type="float">
            <text:p>2.79</text:p>
          </table:table-cell>
          <table:table-cell table:formula="of:=(RANDBETWEEN(100; 400) + RANDBETWEEN(0; ABS(IF([.$B51]&lt;26;[.$B51]; 52-[.$B51]))*30))*[Sheet2.H$2]" office:value-type="float" office:value="2.88" calcext:value-type="float">
            <text:p>2.88</text:p>
          </table:table-cell>
          <table:table-cell table:formula="of:=(RANDBETWEEN(100; 400) + RANDBETWEEN(0; ABS(IF([.$B51]&lt;26;[.$B51]; 52-[.$B51]))*30))*[Sheet2.I$2]"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ANDBETWEEN(0; 65) + IF(RAND()&gt;0.95; 100; 0)" office:value-type="float" office:value="25" calcext:value-type="float">
            <text:p>25</text:p>
          </table:table-cell>
          <table:table-cell table:formula="of:=(RANDBETWEEN(100; 400) + RANDBETWEEN(0; ABS(IF([.$B52]&lt;26;[.$B52]; 52-[.$B52]))*30))*[Sheet2.D$2]" office:value-type="float" office:value="620" calcext:value-type="float">
            <text:p>620</text:p>
          </table:table-cell>
          <table:table-cell table:formula="of:=(RANDBETWEEN(100; 400) + RANDBETWEEN(0; ABS(IF([.$B52]&lt;26;[.$B52]; 52-[.$B52]))*30))*[Sheet2.E$2]" office:value-type="float" office:value="0.127" calcext:value-type="float">
            <text:p>0.127</text:p>
          </table:table-cell>
          <table:table-cell table:formula="of:=(RANDBETWEEN(100; 400) + RANDBETWEEN(0; ABS(IF([.$B52]&lt;26;[.$B52]; 52-[.$B52]))*30))*[Sheet2.F$2]" office:value-type="float" office:value="39.2" calcext:value-type="float">
            <text:p>39.2</text:p>
          </table:table-cell>
          <table:table-cell table:formula="of:=(RANDBETWEEN(100; 400) + RANDBETWEEN(0; ABS(IF([.$B52]&lt;26;[.$B52]; 52-[.$B52]))*30))*[Sheet2.G$2]" office:value-type="float" office:value="3.48" calcext:value-type="float">
            <text:p>3.48</text:p>
          </table:table-cell>
          <table:table-cell table:formula="of:=(RANDBETWEEN(100; 400) + RANDBETWEEN(0; ABS(IF([.$B52]&lt;26;[.$B52]; 52-[.$B52]))*30))*[Sheet2.H$2]" office:value-type="float" office:value="2.49" calcext:value-type="float">
            <text:p>2.49</text:p>
          </table:table-cell>
          <table:table-cell table:formula="of:=(RANDBETWEEN(100; 400) + RANDBETWEEN(0; ABS(IF([.$B52]&lt;26;[.$B52]; 52-[.$B52]))*30))*[Sheet2.I$2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ANDBETWEEN(0; 65) + IF(RAND()&gt;0.95; 100; 0)" office:value-type="float" office:value="6" calcext:value-type="float">
            <text:p>6</text:p>
          </table:table-cell>
          <table:table-cell table:formula="of:=(RANDBETWEEN(100; 400) + RANDBETWEEN(0; ABS(IF([.$B53]&lt;26;[.$B53]; 52-[.$B53]))*30))*[Sheet2.D$2]" office:value-type="float" office:value="776" calcext:value-type="float">
            <text:p>776</text:p>
          </table:table-cell>
          <table:table-cell table:formula="of:=(RANDBETWEEN(100; 400) + RANDBETWEEN(0; ABS(IF([.$B53]&lt;26;[.$B53]; 52-[.$B53]))*30))*[Sheet2.E$2]" office:value-type="float" office:value="0.343" calcext:value-type="float">
            <text:p>0.343</text:p>
          </table:table-cell>
          <table:table-cell table:formula="of:=(RANDBETWEEN(100; 400) + RANDBETWEEN(0; ABS(IF([.$B53]&lt;26;[.$B53]; 52-[.$B53]))*30))*[Sheet2.F$2]" office:value-type="float" office:value="36.2" calcext:value-type="float">
            <text:p>36.2</text:p>
          </table:table-cell>
          <table:table-cell table:formula="of:=(RANDBETWEEN(100; 400) + RANDBETWEEN(0; ABS(IF([.$B53]&lt;26;[.$B53]; 52-[.$B53]))*30))*[Sheet2.G$2]" office:value-type="float" office:value="2.99" calcext:value-type="float">
            <text:p>2.99</text:p>
          </table:table-cell>
          <table:table-cell table:formula="of:=(RANDBETWEEN(100; 400) + RANDBETWEEN(0; ABS(IF([.$B53]&lt;26;[.$B53]; 52-[.$B53]))*30))*[Sheet2.H$2]" office:value-type="float" office:value="2.88" calcext:value-type="float">
            <text:p>2.88</text:p>
          </table:table-cell>
          <table:table-cell table:formula="of:=(RANDBETWEEN(100; 400) + RANDBETWEEN(0; ABS(IF([.$B53]&lt;26;[.$B53]; 52-[.$B53]))*30))*[Sheet2.I$2]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ANDBETWEEN(0; 65) + IF(RAND()&gt;0.95; 100; 0)" office:value-type="float" office:value="63" calcext:value-type="float">
            <text:p>63</text:p>
          </table:table-cell>
          <table:table-cell table:formula="of:=(RANDBETWEEN(100; 400) + RANDBETWEEN(0; ABS(IF([.$B54]&lt;26;[.$B54]; 52-[.$B54]))*30))*[Sheet2.D$2]" office:value-type="float" office:value="250" calcext:value-type="float">
            <text:p>250</text:p>
          </table:table-cell>
          <table:table-cell table:formula="of:=(RANDBETWEEN(100; 400) + RANDBETWEEN(0; ABS(IF([.$B54]&lt;26;[.$B54]; 52-[.$B54]))*30))*[Sheet2.E$2]" office:value-type="float" office:value="0.113" calcext:value-type="float">
            <text:p>0.113</text:p>
          </table:table-cell>
          <table:table-cell table:formula="of:=(RANDBETWEEN(100; 400) + RANDBETWEEN(0; ABS(IF([.$B54]&lt;26;[.$B54]; 52-[.$B54]))*30))*[Sheet2.F$2]" office:value-type="float" office:value="36.5" calcext:value-type="float">
            <text:p>36.5</text:p>
          </table:table-cell>
          <table:table-cell table:formula="of:=(RANDBETWEEN(100; 400) + RANDBETWEEN(0; ABS(IF([.$B54]&lt;26;[.$B54]; 52-[.$B54]))*30))*[Sheet2.G$2]" office:value-type="float" office:value="3.98" calcext:value-type="float">
            <text:p>3.98</text:p>
          </table:table-cell>
          <table:table-cell table:formula="of:=(RANDBETWEEN(100; 400) + RANDBETWEEN(0; ABS(IF([.$B54]&lt;26;[.$B54]; 52-[.$B54]))*30))*[Sheet2.H$2]" office:value-type="float" office:value="1.61" calcext:value-type="float">
            <text:p>1.61</text:p>
          </table:table-cell>
          <table:table-cell table:formula="of:=(RANDBETWEEN(100; 400) + RANDBETWEEN(0; ABS(IF([.$B54]&lt;26;[.$B54]; 52-[.$B54]))*30))*[Sheet2.I$2]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55]&lt;26;[.$B55]; 52-[.$B55]))*30))*[Sheet2.D$2]" office:value-type="float" office:value="244" calcext:value-type="float">
            <text:p>244</text:p>
          </table:table-cell>
          <table:table-cell table:formula="of:=(RANDBETWEEN(100; 400) + RANDBETWEEN(0; ABS(IF([.$B55]&lt;26;[.$B55]; 52-[.$B55]))*30))*[Sheet2.E$2]" office:value-type="float" office:value="0.305" calcext:value-type="float">
            <text:p>0.305</text:p>
          </table:table-cell>
          <table:table-cell table:formula="of:=(RANDBETWEEN(100; 400) + RANDBETWEEN(0; ABS(IF([.$B55]&lt;26;[.$B55]; 52-[.$B55]))*30))*[Sheet2.F$2]" office:value-type="float" office:value="16.8" calcext:value-type="float">
            <text:p>16.8</text:p>
          </table:table-cell>
          <table:table-cell table:formula="of:=(RANDBETWEEN(100; 400) + RANDBETWEEN(0; ABS(IF([.$B55]&lt;26;[.$B55]; 52-[.$B55]))*30))*[Sheet2.G$2]" office:value-type="float" office:value="2.85" calcext:value-type="float">
            <text:p>2.85</text:p>
          </table:table-cell>
          <table:table-cell table:formula="of:=(RANDBETWEEN(100; 400) + RANDBETWEEN(0; ABS(IF([.$B55]&lt;26;[.$B55]; 52-[.$B55]))*30))*[Sheet2.H$2]" office:value-type="float" office:value="4.14" calcext:value-type="float">
            <text:p>4.14</text:p>
          </table:table-cell>
          <table:table-cell table:formula="of:=(RANDBETWEEN(100; 400) + RANDBETWEEN(0; ABS(IF([.$B55]&lt;26;[.$B55]; 52-[.$B55]))*30))*[Sheet2.I$2]"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 65) + IF(RAND()&gt;0.95; 100; 0)" office:value-type="float" office:value="38" calcext:value-type="float">
            <text:p>38</text:p>
          </table:table-cell>
          <table:table-cell table:formula="of:=(RANDBETWEEN(100; 400) + RANDBETWEEN(0; ABS(IF([.$B56]&lt;26;[.$B56]; 52-[.$B56]))*30))*[Sheet2.D$2]" office:value-type="float" office:value="526" calcext:value-type="float">
            <text:p>526</text:p>
          </table:table-cell>
          <table:table-cell table:formula="of:=(RANDBETWEEN(100; 400) + RANDBETWEEN(0; ABS(IF([.$B56]&lt;26;[.$B56]; 52-[.$B56]))*30))*[Sheet2.E$2]" office:value-type="float" office:value="0.248" calcext:value-type="float">
            <text:p>0.248</text:p>
          </table:table-cell>
          <table:table-cell table:formula="of:=(RANDBETWEEN(100; 400) + RANDBETWEEN(0; ABS(IF([.$B56]&lt;26;[.$B56]; 52-[.$B56]))*30))*[Sheet2.F$2]" office:value-type="float" office:value="37.2" calcext:value-type="float">
            <text:p>37.2</text:p>
          </table:table-cell>
          <table:table-cell table:formula="of:=(RANDBETWEEN(100; 400) + RANDBETWEEN(0; ABS(IF([.$B56]&lt;26;[.$B56]; 52-[.$B56]))*30))*[Sheet2.G$2]" office:value-type="float" office:value="2.12" calcext:value-type="float">
            <text:p>2.12</text:p>
          </table:table-cell>
          <table:table-cell table:formula="of:=(RANDBETWEEN(100; 400) + RANDBETWEEN(0; ABS(IF([.$B56]&lt;26;[.$B56]; 52-[.$B56]))*30))*[Sheet2.H$2]" office:value-type="float" office:value="2.75" calcext:value-type="float">
            <text:p>2.75</text:p>
          </table:table-cell>
          <table:table-cell table:formula="of:=(RANDBETWEEN(100; 400) + RANDBETWEEN(0; ABS(IF([.$B56]&lt;26;[.$B56]; 52-[.$B56]))*30))*[Sheet2.I$2]"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 65) + IF(RAND()&gt;0.95; 100; 0)" office:value-type="float" office:value="39" calcext:value-type="float">
            <text:p>39</text:p>
          </table:table-cell>
          <table:table-cell table:formula="of:=(RANDBETWEEN(100; 400) + RANDBETWEEN(0; ABS(IF([.$B57]&lt;26;[.$B57]; 52-[.$B57]))*30))*[Sheet2.D$2]" office:value-type="float" office:value="828" calcext:value-type="float">
            <text:p>828</text:p>
          </table:table-cell>
          <table:table-cell table:formula="of:=(RANDBETWEEN(100; 400) + RANDBETWEEN(0; ABS(IF([.$B57]&lt;26;[.$B57]; 52-[.$B57]))*30))*[Sheet2.E$2]" office:value-type="float" office:value="0.107" calcext:value-type="float">
            <text:p>0.107</text:p>
          </table:table-cell>
          <table:table-cell table:formula="of:=(RANDBETWEEN(100; 400) + RANDBETWEEN(0; ABS(IF([.$B57]&lt;26;[.$B57]; 52-[.$B57]))*30))*[Sheet2.F$2]" office:value-type="float" office:value="45" calcext:value-type="float">
            <text:p>45</text:p>
          </table:table-cell>
          <table:table-cell table:formula="of:=(RANDBETWEEN(100; 400) + RANDBETWEEN(0; ABS(IF([.$B57]&lt;26;[.$B57]; 52-[.$B57]))*30))*[Sheet2.G$2]" office:value-type="float" office:value="2.92" calcext:value-type="float">
            <text:p>2.92</text:p>
          </table:table-cell>
          <table:table-cell table:formula="of:=(RANDBETWEEN(100; 400) + RANDBETWEEN(0; ABS(IF([.$B57]&lt;26;[.$B57]; 52-[.$B57]))*30))*[Sheet2.H$2]" office:value-type="float" office:value="2.17" calcext:value-type="float">
            <text:p>2.17</text:p>
          </table:table-cell>
          <table:table-cell table:formula="of:=(RANDBETWEEN(100; 400) + RANDBETWEEN(0; ABS(IF([.$B57]&lt;26;[.$B57]; 52-[.$B57]))*30))*[Sheet2.I$2]"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 65) + IF(RAND()&gt;0.95; 100; 0)" office:value-type="float" office:value="6" calcext:value-type="float">
            <text:p>6</text:p>
          </table:table-cell>
          <table:table-cell table:formula="of:=(RANDBETWEEN(100; 400) + RANDBETWEEN(0; ABS(IF([.$B58]&lt;26;[.$B58]; 52-[.$B58]))*30))*[Sheet2.D$2]" office:value-type="float" office:value="440" calcext:value-type="float">
            <text:p>440</text:p>
          </table:table-cell>
          <table:table-cell table:formula="of:=(RANDBETWEEN(100; 400) + RANDBETWEEN(0; ABS(IF([.$B58]&lt;26;[.$B58]; 52-[.$B58]))*30))*[Sheet2.E$2]" office:value-type="float" office:value="0.353" calcext:value-type="float">
            <text:p>0.353</text:p>
          </table:table-cell>
          <table:table-cell table:formula="of:=(RANDBETWEEN(100; 400) + RANDBETWEEN(0; ABS(IF([.$B58]&lt;26;[.$B58]; 52-[.$B58]))*30))*[Sheet2.F$2]" office:value-type="float" office:value="49.2" calcext:value-type="float">
            <text:p>49.2</text:p>
          </table:table-cell>
          <table:table-cell table:formula="of:=(RANDBETWEEN(100; 400) + RANDBETWEEN(0; ABS(IF([.$B58]&lt;26;[.$B58]; 52-[.$B58]))*30))*[Sheet2.G$2]" office:value-type="float" office:value="2.94" calcext:value-type="float">
            <text:p>2.94</text:p>
          </table:table-cell>
          <table:table-cell table:formula="of:=(RANDBETWEEN(100; 400) + RANDBETWEEN(0; ABS(IF([.$B58]&lt;26;[.$B58]; 52-[.$B58]))*30))*[Sheet2.H$2]" office:value-type="float" office:value="2.8" calcext:value-type="float">
            <text:p>2.8</text:p>
          </table:table-cell>
          <table:table-cell table:formula="of:=(RANDBETWEEN(100; 400) + RANDBETWEEN(0; ABS(IF([.$B58]&lt;26;[.$B58]; 52-[.$B58]))*30))*[Sheet2.I$2]"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 65) + IF(RAND()&gt;0.95; 100; 0)" office:value-type="float" office:value="44" calcext:value-type="float">
            <text:p>44</text:p>
          </table:table-cell>
          <table:table-cell table:formula="of:=(RANDBETWEEN(100; 400) + RANDBETWEEN(0; ABS(IF([.$B59]&lt;26;[.$B59]; 52-[.$B59]))*30))*[Sheet2.D$2]" office:value-type="float" office:value="924" calcext:value-type="float">
            <text:p>924</text:p>
          </table:table-cell>
          <table:table-cell table:formula="of:=(RANDBETWEEN(100; 400) + RANDBETWEEN(0; ABS(IF([.$B59]&lt;26;[.$B59]; 52-[.$B59]))*30))*[Sheet2.E$2]" office:value-type="float" office:value="0.33" calcext:value-type="float">
            <text:p>0.33</text:p>
          </table:table-cell>
          <table:table-cell table:formula="of:=(RANDBETWEEN(100; 400) + RANDBETWEEN(0; ABS(IF([.$B59]&lt;26;[.$B59]; 52-[.$B59]))*30))*[Sheet2.F$2]" office:value-type="float" office:value="37.7" calcext:value-type="float">
            <text:p>37.7</text:p>
          </table:table-cell>
          <table:table-cell table:formula="of:=(RANDBETWEEN(100; 400) + RANDBETWEEN(0; ABS(IF([.$B59]&lt;26;[.$B59]; 52-[.$B59]))*30))*[Sheet2.G$2]" office:value-type="float" office:value="2.12" calcext:value-type="float">
            <text:p>2.12</text:p>
          </table:table-cell>
          <table:table-cell table:formula="of:=(RANDBETWEEN(100; 400) + RANDBETWEEN(0; ABS(IF([.$B59]&lt;26;[.$B59]; 52-[.$B59]))*30))*[Sheet2.H$2]" office:value-type="float" office:value="1.8" calcext:value-type="float">
            <text:p>1.8</text:p>
          </table:table-cell>
          <table:table-cell table:formula="of:=(RANDBETWEEN(100; 400) + RANDBETWEEN(0; ABS(IF([.$B59]&lt;26;[.$B59]; 52-[.$B59]))*30))*[Sheet2.I$2]"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 65) + IF(RAND()&gt;0.95; 100; 0)" office:value-type="float" office:value="9" calcext:value-type="float">
            <text:p>9</text:p>
          </table:table-cell>
          <table:table-cell table:formula="of:=(RANDBETWEEN(100; 400) + RANDBETWEEN(0; ABS(IF([.$B60]&lt;26;[.$B60]; 52-[.$B60]))*30))*[Sheet2.D$2]" office:value-type="float" office:value="650" calcext:value-type="float">
            <text:p>650</text:p>
          </table:table-cell>
          <table:table-cell table:formula="of:=(RANDBETWEEN(100; 400) + RANDBETWEEN(0; ABS(IF([.$B60]&lt;26;[.$B60]; 52-[.$B60]))*30))*[Sheet2.E$2]" office:value-type="float" office:value="0.314" calcext:value-type="float">
            <text:p>0.314</text:p>
          </table:table-cell>
          <table:table-cell table:formula="of:=(RANDBETWEEN(100; 400) + RANDBETWEEN(0; ABS(IF([.$B60]&lt;26;[.$B60]; 52-[.$B60]))*30))*[Sheet2.F$2]" office:value-type="float" office:value="40.3" calcext:value-type="float">
            <text:p>40.3</text:p>
          </table:table-cell>
          <table:table-cell table:formula="of:=(RANDBETWEEN(100; 400) + RANDBETWEEN(0; ABS(IF([.$B60]&lt;26;[.$B60]; 52-[.$B60]))*30))*[Sheet2.G$2]" office:value-type="float" office:value="1.35" calcext:value-type="float">
            <text:p>1.35</text:p>
          </table:table-cell>
          <table:table-cell table:formula="of:=(RANDBETWEEN(100; 400) + RANDBETWEEN(0; ABS(IF([.$B60]&lt;26;[.$B60]; 52-[.$B60]))*30))*[Sheet2.H$2]" office:value-type="float" office:value="2.63" calcext:value-type="float">
            <text:p>2.63</text:p>
          </table:table-cell>
          <table:table-cell table:formula="of:=(RANDBETWEEN(100; 400) + RANDBETWEEN(0; ABS(IF([.$B60]&lt;26;[.$B60]; 52-[.$B60]))*30))*[Sheet2.I$2]"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 65) + IF(RAND()&gt;0.95; 100; 0)" office:value-type="float" office:value="39" calcext:value-type="float">
            <text:p>39</text:p>
          </table:table-cell>
          <table:table-cell table:formula="of:=(RANDBETWEEN(100; 400) + RANDBETWEEN(0; ABS(IF([.$B61]&lt;26;[.$B61]; 52-[.$B61]))*30))*[Sheet2.D$2]" office:value-type="float" office:value="884" calcext:value-type="float">
            <text:p>884</text:p>
          </table:table-cell>
          <table:table-cell table:formula="of:=(RANDBETWEEN(100; 400) + RANDBETWEEN(0; ABS(IF([.$B61]&lt;26;[.$B61]; 52-[.$B61]))*30))*[Sheet2.E$2]" office:value-type="float" office:value="0.294" calcext:value-type="float">
            <text:p>0.294</text:p>
          </table:table-cell>
          <table:table-cell table:formula="of:=(RANDBETWEEN(100; 400) + RANDBETWEEN(0; ABS(IF([.$B61]&lt;26;[.$B61]; 52-[.$B61]))*30))*[Sheet2.F$2]" office:value-type="float" office:value="25.3" calcext:value-type="float">
            <text:p>25.3</text:p>
          </table:table-cell>
          <table:table-cell table:formula="of:=(RANDBETWEEN(100; 400) + RANDBETWEEN(0; ABS(IF([.$B61]&lt;26;[.$B61]; 52-[.$B61]))*30))*[Sheet2.G$2]" office:value-type="float" office:value="2.81" calcext:value-type="float">
            <text:p>2.81</text:p>
          </table:table-cell>
          <table:table-cell table:formula="of:=(RANDBETWEEN(100; 400) + RANDBETWEEN(0; ABS(IF([.$B61]&lt;26;[.$B61]; 52-[.$B61]))*30))*[Sheet2.H$2]" office:value-type="float" office:value="1.36" calcext:value-type="float">
            <text:p>1.36</text:p>
          </table:table-cell>
          <table:table-cell table:formula="of:=(RANDBETWEEN(100; 400) + RANDBETWEEN(0; ABS(IF([.$B61]&lt;26;[.$B61]; 52-[.$B61]))*30))*[Sheet2.I$2]"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 65) + IF(RAND()&gt;0.95; 100; 0)" office:value-type="float" office:value="52" calcext:value-type="float">
            <text:p>52</text:p>
          </table:table-cell>
          <table:table-cell table:formula="of:=(RANDBETWEEN(100; 400) + RANDBETWEEN(0; ABS(IF([.$B62]&lt;26;[.$B62]; 52-[.$B62]))*30))*[Sheet2.D$2]" office:value-type="float" office:value="256" calcext:value-type="float">
            <text:p>256</text:p>
          </table:table-cell>
          <table:table-cell table:formula="of:=(RANDBETWEEN(100; 400) + RANDBETWEEN(0; ABS(IF([.$B62]&lt;26;[.$B62]; 52-[.$B62]))*30))*[Sheet2.E$2]" office:value-type="float" office:value="0.349" calcext:value-type="float">
            <text:p>0.349</text:p>
          </table:table-cell>
          <table:table-cell table:formula="of:=(RANDBETWEEN(100; 400) + RANDBETWEEN(0; ABS(IF([.$B62]&lt;26;[.$B62]; 52-[.$B62]))*30))*[Sheet2.F$2]" office:value-type="float" office:value="39.1" calcext:value-type="float">
            <text:p>39.1</text:p>
          </table:table-cell>
          <table:table-cell table:formula="of:=(RANDBETWEEN(100; 400) + RANDBETWEEN(0; ABS(IF([.$B62]&lt;26;[.$B62]; 52-[.$B62]))*30))*[Sheet2.G$2]" office:value-type="float" office:value="5.5" calcext:value-type="float">
            <text:p>5.5</text:p>
          </table:table-cell>
          <table:table-cell table:formula="of:=(RANDBETWEEN(100; 400) + RANDBETWEEN(0; ABS(IF([.$B62]&lt;26;[.$B62]; 52-[.$B62]))*30))*[Sheet2.H$2]" office:value-type="float" office:value="2.95" calcext:value-type="float">
            <text:p>2.95</text:p>
          </table:table-cell>
          <table:table-cell table:formula="of:=(RANDBETWEEN(100; 400) + RANDBETWEEN(0; ABS(IF([.$B62]&lt;26;[.$B62]; 52-[.$B62]))*30))*[Sheet2.I$2]"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63]&lt;26;[.$B63]; 52-[.$B63]))*30))*[Sheet2.D$2]" office:value-type="float" office:value="898" calcext:value-type="float">
            <text:p>898</text:p>
          </table:table-cell>
          <table:table-cell table:formula="of:=(RANDBETWEEN(100; 400) + RANDBETWEEN(0; ABS(IF([.$B63]&lt;26;[.$B63]; 52-[.$B63]))*30))*[Sheet2.E$2]" office:value-type="float" office:value="0.319" calcext:value-type="float">
            <text:p>0.319</text:p>
          </table:table-cell>
          <table:table-cell table:formula="of:=(RANDBETWEEN(100; 400) + RANDBETWEEN(0; ABS(IF([.$B63]&lt;26;[.$B63]; 52-[.$B63]))*30))*[Sheet2.F$2]" office:value-type="float" office:value="43.5" calcext:value-type="float">
            <text:p>43.5</text:p>
          </table:table-cell>
          <table:table-cell table:formula="of:=(RANDBETWEEN(100; 400) + RANDBETWEEN(0; ABS(IF([.$B63]&lt;26;[.$B63]; 52-[.$B63]))*30))*[Sheet2.G$2]" office:value-type="float" office:value="4.2" calcext:value-type="float">
            <text:p>4.2</text:p>
          </table:table-cell>
          <table:table-cell table:formula="of:=(RANDBETWEEN(100; 400) + RANDBETWEEN(0; ABS(IF([.$B63]&lt;26;[.$B63]; 52-[.$B63]))*30))*[Sheet2.H$2]" office:value-type="float" office:value="4.73" calcext:value-type="float">
            <text:p>4.73</text:p>
          </table:table-cell>
          <table:table-cell table:formula="of:=(RANDBETWEEN(100; 400) + RANDBETWEEN(0; ABS(IF([.$B63]&lt;26;[.$B63]; 52-[.$B63]))*30))*[Sheet2.I$2]" office:value-type="float" office:value="514" calcext:value-type="float">
            <text:p>5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64]&lt;26;[.$B64]; 52-[.$B64]))*30))*[Sheet2.D$2]" office:value-type="float" office:value="1166" calcext:value-type="float">
            <text:p>1166</text:p>
          </table:table-cell>
          <table:table-cell table:formula="of:=(RANDBETWEEN(100; 400) + RANDBETWEEN(0; ABS(IF([.$B64]&lt;26;[.$B64]; 52-[.$B64]))*30))*[Sheet2.E$2]" office:value-type="float" office:value="0.638" calcext:value-type="float">
            <text:p>0.638</text:p>
          </table:table-cell>
          <table:table-cell table:formula="of:=(RANDBETWEEN(100; 400) + RANDBETWEEN(0; ABS(IF([.$B64]&lt;26;[.$B64]; 52-[.$B64]))*30))*[Sheet2.F$2]" office:value-type="float" office:value="31" calcext:value-type="float">
            <text:p>31</text:p>
          </table:table-cell>
          <table:table-cell table:formula="of:=(RANDBETWEEN(100; 400) + RANDBETWEEN(0; ABS(IF([.$B64]&lt;26;[.$B64]; 52-[.$B64]))*30))*[Sheet2.G$2]" office:value-type="float" office:value="6.32" calcext:value-type="float">
            <text:p>6.32</text:p>
          </table:table-cell>
          <table:table-cell table:formula="of:=(RANDBETWEEN(100; 400) + RANDBETWEEN(0; ABS(IF([.$B64]&lt;26;[.$B64]; 52-[.$B64]))*30))*[Sheet2.H$2]" office:value-type="float" office:value="3.84" calcext:value-type="float">
            <text:p>3.84</text:p>
          </table:table-cell>
          <table:table-cell table:formula="of:=(RANDBETWEEN(100; 400) + RANDBETWEEN(0; ABS(IF([.$B64]&lt;26;[.$B64]; 52-[.$B64]))*30))*[Sheet2.I$2]" office:value-type="float" office:value="536" calcext:value-type="float">
            <text:p>5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65]&lt;26;[.$B65]; 52-[.$B65]))*30))*[Sheet2.D$2]" office:value-type="float" office:value="952" calcext:value-type="float">
            <text:p>952</text:p>
          </table:table-cell>
          <table:table-cell table:formula="of:=(RANDBETWEEN(100; 400) + RANDBETWEEN(0; ABS(IF([.$B65]&lt;26;[.$B65]; 52-[.$B65]))*30))*[Sheet2.E$2]" office:value-type="float" office:value="0.205" calcext:value-type="float">
            <text:p>0.205</text:p>
          </table:table-cell>
          <table:table-cell table:formula="of:=(RANDBETWEEN(100; 400) + RANDBETWEEN(0; ABS(IF([.$B65]&lt;26;[.$B65]; 52-[.$B65]))*30))*[Sheet2.F$2]" office:value-type="float" office:value="57.4" calcext:value-type="float">
            <text:p>57.4</text:p>
          </table:table-cell>
          <table:table-cell table:formula="of:=(RANDBETWEEN(100; 400) + RANDBETWEEN(0; ABS(IF([.$B65]&lt;26;[.$B65]; 52-[.$B65]))*30))*[Sheet2.G$2]" office:value-type="float" office:value="1.59" calcext:value-type="float">
            <text:p>1.59</text:p>
          </table:table-cell>
          <table:table-cell table:formula="of:=(RANDBETWEEN(100; 400) + RANDBETWEEN(0; ABS(IF([.$B65]&lt;26;[.$B65]; 52-[.$B65]))*30))*[Sheet2.H$2]" office:value-type="float" office:value="3.2" calcext:value-type="float">
            <text:p>3.2</text:p>
          </table:table-cell>
          <table:table-cell table:formula="of:=(RANDBETWEEN(100; 400) + RANDBETWEEN(0; ABS(IF([.$B65]&lt;26;[.$B65]; 52-[.$B65]))*30))*[Sheet2.I$2]" office:value-type="float" office:value="572" calcext:value-type="float">
            <text:p>5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66]&lt;26;[.$B66]; 52-[.$B66]))*30))*[Sheet2.D$2]" office:value-type="float" office:value="784" calcext:value-type="float">
            <text:p>784</text:p>
          </table:table-cell>
          <table:table-cell table:formula="of:=(RANDBETWEEN(100; 400) + RANDBETWEEN(0; ABS(IF([.$B66]&lt;26;[.$B66]; 52-[.$B66]))*30))*[Sheet2.E$2]" office:value-type="float" office:value="0.358" calcext:value-type="float">
            <text:p>0.358</text:p>
          </table:table-cell>
          <table:table-cell table:formula="of:=(RANDBETWEEN(100; 400) + RANDBETWEEN(0; ABS(IF([.$B66]&lt;26;[.$B66]; 52-[.$B66]))*30))*[Sheet2.F$2]" office:value-type="float" office:value="56" calcext:value-type="float">
            <text:p>56</text:p>
          </table:table-cell>
          <table:table-cell table:formula="of:=(RANDBETWEEN(100; 400) + RANDBETWEEN(0; ABS(IF([.$B66]&lt;26;[.$B66]; 52-[.$B66]))*30))*[Sheet2.G$2]" office:value-type="float" office:value="6.75" calcext:value-type="float">
            <text:p>6.75</text:p>
          </table:table-cell>
          <table:table-cell table:formula="of:=(RANDBETWEEN(100; 400) + RANDBETWEEN(0; ABS(IF([.$B66]&lt;26;[.$B66]; 52-[.$B66]))*30))*[Sheet2.H$2]" office:value-type="float" office:value="4.21" calcext:value-type="float">
            <text:p>4.21</text:p>
          </table:table-cell>
          <table:table-cell table:formula="of:=(RANDBETWEEN(100; 400) + RANDBETWEEN(0; ABS(IF([.$B66]&lt;26;[.$B66]; 52-[.$B66]))*30))*[Sheet2.I$2]"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 65) + IF(RAND()&gt;0.95; 100; 0)" office:value-type="float" office:value="30" calcext:value-type="float">
            <text:p>30</text:p>
          </table:table-cell>
          <table:table-cell table:formula="of:=(RANDBETWEEN(100; 400) + RANDBETWEEN(0; ABS(IF([.$B67]&lt;26;[.$B67]; 52-[.$B67]))*30))*[Sheet2.D$2]" office:value-type="float" office:value="906" calcext:value-type="float">
            <text:p>906</text:p>
          </table:table-cell>
          <table:table-cell table:formula="of:=(RANDBETWEEN(100; 400) + RANDBETWEEN(0; ABS(IF([.$B67]&lt;26;[.$B67]; 52-[.$B67]))*30))*[Sheet2.E$2]" office:value-type="float" office:value="0.306" calcext:value-type="float">
            <text:p>0.306</text:p>
          </table:table-cell>
          <table:table-cell table:formula="of:=(RANDBETWEEN(100; 400) + RANDBETWEEN(0; ABS(IF([.$B67]&lt;26;[.$B67]; 52-[.$B67]))*30))*[Sheet2.F$2]" office:value-type="float" office:value="27.7" calcext:value-type="float">
            <text:p>27.7</text:p>
          </table:table-cell>
          <table:table-cell table:formula="of:=(RANDBETWEEN(100; 400) + RANDBETWEEN(0; ABS(IF([.$B67]&lt;26;[.$B67]; 52-[.$B67]))*30))*[Sheet2.G$2]" office:value-type="float" office:value="4.79" calcext:value-type="float">
            <text:p>4.79</text:p>
          </table:table-cell>
          <table:table-cell table:formula="of:=(RANDBETWEEN(100; 400) + RANDBETWEEN(0; ABS(IF([.$B67]&lt;26;[.$B67]; 52-[.$B67]))*30))*[Sheet2.H$2]" office:value-type="float" office:value="4.42" calcext:value-type="float">
            <text:p>4.42</text:p>
          </table:table-cell>
          <table:table-cell table:formula="of:=(RANDBETWEEN(100; 400) + RANDBETWEEN(0; ABS(IF([.$B67]&lt;26;[.$B67]; 52-[.$B67]))*30))*[Sheet2.I$2]"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 65) + IF(RAND()&gt;0.95; 100; 0)" office:value-type="float" office:value="48" calcext:value-type="float">
            <text:p>48</text:p>
          </table:table-cell>
          <table:table-cell table:formula="of:=(RANDBETWEEN(100; 400) + RANDBETWEEN(0; ABS(IF([.$B68]&lt;26;[.$B68]; 52-[.$B68]))*30))*[Sheet2.D$2]" office:value-type="float" office:value="1104" calcext:value-type="float">
            <text:p>1104</text:p>
          </table:table-cell>
          <table:table-cell table:formula="of:=(RANDBETWEEN(100; 400) + RANDBETWEEN(0; ABS(IF([.$B68]&lt;26;[.$B68]; 52-[.$B68]))*30))*[Sheet2.E$2]" office:value-type="float" office:value="0.643" calcext:value-type="float">
            <text:p>0.643</text:p>
          </table:table-cell>
          <table:table-cell table:formula="of:=(RANDBETWEEN(100; 400) + RANDBETWEEN(0; ABS(IF([.$B68]&lt;26;[.$B68]; 52-[.$B68]))*30))*[Sheet2.F$2]" office:value-type="float" office:value="47.4" calcext:value-type="float">
            <text:p>47.4</text:p>
          </table:table-cell>
          <table:table-cell table:formula="of:=(RANDBETWEEN(100; 400) + RANDBETWEEN(0; ABS(IF([.$B68]&lt;26;[.$B68]; 52-[.$B68]))*30))*[Sheet2.G$2]" office:value-type="float" office:value="6.37" calcext:value-type="float">
            <text:p>6.37</text:p>
          </table:table-cell>
          <table:table-cell table:formula="of:=(RANDBETWEEN(100; 400) + RANDBETWEEN(0; ABS(IF([.$B68]&lt;26;[.$B68]; 52-[.$B68]))*30))*[Sheet2.H$2]" office:value-type="float" office:value="4.94" calcext:value-type="float">
            <text:p>4.94</text:p>
          </table:table-cell>
          <table:table-cell table:formula="of:=(RANDBETWEEN(100; 400) + RANDBETWEEN(0; ABS(IF([.$B68]&lt;26;[.$B68]; 52-[.$B68]))*30))*[Sheet2.I$2]" office:value-type="float" office:value="562" calcext:value-type="float">
            <text:p>5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69]&lt;26;[.$B69]; 52-[.$B69]))*30))*[Sheet2.D$2]" office:value-type="float" office:value="1018" calcext:value-type="float">
            <text:p>1018</text:p>
          </table:table-cell>
          <table:table-cell table:formula="of:=(RANDBETWEEN(100; 400) + RANDBETWEEN(0; ABS(IF([.$B69]&lt;26;[.$B69]; 52-[.$B69]))*30))*[Sheet2.E$2]" office:value-type="float" office:value="0.165" calcext:value-type="float">
            <text:p>0.165</text:p>
          </table:table-cell>
          <table:table-cell table:formula="of:=(RANDBETWEEN(100; 400) + RANDBETWEEN(0; ABS(IF([.$B69]&lt;26;[.$B69]; 52-[.$B69]))*30))*[Sheet2.F$2]" office:value-type="float" office:value="65.8" calcext:value-type="float">
            <text:p>65.8</text:p>
          </table:table-cell>
          <table:table-cell table:formula="of:=(RANDBETWEEN(100; 400) + RANDBETWEEN(0; ABS(IF([.$B69]&lt;26;[.$B69]; 52-[.$B69]))*30))*[Sheet2.G$2]" office:value-type="float" office:value="2.77" calcext:value-type="float">
            <text:p>2.77</text:p>
          </table:table-cell>
          <table:table-cell table:formula="of:=(RANDBETWEEN(100; 400) + RANDBETWEEN(0; ABS(IF([.$B69]&lt;26;[.$B69]; 52-[.$B69]))*30))*[Sheet2.H$2]" office:value-type="float" office:value="4.92" calcext:value-type="float">
            <text:p>4.92</text:p>
          </table:table-cell>
          <table:table-cell table:formula="of:=(RANDBETWEEN(100; 400) + RANDBETWEEN(0; ABS(IF([.$B69]&lt;26;[.$B69]; 52-[.$B69]))*30))*[Sheet2.I$2]"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NDBETWEEN(0; 65) + IF(RAND()&gt;0.95; 100; 0)" office:value-type="float" office:value="22" calcext:value-type="float">
            <text:p>22</text:p>
          </table:table-cell>
          <table:table-cell table:formula="of:=(RANDBETWEEN(100; 400) + RANDBETWEEN(0; ABS(IF([.$B70]&lt;26;[.$B70]; 52-[.$B70]))*30))*[Sheet2.D$2]" office:value-type="float" office:value="806" calcext:value-type="float">
            <text:p>806</text:p>
          </table:table-cell>
          <table:table-cell table:formula="of:=(RANDBETWEEN(100; 400) + RANDBETWEEN(0; ABS(IF([.$B70]&lt;26;[.$B70]; 52-[.$B70]))*30))*[Sheet2.E$2]" office:value-type="float" office:value="0.23" calcext:value-type="float">
            <text:p>0.23</text:p>
          </table:table-cell>
          <table:table-cell table:formula="of:=(RANDBETWEEN(100; 400) + RANDBETWEEN(0; ABS(IF([.$B70]&lt;26;[.$B70]; 52-[.$B70]))*30))*[Sheet2.F$2]" office:value-type="float" office:value="68.7" calcext:value-type="float">
            <text:p>68.7</text:p>
          </table:table-cell>
          <table:table-cell table:formula="of:=(RANDBETWEEN(100; 400) + RANDBETWEEN(0; ABS(IF([.$B70]&lt;26;[.$B70]; 52-[.$B70]))*30))*[Sheet2.G$2]" office:value-type="float" office:value="6.63" calcext:value-type="float">
            <text:p>6.63</text:p>
          </table:table-cell>
          <table:table-cell table:formula="of:=(RANDBETWEEN(100; 400) + RANDBETWEEN(0; ABS(IF([.$B70]&lt;26;[.$B70]; 52-[.$B70]))*30))*[Sheet2.H$2]" office:value-type="float" office:value="2.6" calcext:value-type="float">
            <text:p>2.6</text:p>
          </table:table-cell>
          <table:table-cell table:formula="of:=(RANDBETWEEN(100; 400) + RANDBETWEEN(0; ABS(IF([.$B70]&lt;26;[.$B70]; 52-[.$B70]))*30))*[Sheet2.I$2]"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NDBETWEEN(0; 65) + IF(RAND()&gt;0.95; 100; 0)" office:value-type="float" office:value="64" calcext:value-type="float">
            <text:p>64</text:p>
          </table:table-cell>
          <table:table-cell table:formula="of:=(RANDBETWEEN(100; 400) + RANDBETWEEN(0; ABS(IF([.$B71]&lt;26;[.$B71]; 52-[.$B71]))*30))*[Sheet2.D$2]" office:value-type="float" office:value="648" calcext:value-type="float">
            <text:p>648</text:p>
          </table:table-cell>
          <table:table-cell table:formula="of:=(RANDBETWEEN(100; 400) + RANDBETWEEN(0; ABS(IF([.$B71]&lt;26;[.$B71]; 52-[.$B71]))*30))*[Sheet2.E$2]" office:value-type="float" office:value="0.747" calcext:value-type="float">
            <text:p>0.747</text:p>
          </table:table-cell>
          <table:table-cell table:formula="of:=(RANDBETWEEN(100; 400) + RANDBETWEEN(0; ABS(IF([.$B71]&lt;26;[.$B71]; 52-[.$B71]))*30))*[Sheet2.F$2]" office:value-type="float" office:value="41.2" calcext:value-type="float">
            <text:p>41.2</text:p>
          </table:table-cell>
          <table:table-cell table:formula="of:=(RANDBETWEEN(100; 400) + RANDBETWEEN(0; ABS(IF([.$B71]&lt;26;[.$B71]; 52-[.$B71]))*30))*[Sheet2.G$2]" office:value-type="float" office:value="4.59" calcext:value-type="float">
            <text:p>4.59</text:p>
          </table:table-cell>
          <table:table-cell table:formula="of:=(RANDBETWEEN(100; 400) + RANDBETWEEN(0; ABS(IF([.$B71]&lt;26;[.$B71]; 52-[.$B71]))*30))*[Sheet2.H$2]" office:value-type="float" office:value="2.98" calcext:value-type="float">
            <text:p>2.98</text:p>
          </table:table-cell>
          <table:table-cell table:formula="of:=(RANDBETWEEN(100; 400) + RANDBETWEEN(0; ABS(IF([.$B71]&lt;26;[.$B71]; 52-[.$B71]))*30))*[Sheet2.I$2]"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72]&lt;26;[.$B72]; 52-[.$B72]))*30))*[Sheet2.D$2]" office:value-type="float" office:value="1232" calcext:value-type="float">
            <text:p>1232</text:p>
          </table:table-cell>
          <table:table-cell table:formula="of:=(RANDBETWEEN(100; 400) + RANDBETWEEN(0; ABS(IF([.$B72]&lt;26;[.$B72]; 52-[.$B72]))*30))*[Sheet2.E$2]" office:value-type="float" office:value="0.719" calcext:value-type="float">
            <text:p>0.719</text:p>
          </table:table-cell>
          <table:table-cell table:formula="of:=(RANDBETWEEN(100; 400) + RANDBETWEEN(0; ABS(IF([.$B72]&lt;26;[.$B72]; 52-[.$B72]))*30))*[Sheet2.F$2]" office:value-type="float" office:value="17" calcext:value-type="float">
            <text:p>17</text:p>
          </table:table-cell>
          <table:table-cell table:formula="of:=(RANDBETWEEN(100; 400) + RANDBETWEEN(0; ABS(IF([.$B72]&lt;26;[.$B72]; 52-[.$B72]))*30))*[Sheet2.G$2]" office:value-type="float" office:value="4.41" calcext:value-type="float">
            <text:p>4.41</text:p>
          </table:table-cell>
          <table:table-cell table:formula="of:=(RANDBETWEEN(100; 400) + RANDBETWEEN(0; ABS(IF([.$B72]&lt;26;[.$B72]; 52-[.$B72]))*30))*[Sheet2.H$2]" office:value-type="float" office:value="1.94" calcext:value-type="float">
            <text:p>1.94</text:p>
          </table:table-cell>
          <table:table-cell table:formula="of:=(RANDBETWEEN(100; 400) + RANDBETWEEN(0; ABS(IF([.$B72]&lt;26;[.$B72]; 52-[.$B72]))*30))*[Sheet2.I$2]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NDBETWEEN(0; 65) + IF(RAND()&gt;0.95; 100; 0)" office:value-type="float" office:value="47" calcext:value-type="float">
            <text:p>47</text:p>
          </table:table-cell>
          <table:table-cell table:formula="of:=(RANDBETWEEN(100; 400) + RANDBETWEEN(0; ABS(IF([.$B73]&lt;26;[.$B73]; 52-[.$B73]))*30))*[Sheet2.D$2]" office:value-type="float" office:value="638" calcext:value-type="float">
            <text:p>638</text:p>
          </table:table-cell>
          <table:table-cell table:formula="of:=(RANDBETWEEN(100; 400) + RANDBETWEEN(0; ABS(IF([.$B73]&lt;26;[.$B73]; 52-[.$B73]))*30))*[Sheet2.E$2]" office:value-type="float" office:value="0.468" calcext:value-type="float">
            <text:p>0.468</text:p>
          </table:table-cell>
          <table:table-cell table:formula="of:=(RANDBETWEEN(100; 400) + RANDBETWEEN(0; ABS(IF([.$B73]&lt;26;[.$B73]; 52-[.$B73]))*30))*[Sheet2.F$2]" office:value-type="float" office:value="31.9" calcext:value-type="float">
            <text:p>31.9</text:p>
          </table:table-cell>
          <table:table-cell table:formula="of:=(RANDBETWEEN(100; 400) + RANDBETWEEN(0; ABS(IF([.$B73]&lt;26;[.$B73]; 52-[.$B73]))*30))*[Sheet2.G$2]" office:value-type="float" office:value="6.46" calcext:value-type="float">
            <text:p>6.46</text:p>
          </table:table-cell>
          <table:table-cell table:formula="of:=(RANDBETWEEN(100; 400) + RANDBETWEEN(0; ABS(IF([.$B73]&lt;26;[.$B73]; 52-[.$B73]))*30))*[Sheet2.H$2]" office:value-type="float" office:value="4.08" calcext:value-type="float">
            <text:p>4.08</text:p>
          </table:table-cell>
          <table:table-cell table:formula="of:=(RANDBETWEEN(100; 400) + RANDBETWEEN(0; ABS(IF([.$B73]&lt;26;[.$B73]; 52-[.$B73]))*30))*[Sheet2.I$2]"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NDBETWEEN(0; 65) + IF(RAND()&gt;0.95; 100; 0)" office:value-type="float" office:value="57" calcext:value-type="float">
            <text:p>57</text:p>
          </table:table-cell>
          <table:table-cell table:formula="of:=(RANDBETWEEN(100; 400) + RANDBETWEEN(0; ABS(IF([.$B74]&lt;26;[.$B74]; 52-[.$B74]))*30))*[Sheet2.D$2]" office:value-type="float" office:value="1340" calcext:value-type="float">
            <text:p>1340</text:p>
          </table:table-cell>
          <table:table-cell table:formula="of:=(RANDBETWEEN(100; 400) + RANDBETWEEN(0; ABS(IF([.$B74]&lt;26;[.$B74]; 52-[.$B74]))*30))*[Sheet2.E$2]" office:value-type="float" office:value="0.276" calcext:value-type="float">
            <text:p>0.276</text:p>
          </table:table-cell>
          <table:table-cell table:formula="of:=(RANDBETWEEN(100; 400) + RANDBETWEEN(0; ABS(IF([.$B74]&lt;26;[.$B74]; 52-[.$B74]))*30))*[Sheet2.F$2]" office:value-type="float" office:value="60" calcext:value-type="float">
            <text:p>60</text:p>
          </table:table-cell>
          <table:table-cell table:formula="of:=(RANDBETWEEN(100; 400) + RANDBETWEEN(0; ABS(IF([.$B74]&lt;26;[.$B74]; 52-[.$B74]))*30))*[Sheet2.G$2]" office:value-type="float" office:value="3.62" calcext:value-type="float">
            <text:p>3.62</text:p>
          </table:table-cell>
          <table:table-cell table:formula="of:=(RANDBETWEEN(100; 400) + RANDBETWEEN(0; ABS(IF([.$B74]&lt;26;[.$B74]; 52-[.$B74]))*30))*[Sheet2.H$2]" office:value-type="float" office:value="3.08" calcext:value-type="float">
            <text:p>3.08</text:p>
          </table:table-cell>
          <table:table-cell table:formula="of:=(RANDBETWEEN(100; 400) + RANDBETWEEN(0; ABS(IF([.$B74]&lt;26;[.$B74]; 52-[.$B74]))*30))*[Sheet2.I$2]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75]&lt;26;[.$B75]; 52-[.$B75]))*30))*[Sheet2.D$2]" office:value-type="float" office:value="1198" calcext:value-type="float">
            <text:p>1198</text:p>
          </table:table-cell>
          <table:table-cell table:formula="of:=(RANDBETWEEN(100; 400) + RANDBETWEEN(0; ABS(IF([.$B75]&lt;26;[.$B75]; 52-[.$B75]))*30))*[Sheet2.E$2]" office:value-type="float" office:value="0.717" calcext:value-type="float">
            <text:p>0.717</text:p>
          </table:table-cell>
          <table:table-cell table:formula="of:=(RANDBETWEEN(100; 400) + RANDBETWEEN(0; ABS(IF([.$B75]&lt;26;[.$B75]; 52-[.$B75]))*30))*[Sheet2.F$2]" office:value-type="float" office:value="52.2" calcext:value-type="float">
            <text:p>52.2</text:p>
          </table:table-cell>
          <table:table-cell table:formula="of:=(RANDBETWEEN(100; 400) + RANDBETWEEN(0; ABS(IF([.$B75]&lt;26;[.$B75]; 52-[.$B75]))*30))*[Sheet2.G$2]" office:value-type="float" office:value="5.21" calcext:value-type="float">
            <text:p>5.21</text:p>
          </table:table-cell>
          <table:table-cell table:formula="of:=(RANDBETWEEN(100; 400) + RANDBETWEEN(0; ABS(IF([.$B75]&lt;26;[.$B75]; 52-[.$B75]))*30))*[Sheet2.H$2]" office:value-type="float" office:value="5.3" calcext:value-type="float">
            <text:p>5.3</text:p>
          </table:table-cell>
          <table:table-cell table:formula="of:=(RANDBETWEEN(100; 400) + RANDBETWEEN(0; ABS(IF([.$B75]&lt;26;[.$B75]; 52-[.$B75]))*30))*[Sheet2.I$2]"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NDBETWEEN(0; 65) + IF(RAND()&gt;0.95; 100; 0)" office:value-type="float" office:value="7" calcext:value-type="float">
            <text:p>7</text:p>
          </table:table-cell>
          <table:table-cell table:formula="of:=(RANDBETWEEN(100; 400) + RANDBETWEEN(0; ABS(IF([.$B76]&lt;26;[.$B76]; 52-[.$B76]))*30))*[Sheet2.D$2]" office:value-type="float" office:value="738" calcext:value-type="float">
            <text:p>738</text:p>
          </table:table-cell>
          <table:table-cell table:formula="of:=(RANDBETWEEN(100; 400) + RANDBETWEEN(0; ABS(IF([.$B76]&lt;26;[.$B76]; 52-[.$B76]))*30))*[Sheet2.E$2]" office:value-type="float" office:value="0.913" calcext:value-type="float">
            <text:p>0.913</text:p>
          </table:table-cell>
          <table:table-cell table:formula="of:=(RANDBETWEEN(100; 400) + RANDBETWEEN(0; ABS(IF([.$B76]&lt;26;[.$B76]; 52-[.$B76]))*30))*[Sheet2.F$2]" office:value-type="float" office:value="32.1" calcext:value-type="float">
            <text:p>32.1</text:p>
          </table:table-cell>
          <table:table-cell table:formula="of:=(RANDBETWEEN(100; 400) + RANDBETWEEN(0; ABS(IF([.$B76]&lt;26;[.$B76]; 52-[.$B76]))*30))*[Sheet2.G$2]" office:value-type="float" office:value="4.82" calcext:value-type="float">
            <text:p>4.82</text:p>
          </table:table-cell>
          <table:table-cell table:formula="of:=(RANDBETWEEN(100; 400) + RANDBETWEEN(0; ABS(IF([.$B76]&lt;26;[.$B76]; 52-[.$B76]))*30))*[Sheet2.H$2]" office:value-type="float" office:value="6.33" calcext:value-type="float">
            <text:p>6.33</text:p>
          </table:table-cell>
          <table:table-cell table:formula="of:=(RANDBETWEEN(100; 400) + RANDBETWEEN(0; ABS(IF([.$B76]&lt;26;[.$B76]; 52-[.$B76]))*30))*[Sheet2.I$2]" office:value-type="float" office:value="658" calcext:value-type="float">
            <text:p>65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77]&lt;26;[.$B77]; 52-[.$B77]))*30))*[Sheet2.D$2]" office:value-type="float" office:value="1808" calcext:value-type="float">
            <text:p>1808</text:p>
          </table:table-cell>
          <table:table-cell table:formula="of:=(RANDBETWEEN(100; 400) + RANDBETWEEN(0; ABS(IF([.$B77]&lt;26;[.$B77]; 52-[.$B77]))*30))*[Sheet2.E$2]" office:value-type="float" office:value="0.444" calcext:value-type="float">
            <text:p>0.444</text:p>
          </table:table-cell>
          <table:table-cell table:formula="of:=(RANDBETWEEN(100; 400) + RANDBETWEEN(0; ABS(IF([.$B77]&lt;26;[.$B77]; 52-[.$B77]))*30))*[Sheet2.F$2]" office:value-type="float" office:value="92.6" calcext:value-type="float">
            <text:p>92.6</text:p>
          </table:table-cell>
          <table:table-cell table:formula="of:=(RANDBETWEEN(100; 400) + RANDBETWEEN(0; ABS(IF([.$B77]&lt;26;[.$B77]; 52-[.$B77]))*30))*[Sheet2.G$2]" office:value-type="float" office:value="6.73" calcext:value-type="float">
            <text:p>6.73</text:p>
          </table:table-cell>
          <table:table-cell table:formula="of:=(RANDBETWEEN(100; 400) + RANDBETWEEN(0; ABS(IF([.$B77]&lt;26;[.$B77]; 52-[.$B77]))*30))*[Sheet2.H$2]" office:value-type="float" office:value="3.28" calcext:value-type="float">
            <text:p>3.28</text:p>
          </table:table-cell>
          <table:table-cell table:formula="of:=(RANDBETWEEN(100; 400) + RANDBETWEEN(0; ABS(IF([.$B77]&lt;26;[.$B77]; 52-[.$B77]))*30))*[Sheet2.I$2]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NDBETWEEN(0; 65) + IF(RAND()&gt;0.95; 100; 0)" office:value-type="float" office:value="32" calcext:value-type="float">
            <text:p>32</text:p>
          </table:table-cell>
          <table:table-cell table:formula="of:=(RANDBETWEEN(100; 400) + RANDBETWEEN(0; ABS(IF([.$B78]&lt;26;[.$B78]; 52-[.$B78]))*30))*[Sheet2.D$2]" office:value-type="float" office:value="1316" calcext:value-type="float">
            <text:p>1316</text:p>
          </table:table-cell>
          <table:table-cell table:formula="of:=(RANDBETWEEN(100; 400) + RANDBETWEEN(0; ABS(IF([.$B78]&lt;26;[.$B78]; 52-[.$B78]))*30))*[Sheet2.E$2]" office:value-type="float" office:value="0.274" calcext:value-type="float">
            <text:p>0.274</text:p>
          </table:table-cell>
          <table:table-cell table:formula="of:=(RANDBETWEEN(100; 400) + RANDBETWEEN(0; ABS(IF([.$B78]&lt;26;[.$B78]; 52-[.$B78]))*30))*[Sheet2.F$2]" office:value-type="float" office:value="61.5" calcext:value-type="float">
            <text:p>61.5</text:p>
          </table:table-cell>
          <table:table-cell table:formula="of:=(RANDBETWEEN(100; 400) + RANDBETWEEN(0; ABS(IF([.$B78]&lt;26;[.$B78]; 52-[.$B78]))*30))*[Sheet2.G$2]" office:value-type="float" office:value="8.15" calcext:value-type="float">
            <text:p>8.15</text:p>
          </table:table-cell>
          <table:table-cell table:formula="of:=(RANDBETWEEN(100; 400) + RANDBETWEEN(0; ABS(IF([.$B78]&lt;26;[.$B78]; 52-[.$B78]))*30))*[Sheet2.H$2]" office:value-type="float" office:value="6.64" calcext:value-type="float">
            <text:p>6.64</text:p>
          </table:table-cell>
          <table:table-cell table:formula="of:=(RANDBETWEEN(100; 400) + RANDBETWEEN(0; ABS(IF([.$B78]&lt;26;[.$B78]; 52-[.$B78]))*30))*[Sheet2.I$2]"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NDBETWEEN(0; 65) + IF(RAND()&gt;0.95; 100; 0)" office:value-type="float" office:value="1" calcext:value-type="float">
            <text:p>1</text:p>
          </table:table-cell>
          <table:table-cell table:formula="of:=(RANDBETWEEN(100; 400) + RANDBETWEEN(0; ABS(IF([.$B79]&lt;26;[.$B79]; 52-[.$B79]))*30))*[Sheet2.D$2]" office:value-type="float" office:value="1038" calcext:value-type="float">
            <text:p>1038</text:p>
          </table:table-cell>
          <table:table-cell table:formula="of:=(RANDBETWEEN(100; 400) + RANDBETWEEN(0; ABS(IF([.$B79]&lt;26;[.$B79]; 52-[.$B79]))*30))*[Sheet2.E$2]" office:value-type="float" office:value="0.345" calcext:value-type="float">
            <text:p>0.345</text:p>
          </table:table-cell>
          <table:table-cell table:formula="of:=(RANDBETWEEN(100; 400) + RANDBETWEEN(0; ABS(IF([.$B79]&lt;26;[.$B79]; 52-[.$B79]))*30))*[Sheet2.F$2]" office:value-type="float" office:value="62.6" calcext:value-type="float">
            <text:p>62.6</text:p>
          </table:table-cell>
          <table:table-cell table:formula="of:=(RANDBETWEEN(100; 400) + RANDBETWEEN(0; ABS(IF([.$B79]&lt;26;[.$B79]; 52-[.$B79]))*30))*[Sheet2.G$2]" office:value-type="float" office:value="9.42" calcext:value-type="float">
            <text:p>9.42</text:p>
          </table:table-cell>
          <table:table-cell table:formula="of:=(RANDBETWEEN(100; 400) + RANDBETWEEN(0; ABS(IF([.$B79]&lt;26;[.$B79]; 52-[.$B79]))*30))*[Sheet2.H$2]" office:value-type="float" office:value="6.41" calcext:value-type="float">
            <text:p>6.41</text:p>
          </table:table-cell>
          <table:table-cell table:formula="of:=(RANDBETWEEN(100; 400) + RANDBETWEEN(0; ABS(IF([.$B79]&lt;26;[.$B79]; 52-[.$B79]))*30))*[Sheet2.I$2]" office:value-type="float" office:value="867" calcext:value-type="float">
            <text:p>86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80]&lt;26;[.$B80]; 52-[.$B80]))*30))*[Sheet2.D$2]" office:value-type="float" office:value="1652" calcext:value-type="float">
            <text:p>1652</text:p>
          </table:table-cell>
          <table:table-cell table:formula="of:=(RANDBETWEEN(100; 400) + RANDBETWEEN(0; ABS(IF([.$B80]&lt;26;[.$B80]; 52-[.$B80]))*30))*[Sheet2.E$2]" office:value-type="float" office:value="0.624" calcext:value-type="float">
            <text:p>0.624</text:p>
          </table:table-cell>
          <table:table-cell table:formula="of:=(RANDBETWEEN(100; 400) + RANDBETWEEN(0; ABS(IF([.$B80]&lt;26;[.$B80]; 52-[.$B80]))*30))*[Sheet2.F$2]" office:value-type="float" office:value="95.9" calcext:value-type="float">
            <text:p>95.9</text:p>
          </table:table-cell>
          <table:table-cell table:formula="of:=(RANDBETWEEN(100; 400) + RANDBETWEEN(0; ABS(IF([.$B80]&lt;26;[.$B80]; 52-[.$B80]))*30))*[Sheet2.G$2]" office:value-type="float" office:value="5.74" calcext:value-type="float">
            <text:p>5.74</text:p>
          </table:table-cell>
          <table:table-cell table:formula="of:=(RANDBETWEEN(100; 400) + RANDBETWEEN(0; ABS(IF([.$B80]&lt;26;[.$B80]; 52-[.$B80]))*30))*[Sheet2.H$2]" office:value-type="float" office:value="8.4" calcext:value-type="float">
            <text:p>8.4</text:p>
          </table:table-cell>
          <table:table-cell table:formula="of:=(RANDBETWEEN(100; 400) + RANDBETWEEN(0; ABS(IF([.$B80]&lt;26;[.$B80]; 52-[.$B80]))*30))*[Sheet2.I$2]"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81]&lt;26;[.$B81]; 52-[.$B81]))*30))*[Sheet2.D$2]" office:value-type="float" office:value="748" calcext:value-type="float">
            <text:p>748</text:p>
          </table:table-cell>
          <table:table-cell table:formula="of:=(RANDBETWEEN(100; 400) + RANDBETWEEN(0; ABS(IF([.$B81]&lt;26;[.$B81]; 52-[.$B81]))*30))*[Sheet2.E$2]" office:value-type="float" office:value="0.977" calcext:value-type="float">
            <text:p>0.977</text:p>
          </table:table-cell>
          <table:table-cell table:formula="of:=(RANDBETWEEN(100; 400) + RANDBETWEEN(0; ABS(IF([.$B81]&lt;26;[.$B81]; 52-[.$B81]))*30))*[Sheet2.F$2]" office:value-type="float" office:value="37" calcext:value-type="float">
            <text:p>37</text:p>
          </table:table-cell>
          <table:table-cell table:formula="of:=(RANDBETWEEN(100; 400) + RANDBETWEEN(0; ABS(IF([.$B81]&lt;26;[.$B81]; 52-[.$B81]))*30))*[Sheet2.G$2]" office:value-type="float" office:value="1.73" calcext:value-type="float">
            <text:p>1.73</text:p>
          </table:table-cell>
          <table:table-cell table:formula="of:=(RANDBETWEEN(100; 400) + RANDBETWEEN(0; ABS(IF([.$B81]&lt;26;[.$B81]; 52-[.$B81]))*30))*[Sheet2.H$2]" office:value-type="float" office:value="6.24" calcext:value-type="float">
            <text:p>6.24</text:p>
          </table:table-cell>
          <table:table-cell table:formula="of:=(RANDBETWEEN(100; 400) + RANDBETWEEN(0; ABS(IF([.$B81]&lt;26;[.$B81]; 52-[.$B81]))*30))*[Sheet2.I$2]"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NDBETWEEN(0; 65) + IF(RAND()&gt;0.95; 100; 0)" office:value-type="float" office:value="24" calcext:value-type="float">
            <text:p>24</text:p>
          </table:table-cell>
          <table:table-cell table:formula="of:=(RANDBETWEEN(100; 400) + RANDBETWEEN(0; ABS(IF([.$B82]&lt;26;[.$B82]; 52-[.$B82]))*30))*[Sheet2.D$2]" office:value-type="float" office:value="1176" calcext:value-type="float">
            <text:p>1176</text:p>
          </table:table-cell>
          <table:table-cell table:formula="of:=(RANDBETWEEN(100; 400) + RANDBETWEEN(0; ABS(IF([.$B82]&lt;26;[.$B82]; 52-[.$B82]))*30))*[Sheet2.E$2]" office:value-type="float" office:value="0.249" calcext:value-type="float">
            <text:p>0.249</text:p>
          </table:table-cell>
          <table:table-cell table:formula="of:=(RANDBETWEEN(100; 400) + RANDBETWEEN(0; ABS(IF([.$B82]&lt;26;[.$B82]; 52-[.$B82]))*30))*[Sheet2.F$2]" office:value-type="float" office:value="46.8" calcext:value-type="float">
            <text:p>46.8</text:p>
          </table:table-cell>
          <table:table-cell table:formula="of:=(RANDBETWEEN(100; 400) + RANDBETWEEN(0; ABS(IF([.$B82]&lt;26;[.$B82]; 52-[.$B82]))*30))*[Sheet2.G$2]" office:value-type="float" office:value="5.19" calcext:value-type="float">
            <text:p>5.19</text:p>
          </table:table-cell>
          <table:table-cell table:formula="of:=(RANDBETWEEN(100; 400) + RANDBETWEEN(0; ABS(IF([.$B82]&lt;26;[.$B82]; 52-[.$B82]))*30))*[Sheet2.H$2]" office:value-type="float" office:value="5.5" calcext:value-type="float">
            <text:p>5.5</text:p>
          </table:table-cell>
          <table:table-cell table:formula="of:=(RANDBETWEEN(100; 400) + RANDBETWEEN(0; ABS(IF([.$B82]&lt;26;[.$B82]; 52-[.$B82]))*30))*[Sheet2.I$2]" office:value-type="float" office:value="712" calcext:value-type="float">
            <text:p>71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NDBETWEEN(0; 65) + IF(RAND()&gt;0.95; 100; 0)" office:value-type="float" office:value="59" calcext:value-type="float">
            <text:p>59</text:p>
          </table:table-cell>
          <table:table-cell table:formula="of:=(RANDBETWEEN(100; 400) + RANDBETWEEN(0; ABS(IF([.$B83]&lt;26;[.$B83]; 52-[.$B83]))*30))*[Sheet2.D$2]" office:value-type="float" office:value="1312" calcext:value-type="float">
            <text:p>1312</text:p>
          </table:table-cell>
          <table:table-cell table:formula="of:=(RANDBETWEEN(100; 400) + RANDBETWEEN(0; ABS(IF([.$B83]&lt;26;[.$B83]; 52-[.$B83]))*30))*[Sheet2.E$2]" office:value-type="float" office:value="0.951" calcext:value-type="float">
            <text:p>0.951</text:p>
          </table:table-cell>
          <table:table-cell table:formula="of:=(RANDBETWEEN(100; 400) + RANDBETWEEN(0; ABS(IF([.$B83]&lt;26;[.$B83]; 52-[.$B83]))*30))*[Sheet2.F$2]" office:value-type="float" office:value="88.2" calcext:value-type="float">
            <text:p>88.2</text:p>
          </table:table-cell>
          <table:table-cell table:formula="of:=(RANDBETWEEN(100; 400) + RANDBETWEEN(0; ABS(IF([.$B83]&lt;26;[.$B83]; 52-[.$B83]))*30))*[Sheet2.G$2]" office:value-type="float" office:value="2.26" calcext:value-type="float">
            <text:p>2.26</text:p>
          </table:table-cell>
          <table:table-cell table:formula="of:=(RANDBETWEEN(100; 400) + RANDBETWEEN(0; ABS(IF([.$B83]&lt;26;[.$B83]; 52-[.$B83]))*30))*[Sheet2.H$2]" office:value-type="float" office:value="7.15" calcext:value-type="float">
            <text:p>7.15</text:p>
          </table:table-cell>
          <table:table-cell table:formula="of:=(RANDBETWEEN(100; 400) + RANDBETWEEN(0; ABS(IF([.$B83]&lt;26;[.$B83]; 52-[.$B83]))*30))*[Sheet2.I$2]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NDBETWEEN(0; 65) + IF(RAND()&gt;0.95; 100; 0)" office:value-type="float" office:value="34" calcext:value-type="float">
            <text:p>34</text:p>
          </table:table-cell>
          <table:table-cell table:formula="of:=(RANDBETWEEN(100; 400) + RANDBETWEEN(0; ABS(IF([.$B84]&lt;26;[.$B84]; 52-[.$B84]))*30))*[Sheet2.D$2]" office:value-type="float" office:value="1452" calcext:value-type="float">
            <text:p>1452</text:p>
          </table:table-cell>
          <table:table-cell table:formula="of:=(RANDBETWEEN(100; 400) + RANDBETWEEN(0; ABS(IF([.$B84]&lt;26;[.$B84]; 52-[.$B84]))*30))*[Sheet2.E$2]" office:value-type="float" office:value="0.614" calcext:value-type="float">
            <text:p>0.614</text:p>
          </table:table-cell>
          <table:table-cell table:formula="of:=(RANDBETWEEN(100; 400) + RANDBETWEEN(0; ABS(IF([.$B84]&lt;26;[.$B84]; 52-[.$B84]))*30))*[Sheet2.F$2]" office:value-type="float" office:value="46.1" calcext:value-type="float">
            <text:p>46.1</text:p>
          </table:table-cell>
          <table:table-cell table:formula="of:=(RANDBETWEEN(100; 400) + RANDBETWEEN(0; ABS(IF([.$B84]&lt;26;[.$B84]; 52-[.$B84]))*30))*[Sheet2.G$2]" office:value-type="float" office:value="2.76" calcext:value-type="float">
            <text:p>2.76</text:p>
          </table:table-cell>
          <table:table-cell table:formula="of:=(RANDBETWEEN(100; 400) + RANDBETWEEN(0; ABS(IF([.$B84]&lt;26;[.$B84]; 52-[.$B84]))*30))*[Sheet2.H$2]" office:value-type="float" office:value="6.76" calcext:value-type="float">
            <text:p>6.76</text:p>
          </table:table-cell>
          <table:table-cell table:formula="of:=(RANDBETWEEN(100; 400) + RANDBETWEEN(0; ABS(IF([.$B84]&lt;26;[.$B84]; 52-[.$B84]))*30))*[Sheet2.I$2]"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ANDBETWEEN(0; 65) + IF(RAND()&gt;0.95; 100; 0)" office:value-type="float" office:value="48" calcext:value-type="float">
            <text:p>48</text:p>
          </table:table-cell>
          <table:table-cell table:formula="of:=(RANDBETWEEN(100; 400) + RANDBETWEEN(0; ABS(IF([.$B85]&lt;26;[.$B85]; 52-[.$B85]))*30))*[Sheet2.D$2]" office:value-type="float" office:value="360" calcext:value-type="float">
            <text:p>360</text:p>
          </table:table-cell>
          <table:table-cell table:formula="of:=(RANDBETWEEN(100; 400) + RANDBETWEEN(0; ABS(IF([.$B85]&lt;26;[.$B85]; 52-[.$B85]))*30))*[Sheet2.E$2]" office:value-type="float" office:value="0.393" calcext:value-type="float">
            <text:p>0.393</text:p>
          </table:table-cell>
          <table:table-cell table:formula="of:=(RANDBETWEEN(100; 400) + RANDBETWEEN(0; ABS(IF([.$B85]&lt;26;[.$B85]; 52-[.$B85]))*30))*[Sheet2.F$2]" office:value-type="float" office:value="45.3" calcext:value-type="float">
            <text:p>45.3</text:p>
          </table:table-cell>
          <table:table-cell table:formula="of:=(RANDBETWEEN(100; 400) + RANDBETWEEN(0; ABS(IF([.$B85]&lt;26;[.$B85]; 52-[.$B85]))*30))*[Sheet2.G$2]" office:value-type="float" office:value="8.04" calcext:value-type="float">
            <text:p>8.04</text:p>
          </table:table-cell>
          <table:table-cell table:formula="of:=(RANDBETWEEN(100; 400) + RANDBETWEEN(0; ABS(IF([.$B85]&lt;26;[.$B85]; 52-[.$B85]))*30))*[Sheet2.H$2]" office:value-type="float" office:value="4.82" calcext:value-type="float">
            <text:p>4.82</text:p>
          </table:table-cell>
          <table:table-cell table:formula="of:=(RANDBETWEEN(100; 400) + RANDBETWEEN(0; ABS(IF([.$B85]&lt;26;[.$B85]; 52-[.$B85]))*30))*[Sheet2.I$2]"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86]&lt;26;[.$B86]; 52-[.$B86]))*30))*[Sheet2.D$2]" office:value-type="float" office:value="1378" calcext:value-type="float">
            <text:p>1378</text:p>
          </table:table-cell>
          <table:table-cell table:formula="of:=(RANDBETWEEN(100; 400) + RANDBETWEEN(0; ABS(IF([.$B86]&lt;26;[.$B86]; 52-[.$B86]))*30))*[Sheet2.E$2]" office:value-type="float" office:value="0.665" calcext:value-type="float">
            <text:p>0.665</text:p>
          </table:table-cell>
          <table:table-cell table:formula="of:=(RANDBETWEEN(100; 400) + RANDBETWEEN(0; ABS(IF([.$B86]&lt;26;[.$B86]; 52-[.$B86]))*30))*[Sheet2.F$2]" office:value-type="float" office:value="27.5" calcext:value-type="float">
            <text:p>27.5</text:p>
          </table:table-cell>
          <table:table-cell table:formula="of:=(RANDBETWEEN(100; 400) + RANDBETWEEN(0; ABS(IF([.$B86]&lt;26;[.$B86]; 52-[.$B86]))*30))*[Sheet2.G$2]" office:value-type="float" office:value="3.87" calcext:value-type="float">
            <text:p>3.87</text:p>
          </table:table-cell>
          <table:table-cell table:formula="of:=(RANDBETWEEN(100; 400) + RANDBETWEEN(0; ABS(IF([.$B86]&lt;26;[.$B86]; 52-[.$B86]))*30))*[Sheet2.H$2]" office:value-type="float" office:value="5.96" calcext:value-type="float">
            <text:p>5.96</text:p>
          </table:table-cell>
          <table:table-cell table:formula="of:=(RANDBETWEEN(100; 400) + RANDBETWEEN(0; ABS(IF([.$B86]&lt;26;[.$B86]; 52-[.$B86]))*30))*[Sheet2.I$2]"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ANDBETWEEN(0; 65) + IF(RAND()&gt;0.95; 100; 0)" office:value-type="float" office:value="34" calcext:value-type="float">
            <text:p>34</text:p>
          </table:table-cell>
          <table:table-cell table:formula="of:=(RANDBETWEEN(100; 400) + RANDBETWEEN(0; ABS(IF([.$B87]&lt;26;[.$B87]; 52-[.$B87]))*30))*[Sheet2.D$2]" office:value-type="float" office:value="1332" calcext:value-type="float">
            <text:p>1332</text:p>
          </table:table-cell>
          <table:table-cell table:formula="of:=(RANDBETWEEN(100; 400) + RANDBETWEEN(0; ABS(IF([.$B87]&lt;26;[.$B87]; 52-[.$B87]))*30))*[Sheet2.E$2]" office:value-type="float" office:value="0.239" calcext:value-type="float">
            <text:p>0.239</text:p>
          </table:table-cell>
          <table:table-cell table:formula="of:=(RANDBETWEEN(100; 400) + RANDBETWEEN(0; ABS(IF([.$B87]&lt;26;[.$B87]; 52-[.$B87]))*30))*[Sheet2.F$2]" office:value-type="float" office:value="41.8" calcext:value-type="float">
            <text:p>41.8</text:p>
          </table:table-cell>
          <table:table-cell table:formula="of:=(RANDBETWEEN(100; 400) + RANDBETWEEN(0; ABS(IF([.$B87]&lt;26;[.$B87]; 52-[.$B87]))*30))*[Sheet2.G$2]" office:value-type="float" office:value="3.43" calcext:value-type="float">
            <text:p>3.43</text:p>
          </table:table-cell>
          <table:table-cell table:formula="of:=(RANDBETWEEN(100; 400) + RANDBETWEEN(0; ABS(IF([.$B87]&lt;26;[.$B87]; 52-[.$B87]))*30))*[Sheet2.H$2]" office:value-type="float" office:value="2.83" calcext:value-type="float">
            <text:p>2.83</text:p>
          </table:table-cell>
          <table:table-cell table:formula="of:=(RANDBETWEEN(100; 400) + RANDBETWEEN(0; ABS(IF([.$B87]&lt;26;[.$B87]; 52-[.$B87]))*30))*[Sheet2.I$2]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88]&lt;26;[.$B88]; 52-[.$B88]))*30))*[Sheet2.D$2]" office:value-type="float" office:value="736" calcext:value-type="float">
            <text:p>736</text:p>
          </table:table-cell>
          <table:table-cell table:formula="of:=(RANDBETWEEN(100; 400) + RANDBETWEEN(0; ABS(IF([.$B88]&lt;26;[.$B88]; 52-[.$B88]))*30))*[Sheet2.E$2]" office:value-type="float" office:value="0.61" calcext:value-type="float">
            <text:p>0.61</text:p>
          </table:table-cell>
          <table:table-cell table:formula="of:=(RANDBETWEEN(100; 400) + RANDBETWEEN(0; ABS(IF([.$B88]&lt;26;[.$B88]; 52-[.$B88]))*30))*[Sheet2.F$2]" office:value-type="float" office:value="35" calcext:value-type="float">
            <text:p>35</text:p>
          </table:table-cell>
          <table:table-cell table:formula="of:=(RANDBETWEEN(100; 400) + RANDBETWEEN(0; ABS(IF([.$B88]&lt;26;[.$B88]; 52-[.$B88]))*30))*[Sheet2.G$2]" office:value-type="float" office:value="2.24" calcext:value-type="float">
            <text:p>2.24</text:p>
          </table:table-cell>
          <table:table-cell table:formula="of:=(RANDBETWEEN(100; 400) + RANDBETWEEN(0; ABS(IF([.$B88]&lt;26;[.$B88]; 52-[.$B88]))*30))*[Sheet2.H$2]" office:value-type="float" office:value="6.35" calcext:value-type="float">
            <text:p>6.35</text:p>
          </table:table-cell>
          <table:table-cell table:formula="of:=(RANDBETWEEN(100; 400) + RANDBETWEEN(0; ABS(IF([.$B88]&lt;26;[.$B88]; 52-[.$B88]))*30))*[Sheet2.I$2]"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89]&lt;26;[.$B89]; 52-[.$B89]))*30))*[Sheet2.D$2]" office:value-type="float" office:value="850" calcext:value-type="float">
            <text:p>850</text:p>
          </table:table-cell>
          <table:table-cell table:formula="of:=(RANDBETWEEN(100; 400) + RANDBETWEEN(0; ABS(IF([.$B89]&lt;26;[.$B89]; 52-[.$B89]))*30))*[Sheet2.E$2]" office:value-type="float" office:value="0.466" calcext:value-type="float">
            <text:p>0.466</text:p>
          </table:table-cell>
          <table:table-cell table:formula="of:=(RANDBETWEEN(100; 400) + RANDBETWEEN(0; ABS(IF([.$B89]&lt;26;[.$B89]; 52-[.$B89]))*30))*[Sheet2.F$2]" office:value-type="float" office:value="22.8" calcext:value-type="float">
            <text:p>22.8</text:p>
          </table:table-cell>
          <table:table-cell table:formula="of:=(RANDBETWEEN(100; 400) + RANDBETWEEN(0; ABS(IF([.$B89]&lt;26;[.$B89]; 52-[.$B89]))*30))*[Sheet2.G$2]" office:value-type="float" office:value="1.76" calcext:value-type="float">
            <text:p>1.76</text:p>
          </table:table-cell>
          <table:table-cell table:formula="of:=(RANDBETWEEN(100; 400) + RANDBETWEEN(0; ABS(IF([.$B89]&lt;26;[.$B89]; 52-[.$B89]))*30))*[Sheet2.H$2]" office:value-type="float" office:value="4.67" calcext:value-type="float">
            <text:p>4.67</text:p>
          </table:table-cell>
          <table:table-cell table:formula="of:=(RANDBETWEEN(100; 400) + RANDBETWEEN(0; ABS(IF([.$B89]&lt;26;[.$B89]; 52-[.$B89]))*30))*[Sheet2.I$2]"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ANDBETWEEN(0; 65) + IF(RAND()&gt;0.95; 100; 0)" office:value-type="float" office:value="51" calcext:value-type="float">
            <text:p>51</text:p>
          </table:table-cell>
          <table:table-cell table:formula="of:=(RANDBETWEEN(100; 400) + RANDBETWEEN(0; ABS(IF([.$B90]&lt;26;[.$B90]; 52-[.$B90]))*30))*[Sheet2.D$2]" office:value-type="float" office:value="1436" calcext:value-type="float">
            <text:p>1436</text:p>
          </table:table-cell>
          <table:table-cell table:formula="of:=(RANDBETWEEN(100; 400) + RANDBETWEEN(0; ABS(IF([.$B90]&lt;26;[.$B90]; 52-[.$B90]))*30))*[Sheet2.E$2]" office:value-type="float" office:value="0.63" calcext:value-type="float">
            <text:p>0.63</text:p>
          </table:table-cell>
          <table:table-cell table:formula="of:=(RANDBETWEEN(100; 400) + RANDBETWEEN(0; ABS(IF([.$B90]&lt;26;[.$B90]; 52-[.$B90]))*30))*[Sheet2.F$2]" office:value-type="float" office:value="61" calcext:value-type="float">
            <text:p>61</text:p>
          </table:table-cell>
          <table:table-cell table:formula="of:=(RANDBETWEEN(100; 400) + RANDBETWEEN(0; ABS(IF([.$B90]&lt;26;[.$B90]; 52-[.$B90]))*30))*[Sheet2.G$2]" office:value-type="float" office:value="2.92" calcext:value-type="float">
            <text:p>2.92</text:p>
          </table:table-cell>
          <table:table-cell table:formula="of:=(RANDBETWEEN(100; 400) + RANDBETWEEN(0; ABS(IF([.$B90]&lt;26;[.$B90]; 52-[.$B90]))*30))*[Sheet2.H$2]" office:value-type="float" office:value="5.23" calcext:value-type="float">
            <text:p>5.23</text:p>
          </table:table-cell>
          <table:table-cell table:formula="of:=(RANDBETWEEN(100; 400) + RANDBETWEEN(0; ABS(IF([.$B90]&lt;26;[.$B90]; 52-[.$B90]))*30))*[Sheet2.I$2]"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ANDBETWEEN(0; 65) + IF(RAND()&gt;0.95; 100; 0)" office:value-type="float" office:value="51" calcext:value-type="float">
            <text:p>51</text:p>
          </table:table-cell>
          <table:table-cell table:formula="of:=(RANDBETWEEN(100; 400) + RANDBETWEEN(0; ABS(IF([.$B91]&lt;26;[.$B91]; 52-[.$B91]))*30))*[Sheet2.D$2]" office:value-type="float" office:value="448" calcext:value-type="float">
            <text:p>448</text:p>
          </table:table-cell>
          <table:table-cell table:formula="of:=(RANDBETWEEN(100; 400) + RANDBETWEEN(0; ABS(IF([.$B91]&lt;26;[.$B91]; 52-[.$B91]))*30))*[Sheet2.E$2]" office:value-type="float" office:value="0.319" calcext:value-type="float">
            <text:p>0.319</text:p>
          </table:table-cell>
          <table:table-cell table:formula="of:=(RANDBETWEEN(100; 400) + RANDBETWEEN(0; ABS(IF([.$B91]&lt;26;[.$B91]; 52-[.$B91]))*30))*[Sheet2.F$2]" office:value-type="float" office:value="46.3" calcext:value-type="float">
            <text:p>46.3</text:p>
          </table:table-cell>
          <table:table-cell table:formula="of:=(RANDBETWEEN(100; 400) + RANDBETWEEN(0; ABS(IF([.$B91]&lt;26;[.$B91]; 52-[.$B91]))*30))*[Sheet2.G$2]" office:value-type="float" office:value="3.69" calcext:value-type="float">
            <text:p>3.69</text:p>
          </table:table-cell>
          <table:table-cell table:formula="of:=(RANDBETWEEN(100; 400) + RANDBETWEEN(0; ABS(IF([.$B91]&lt;26;[.$B91]; 52-[.$B91]))*30))*[Sheet2.H$2]" office:value-type="float" office:value="2.88" calcext:value-type="float">
            <text:p>2.88</text:p>
          </table:table-cell>
          <table:table-cell table:formula="of:=(RANDBETWEEN(100; 400) + RANDBETWEEN(0; ABS(IF([.$B91]&lt;26;[.$B91]; 52-[.$B91]))*30))*[Sheet2.I$2]"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ANDBETWEEN(0; 65) + IF(RAND()&gt;0.95; 100; 0)" office:value-type="float" office:value="13" calcext:value-type="float">
            <text:p>13</text:p>
          </table:table-cell>
          <table:table-cell table:formula="of:=(RANDBETWEEN(100; 400) + RANDBETWEEN(0; ABS(IF([.$B92]&lt;26;[.$B92]; 52-[.$B92]))*30))*[Sheet2.D$2]" office:value-type="float" office:value="348" calcext:value-type="float">
            <text:p>348</text:p>
          </table:table-cell>
          <table:table-cell table:formula="of:=(RANDBETWEEN(100; 400) + RANDBETWEEN(0; ABS(IF([.$B92]&lt;26;[.$B92]; 52-[.$B92]))*30))*[Sheet2.E$2]" office:value-type="float" office:value="0.666" calcext:value-type="float">
            <text:p>0.666</text:p>
          </table:table-cell>
          <table:table-cell table:formula="of:=(RANDBETWEEN(100; 400) + RANDBETWEEN(0; ABS(IF([.$B92]&lt;26;[.$B92]; 52-[.$B92]))*30))*[Sheet2.F$2]" office:value-type="float" office:value="55.3" calcext:value-type="float">
            <text:p>55.3</text:p>
          </table:table-cell>
          <table:table-cell table:formula="of:=(RANDBETWEEN(100; 400) + RANDBETWEEN(0; ABS(IF([.$B92]&lt;26;[.$B92]; 52-[.$B92]))*30))*[Sheet2.G$2]" office:value-type="float" office:value="2.99" calcext:value-type="float">
            <text:p>2.99</text:p>
          </table:table-cell>
          <table:table-cell table:formula="of:=(RANDBETWEEN(100; 400) + RANDBETWEEN(0; ABS(IF([.$B92]&lt;26;[.$B92]; 52-[.$B92]))*30))*[Sheet2.H$2]" office:value-type="float" office:value="3.59" calcext:value-type="float">
            <text:p>3.59</text:p>
          </table:table-cell>
          <table:table-cell table:formula="of:=(RANDBETWEEN(100; 400) + RANDBETWEEN(0; ABS(IF([.$B92]&lt;26;[.$B92]; 52-[.$B92]))*30))*[Sheet2.I$2]" office:value-type="float" office:value="594" calcext:value-type="float">
            <text:p>59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ANDBETWEEN(0; 65) + IF(RAND()&gt;0.95; 100; 0)" office:value-type="float" office:value="35" calcext:value-type="float">
            <text:p>35</text:p>
          </table:table-cell>
          <table:table-cell table:formula="of:=(RANDBETWEEN(100; 400) + RANDBETWEEN(0; ABS(IF([.$B93]&lt;26;[.$B93]; 52-[.$B93]))*30))*[Sheet2.D$2]" office:value-type="float" office:value="1082" calcext:value-type="float">
            <text:p>1082</text:p>
          </table:table-cell>
          <table:table-cell table:formula="of:=(RANDBETWEEN(100; 400) + RANDBETWEEN(0; ABS(IF([.$B93]&lt;26;[.$B93]; 52-[.$B93]))*30))*[Sheet2.E$2]" office:value-type="float" office:value="0.593" calcext:value-type="float">
            <text:p>0.593</text:p>
          </table:table-cell>
          <table:table-cell table:formula="of:=(RANDBETWEEN(100; 400) + RANDBETWEEN(0; ABS(IF([.$B93]&lt;26;[.$B93]; 52-[.$B93]))*30))*[Sheet2.F$2]" office:value-type="float" office:value="27" calcext:value-type="float">
            <text:p>27</text:p>
          </table:table-cell>
          <table:table-cell table:formula="of:=(RANDBETWEEN(100; 400) + RANDBETWEEN(0; ABS(IF([.$B93]&lt;26;[.$B93]; 52-[.$B93]))*30))*[Sheet2.G$2]" office:value-type="float" office:value="3.58" calcext:value-type="float">
            <text:p>3.58</text:p>
          </table:table-cell>
          <table:table-cell table:formula="of:=(RANDBETWEEN(100; 400) + RANDBETWEEN(0; ABS(IF([.$B93]&lt;26;[.$B93]; 52-[.$B93]))*30))*[Sheet2.H$2]" office:value-type="float" office:value="5.2" calcext:value-type="float">
            <text:p>5.2</text:p>
          </table:table-cell>
          <table:table-cell table:formula="of:=(RANDBETWEEN(100; 400) + RANDBETWEEN(0; ABS(IF([.$B93]&lt;26;[.$B93]; 52-[.$B93]))*30))*[Sheet2.I$2]"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94]&lt;26;[.$B94]; 52-[.$B94]))*30))*[Sheet2.D$2]" office:value-type="float" office:value="1368" calcext:value-type="float">
            <text:p>1368</text:p>
          </table:table-cell>
          <table:table-cell table:formula="of:=(RANDBETWEEN(100; 400) + RANDBETWEEN(0; ABS(IF([.$B94]&lt;26;[.$B94]; 52-[.$B94]))*30))*[Sheet2.E$2]" office:value-type="float" office:value="0.536" calcext:value-type="float">
            <text:p>0.536</text:p>
          </table:table-cell>
          <table:table-cell table:formula="of:=(RANDBETWEEN(100; 400) + RANDBETWEEN(0; ABS(IF([.$B94]&lt;26;[.$B94]; 52-[.$B94]))*30))*[Sheet2.F$2]" office:value-type="float" office:value="15.9" calcext:value-type="float">
            <text:p>15.9</text:p>
          </table:table-cell>
          <table:table-cell table:formula="of:=(RANDBETWEEN(100; 400) + RANDBETWEEN(0; ABS(IF([.$B94]&lt;26;[.$B94]; 52-[.$B94]))*30))*[Sheet2.G$2]" office:value-type="float" office:value="5.07" calcext:value-type="float">
            <text:p>5.07</text:p>
          </table:table-cell>
          <table:table-cell table:formula="of:=(RANDBETWEEN(100; 400) + RANDBETWEEN(0; ABS(IF([.$B94]&lt;26;[.$B94]; 52-[.$B94]))*30))*[Sheet2.H$2]" office:value-type="float" office:value="4.98" calcext:value-type="float">
            <text:p>4.98</text:p>
          </table:table-cell>
          <table:table-cell table:formula="of:=(RANDBETWEEN(100; 400) + RANDBETWEEN(0; ABS(IF([.$B94]&lt;26;[.$B94]; 52-[.$B94]))*30))*[Sheet2.I$2]"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ANDBETWEEN(0; 65) + IF(RAND()&gt;0.95; 100; 0)" office:value-type="float" office:value="20" calcext:value-type="float">
            <text:p>20</text:p>
          </table:table-cell>
          <table:table-cell table:formula="of:=(RANDBETWEEN(100; 400) + RANDBETWEEN(0; ABS(IF([.$B95]&lt;26;[.$B95]; 52-[.$B95]))*30))*[Sheet2.D$2]" office:value-type="float" office:value="1220" calcext:value-type="float">
            <text:p>1220</text:p>
          </table:table-cell>
          <table:table-cell table:formula="of:=(RANDBETWEEN(100; 400) + RANDBETWEEN(0; ABS(IF([.$B95]&lt;26;[.$B95]; 52-[.$B95]))*30))*[Sheet2.E$2]" office:value-type="float" office:value="0.526" calcext:value-type="float">
            <text:p>0.526</text:p>
          </table:table-cell>
          <table:table-cell table:formula="of:=(RANDBETWEEN(100; 400) + RANDBETWEEN(0; ABS(IF([.$B95]&lt;26;[.$B95]; 52-[.$B95]))*30))*[Sheet2.F$2]" office:value-type="float" office:value="54" calcext:value-type="float">
            <text:p>54</text:p>
          </table:table-cell>
          <table:table-cell table:formula="of:=(RANDBETWEEN(100; 400) + RANDBETWEEN(0; ABS(IF([.$B95]&lt;26;[.$B95]; 52-[.$B95]))*30))*[Sheet2.G$2]" office:value-type="float" office:value="4.87" calcext:value-type="float">
            <text:p>4.87</text:p>
          </table:table-cell>
          <table:table-cell table:formula="of:=(RANDBETWEEN(100; 400) + RANDBETWEEN(0; ABS(IF([.$B95]&lt;26;[.$B95]; 52-[.$B95]))*30))*[Sheet2.H$2]" office:value-type="float" office:value="5.54" calcext:value-type="float">
            <text:p>5.54</text:p>
          </table:table-cell>
          <table:table-cell table:formula="of:=(RANDBETWEEN(100; 400) + RANDBETWEEN(0; ABS(IF([.$B95]&lt;26;[.$B95]; 52-[.$B95]))*30))*[Sheet2.I$2]"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ANDBETWEEN(0; 65) + IF(RAND()&gt;0.95; 100; 0)" office:value-type="float" office:value="13" calcext:value-type="float">
            <text:p>13</text:p>
          </table:table-cell>
          <table:table-cell table:formula="of:=(RANDBETWEEN(100; 400) + RANDBETWEEN(0; ABS(IF([.$B96]&lt;26;[.$B96]; 52-[.$B96]))*30))*[Sheet2.D$2]" office:value-type="float" office:value="790" calcext:value-type="float">
            <text:p>790</text:p>
          </table:table-cell>
          <table:table-cell table:formula="of:=(RANDBETWEEN(100; 400) + RANDBETWEEN(0; ABS(IF([.$B96]&lt;26;[.$B96]; 52-[.$B96]))*30))*[Sheet2.E$2]" office:value-type="float" office:value="0.368" calcext:value-type="float">
            <text:p>0.368</text:p>
          </table:table-cell>
          <table:table-cell table:formula="of:=(RANDBETWEEN(100; 400) + RANDBETWEEN(0; ABS(IF([.$B96]&lt;26;[.$B96]; 52-[.$B96]))*30))*[Sheet2.F$2]" office:value-type="float" office:value="43.8" calcext:value-type="float">
            <text:p>43.8</text:p>
          </table:table-cell>
          <table:table-cell table:formula="of:=(RANDBETWEEN(100; 400) + RANDBETWEEN(0; ABS(IF([.$B96]&lt;26;[.$B96]; 52-[.$B96]))*30))*[Sheet2.G$2]" office:value-type="float" office:value="2.71" calcext:value-type="float">
            <text:p>2.71</text:p>
          </table:table-cell>
          <table:table-cell table:formula="of:=(RANDBETWEEN(100; 400) + RANDBETWEEN(0; ABS(IF([.$B96]&lt;26;[.$B96]; 52-[.$B96]))*30))*[Sheet2.H$2]" office:value-type="float" office:value="1.57" calcext:value-type="float">
            <text:p>1.57</text:p>
          </table:table-cell>
          <table:table-cell table:formula="of:=(RANDBETWEEN(100; 400) + RANDBETWEEN(0; ABS(IF([.$B96]&lt;26;[.$B96]; 52-[.$B96]))*30))*[Sheet2.I$2]"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ANDBETWEEN(0; 65) + IF(RAND()&gt;0.95; 100; 0)" office:value-type="float" office:value="159" calcext:value-type="float">
            <text:p>159</text:p>
          </table:table-cell>
          <table:table-cell table:formula="of:=(RANDBETWEEN(100; 400) + RANDBETWEEN(0; ABS(IF([.$B97]&lt;26;[.$B97]; 52-[.$B97]))*30))*[Sheet2.D$2]" office:value-type="float" office:value="968" calcext:value-type="float">
            <text:p>968</text:p>
          </table:table-cell>
          <table:table-cell table:formula="of:=(RANDBETWEEN(100; 400) + RANDBETWEEN(0; ABS(IF([.$B97]&lt;26;[.$B97]; 52-[.$B97]))*30))*[Sheet2.E$2]" office:value-type="float" office:value="0.191" calcext:value-type="float">
            <text:p>0.191</text:p>
          </table:table-cell>
          <table:table-cell table:formula="of:=(RANDBETWEEN(100; 400) + RANDBETWEEN(0; ABS(IF([.$B97]&lt;26;[.$B97]; 52-[.$B97]))*30))*[Sheet2.F$2]" office:value-type="float" office:value="35.3" calcext:value-type="float">
            <text:p>35.3</text:p>
          </table:table-cell>
          <table:table-cell table:formula="of:=(RANDBETWEEN(100; 400) + RANDBETWEEN(0; ABS(IF([.$B97]&lt;26;[.$B97]; 52-[.$B97]))*30))*[Sheet2.G$2]" office:value-type="float" office:value="1.48" calcext:value-type="float">
            <text:p>1.48</text:p>
          </table:table-cell>
          <table:table-cell table:formula="of:=(RANDBETWEEN(100; 400) + RANDBETWEEN(0; ABS(IF([.$B97]&lt;26;[.$B97]; 52-[.$B97]))*30))*[Sheet2.H$2]" office:value-type="float" office:value="3.15" calcext:value-type="float">
            <text:p>3.15</text:p>
          </table:table-cell>
          <table:table-cell table:formula="of:=(RANDBETWEEN(100; 400) + RANDBETWEEN(0; ABS(IF([.$B97]&lt;26;[.$B97]; 52-[.$B97]))*30))*[Sheet2.I$2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ANDBETWEEN(0; 65) + IF(RAND()&gt;0.95; 100; 0)" office:value-type="float" office:value="64" calcext:value-type="float">
            <text:p>64</text:p>
          </table:table-cell>
          <table:table-cell table:formula="of:=(RANDBETWEEN(100; 400) + RANDBETWEEN(0; ABS(IF([.$B98]&lt;26;[.$B98]; 52-[.$B98]))*30))*[Sheet2.D$2]" office:value-type="float" office:value="464" calcext:value-type="float">
            <text:p>464</text:p>
          </table:table-cell>
          <table:table-cell table:formula="of:=(RANDBETWEEN(100; 400) + RANDBETWEEN(0; ABS(IF([.$B98]&lt;26;[.$B98]; 52-[.$B98]))*30))*[Sheet2.E$2]" office:value-type="float" office:value="0.416" calcext:value-type="float">
            <text:p>0.416</text:p>
          </table:table-cell>
          <table:table-cell table:formula="of:=(RANDBETWEEN(100; 400) + RANDBETWEEN(0; ABS(IF([.$B98]&lt;26;[.$B98]; 52-[.$B98]))*30))*[Sheet2.F$2]" office:value-type="float" office:value="22.1" calcext:value-type="float">
            <text:p>22.1</text:p>
          </table:table-cell>
          <table:table-cell table:formula="of:=(RANDBETWEEN(100; 400) + RANDBETWEEN(0; ABS(IF([.$B98]&lt;26;[.$B98]; 52-[.$B98]))*30))*[Sheet2.G$2]" office:value-type="float" office:value="5.79" calcext:value-type="float">
            <text:p>5.79</text:p>
          </table:table-cell>
          <table:table-cell table:formula="of:=(RANDBETWEEN(100; 400) + RANDBETWEEN(0; ABS(IF([.$B98]&lt;26;[.$B98]; 52-[.$B98]))*30))*[Sheet2.H$2]" office:value-type="float" office:value="3.59" calcext:value-type="float">
            <text:p>3.59</text:p>
          </table:table-cell>
          <table:table-cell table:formula="of:=(RANDBETWEEN(100; 400) + RANDBETWEEN(0; ABS(IF([.$B98]&lt;26;[.$B98]; 52-[.$B98]))*30))*[Sheet2.I$2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99]&lt;26;[.$B99]; 52-[.$B99]))*30))*[Sheet2.D$2]" office:value-type="float" office:value="782" calcext:value-type="float">
            <text:p>782</text:p>
          </table:table-cell>
          <table:table-cell table:formula="of:=(RANDBETWEEN(100; 400) + RANDBETWEEN(0; ABS(IF([.$B99]&lt;26;[.$B99]; 52-[.$B99]))*30))*[Sheet2.E$2]" office:value-type="float" office:value="0.455" calcext:value-type="float">
            <text:p>0.455</text:p>
          </table:table-cell>
          <table:table-cell table:formula="of:=(RANDBETWEEN(100; 400) + RANDBETWEEN(0; ABS(IF([.$B99]&lt;26;[.$B99]; 52-[.$B99]))*30))*[Sheet2.F$2]" office:value-type="float" office:value="31.8" calcext:value-type="float">
            <text:p>31.8</text:p>
          </table:table-cell>
          <table:table-cell table:formula="of:=(RANDBETWEEN(100; 400) + RANDBETWEEN(0; ABS(IF([.$B99]&lt;26;[.$B99]; 52-[.$B99]))*30))*[Sheet2.G$2]" office:value-type="float" office:value="4.85" calcext:value-type="float">
            <text:p>4.85</text:p>
          </table:table-cell>
          <table:table-cell table:formula="of:=(RANDBETWEEN(100; 400) + RANDBETWEEN(0; ABS(IF([.$B99]&lt;26;[.$B99]; 52-[.$B99]))*30))*[Sheet2.H$2]" office:value-type="float" office:value="3.59" calcext:value-type="float">
            <text:p>3.59</text:p>
          </table:table-cell>
          <table:table-cell table:formula="of:=(RANDBETWEEN(100; 400) + RANDBETWEEN(0; ABS(IF([.$B99]&lt;26;[.$B99]; 52-[.$B99]))*30))*[Sheet2.I$2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ANDBETWEEN(0; 65) + IF(RAND()&gt;0.95; 100; 0)" office:value-type="float" office:value="59" calcext:value-type="float">
            <text:p>59</text:p>
          </table:table-cell>
          <table:table-cell table:formula="of:=(RANDBETWEEN(100; 400) + RANDBETWEEN(0; ABS(IF([.$B100]&lt;26;[.$B100]; 52-[.$B100]))*30))*[Sheet2.D$2]" office:value-type="float" office:value="1050" calcext:value-type="float">
            <text:p>1050</text:p>
          </table:table-cell>
          <table:table-cell table:formula="of:=(RANDBETWEEN(100; 400) + RANDBETWEEN(0; ABS(IF([.$B100]&lt;26;[.$B100]; 52-[.$B100]))*30))*[Sheet2.E$2]" office:value-type="float" office:value="0.532" calcext:value-type="float">
            <text:p>0.532</text:p>
          </table:table-cell>
          <table:table-cell table:formula="of:=(RANDBETWEEN(100; 400) + RANDBETWEEN(0; ABS(IF([.$B100]&lt;26;[.$B100]; 52-[.$B100]))*30))*[Sheet2.F$2]" office:value-type="float" office:value="43" calcext:value-type="float">
            <text:p>43</text:p>
          </table:table-cell>
          <table:table-cell table:formula="of:=(RANDBETWEEN(100; 400) + RANDBETWEEN(0; ABS(IF([.$B100]&lt;26;[.$B100]; 52-[.$B100]))*30))*[Sheet2.G$2]" office:value-type="float" office:value="4.88" calcext:value-type="float">
            <text:p>4.88</text:p>
          </table:table-cell>
          <table:table-cell table:formula="of:=(RANDBETWEEN(100; 400) + RANDBETWEEN(0; ABS(IF([.$B100]&lt;26;[.$B100]; 52-[.$B100]))*30))*[Sheet2.H$2]" office:value-type="float" office:value="3.51" calcext:value-type="float">
            <text:p>3.51</text:p>
          </table:table-cell>
          <table:table-cell table:formula="of:=(RANDBETWEEN(100; 400) + RANDBETWEEN(0; ABS(IF([.$B100]&lt;26;[.$B100]; 52-[.$B100]))*30))*[Sheet2.I$2]"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ANDBETWEEN(0; 65) + IF(RAND()&gt;0.95; 100; 0)" office:value-type="float" office:value="0" calcext:value-type="float">
            <text:p>0</text:p>
          </table:table-cell>
          <table:table-cell table:formula="of:=(RANDBETWEEN(100; 400) + RANDBETWEEN(0; ABS(IF([.$B101]&lt;26;[.$B101]; 52-[.$B101]))*30))*[Sheet2.D$2]" office:value-type="float" office:value="432" calcext:value-type="float">
            <text:p>432</text:p>
          </table:table-cell>
          <table:table-cell table:formula="of:=(RANDBETWEEN(100; 400) + RANDBETWEEN(0; ABS(IF([.$B101]&lt;26;[.$B101]; 52-[.$B101]))*30))*[Sheet2.E$2]" office:value-type="float" office:value="0.363" calcext:value-type="float">
            <text:p>0.363</text:p>
          </table:table-cell>
          <table:table-cell table:formula="of:=(RANDBETWEEN(100; 400) + RANDBETWEEN(0; ABS(IF([.$B101]&lt;26;[.$B101]; 52-[.$B101]))*30))*[Sheet2.F$2]" office:value-type="float" office:value="25.2" calcext:value-type="float">
            <text:p>25.2</text:p>
          </table:table-cell>
          <table:table-cell table:formula="of:=(RANDBETWEEN(100; 400) + RANDBETWEEN(0; ABS(IF([.$B101]&lt;26;[.$B101]; 52-[.$B101]))*30))*[Sheet2.G$2]" office:value-type="float" office:value="3.93" calcext:value-type="float">
            <text:p>3.93</text:p>
          </table:table-cell>
          <table:table-cell table:formula="of:=(RANDBETWEEN(100; 400) + RANDBETWEEN(0; ABS(IF([.$B101]&lt;26;[.$B101]; 52-[.$B101]))*30))*[Sheet2.H$2]" office:value-type="float" office:value="3.9" calcext:value-type="float">
            <text:p>3.9</text:p>
          </table:table-cell>
          <table:table-cell table:formula="of:=(RANDBETWEEN(100; 400) + RANDBETWEEN(0; ABS(IF([.$B101]&lt;26;[.$B101]; 52-[.$B101]))*30))*[Sheet2.I$2]"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ANDBETWEEN(0; 65) + IF(RAND()&gt;0.95; 100; 0)" office:value-type="float" office:value="8" calcext:value-type="float">
            <text:p>8</text:p>
          </table:table-cell>
          <table:table-cell table:formula="of:=(RANDBETWEEN(100; 400) + RANDBETWEEN(0; ABS(IF([.$B102]&lt;26;[.$B102]; 52-[.$B102]))*30))*[Sheet2.D$2]" office:value-type="float" office:value="876" calcext:value-type="float">
            <text:p>876</text:p>
          </table:table-cell>
          <table:table-cell table:formula="of:=(RANDBETWEEN(100; 400) + RANDBETWEEN(0; ABS(IF([.$B102]&lt;26;[.$B102]; 52-[.$B102]))*30))*[Sheet2.E$2]" office:value-type="float" office:value="0.371" calcext:value-type="float">
            <text:p>0.371</text:p>
          </table:table-cell>
          <table:table-cell table:formula="of:=(RANDBETWEEN(100; 400) + RANDBETWEEN(0; ABS(IF([.$B102]&lt;26;[.$B102]; 52-[.$B102]))*30))*[Sheet2.F$2]" office:value-type="float" office:value="24.9" calcext:value-type="float">
            <text:p>24.9</text:p>
          </table:table-cell>
          <table:table-cell table:formula="of:=(RANDBETWEEN(100; 400) + RANDBETWEEN(0; ABS(IF([.$B102]&lt;26;[.$B102]; 52-[.$B102]))*30))*[Sheet2.G$2]" office:value-type="float" office:value="2.05" calcext:value-type="float">
            <text:p>2.05</text:p>
          </table:table-cell>
          <table:table-cell table:formula="of:=(RANDBETWEEN(100; 400) + RANDBETWEEN(0; ABS(IF([.$B102]&lt;26;[.$B102]; 52-[.$B102]))*30))*[Sheet2.H$2]" office:value-type="float" office:value="2.76" calcext:value-type="float">
            <text:p>2.76</text:p>
          </table:table-cell>
          <table:table-cell table:formula="of:=(RANDBETWEEN(100; 400) + RANDBETWEEN(0; ABS(IF([.$B102]&lt;26;[.$B102]; 52-[.$B102]))*30))*[Sheet2.I$2]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ANDBETWEEN(0; 65) + IF(RAND()&gt;0.95; 100; 0)" office:value-type="float" office:value="54" calcext:value-type="float">
            <text:p>54</text:p>
          </table:table-cell>
          <table:table-cell table:formula="of:=(RANDBETWEEN(100; 400) + RANDBETWEEN(0; ABS(IF([.$B103]&lt;26;[.$B103]; 52-[.$B103]))*30))*[Sheet2.D$2]" office:value-type="float" office:value="438" calcext:value-type="float">
            <text:p>438</text:p>
          </table:table-cell>
          <table:table-cell table:formula="of:=(RANDBETWEEN(100; 400) + RANDBETWEEN(0; ABS(IF([.$B103]&lt;26;[.$B103]; 52-[.$B103]))*30))*[Sheet2.E$2]" office:value-type="float" office:value="0.377" calcext:value-type="float">
            <text:p>0.377</text:p>
          </table:table-cell>
          <table:table-cell table:formula="of:=(RANDBETWEEN(100; 400) + RANDBETWEEN(0; ABS(IF([.$B103]&lt;26;[.$B103]; 52-[.$B103]))*30))*[Sheet2.F$2]" office:value-type="float" office:value="36.5" calcext:value-type="float">
            <text:p>36.5</text:p>
          </table:table-cell>
          <table:table-cell table:formula="of:=(RANDBETWEEN(100; 400) + RANDBETWEEN(0; ABS(IF([.$B103]&lt;26;[.$B103]; 52-[.$B103]))*30))*[Sheet2.G$2]" office:value-type="float" office:value="1.03" calcext:value-type="float">
            <text:p>1.03</text:p>
          </table:table-cell>
          <table:table-cell table:formula="of:=(RANDBETWEEN(100; 400) + RANDBETWEEN(0; ABS(IF([.$B103]&lt;26;[.$B103]; 52-[.$B103]))*30))*[Sheet2.H$2]" office:value-type="float" office:value="3.76" calcext:value-type="float">
            <text:p>3.76</text:p>
          </table:table-cell>
          <table:table-cell table:formula="of:=(RANDBETWEEN(100; 400) + RANDBETWEEN(0; ABS(IF([.$B103]&lt;26;[.$B103]; 52-[.$B103]))*30))*[Sheet2.I$2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104]&lt;26;[.$B104]; 52-[.$B104]))*30))*[Sheet2.D$2]" office:value-type="float" office:value="710" calcext:value-type="float">
            <text:p>710</text:p>
          </table:table-cell>
          <table:table-cell table:formula="of:=(RANDBETWEEN(100; 400) + RANDBETWEEN(0; ABS(IF([.$B104]&lt;26;[.$B104]; 52-[.$B104]))*30))*[Sheet2.E$2]" office:value-type="float" office:value="0.227" calcext:value-type="float">
            <text:p>0.227</text:p>
          </table:table-cell>
          <table:table-cell table:formula="of:=(RANDBETWEEN(100; 400) + RANDBETWEEN(0; ABS(IF([.$B104]&lt;26;[.$B104]; 52-[.$B104]))*30))*[Sheet2.F$2]" office:value-type="float" office:value="13.1" calcext:value-type="float">
            <text:p>13.1</text:p>
          </table:table-cell>
          <table:table-cell table:formula="of:=(RANDBETWEEN(100; 400) + RANDBETWEEN(0; ABS(IF([.$B104]&lt;26;[.$B104]; 52-[.$B104]))*30))*[Sheet2.G$2]" office:value-type="float" office:value="3.12" calcext:value-type="float">
            <text:p>3.12</text:p>
          </table:table-cell>
          <table:table-cell table:formula="of:=(RANDBETWEEN(100; 400) + RANDBETWEEN(0; ABS(IF([.$B104]&lt;26;[.$B104]; 52-[.$B104]))*30))*[Sheet2.H$2]" office:value-type="float" office:value="3.71" calcext:value-type="float">
            <text:p>3.71</text:p>
          </table:table-cell>
          <table:table-cell table:formula="of:=(RANDBETWEEN(100; 400) + RANDBETWEEN(0; ABS(IF([.$B104]&lt;26;[.$B104]; 52-[.$B104]))*30))*[Sheet2.I$2]" office:value-type="float" office:value="221" calcext:value-type="float">
            <text:p>22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105]&lt;26;[.$B105]; 52-[.$B105]))*30))*[Sheet2.D$2]" office:value-type="float" office:value="760" calcext:value-type="float">
            <text:p>760</text:p>
          </table:table-cell>
          <table:table-cell table:formula="of:=(RANDBETWEEN(100; 400) + RANDBETWEEN(0; ABS(IF([.$B105]&lt;26;[.$B105]; 52-[.$B105]))*30))*[Sheet2.E$2]" office:value-type="float" office:value="0.239" calcext:value-type="float">
            <text:p>0.239</text:p>
          </table:table-cell>
          <table:table-cell table:formula="of:=(RANDBETWEEN(100; 400) + RANDBETWEEN(0; ABS(IF([.$B105]&lt;26;[.$B105]; 52-[.$B105]))*30))*[Sheet2.F$2]" office:value-type="float" office:value="13.5" calcext:value-type="float">
            <text:p>13.5</text:p>
          </table:table-cell>
          <table:table-cell table:formula="of:=(RANDBETWEEN(100; 400) + RANDBETWEEN(0; ABS(IF([.$B105]&lt;26;[.$B105]; 52-[.$B105]))*30))*[Sheet2.G$2]" office:value-type="float" office:value="3.96" calcext:value-type="float">
            <text:p>3.96</text:p>
          </table:table-cell>
          <table:table-cell table:formula="of:=(RANDBETWEEN(100; 400) + RANDBETWEEN(0; ABS(IF([.$B105]&lt;26;[.$B105]; 52-[.$B105]))*30))*[Sheet2.H$2]" office:value-type="float" office:value="2.74" calcext:value-type="float">
            <text:p>2.74</text:p>
          </table:table-cell>
          <table:table-cell table:formula="of:=(RANDBETWEEN(100; 400) + RANDBETWEEN(0; ABS(IF([.$B105]&lt;26;[.$B105]; 52-[.$B105]))*30))*[Sheet2.I$2]"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ANDBETWEEN(0; 65) + IF(RAND()&gt;0.95; 100; 0)" office:value-type="float" office:value="33" calcext:value-type="float">
            <text:p>33</text:p>
          </table:table-cell>
          <table:table-cell table:formula="of:=(RANDBETWEEN(100; 400) + RANDBETWEEN(0; ABS(IF([.$B106]&lt;26;[.$B106]; 52-[.$B106]))*30))*[Sheet2.D$2]" office:value-type="float" office:value="548" calcext:value-type="float">
            <text:p>548</text:p>
          </table:table-cell>
          <table:table-cell table:formula="of:=(RANDBETWEEN(100; 400) + RANDBETWEEN(0; ABS(IF([.$B106]&lt;26;[.$B106]; 52-[.$B106]))*30))*[Sheet2.E$2]" office:value-type="float" office:value="0.213" calcext:value-type="float">
            <text:p>0.213</text:p>
          </table:table-cell>
          <table:table-cell table:formula="of:=(RANDBETWEEN(100; 400) + RANDBETWEEN(0; ABS(IF([.$B106]&lt;26;[.$B106]; 52-[.$B106]))*30))*[Sheet2.F$2]" office:value-type="float" office:value="19.7" calcext:value-type="float">
            <text:p>19.7</text:p>
          </table:table-cell>
          <table:table-cell table:formula="of:=(RANDBETWEEN(100; 400) + RANDBETWEEN(0; ABS(IF([.$B106]&lt;26;[.$B106]; 52-[.$B106]))*30))*[Sheet2.G$2]" office:value-type="float" office:value="1.16" calcext:value-type="float">
            <text:p>1.16</text:p>
          </table:table-cell>
          <table:table-cell table:formula="of:=(RANDBETWEEN(100; 400) + RANDBETWEEN(0; ABS(IF([.$B106]&lt;26;[.$B106]; 52-[.$B106]))*30))*[Sheet2.H$2]" office:value-type="float" office:value="1.71" calcext:value-type="float">
            <text:p>1.71</text:p>
          </table:table-cell>
          <table:table-cell table:formula="of:=(RANDBETWEEN(100; 400) + RANDBETWEEN(0; ABS(IF([.$B106]&lt;26;[.$B106]; 52-[.$B106]))*30))*[Sheet2.I$2]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formula="of:=RANDBETWEEN(0; 65) + IF(RAND()&gt;0.95; 100; 0)" office:value-type="float" office:value="57" calcext:value-type="float">
            <text:p>57</text:p>
          </table:table-cell>
          <table:table-cell table:formula="of:=(RANDBETWEEN(100; 400) + RANDBETWEEN(0; ABS(IF([.$B107]&lt;26;[.$B107]; 52-[.$B107]))*30))*[Sheet2.D$2]" office:value-type="float" office:value="732" calcext:value-type="float">
            <text:p>732</text:p>
          </table:table-cell>
          <table:table-cell table:formula="of:=(RANDBETWEEN(100; 400) + RANDBETWEEN(0; ABS(IF([.$B107]&lt;26;[.$B107]; 52-[.$B107]))*30))*[Sheet2.E$2]" office:value-type="float" office:value="0.207" calcext:value-type="float">
            <text:p>0.207</text:p>
          </table:table-cell>
          <table:table-cell table:formula="of:=(RANDBETWEEN(100; 400) + RANDBETWEEN(0; ABS(IF([.$B107]&lt;26;[.$B107]; 52-[.$B107]))*30))*[Sheet2.F$2]" office:value-type="float" office:value="26.8" calcext:value-type="float">
            <text:p>26.8</text:p>
          </table:table-cell>
          <table:table-cell table:formula="of:=(RANDBETWEEN(100; 400) + RANDBETWEEN(0; ABS(IF([.$B107]&lt;26;[.$B107]; 52-[.$B107]))*30))*[Sheet2.G$2]" office:value-type="float" office:value="1.56" calcext:value-type="float">
            <text:p>1.56</text:p>
          </table:table-cell>
          <table:table-cell table:formula="of:=(RANDBETWEEN(100; 400) + RANDBETWEEN(0; ABS(IF([.$B107]&lt;26;[.$B107]; 52-[.$B107]))*30))*[Sheet2.H$2]" office:value-type="float" office:value="2.58" calcext:value-type="float">
            <text:p>2.58</text:p>
          </table:table-cell>
          <table:table-cell table:formula="of:=(RANDBETWEEN(100; 400) + RANDBETWEEN(0; ABS(IF([.$B107]&lt;26;[.$B107]; 52-[.$B107]))*30))*[Sheet2.I$2]"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108]&lt;26;[.$B108]; 52-[.$B108]))*30))*[Sheet2.D$2]" office:value-type="float" office:value="408" calcext:value-type="float">
            <text:p>408</text:p>
          </table:table-cell>
          <table:table-cell table:formula="of:=(RANDBETWEEN(100; 400) + RANDBETWEEN(0; ABS(IF([.$B108]&lt;26;[.$B108]; 52-[.$B108]))*30))*[Sheet2.E$2]" office:value-type="float" office:value="0.303" calcext:value-type="float">
            <text:p>0.303</text:p>
          </table:table-cell>
          <table:table-cell table:formula="of:=(RANDBETWEEN(100; 400) + RANDBETWEEN(0; ABS(IF([.$B108]&lt;26;[.$B108]; 52-[.$B108]))*30))*[Sheet2.F$2]" office:value-type="float" office:value="23.9" calcext:value-type="float">
            <text:p>23.9</text:p>
          </table:table-cell>
          <table:table-cell table:formula="of:=(RANDBETWEEN(100; 400) + RANDBETWEEN(0; ABS(IF([.$B108]&lt;26;[.$B108]; 52-[.$B108]))*30))*[Sheet2.G$2]" office:value-type="float" office:value="2.49" calcext:value-type="float">
            <text:p>2.49</text:p>
          </table:table-cell>
          <table:table-cell table:formula="of:=(RANDBETWEEN(100; 400) + RANDBETWEEN(0; ABS(IF([.$B108]&lt;26;[.$B108]; 52-[.$B108]))*30))*[Sheet2.H$2]" office:value-type="float" office:value="2.2" calcext:value-type="float">
            <text:p>2.2</text:p>
          </table:table-cell>
          <table:table-cell table:formula="of:=(RANDBETWEEN(100; 400) + RANDBETWEEN(0; ABS(IF([.$B108]&lt;26;[.$B108]; 52-[.$B108]))*30))*[Sheet2.I$2]"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 65) + IF(RAND()&gt;0.95; 100; 0)" office:value-type="float" office:value="24" calcext:value-type="float">
            <text:p>24</text:p>
          </table:table-cell>
          <table:table-cell table:formula="of:=(RANDBETWEEN(100; 400) + RANDBETWEEN(0; ABS(IF([.$B109]&lt;26;[.$B109]; 52-[.$B109]))*30))*[Sheet2.D$2]" office:value-type="float" office:value="328" calcext:value-type="float">
            <text:p>328</text:p>
          </table:table-cell>
          <table:table-cell table:formula="of:=(RANDBETWEEN(100; 400) + RANDBETWEEN(0; ABS(IF([.$B109]&lt;26;[.$B109]; 52-[.$B109]))*30))*[Sheet2.E$2]" office:value-type="float" office:value="0.316" calcext:value-type="float">
            <text:p>0.316</text:p>
          </table:table-cell>
          <table:table-cell table:formula="of:=(RANDBETWEEN(100; 400) + RANDBETWEEN(0; ABS(IF([.$B109]&lt;26;[.$B109]; 52-[.$B109]))*30))*[Sheet2.F$2]" office:value-type="float" office:value="20.7" calcext:value-type="float">
            <text:p>20.7</text:p>
          </table:table-cell>
          <table:table-cell table:formula="of:=(RANDBETWEEN(100; 400) + RANDBETWEEN(0; ABS(IF([.$B109]&lt;26;[.$B109]; 52-[.$B109]))*30))*[Sheet2.G$2]" office:value-type="float" office:value="2.9" calcext:value-type="float">
            <text:p>2.9</text:p>
          </table:table-cell>
          <table:table-cell table:formula="of:=(RANDBETWEEN(100; 400) + RANDBETWEEN(0; ABS(IF([.$B109]&lt;26;[.$B109]; 52-[.$B109]))*30))*[Sheet2.H$2]" office:value-type="float" office:value="1.42" calcext:value-type="float">
            <text:p>1.42</text:p>
          </table:table-cell>
          <table:table-cell table:formula="of:=(RANDBETWEEN(100; 400) + RANDBETWEEN(0; ABS(IF([.$B109]&lt;26;[.$B109]; 52-[.$B109]))*30))*[Sheet2.I$2]"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110]&lt;26;[.$B110]; 52-[.$B110]))*30))*[Sheet2.D$2]" office:value-type="float" office:value="428" calcext:value-type="float">
            <text:p>428</text:p>
          </table:table-cell>
          <table:table-cell table:formula="of:=(RANDBETWEEN(100; 400) + RANDBETWEEN(0; ABS(IF([.$B110]&lt;26;[.$B110]; 52-[.$B110]))*30))*[Sheet2.E$2]" office:value-type="float" office:value="0.365" calcext:value-type="float">
            <text:p>0.365</text:p>
          </table:table-cell>
          <table:table-cell table:formula="of:=(RANDBETWEEN(100; 400) + RANDBETWEEN(0; ABS(IF([.$B110]&lt;26;[.$B110]; 52-[.$B110]))*30))*[Sheet2.F$2]" office:value-type="float" office:value="25.5" calcext:value-type="float">
            <text:p>25.5</text:p>
          </table:table-cell>
          <table:table-cell table:formula="of:=(RANDBETWEEN(100; 400) + RANDBETWEEN(0; ABS(IF([.$B110]&lt;26;[.$B110]; 52-[.$B110]))*30))*[Sheet2.G$2]" office:value-type="float" office:value="3.68" calcext:value-type="float">
            <text:p>3.68</text:p>
          </table:table-cell>
          <table:table-cell table:formula="of:=(RANDBETWEEN(100; 400) + RANDBETWEEN(0; ABS(IF([.$B110]&lt;26;[.$B110]; 52-[.$B110]))*30))*[Sheet2.H$2]" office:value-type="float" office:value="2.46" calcext:value-type="float">
            <text:p>2.46</text:p>
          </table:table-cell>
          <table:table-cell table:formula="of:=(RANDBETWEEN(100; 400) + RANDBETWEEN(0; ABS(IF([.$B110]&lt;26;[.$B110]; 52-[.$B110]))*30))*[Sheet2.I$2]"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111]&lt;26;[.$B111]; 52-[.$B111]))*30))*[Sheet2.D$2]" office:value-type="float" office:value="418" calcext:value-type="float">
            <text:p>418</text:p>
          </table:table-cell>
          <table:table-cell table:formula="of:=(RANDBETWEEN(100; 400) + RANDBETWEEN(0; ABS(IF([.$B111]&lt;26;[.$B111]; 52-[.$B111]))*30))*[Sheet2.E$2]" office:value-type="float" office:value="0.378" calcext:value-type="float">
            <text:p>0.378</text:p>
          </table:table-cell>
          <table:table-cell table:formula="of:=(RANDBETWEEN(100; 400) + RANDBETWEEN(0; ABS(IF([.$B111]&lt;26;[.$B111]; 52-[.$B111]))*30))*[Sheet2.F$2]" office:value-type="float" office:value="47.3" calcext:value-type="float">
            <text:p>47.3</text:p>
          </table:table-cell>
          <table:table-cell table:formula="of:=(RANDBETWEEN(100; 400) + RANDBETWEEN(0; ABS(IF([.$B111]&lt;26;[.$B111]; 52-[.$B111]))*30))*[Sheet2.G$2]" office:value-type="float" office:value="4.01" calcext:value-type="float">
            <text:p>4.01</text:p>
          </table:table-cell>
          <table:table-cell table:formula="of:=(RANDBETWEEN(100; 400) + RANDBETWEEN(0; ABS(IF([.$B111]&lt;26;[.$B111]; 52-[.$B111]))*30))*[Sheet2.H$2]" office:value-type="float" office:value="3.24" calcext:value-type="float">
            <text:p>3.24</text:p>
          </table:table-cell>
          <table:table-cell table:formula="of:=(RANDBETWEEN(100; 400) + RANDBETWEEN(0; ABS(IF([.$B111]&lt;26;[.$B111]; 52-[.$B111]))*30))*[Sheet2.I$2]"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 65) + IF(RAND()&gt;0.95; 100; 0)" office:value-type="float" office:value="44" calcext:value-type="float">
            <text:p>44</text:p>
          </table:table-cell>
          <table:table-cell table:formula="of:=(RANDBETWEEN(100; 400) + RANDBETWEEN(0; ABS(IF([.$B112]&lt;26;[.$B112]; 52-[.$B112]))*30))*[Sheet2.D$2]" office:value-type="float" office:value="686" calcext:value-type="float">
            <text:p>686</text:p>
          </table:table-cell>
          <table:table-cell table:formula="of:=(RANDBETWEEN(100; 400) + RANDBETWEEN(0; ABS(IF([.$B112]&lt;26;[.$B112]; 52-[.$B112]))*30))*[Sheet2.E$2]" office:value-type="float" office:value="0.387" calcext:value-type="float">
            <text:p>0.387</text:p>
          </table:table-cell>
          <table:table-cell table:formula="of:=(RANDBETWEEN(100; 400) + RANDBETWEEN(0; ABS(IF([.$B112]&lt;26;[.$B112]; 52-[.$B112]))*30))*[Sheet2.F$2]" office:value-type="float" office:value="25.9" calcext:value-type="float">
            <text:p>25.9</text:p>
          </table:table-cell>
          <table:table-cell table:formula="of:=(RANDBETWEEN(100; 400) + RANDBETWEEN(0; ABS(IF([.$B112]&lt;26;[.$B112]; 52-[.$B112]))*30))*[Sheet2.G$2]" office:value-type="float" office:value="3.27" calcext:value-type="float">
            <text:p>3.27</text:p>
          </table:table-cell>
          <table:table-cell table:formula="of:=(RANDBETWEEN(100; 400) + RANDBETWEEN(0; ABS(IF([.$B112]&lt;26;[.$B112]; 52-[.$B112]))*30))*[Sheet2.H$2]" office:value-type="float" office:value="2.8" calcext:value-type="float">
            <text:p>2.8</text:p>
          </table:table-cell>
          <table:table-cell table:formula="of:=(RANDBETWEEN(100; 400) + RANDBETWEEN(0; ABS(IF([.$B112]&lt;26;[.$B112]; 52-[.$B112]))*30))*[Sheet2.I$2]" office:value-type="float" office:value="423" calcext:value-type="float">
            <text:p>4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 65) + IF(RAND()&gt;0.95; 100; 0)" office:value-type="float" office:value="16" calcext:value-type="float">
            <text:p>16</text:p>
          </table:table-cell>
          <table:table-cell table:formula="of:=(RANDBETWEEN(100; 400) + RANDBETWEEN(0; ABS(IF([.$B113]&lt;26;[.$B113]; 52-[.$B113]))*30))*[Sheet2.D$2]" office:value-type="float" office:value="598" calcext:value-type="float">
            <text:p>598</text:p>
          </table:table-cell>
          <table:table-cell table:formula="of:=(RANDBETWEEN(100; 400) + RANDBETWEEN(0; ABS(IF([.$B113]&lt;26;[.$B113]; 52-[.$B113]))*30))*[Sheet2.E$2]" office:value-type="float" office:value="0.308" calcext:value-type="float">
            <text:p>0.308</text:p>
          </table:table-cell>
          <table:table-cell table:formula="of:=(RANDBETWEEN(100; 400) + RANDBETWEEN(0; ABS(IF([.$B113]&lt;26;[.$B113]; 52-[.$B113]))*30))*[Sheet2.F$2]" office:value-type="float" office:value="38" calcext:value-type="float">
            <text:p>38</text:p>
          </table:table-cell>
          <table:table-cell table:formula="of:=(RANDBETWEEN(100; 400) + RANDBETWEEN(0; ABS(IF([.$B113]&lt;26;[.$B113]; 52-[.$B113]))*30))*[Sheet2.G$2]" office:value-type="float" office:value="2.9" calcext:value-type="float">
            <text:p>2.9</text:p>
          </table:table-cell>
          <table:table-cell table:formula="of:=(RANDBETWEEN(100; 400) + RANDBETWEEN(0; ABS(IF([.$B113]&lt;26;[.$B113]; 52-[.$B113]))*30))*[Sheet2.H$2]" office:value-type="float" office:value="3.36" calcext:value-type="float">
            <text:p>3.36</text:p>
          </table:table-cell>
          <table:table-cell table:formula="of:=(RANDBETWEEN(100; 400) + RANDBETWEEN(0; ABS(IF([.$B113]&lt;26;[.$B113]; 52-[.$B113]))*30))*[Sheet2.I$2]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 65) + IF(RAND()&gt;0.95; 100; 0)" office:value-type="float" office:value="29" calcext:value-type="float">
            <text:p>29</text:p>
          </table:table-cell>
          <table:table-cell table:formula="of:=(RANDBETWEEN(100; 400) + RANDBETWEEN(0; ABS(IF([.$B114]&lt;26;[.$B114]; 52-[.$B114]))*30))*[Sheet2.D$2]" office:value-type="float" office:value="1094" calcext:value-type="float">
            <text:p>1094</text:p>
          </table:table-cell>
          <table:table-cell table:formula="of:=(RANDBETWEEN(100; 400) + RANDBETWEEN(0; ABS(IF([.$B114]&lt;26;[.$B114]; 52-[.$B114]))*30))*[Sheet2.E$2]" office:value-type="float" office:value="0.129" calcext:value-type="float">
            <text:p>0.129</text:p>
          </table:table-cell>
          <table:table-cell table:formula="of:=(RANDBETWEEN(100; 400) + RANDBETWEEN(0; ABS(IF([.$B114]&lt;26;[.$B114]; 52-[.$B114]))*30))*[Sheet2.F$2]" office:value-type="float" office:value="37.8" calcext:value-type="float">
            <text:p>37.8</text:p>
          </table:table-cell>
          <table:table-cell table:formula="of:=(RANDBETWEEN(100; 400) + RANDBETWEEN(0; ABS(IF([.$B114]&lt;26;[.$B114]; 52-[.$B114]))*30))*[Sheet2.G$2]" office:value-type="float" office:value="3.57" calcext:value-type="float">
            <text:p>3.57</text:p>
          </table:table-cell>
          <table:table-cell table:formula="of:=(RANDBETWEEN(100; 400) + RANDBETWEEN(0; ABS(IF([.$B114]&lt;26;[.$B114]; 52-[.$B114]))*30))*[Sheet2.H$2]" office:value-type="float" office:value="4" calcext:value-type="float">
            <text:p>4</text:p>
          </table:table-cell>
          <table:table-cell table:formula="of:=(RANDBETWEEN(100; 400) + RANDBETWEEN(0; ABS(IF([.$B114]&lt;26;[.$B114]; 52-[.$B114]))*30))*[Sheet2.I$2]"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 65) + IF(RAND()&gt;0.95; 100; 0)" office:value-type="float" office:value="12" calcext:value-type="float">
            <text:p>12</text:p>
          </table:table-cell>
          <table:table-cell table:formula="of:=(RANDBETWEEN(100; 400) + RANDBETWEEN(0; ABS(IF([.$B115]&lt;26;[.$B115]; 52-[.$B115]))*30))*[Sheet2.D$2]" office:value-type="float" office:value="854" calcext:value-type="float">
            <text:p>854</text:p>
          </table:table-cell>
          <table:table-cell table:formula="of:=(RANDBETWEEN(100; 400) + RANDBETWEEN(0; ABS(IF([.$B115]&lt;26;[.$B115]; 52-[.$B115]))*30))*[Sheet2.E$2]" office:value-type="float" office:value="0.467" calcext:value-type="float">
            <text:p>0.467</text:p>
          </table:table-cell>
          <table:table-cell table:formula="of:=(RANDBETWEEN(100; 400) + RANDBETWEEN(0; ABS(IF([.$B115]&lt;26;[.$B115]; 52-[.$B115]))*30))*[Sheet2.F$2]" office:value-type="float" office:value="51.8" calcext:value-type="float">
            <text:p>51.8</text:p>
          </table:table-cell>
          <table:table-cell table:formula="of:=(RANDBETWEEN(100; 400) + RANDBETWEEN(0; ABS(IF([.$B115]&lt;26;[.$B115]; 52-[.$B115]))*30))*[Sheet2.G$2]" office:value-type="float" office:value="4.66" calcext:value-type="float">
            <text:p>4.66</text:p>
          </table:table-cell>
          <table:table-cell table:formula="of:=(RANDBETWEEN(100; 400) + RANDBETWEEN(0; ABS(IF([.$B115]&lt;26;[.$B115]; 52-[.$B115]))*30))*[Sheet2.H$2]" office:value-type="float" office:value="3.38" calcext:value-type="float">
            <text:p>3.38</text:p>
          </table:table-cell>
          <table:table-cell table:formula="of:=(RANDBETWEEN(100; 400) + RANDBETWEEN(0; ABS(IF([.$B115]&lt;26;[.$B115]; 52-[.$B115]))*30))*[Sheet2.I$2]"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116]&lt;26;[.$B116]; 52-[.$B116]))*30))*[Sheet2.D$2]" office:value-type="float" office:value="668" calcext:value-type="float">
            <text:p>668</text:p>
          </table:table-cell>
          <table:table-cell table:formula="of:=(RANDBETWEEN(100; 400) + RANDBETWEEN(0; ABS(IF([.$B116]&lt;26;[.$B116]; 52-[.$B116]))*30))*[Sheet2.E$2]" office:value-type="float" office:value="0.482" calcext:value-type="float">
            <text:p>0.482</text:p>
          </table:table-cell>
          <table:table-cell table:formula="of:=(RANDBETWEEN(100; 400) + RANDBETWEEN(0; ABS(IF([.$B116]&lt;26;[.$B116]; 52-[.$B116]))*30))*[Sheet2.F$2]" office:value-type="float" office:value="52.1" calcext:value-type="float">
            <text:p>52.1</text:p>
          </table:table-cell>
          <table:table-cell table:formula="of:=(RANDBETWEEN(100; 400) + RANDBETWEEN(0; ABS(IF([.$B116]&lt;26;[.$B116]; 52-[.$B116]))*30))*[Sheet2.G$2]" office:value-type="float" office:value="5.37" calcext:value-type="float">
            <text:p>5.37</text:p>
          </table:table-cell>
          <table:table-cell table:formula="of:=(RANDBETWEEN(100; 400) + RANDBETWEEN(0; ABS(IF([.$B116]&lt;26;[.$B116]; 52-[.$B116]))*30))*[Sheet2.H$2]" office:value-type="float" office:value="2.01" calcext:value-type="float">
            <text:p>2.01</text:p>
          </table:table-cell>
          <table:table-cell table:formula="of:=(RANDBETWEEN(100; 400) + RANDBETWEEN(0; ABS(IF([.$B116]&lt;26;[.$B116]; 52-[.$B116]))*30))*[Sheet2.I$2]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 65) + IF(RAND()&gt;0.95; 100; 0)" office:value-type="float" office:value="2" calcext:value-type="float">
            <text:p>2</text:p>
          </table:table-cell>
          <table:table-cell table:formula="of:=(RANDBETWEEN(100; 400) + RANDBETWEEN(0; ABS(IF([.$B117]&lt;26;[.$B117]; 52-[.$B117]))*30))*[Sheet2.D$2]" office:value-type="float" office:value="1206" calcext:value-type="float">
            <text:p>1206</text:p>
          </table:table-cell>
          <table:table-cell table:formula="of:=(RANDBETWEEN(100; 400) + RANDBETWEEN(0; ABS(IF([.$B117]&lt;26;[.$B117]; 52-[.$B117]))*30))*[Sheet2.E$2]" office:value-type="float" office:value="0.506" calcext:value-type="float">
            <text:p>0.506</text:p>
          </table:table-cell>
          <table:table-cell table:formula="of:=(RANDBETWEEN(100; 400) + RANDBETWEEN(0; ABS(IF([.$B117]&lt;26;[.$B117]; 52-[.$B117]))*30))*[Sheet2.F$2]" office:value-type="float" office:value="39.5" calcext:value-type="float">
            <text:p>39.5</text:p>
          </table:table-cell>
          <table:table-cell table:formula="of:=(RANDBETWEEN(100; 400) + RANDBETWEEN(0; ABS(IF([.$B117]&lt;26;[.$B117]; 52-[.$B117]))*30))*[Sheet2.G$2]" office:value-type="float" office:value="4.03" calcext:value-type="float">
            <text:p>4.03</text:p>
          </table:table-cell>
          <table:table-cell table:formula="of:=(RANDBETWEEN(100; 400) + RANDBETWEEN(0; ABS(IF([.$B117]&lt;26;[.$B117]; 52-[.$B117]))*30))*[Sheet2.H$2]" office:value-type="float" office:value="3.02" calcext:value-type="float">
            <text:p>3.02</text:p>
          </table:table-cell>
          <table:table-cell table:formula="of:=(RANDBETWEEN(100; 400) + RANDBETWEEN(0; ABS(IF([.$B117]&lt;26;[.$B117]; 52-[.$B117]))*30))*[Sheet2.I$2]"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 65) + IF(RAND()&gt;0.95; 100; 0)" office:value-type="float" office:value="57" calcext:value-type="float">
            <text:p>57</text:p>
          </table:table-cell>
          <table:table-cell table:formula="of:=(RANDBETWEEN(100; 400) + RANDBETWEEN(0; ABS(IF([.$B118]&lt;26;[.$B118]; 52-[.$B118]))*30))*[Sheet2.D$2]" office:value-type="float" office:value="1018" calcext:value-type="float">
            <text:p>1018</text:p>
          </table:table-cell>
          <table:table-cell table:formula="of:=(RANDBETWEEN(100; 400) + RANDBETWEEN(0; ABS(IF([.$B118]&lt;26;[.$B118]; 52-[.$B118]))*30))*[Sheet2.E$2]" office:value-type="float" office:value="0.681" calcext:value-type="float">
            <text:p>0.681</text:p>
          </table:table-cell>
          <table:table-cell table:formula="of:=(RANDBETWEEN(100; 400) + RANDBETWEEN(0; ABS(IF([.$B118]&lt;26;[.$B118]; 52-[.$B118]))*30))*[Sheet2.F$2]" office:value-type="float" office:value="36.2" calcext:value-type="float">
            <text:p>36.2</text:p>
          </table:table-cell>
          <table:table-cell table:formula="of:=(RANDBETWEEN(100; 400) + RANDBETWEEN(0; ABS(IF([.$B118]&lt;26;[.$B118]; 52-[.$B118]))*30))*[Sheet2.G$2]" office:value-type="float" office:value="3.7" calcext:value-type="float">
            <text:p>3.7</text:p>
          </table:table-cell>
          <table:table-cell table:formula="of:=(RANDBETWEEN(100; 400) + RANDBETWEEN(0; ABS(IF([.$B118]&lt;26;[.$B118]; 52-[.$B118]))*30))*[Sheet2.H$2]" office:value-type="float" office:value="5.16" calcext:value-type="float">
            <text:p>5.16</text:p>
          </table:table-cell>
          <table:table-cell table:formula="of:=(RANDBETWEEN(100; 400) + RANDBETWEEN(0; ABS(IF([.$B118]&lt;26;[.$B118]; 52-[.$B118]))*30))*[Sheet2.I$2]"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 65) + IF(RAND()&gt;0.95; 100; 0)" office:value-type="float" office:value="54" calcext:value-type="float">
            <text:p>54</text:p>
          </table:table-cell>
          <table:table-cell table:formula="of:=(RANDBETWEEN(100; 400) + RANDBETWEEN(0; ABS(IF([.$B119]&lt;26;[.$B119]; 52-[.$B119]))*30))*[Sheet2.D$2]" office:value-type="float" office:value="990" calcext:value-type="float">
            <text:p>990</text:p>
          </table:table-cell>
          <table:table-cell table:formula="of:=(RANDBETWEEN(100; 400) + RANDBETWEEN(0; ABS(IF([.$B119]&lt;26;[.$B119]; 52-[.$B119]))*30))*[Sheet2.E$2]" office:value-type="float" office:value="0.225" calcext:value-type="float">
            <text:p>0.225</text:p>
          </table:table-cell>
          <table:table-cell table:formula="of:=(RANDBETWEEN(100; 400) + RANDBETWEEN(0; ABS(IF([.$B119]&lt;26;[.$B119]; 52-[.$B119]))*30))*[Sheet2.F$2]" office:value-type="float" office:value="55.4" calcext:value-type="float">
            <text:p>55.4</text:p>
          </table:table-cell>
          <table:table-cell table:formula="of:=(RANDBETWEEN(100; 400) + RANDBETWEEN(0; ABS(IF([.$B119]&lt;26;[.$B119]; 52-[.$B119]))*30))*[Sheet2.G$2]" office:value-type="float" office:value="6.76" calcext:value-type="float">
            <text:p>6.76</text:p>
          </table:table-cell>
          <table:table-cell table:formula="of:=(RANDBETWEEN(100; 400) + RANDBETWEEN(0; ABS(IF([.$B119]&lt;26;[.$B119]; 52-[.$B119]))*30))*[Sheet2.H$2]" office:value-type="float" office:value="6.88" calcext:value-type="float">
            <text:p>6.88</text:p>
          </table:table-cell>
          <table:table-cell table:formula="of:=(RANDBETWEEN(100; 400) + RANDBETWEEN(0; ABS(IF([.$B119]&lt;26;[.$B119]; 52-[.$B119]))*30))*[Sheet2.I$2]"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 65) + IF(RAND()&gt;0.95; 100; 0)" office:value-type="float" office:value="34" calcext:value-type="float">
            <text:p>34</text:p>
          </table:table-cell>
          <table:table-cell table:formula="of:=(RANDBETWEEN(100; 400) + RANDBETWEEN(0; ABS(IF([.$B120]&lt;26;[.$B120]; 52-[.$B120]))*30))*[Sheet2.D$2]" office:value-type="float" office:value="576" calcext:value-type="float">
            <text:p>576</text:p>
          </table:table-cell>
          <table:table-cell table:formula="of:=(RANDBETWEEN(100; 400) + RANDBETWEEN(0; ABS(IF([.$B120]&lt;26;[.$B120]; 52-[.$B120]))*30))*[Sheet2.E$2]" office:value-type="float" office:value="0.589" calcext:value-type="float">
            <text:p>0.589</text:p>
          </table:table-cell>
          <table:table-cell table:formula="of:=(RANDBETWEEN(100; 400) + RANDBETWEEN(0; ABS(IF([.$B120]&lt;26;[.$B120]; 52-[.$B120]))*30))*[Sheet2.F$2]" office:value-type="float" office:value="46.2" calcext:value-type="float">
            <text:p>46.2</text:p>
          </table:table-cell>
          <table:table-cell table:formula="of:=(RANDBETWEEN(100; 400) + RANDBETWEEN(0; ABS(IF([.$B120]&lt;26;[.$B120]; 52-[.$B120]))*30))*[Sheet2.G$2]" office:value-type="float" office:value="7.58" calcext:value-type="float">
            <text:p>7.58</text:p>
          </table:table-cell>
          <table:table-cell table:formula="of:=(RANDBETWEEN(100; 400) + RANDBETWEEN(0; ABS(IF([.$B120]&lt;26;[.$B120]; 52-[.$B120]))*30))*[Sheet2.H$2]" office:value-type="float" office:value="6.91" calcext:value-type="float">
            <text:p>6.91</text:p>
          </table:table-cell>
          <table:table-cell table:formula="of:=(RANDBETWEEN(100; 400) + RANDBETWEEN(0; ABS(IF([.$B120]&lt;26;[.$B120]; 52-[.$B120]))*30))*[Sheet2.I$2]"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121]&lt;26;[.$B121]; 52-[.$B121]))*30))*[Sheet2.D$2]" office:value-type="float" office:value="1370" calcext:value-type="float">
            <text:p>1370</text:p>
          </table:table-cell>
          <table:table-cell table:formula="of:=(RANDBETWEEN(100; 400) + RANDBETWEEN(0; ABS(IF([.$B121]&lt;26;[.$B121]; 52-[.$B121]))*30))*[Sheet2.E$2]" office:value-type="float" office:value="0.625" calcext:value-type="float">
            <text:p>0.625</text:p>
          </table:table-cell>
          <table:table-cell table:formula="of:=(RANDBETWEEN(100; 400) + RANDBETWEEN(0; ABS(IF([.$B121]&lt;26;[.$B121]; 52-[.$B121]))*30))*[Sheet2.F$2]" office:value-type="float" office:value="71.4" calcext:value-type="float">
            <text:p>71.4</text:p>
          </table:table-cell>
          <table:table-cell table:formula="of:=(RANDBETWEEN(100; 400) + RANDBETWEEN(0; ABS(IF([.$B121]&lt;26;[.$B121]; 52-[.$B121]))*30))*[Sheet2.G$2]" office:value-type="float" office:value="6.87" calcext:value-type="float">
            <text:p>6.87</text:p>
          </table:table-cell>
          <table:table-cell table:formula="of:=(RANDBETWEEN(100; 400) + RANDBETWEEN(0; ABS(IF([.$B121]&lt;26;[.$B121]; 52-[.$B121]))*30))*[Sheet2.H$2]" office:value-type="float" office:value="2" calcext:value-type="float">
            <text:p>2</text:p>
          </table:table-cell>
          <table:table-cell table:formula="of:=(RANDBETWEEN(100; 400) + RANDBETWEEN(0; ABS(IF([.$B121]&lt;26;[.$B121]; 52-[.$B121]))*30))*[Sheet2.I$2]"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NDBETWEEN(0; 65) + IF(RAND()&gt;0.95; 100; 0)" office:value-type="float" office:value="53" calcext:value-type="float">
            <text:p>53</text:p>
          </table:table-cell>
          <table:table-cell table:formula="of:=(RANDBETWEEN(100; 400) + RANDBETWEEN(0; ABS(IF([.$B122]&lt;26;[.$B122]; 52-[.$B122]))*30))*[Sheet2.D$2]" office:value-type="float" office:value="558" calcext:value-type="float">
            <text:p>558</text:p>
          </table:table-cell>
          <table:table-cell table:formula="of:=(RANDBETWEEN(100; 400) + RANDBETWEEN(0; ABS(IF([.$B122]&lt;26;[.$B122]; 52-[.$B122]))*30))*[Sheet2.E$2]" office:value-type="float" office:value="0.567" calcext:value-type="float">
            <text:p>0.567</text:p>
          </table:table-cell>
          <table:table-cell table:formula="of:=(RANDBETWEEN(100; 400) + RANDBETWEEN(0; ABS(IF([.$B122]&lt;26;[.$B122]; 52-[.$B122]))*30))*[Sheet2.F$2]" office:value-type="float" office:value="28.8" calcext:value-type="float">
            <text:p>28.8</text:p>
          </table:table-cell>
          <table:table-cell table:formula="of:=(RANDBETWEEN(100; 400) + RANDBETWEEN(0; ABS(IF([.$B122]&lt;26;[.$B122]; 52-[.$B122]))*30))*[Sheet2.G$2]" office:value-type="float" office:value="5.61" calcext:value-type="float">
            <text:p>5.61</text:p>
          </table:table-cell>
          <table:table-cell table:formula="of:=(RANDBETWEEN(100; 400) + RANDBETWEEN(0; ABS(IF([.$B122]&lt;26;[.$B122]; 52-[.$B122]))*30))*[Sheet2.H$2]" office:value-type="float" office:value="6.28" calcext:value-type="float">
            <text:p>6.28</text:p>
          </table:table-cell>
          <table:table-cell table:formula="of:=(RANDBETWEEN(100; 400) + RANDBETWEEN(0; ABS(IF([.$B122]&lt;26;[.$B122]; 52-[.$B122]))*30))*[Sheet2.I$2]"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NDBETWEEN(0; 65) + IF(RAND()&gt;0.95; 100; 0)" office:value-type="float" office:value="47" calcext:value-type="float">
            <text:p>47</text:p>
          </table:table-cell>
          <table:table-cell table:formula="of:=(RANDBETWEEN(100; 400) + RANDBETWEEN(0; ABS(IF([.$B123]&lt;26;[.$B123]; 52-[.$B123]))*30))*[Sheet2.D$2]" office:value-type="float" office:value="540" calcext:value-type="float">
            <text:p>540</text:p>
          </table:table-cell>
          <table:table-cell table:formula="of:=(RANDBETWEEN(100; 400) + RANDBETWEEN(0; ABS(IF([.$B123]&lt;26;[.$B123]; 52-[.$B123]))*30))*[Sheet2.E$2]" office:value-type="float" office:value="0.5" calcext:value-type="float">
            <text:p>0.5</text:p>
          </table:table-cell>
          <table:table-cell table:formula="of:=(RANDBETWEEN(100; 400) + RANDBETWEEN(0; ABS(IF([.$B123]&lt;26;[.$B123]; 52-[.$B123]))*30))*[Sheet2.F$2]" office:value-type="float" office:value="67.3" calcext:value-type="float">
            <text:p>67.3</text:p>
          </table:table-cell>
          <table:table-cell table:formula="of:=(RANDBETWEEN(100; 400) + RANDBETWEEN(0; ABS(IF([.$B123]&lt;26;[.$B123]; 52-[.$B123]))*30))*[Sheet2.G$2]" office:value-type="float" office:value="3.22" calcext:value-type="float">
            <text:p>3.22</text:p>
          </table:table-cell>
          <table:table-cell table:formula="of:=(RANDBETWEEN(100; 400) + RANDBETWEEN(0; ABS(IF([.$B123]&lt;26;[.$B123]; 52-[.$B123]))*30))*[Sheet2.H$2]" office:value-type="float" office:value="3.48" calcext:value-type="float">
            <text:p>3.48</text:p>
          </table:table-cell>
          <table:table-cell table:formula="of:=(RANDBETWEEN(100; 400) + RANDBETWEEN(0; ABS(IF([.$B123]&lt;26;[.$B123]; 52-[.$B123]))*30))*[Sheet2.I$2]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NDBETWEEN(0; 65) + IF(RAND()&gt;0.95; 100; 0)" office:value-type="float" office:value="61" calcext:value-type="float">
            <text:p>61</text:p>
          </table:table-cell>
          <table:table-cell table:formula="of:=(RANDBETWEEN(100; 400) + RANDBETWEEN(0; ABS(IF([.$B124]&lt;26;[.$B124]; 52-[.$B124]))*30))*[Sheet2.D$2]" office:value-type="float" office:value="826" calcext:value-type="float">
            <text:p>826</text:p>
          </table:table-cell>
          <table:table-cell table:formula="of:=(RANDBETWEEN(100; 400) + RANDBETWEEN(0; ABS(IF([.$B124]&lt;26;[.$B124]; 52-[.$B124]))*30))*[Sheet2.E$2]" office:value-type="float" office:value="0.503" calcext:value-type="float">
            <text:p>0.503</text:p>
          </table:table-cell>
          <table:table-cell table:formula="of:=(RANDBETWEEN(100; 400) + RANDBETWEEN(0; ABS(IF([.$B124]&lt;26;[.$B124]; 52-[.$B124]))*30))*[Sheet2.F$2]" office:value-type="float" office:value="24.5" calcext:value-type="float">
            <text:p>24.5</text:p>
          </table:table-cell>
          <table:table-cell table:formula="of:=(RANDBETWEEN(100; 400) + RANDBETWEEN(0; ABS(IF([.$B124]&lt;26;[.$B124]; 52-[.$B124]))*30))*[Sheet2.G$2]" office:value-type="float" office:value="7.14" calcext:value-type="float">
            <text:p>7.14</text:p>
          </table:table-cell>
          <table:table-cell table:formula="of:=(RANDBETWEEN(100; 400) + RANDBETWEEN(0; ABS(IF([.$B124]&lt;26;[.$B124]; 52-[.$B124]))*30))*[Sheet2.H$2]" office:value-type="float" office:value="3.46" calcext:value-type="float">
            <text:p>3.46</text:p>
          </table:table-cell>
          <table:table-cell table:formula="of:=(RANDBETWEEN(100; 400) + RANDBETWEEN(0; ABS(IF([.$B124]&lt;26;[.$B124]; 52-[.$B124]))*30))*[Sheet2.I$2]" office:value-type="float" office:value="617" calcext:value-type="float">
            <text:p>6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NDBETWEEN(0; 65) + IF(RAND()&gt;0.95; 100; 0)" office:value-type="float" office:value="36" calcext:value-type="float">
            <text:p>36</text:p>
          </table:table-cell>
          <table:table-cell table:formula="of:=(RANDBETWEEN(100; 400) + RANDBETWEEN(0; ABS(IF([.$B125]&lt;26;[.$B125]; 52-[.$B125]))*30))*[Sheet2.D$2]" office:value-type="float" office:value="714" calcext:value-type="float">
            <text:p>714</text:p>
          </table:table-cell>
          <table:table-cell table:formula="of:=(RANDBETWEEN(100; 400) + RANDBETWEEN(0; ABS(IF([.$B125]&lt;26;[.$B125]; 52-[.$B125]))*30))*[Sheet2.E$2]" office:value-type="float" office:value="0.85" calcext:value-type="float">
            <text:p>0.85</text:p>
          </table:table-cell>
          <table:table-cell table:formula="of:=(RANDBETWEEN(100; 400) + RANDBETWEEN(0; ABS(IF([.$B125]&lt;26;[.$B125]; 52-[.$B125]))*30))*[Sheet2.F$2]" office:value-type="float" office:value="90.9" calcext:value-type="float">
            <text:p>90.9</text:p>
          </table:table-cell>
          <table:table-cell table:formula="of:=(RANDBETWEEN(100; 400) + RANDBETWEEN(0; ABS(IF([.$B125]&lt;26;[.$B125]; 52-[.$B125]))*30))*[Sheet2.G$2]" office:value-type="float" office:value="3.09" calcext:value-type="float">
            <text:p>3.09</text:p>
          </table:table-cell>
          <table:table-cell table:formula="of:=(RANDBETWEEN(100; 400) + RANDBETWEEN(0; ABS(IF([.$B125]&lt;26;[.$B125]; 52-[.$B125]))*30))*[Sheet2.H$2]" office:value-type="float" office:value="4.93" calcext:value-type="float">
            <text:p>4.93</text:p>
          </table:table-cell>
          <table:table-cell table:formula="of:=(RANDBETWEEN(100; 400) + RANDBETWEEN(0; ABS(IF([.$B125]&lt;26;[.$B125]; 52-[.$B125]))*30))*[Sheet2.I$2]" office:value-type="float" office:value="728" calcext:value-type="float">
            <text:p>7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NDBETWEEN(0; 65) + IF(RAND()&gt;0.95; 100; 0)" office:value-type="float" office:value="38" calcext:value-type="float">
            <text:p>38</text:p>
          </table:table-cell>
          <table:table-cell table:formula="of:=(RANDBETWEEN(100; 400) + RANDBETWEEN(0; ABS(IF([.$B126]&lt;26;[.$B126]; 52-[.$B126]))*30))*[Sheet2.D$2]" office:value-type="float" office:value="842" calcext:value-type="float">
            <text:p>842</text:p>
          </table:table-cell>
          <table:table-cell table:formula="of:=(RANDBETWEEN(100; 400) + RANDBETWEEN(0; ABS(IF([.$B126]&lt;26;[.$B126]; 52-[.$B126]))*30))*[Sheet2.E$2]" office:value-type="float" office:value="0.367" calcext:value-type="float">
            <text:p>0.367</text:p>
          </table:table-cell>
          <table:table-cell table:formula="of:=(RANDBETWEEN(100; 400) + RANDBETWEEN(0; ABS(IF([.$B126]&lt;26;[.$B126]; 52-[.$B126]))*30))*[Sheet2.F$2]" office:value-type="float" office:value="64.2" calcext:value-type="float">
            <text:p>64.2</text:p>
          </table:table-cell>
          <table:table-cell table:formula="of:=(RANDBETWEEN(100; 400) + RANDBETWEEN(0; ABS(IF([.$B126]&lt;26;[.$B126]; 52-[.$B126]))*30))*[Sheet2.G$2]" office:value-type="float" office:value="7.03" calcext:value-type="float">
            <text:p>7.03</text:p>
          </table:table-cell>
          <table:table-cell table:formula="of:=(RANDBETWEEN(100; 400) + RANDBETWEEN(0; ABS(IF([.$B126]&lt;26;[.$B126]; 52-[.$B126]))*30))*[Sheet2.H$2]" office:value-type="float" office:value="6.9" calcext:value-type="float">
            <text:p>6.9</text:p>
          </table:table-cell>
          <table:table-cell table:formula="of:=(RANDBETWEEN(100; 400) + RANDBETWEEN(0; ABS(IF([.$B126]&lt;26;[.$B126]; 52-[.$B126]))*30))*[Sheet2.I$2]"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NDBETWEEN(0; 65) + IF(RAND()&gt;0.95; 100; 0)" office:value-type="float" office:value="48" calcext:value-type="float">
            <text:p>48</text:p>
          </table:table-cell>
          <table:table-cell table:formula="of:=(RANDBETWEEN(100; 400) + RANDBETWEEN(0; ABS(IF([.$B127]&lt;26;[.$B127]; 52-[.$B127]))*30))*[Sheet2.D$2]" office:value-type="float" office:value="1516" calcext:value-type="float">
            <text:p>1516</text:p>
          </table:table-cell>
          <table:table-cell table:formula="of:=(RANDBETWEEN(100; 400) + RANDBETWEEN(0; ABS(IF([.$B127]&lt;26;[.$B127]; 52-[.$B127]))*30))*[Sheet2.E$2]" office:value-type="float" office:value="0.291" calcext:value-type="float">
            <text:p>0.291</text:p>
          </table:table-cell>
          <table:table-cell table:formula="of:=(RANDBETWEEN(100; 400) + RANDBETWEEN(0; ABS(IF([.$B127]&lt;26;[.$B127]; 52-[.$B127]))*30))*[Sheet2.F$2]" office:value-type="float" office:value="24.3" calcext:value-type="float">
            <text:p>24.3</text:p>
          </table:table-cell>
          <table:table-cell table:formula="of:=(RANDBETWEEN(100; 400) + RANDBETWEEN(0; ABS(IF([.$B127]&lt;26;[.$B127]; 52-[.$B127]))*30))*[Sheet2.G$2]" office:value-type="float" office:value="3.17" calcext:value-type="float">
            <text:p>3.17</text:p>
          </table:table-cell>
          <table:table-cell table:formula="of:=(RANDBETWEEN(100; 400) + RANDBETWEEN(0; ABS(IF([.$B127]&lt;26;[.$B127]; 52-[.$B127]))*30))*[Sheet2.H$2]" office:value-type="float" office:value="4.73" calcext:value-type="float">
            <text:p>4.73</text:p>
          </table:table-cell>
          <table:table-cell table:formula="of:=(RANDBETWEEN(100; 400) + RANDBETWEEN(0; ABS(IF([.$B127]&lt;26;[.$B127]; 52-[.$B127]))*30))*[Sheet2.I$2]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NDBETWEEN(0; 65) + IF(RAND()&gt;0.95; 100; 0)" office:value-type="float" office:value="29" calcext:value-type="float">
            <text:p>29</text:p>
          </table:table-cell>
          <table:table-cell table:formula="of:=(RANDBETWEEN(100; 400) + RANDBETWEEN(0; ABS(IF([.$B128]&lt;26;[.$B128]; 52-[.$B128]))*30))*[Sheet2.D$2]" office:value-type="float" office:value="1252" calcext:value-type="float">
            <text:p>1252</text:p>
          </table:table-cell>
          <table:table-cell table:formula="of:=(RANDBETWEEN(100; 400) + RANDBETWEEN(0; ABS(IF([.$B128]&lt;26;[.$B128]; 52-[.$B128]))*30))*[Sheet2.E$2]" office:value-type="float" office:value="0.731" calcext:value-type="float">
            <text:p>0.731</text:p>
          </table:table-cell>
          <table:table-cell table:formula="of:=(RANDBETWEEN(100; 400) + RANDBETWEEN(0; ABS(IF([.$B128]&lt;26;[.$B128]; 52-[.$B128]))*30))*[Sheet2.F$2]" office:value-type="float" office:value="43.4" calcext:value-type="float">
            <text:p>43.4</text:p>
          </table:table-cell>
          <table:table-cell table:formula="of:=(RANDBETWEEN(100; 400) + RANDBETWEEN(0; ABS(IF([.$B128]&lt;26;[.$B128]; 52-[.$B128]))*30))*[Sheet2.G$2]" office:value-type="float" office:value="8.11" calcext:value-type="float">
            <text:p>8.11</text:p>
          </table:table-cell>
          <table:table-cell table:formula="of:=(RANDBETWEEN(100; 400) + RANDBETWEEN(0; ABS(IF([.$B128]&lt;26;[.$B128]; 52-[.$B128]))*30))*[Sheet2.H$2]" office:value-type="float" office:value="8.54" calcext:value-type="float">
            <text:p>8.54</text:p>
          </table:table-cell>
          <table:table-cell table:formula="of:=(RANDBETWEEN(100; 400) + RANDBETWEEN(0; ABS(IF([.$B128]&lt;26;[.$B128]; 52-[.$B128]))*30))*[Sheet2.I$2]"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NDBETWEEN(0; 65) + IF(RAND()&gt;0.95; 100; 0)" office:value-type="float" office:value="38" calcext:value-type="float">
            <text:p>38</text:p>
          </table:table-cell>
          <table:table-cell table:formula="of:=(RANDBETWEEN(100; 400) + RANDBETWEEN(0; ABS(IF([.$B129]&lt;26;[.$B129]; 52-[.$B129]))*30))*[Sheet2.D$2]" office:value-type="float" office:value="748" calcext:value-type="float">
            <text:p>748</text:p>
          </table:table-cell>
          <table:table-cell table:formula="of:=(RANDBETWEEN(100; 400) + RANDBETWEEN(0; ABS(IF([.$B129]&lt;26;[.$B129]; 52-[.$B129]))*30))*[Sheet2.E$2]" office:value-type="float" office:value="0.613" calcext:value-type="float">
            <text:p>0.613</text:p>
          </table:table-cell>
          <table:table-cell table:formula="of:=(RANDBETWEEN(100; 400) + RANDBETWEEN(0; ABS(IF([.$B129]&lt;26;[.$B129]; 52-[.$B129]))*30))*[Sheet2.F$2]" office:value-type="float" office:value="99.5" calcext:value-type="float">
            <text:p>99.5</text:p>
          </table:table-cell>
          <table:table-cell table:formula="of:=(RANDBETWEEN(100; 400) + RANDBETWEEN(0; ABS(IF([.$B129]&lt;26;[.$B129]; 52-[.$B129]))*30))*[Sheet2.G$2]" office:value-type="float" office:value="4.76" calcext:value-type="float">
            <text:p>4.76</text:p>
          </table:table-cell>
          <table:table-cell table:formula="of:=(RANDBETWEEN(100; 400) + RANDBETWEEN(0; ABS(IF([.$B129]&lt;26;[.$B129]; 52-[.$B129]))*30))*[Sheet2.H$2]" office:value-type="float" office:value="8.64" calcext:value-type="float">
            <text:p>8.64</text:p>
          </table:table-cell>
          <table:table-cell table:formula="of:=(RANDBETWEEN(100; 400) + RANDBETWEEN(0; ABS(IF([.$B129]&lt;26;[.$B129]; 52-[.$B129]))*30))*[Sheet2.I$2]"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NDBETWEEN(0; 65) + IF(RAND()&gt;0.95; 100; 0)" office:value-type="float" office:value="60" calcext:value-type="float">
            <text:p>60</text:p>
          </table:table-cell>
          <table:table-cell table:formula="of:=(RANDBETWEEN(100; 400) + RANDBETWEEN(0; ABS(IF([.$B130]&lt;26;[.$B130]; 52-[.$B130]))*30))*[Sheet2.D$2]" office:value-type="float" office:value="926" calcext:value-type="float">
            <text:p>926</text:p>
          </table:table-cell>
          <table:table-cell table:formula="of:=(RANDBETWEEN(100; 400) + RANDBETWEEN(0; ABS(IF([.$B130]&lt;26;[.$B130]; 52-[.$B130]))*30))*[Sheet2.E$2]" office:value-type="float" office:value="0.441" calcext:value-type="float">
            <text:p>0.441</text:p>
          </table:table-cell>
          <table:table-cell table:formula="of:=(RANDBETWEEN(100; 400) + RANDBETWEEN(0; ABS(IF([.$B130]&lt;26;[.$B130]; 52-[.$B130]))*30))*[Sheet2.F$2]" office:value-type="float" office:value="88.7" calcext:value-type="float">
            <text:p>88.7</text:p>
          </table:table-cell>
          <table:table-cell table:formula="of:=(RANDBETWEEN(100; 400) + RANDBETWEEN(0; ABS(IF([.$B130]&lt;26;[.$B130]; 52-[.$B130]))*30))*[Sheet2.G$2]" office:value-type="float" office:value="7.27" calcext:value-type="float">
            <text:p>7.27</text:p>
          </table:table-cell>
          <table:table-cell table:formula="of:=(RANDBETWEEN(100; 400) + RANDBETWEEN(0; ABS(IF([.$B130]&lt;26;[.$B130]; 52-[.$B130]))*30))*[Sheet2.H$2]" office:value-type="float" office:value="2.25" calcext:value-type="float">
            <text:p>2.25</text:p>
          </table:table-cell>
          <table:table-cell table:formula="of:=(RANDBETWEEN(100; 400) + RANDBETWEEN(0; ABS(IF([.$B130]&lt;26;[.$B130]; 52-[.$B130]))*30))*[Sheet2.I$2]" office:value-type="float" office:value="526" calcext:value-type="float">
            <text:p>5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NDBETWEEN(0; 65) + IF(RAND()&gt;0.95; 100; 0)" office:value-type="float" office:value="47" calcext:value-type="float">
            <text:p>47</text:p>
          </table:table-cell>
          <table:table-cell table:formula="of:=(RANDBETWEEN(100; 400) + RANDBETWEEN(0; ABS(IF([.$B131]&lt;26;[.$B131]; 52-[.$B131]))*30))*[Sheet2.D$2]" office:value-type="float" office:value="628" calcext:value-type="float">
            <text:p>628</text:p>
          </table:table-cell>
          <table:table-cell table:formula="of:=(RANDBETWEEN(100; 400) + RANDBETWEEN(0; ABS(IF([.$B131]&lt;26;[.$B131]; 52-[.$B131]))*30))*[Sheet2.E$2]" office:value-type="float" office:value="0.739" calcext:value-type="float">
            <text:p>0.739</text:p>
          </table:table-cell>
          <table:table-cell table:formula="of:=(RANDBETWEEN(100; 400) + RANDBETWEEN(0; ABS(IF([.$B131]&lt;26;[.$B131]; 52-[.$B131]))*30))*[Sheet2.F$2]" office:value-type="float" office:value="40.1" calcext:value-type="float">
            <text:p>40.1</text:p>
          </table:table-cell>
          <table:table-cell table:formula="of:=(RANDBETWEEN(100; 400) + RANDBETWEEN(0; ABS(IF([.$B131]&lt;26;[.$B131]; 52-[.$B131]))*30))*[Sheet2.G$2]" office:value-type="float" office:value="3.79" calcext:value-type="float">
            <text:p>3.79</text:p>
          </table:table-cell>
          <table:table-cell table:formula="of:=(RANDBETWEEN(100; 400) + RANDBETWEEN(0; ABS(IF([.$B131]&lt;26;[.$B131]; 52-[.$B131]))*30))*[Sheet2.H$2]" office:value-type="float" office:value="7.08" calcext:value-type="float">
            <text:p>7.08</text:p>
          </table:table-cell>
          <table:table-cell table:formula="of:=(RANDBETWEEN(100; 400) + RANDBETWEEN(0; ABS(IF([.$B131]&lt;26;[.$B131]; 52-[.$B131]))*30))*[Sheet2.I$2]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NDBETWEEN(0; 65) + IF(RAND()&gt;0.95; 100; 0)" office:value-type="float" office:value="60" calcext:value-type="float">
            <text:p>60</text:p>
          </table:table-cell>
          <table:table-cell table:formula="of:=(RANDBETWEEN(100; 400) + RANDBETWEEN(0; ABS(IF([.$B132]&lt;26;[.$B132]; 52-[.$B132]))*30))*[Sheet2.D$2]" office:value-type="float" office:value="1950" calcext:value-type="float">
            <text:p>1950</text:p>
          </table:table-cell>
          <table:table-cell table:formula="of:=(RANDBETWEEN(100; 400) + RANDBETWEEN(0; ABS(IF([.$B132]&lt;26;[.$B132]; 52-[.$B132]))*30))*[Sheet2.E$2]" office:value-type="float" office:value="0.363" calcext:value-type="float">
            <text:p>0.363</text:p>
          </table:table-cell>
          <table:table-cell table:formula="of:=(RANDBETWEEN(100; 400) + RANDBETWEEN(0; ABS(IF([.$B132]&lt;26;[.$B132]; 52-[.$B132]))*30))*[Sheet2.F$2]" office:value-type="float" office:value="88.4" calcext:value-type="float">
            <text:p>88.4</text:p>
          </table:table-cell>
          <table:table-cell table:formula="of:=(RANDBETWEEN(100; 400) + RANDBETWEEN(0; ABS(IF([.$B132]&lt;26;[.$B132]; 52-[.$B132]))*30))*[Sheet2.G$2]" office:value-type="float" office:value="8.48" calcext:value-type="float">
            <text:p>8.48</text:p>
          </table:table-cell>
          <table:table-cell table:formula="of:=(RANDBETWEEN(100; 400) + RANDBETWEEN(0; ABS(IF([.$B132]&lt;26;[.$B132]; 52-[.$B132]))*30))*[Sheet2.H$2]" office:value-type="float" office:value="4.16" calcext:value-type="float">
            <text:p>4.16</text:p>
          </table:table-cell>
          <table:table-cell table:formula="of:=(RANDBETWEEN(100; 400) + RANDBETWEEN(0; ABS(IF([.$B132]&lt;26;[.$B132]; 52-[.$B132]))*30))*[Sheet2.I$2]"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NDBETWEEN(0; 65) + IF(RAND()&gt;0.95; 100; 0)" office:value-type="float" office:value="53" calcext:value-type="float">
            <text:p>53</text:p>
          </table:table-cell>
          <table:table-cell table:formula="of:=(RANDBETWEEN(100; 400) + RANDBETWEEN(0; ABS(IF([.$B133]&lt;26;[.$B133]; 52-[.$B133]))*30))*[Sheet2.D$2]" office:value-type="float" office:value="930" calcext:value-type="float">
            <text:p>930</text:p>
          </table:table-cell>
          <table:table-cell table:formula="of:=(RANDBETWEEN(100; 400) + RANDBETWEEN(0; ABS(IF([.$B133]&lt;26;[.$B133]; 52-[.$B133]))*30))*[Sheet2.E$2]" office:value-type="float" office:value="0.416" calcext:value-type="float">
            <text:p>0.416</text:p>
          </table:table-cell>
          <table:table-cell table:formula="of:=(RANDBETWEEN(100; 400) + RANDBETWEEN(0; ABS(IF([.$B133]&lt;26;[.$B133]; 52-[.$B133]))*30))*[Sheet2.F$2]" office:value-type="float" office:value="59.6" calcext:value-type="float">
            <text:p>59.6</text:p>
          </table:table-cell>
          <table:table-cell table:formula="of:=(RANDBETWEEN(100; 400) + RANDBETWEEN(0; ABS(IF([.$B133]&lt;26;[.$B133]; 52-[.$B133]))*30))*[Sheet2.G$2]" office:value-type="float" office:value="2.62" calcext:value-type="float">
            <text:p>2.62</text:p>
          </table:table-cell>
          <table:table-cell table:formula="of:=(RANDBETWEEN(100; 400) + RANDBETWEEN(0; ABS(IF([.$B133]&lt;26;[.$B133]; 52-[.$B133]))*30))*[Sheet2.H$2]" office:value-type="float" office:value="7.36" calcext:value-type="float">
            <text:p>7.36</text:p>
          </table:table-cell>
          <table:table-cell table:formula="of:=(RANDBETWEEN(100; 400) + RANDBETWEEN(0; ABS(IF([.$B133]&lt;26;[.$B133]; 52-[.$B133]))*30))*[Sheet2.I$2]"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134]&lt;26;[.$B134]; 52-[.$B134]))*30))*[Sheet2.D$2]" office:value-type="float" office:value="1292" calcext:value-type="float">
            <text:p>1292</text:p>
          </table:table-cell>
          <table:table-cell table:formula="of:=(RANDBETWEEN(100; 400) + RANDBETWEEN(0; ABS(IF([.$B134]&lt;26;[.$B134]; 52-[.$B134]))*30))*[Sheet2.E$2]" office:value-type="float" office:value="0.409" calcext:value-type="float">
            <text:p>0.409</text:p>
          </table:table-cell>
          <table:table-cell table:formula="of:=(RANDBETWEEN(100; 400) + RANDBETWEEN(0; ABS(IF([.$B134]&lt;26;[.$B134]; 52-[.$B134]))*30))*[Sheet2.F$2]" office:value-type="float" office:value="84.3" calcext:value-type="float">
            <text:p>84.3</text:p>
          </table:table-cell>
          <table:table-cell table:formula="of:=(RANDBETWEEN(100; 400) + RANDBETWEEN(0; ABS(IF([.$B134]&lt;26;[.$B134]; 52-[.$B134]))*30))*[Sheet2.G$2]" office:value-type="float" office:value="8.02" calcext:value-type="float">
            <text:p>8.02</text:p>
          </table:table-cell>
          <table:table-cell table:formula="of:=(RANDBETWEEN(100; 400) + RANDBETWEEN(0; ABS(IF([.$B134]&lt;26;[.$B134]; 52-[.$B134]))*30))*[Sheet2.H$2]" office:value-type="float" office:value="4.52" calcext:value-type="float">
            <text:p>4.52</text:p>
          </table:table-cell>
          <table:table-cell table:formula="of:=(RANDBETWEEN(100; 400) + RANDBETWEEN(0; ABS(IF([.$B134]&lt;26;[.$B134]; 52-[.$B134]))*30))*[Sheet2.I$2]"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NDBETWEEN(0; 65) + IF(RAND()&gt;0.95; 100; 0)" office:value-type="float" office:value="12" calcext:value-type="float">
            <text:p>12</text:p>
          </table:table-cell>
          <table:table-cell table:formula="of:=(RANDBETWEEN(100; 400) + RANDBETWEEN(0; ABS(IF([.$B135]&lt;26;[.$B135]; 52-[.$B135]))*30))*[Sheet2.D$2]" office:value-type="float" office:value="1914" calcext:value-type="float">
            <text:p>1914</text:p>
          </table:table-cell>
          <table:table-cell table:formula="of:=(RANDBETWEEN(100; 400) + RANDBETWEEN(0; ABS(IF([.$B135]&lt;26;[.$B135]; 52-[.$B135]))*30))*[Sheet2.E$2]" office:value-type="float" office:value="0.795" calcext:value-type="float">
            <text:p>0.795</text:p>
          </table:table-cell>
          <table:table-cell table:formula="of:=(RANDBETWEEN(100; 400) + RANDBETWEEN(0; ABS(IF([.$B135]&lt;26;[.$B135]; 52-[.$B135]))*30))*[Sheet2.F$2]" office:value-type="float" office:value="77.4" calcext:value-type="float">
            <text:p>77.4</text:p>
          </table:table-cell>
          <table:table-cell table:formula="of:=(RANDBETWEEN(100; 400) + RANDBETWEEN(0; ABS(IF([.$B135]&lt;26;[.$B135]; 52-[.$B135]))*30))*[Sheet2.G$2]" office:value-type="float" office:value="7.43" calcext:value-type="float">
            <text:p>7.43</text:p>
          </table:table-cell>
          <table:table-cell table:formula="of:=(RANDBETWEEN(100; 400) + RANDBETWEEN(0; ABS(IF([.$B135]&lt;26;[.$B135]; 52-[.$B135]))*30))*[Sheet2.H$2]" office:value-type="float" office:value="7.78" calcext:value-type="float">
            <text:p>7.78</text:p>
          </table:table-cell>
          <table:table-cell table:formula="of:=(RANDBETWEEN(100; 400) + RANDBETWEEN(0; ABS(IF([.$B135]&lt;26;[.$B135]; 52-[.$B135]))*30))*[Sheet2.I$2]"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NDBETWEEN(0; 65) + IF(RAND()&gt;0.95; 100; 0)" office:value-type="float" office:value="53" calcext:value-type="float">
            <text:p>53</text:p>
          </table:table-cell>
          <table:table-cell table:formula="of:=(RANDBETWEEN(100; 400) + RANDBETWEEN(0; ABS(IF([.$B136]&lt;26;[.$B136]; 52-[.$B136]))*30))*[Sheet2.D$2]" office:value-type="float" office:value="1754" calcext:value-type="float">
            <text:p>1754</text:p>
          </table:table-cell>
          <table:table-cell table:formula="of:=(RANDBETWEEN(100; 400) + RANDBETWEEN(0; ABS(IF([.$B136]&lt;26;[.$B136]; 52-[.$B136]))*30))*[Sheet2.E$2]" office:value-type="float" office:value="0.636" calcext:value-type="float">
            <text:p>0.636</text:p>
          </table:table-cell>
          <table:table-cell table:formula="of:=(RANDBETWEEN(100; 400) + RANDBETWEEN(0; ABS(IF([.$B136]&lt;26;[.$B136]; 52-[.$B136]))*30))*[Sheet2.F$2]" office:value-type="float" office:value="34.9" calcext:value-type="float">
            <text:p>34.9</text:p>
          </table:table-cell>
          <table:table-cell table:formula="of:=(RANDBETWEEN(100; 400) + RANDBETWEEN(0; ABS(IF([.$B136]&lt;26;[.$B136]; 52-[.$B136]))*30))*[Sheet2.G$2]" office:value-type="float" office:value="5.04" calcext:value-type="float">
            <text:p>5.04</text:p>
          </table:table-cell>
          <table:table-cell table:formula="of:=(RANDBETWEEN(100; 400) + RANDBETWEEN(0; ABS(IF([.$B136]&lt;26;[.$B136]; 52-[.$B136]))*30))*[Sheet2.H$2]" office:value-type="float" office:value="3.9" calcext:value-type="float">
            <text:p>3.9</text:p>
          </table:table-cell>
          <table:table-cell table:formula="of:=(RANDBETWEEN(100; 400) + RANDBETWEEN(0; ABS(IF([.$B136]&lt;26;[.$B136]; 52-[.$B136]))*30))*[Sheet2.I$2]" office:value-type="float" office:value="848" calcext:value-type="float">
            <text:p>84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ANDBETWEEN(0; 65) + IF(RAND()&gt;0.95; 100; 0)" office:value-type="float" office:value="1" calcext:value-type="float">
            <text:p>1</text:p>
          </table:table-cell>
          <table:table-cell table:formula="of:=(RANDBETWEEN(100; 400) + RANDBETWEEN(0; ABS(IF([.$B137]&lt;26;[.$B137]; 52-[.$B137]))*30))*[Sheet2.D$2]" office:value-type="float" office:value="1006" calcext:value-type="float">
            <text:p>1006</text:p>
          </table:table-cell>
          <table:table-cell table:formula="of:=(RANDBETWEEN(100; 400) + RANDBETWEEN(0; ABS(IF([.$B137]&lt;26;[.$B137]; 52-[.$B137]))*30))*[Sheet2.E$2]" office:value-type="float" office:value="0.383" calcext:value-type="float">
            <text:p>0.383</text:p>
          </table:table-cell>
          <table:table-cell table:formula="of:=(RANDBETWEEN(100; 400) + RANDBETWEEN(0; ABS(IF([.$B137]&lt;26;[.$B137]; 52-[.$B137]))*30))*[Sheet2.F$2]" office:value-type="float" office:value="27.4" calcext:value-type="float">
            <text:p>27.4</text:p>
          </table:table-cell>
          <table:table-cell table:formula="of:=(RANDBETWEEN(100; 400) + RANDBETWEEN(0; ABS(IF([.$B137]&lt;26;[.$B137]; 52-[.$B137]))*30))*[Sheet2.G$2]" office:value-type="float" office:value="3.33" calcext:value-type="float">
            <text:p>3.33</text:p>
          </table:table-cell>
          <table:table-cell table:formula="of:=(RANDBETWEEN(100; 400) + RANDBETWEEN(0; ABS(IF([.$B137]&lt;26;[.$B137]; 52-[.$B137]))*30))*[Sheet2.H$2]" office:value-type="float" office:value="3.34" calcext:value-type="float">
            <text:p>3.34</text:p>
          </table:table-cell>
          <table:table-cell table:formula="of:=(RANDBETWEEN(100; 400) + RANDBETWEEN(0; ABS(IF([.$B137]&lt;26;[.$B137]; 52-[.$B137]))*30))*[Sheet2.I$2]"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ANDBETWEEN(0; 65) + IF(RAND()&gt;0.95; 100; 0)" office:value-type="float" office:value="40" calcext:value-type="float">
            <text:p>40</text:p>
          </table:table-cell>
          <table:table-cell table:formula="of:=(RANDBETWEEN(100; 400) + RANDBETWEEN(0; ABS(IF([.$B138]&lt;26;[.$B138]; 52-[.$B138]))*30))*[Sheet2.D$2]" office:value-type="float" office:value="808" calcext:value-type="float">
            <text:p>808</text:p>
          </table:table-cell>
          <table:table-cell table:formula="of:=(RANDBETWEEN(100; 400) + RANDBETWEEN(0; ABS(IF([.$B138]&lt;26;[.$B138]; 52-[.$B138]))*30))*[Sheet2.E$2]" office:value-type="float" office:value="0.58" calcext:value-type="float">
            <text:p>0.58</text:p>
          </table:table-cell>
          <table:table-cell table:formula="of:=(RANDBETWEEN(100; 400) + RANDBETWEEN(0; ABS(IF([.$B138]&lt;26;[.$B138]; 52-[.$B138]))*30))*[Sheet2.F$2]" office:value-type="float" office:value="67.6" calcext:value-type="float">
            <text:p>67.6</text:p>
          </table:table-cell>
          <table:table-cell table:formula="of:=(RANDBETWEEN(100; 400) + RANDBETWEEN(0; ABS(IF([.$B138]&lt;26;[.$B138]; 52-[.$B138]))*30))*[Sheet2.G$2]" office:value-type="float" office:value="2.43" calcext:value-type="float">
            <text:p>2.43</text:p>
          </table:table-cell>
          <table:table-cell table:formula="of:=(RANDBETWEEN(100; 400) + RANDBETWEEN(0; ABS(IF([.$B138]&lt;26;[.$B138]; 52-[.$B138]))*30))*[Sheet2.H$2]" office:value-type="float" office:value="7.26" calcext:value-type="float">
            <text:p>7.26</text:p>
          </table:table-cell>
          <table:table-cell table:formula="of:=(RANDBETWEEN(100; 400) + RANDBETWEEN(0; ABS(IF([.$B138]&lt;26;[.$B138]; 52-[.$B138]))*30))*[Sheet2.I$2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ANDBETWEEN(0; 65) + IF(RAND()&gt;0.95; 100; 0)" office:value-type="float" office:value="32" calcext:value-type="float">
            <text:p>32</text:p>
          </table:table-cell>
          <table:table-cell table:formula="of:=(RANDBETWEEN(100; 400) + RANDBETWEEN(0; ABS(IF([.$B139]&lt;26;[.$B139]; 52-[.$B139]))*30))*[Sheet2.D$2]" office:value-type="float" office:value="1216" calcext:value-type="float">
            <text:p>1216</text:p>
          </table:table-cell>
          <table:table-cell table:formula="of:=(RANDBETWEEN(100; 400) + RANDBETWEEN(0; ABS(IF([.$B139]&lt;26;[.$B139]; 52-[.$B139]))*30))*[Sheet2.E$2]" office:value-type="float" office:value="0.521" calcext:value-type="float">
            <text:p>0.521</text:p>
          </table:table-cell>
          <table:table-cell table:formula="of:=(RANDBETWEEN(100; 400) + RANDBETWEEN(0; ABS(IF([.$B139]&lt;26;[.$B139]; 52-[.$B139]))*30))*[Sheet2.F$2]" office:value-type="float" office:value="64.7" calcext:value-type="float">
            <text:p>64.7</text:p>
          </table:table-cell>
          <table:table-cell table:formula="of:=(RANDBETWEEN(100; 400) + RANDBETWEEN(0; ABS(IF([.$B139]&lt;26;[.$B139]; 52-[.$B139]))*30))*[Sheet2.G$2]" office:value-type="float" office:value="3.81" calcext:value-type="float">
            <text:p>3.81</text:p>
          </table:table-cell>
          <table:table-cell table:formula="of:=(RANDBETWEEN(100; 400) + RANDBETWEEN(0; ABS(IF([.$B139]&lt;26;[.$B139]; 52-[.$B139]))*30))*[Sheet2.H$2]" office:value-type="float" office:value="4.2" calcext:value-type="float">
            <text:p>4.2</text:p>
          </table:table-cell>
          <table:table-cell table:formula="of:=(RANDBETWEEN(100; 400) + RANDBETWEEN(0; ABS(IF([.$B139]&lt;26;[.$B139]; 52-[.$B139]))*30))*[Sheet2.I$2]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ANDBETWEEN(0; 65) + IF(RAND()&gt;0.95; 100; 0)" office:value-type="float" office:value="26" calcext:value-type="float">
            <text:p>26</text:p>
          </table:table-cell>
          <table:table-cell table:formula="of:=(RANDBETWEEN(100; 400) + RANDBETWEEN(0; ABS(IF([.$B140]&lt;26;[.$B140]; 52-[.$B140]))*30))*[Sheet2.D$2]" office:value-type="float" office:value="820" calcext:value-type="float">
            <text:p>820</text:p>
          </table:table-cell>
          <table:table-cell table:formula="of:=(RANDBETWEEN(100; 400) + RANDBETWEEN(0; ABS(IF([.$B140]&lt;26;[.$B140]; 52-[.$B140]))*30))*[Sheet2.E$2]" office:value-type="float" office:value="0.425" calcext:value-type="float">
            <text:p>0.425</text:p>
          </table:table-cell>
          <table:table-cell table:formula="of:=(RANDBETWEEN(100; 400) + RANDBETWEEN(0; ABS(IF([.$B140]&lt;26;[.$B140]; 52-[.$B140]))*30))*[Sheet2.F$2]" office:value-type="float" office:value="79.9" calcext:value-type="float">
            <text:p>79.9</text:p>
          </table:table-cell>
          <table:table-cell table:formula="of:=(RANDBETWEEN(100; 400) + RANDBETWEEN(0; ABS(IF([.$B140]&lt;26;[.$B140]; 52-[.$B140]))*30))*[Sheet2.G$2]" office:value-type="float" office:value="3.89" calcext:value-type="float">
            <text:p>3.89</text:p>
          </table:table-cell>
          <table:table-cell table:formula="of:=(RANDBETWEEN(100; 400) + RANDBETWEEN(0; ABS(IF([.$B140]&lt;26;[.$B140]; 52-[.$B140]))*30))*[Sheet2.H$2]" office:value-type="float" office:value="5.81" calcext:value-type="float">
            <text:p>5.81</text:p>
          </table:table-cell>
          <table:table-cell table:formula="of:=(RANDBETWEEN(100; 400) + RANDBETWEEN(0; ABS(IF([.$B140]&lt;26;[.$B140]; 52-[.$B140]))*30))*[Sheet2.I$2]"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ANDBETWEEN(0; 65) + IF(RAND()&gt;0.95; 100; 0)" office:value-type="float" office:value="47" calcext:value-type="float">
            <text:p>47</text:p>
          </table:table-cell>
          <table:table-cell table:formula="of:=(RANDBETWEEN(100; 400) + RANDBETWEEN(0; ABS(IF([.$B141]&lt;26;[.$B141]; 52-[.$B141]))*30))*[Sheet2.D$2]" office:value-type="float" office:value="1422" calcext:value-type="float">
            <text:p>1422</text:p>
          </table:table-cell>
          <table:table-cell table:formula="of:=(RANDBETWEEN(100; 400) + RANDBETWEEN(0; ABS(IF([.$B141]&lt;26;[.$B141]; 52-[.$B141]))*30))*[Sheet2.E$2]" office:value-type="float" office:value="0.484" calcext:value-type="float">
            <text:p>0.484</text:p>
          </table:table-cell>
          <table:table-cell table:formula="of:=(RANDBETWEEN(100; 400) + RANDBETWEEN(0; ABS(IF([.$B141]&lt;26;[.$B141]; 52-[.$B141]))*30))*[Sheet2.F$2]" office:value-type="float" office:value="26.2" calcext:value-type="float">
            <text:p>26.2</text:p>
          </table:table-cell>
          <table:table-cell table:formula="of:=(RANDBETWEEN(100; 400) + RANDBETWEEN(0; ABS(IF([.$B141]&lt;26;[.$B141]; 52-[.$B141]))*30))*[Sheet2.G$2]" office:value-type="float" office:value="4.54" calcext:value-type="float">
            <text:p>4.54</text:p>
          </table:table-cell>
          <table:table-cell table:formula="of:=(RANDBETWEEN(100; 400) + RANDBETWEEN(0; ABS(IF([.$B141]&lt;26;[.$B141]; 52-[.$B141]))*30))*[Sheet2.H$2]" office:value-type="float" office:value="5.92" calcext:value-type="float">
            <text:p>5.92</text:p>
          </table:table-cell>
          <table:table-cell table:formula="of:=(RANDBETWEEN(100; 400) + RANDBETWEEN(0; ABS(IF([.$B141]&lt;26;[.$B141]; 52-[.$B141]))*30))*[Sheet2.I$2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142]&lt;26;[.$B142]; 52-[.$B142]))*30))*[Sheet2.D$2]" office:value-type="float" office:value="666" calcext:value-type="float">
            <text:p>666</text:p>
          </table:table-cell>
          <table:table-cell table:formula="of:=(RANDBETWEEN(100; 400) + RANDBETWEEN(0; ABS(IF([.$B142]&lt;26;[.$B142]; 52-[.$B142]))*30))*[Sheet2.E$2]" office:value-type="float" office:value="0.383" calcext:value-type="float">
            <text:p>0.383</text:p>
          </table:table-cell>
          <table:table-cell table:formula="of:=(RANDBETWEEN(100; 400) + RANDBETWEEN(0; ABS(IF([.$B142]&lt;26;[.$B142]; 52-[.$B142]))*30))*[Sheet2.F$2]" office:value-type="float" office:value="74.8" calcext:value-type="float">
            <text:p>74.8</text:p>
          </table:table-cell>
          <table:table-cell table:formula="of:=(RANDBETWEEN(100; 400) + RANDBETWEEN(0; ABS(IF([.$B142]&lt;26;[.$B142]; 52-[.$B142]))*30))*[Sheet2.G$2]" office:value-type="float" office:value="6.94" calcext:value-type="float">
            <text:p>6.94</text:p>
          </table:table-cell>
          <table:table-cell table:formula="of:=(RANDBETWEEN(100; 400) + RANDBETWEEN(0; ABS(IF([.$B142]&lt;26;[.$B142]; 52-[.$B142]))*30))*[Sheet2.H$2]" office:value-type="float" office:value="3.66" calcext:value-type="float">
            <text:p>3.66</text:p>
          </table:table-cell>
          <table:table-cell table:formula="of:=(RANDBETWEEN(100; 400) + RANDBETWEEN(0; ABS(IF([.$B142]&lt;26;[.$B142]; 52-[.$B142]))*30))*[Sheet2.I$2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ANDBETWEEN(0; 65) + IF(RAND()&gt;0.95; 100; 0)" office:value-type="float" office:value="30" calcext:value-type="float">
            <text:p>30</text:p>
          </table:table-cell>
          <table:table-cell table:formula="of:=(RANDBETWEEN(100; 400) + RANDBETWEEN(0; ABS(IF([.$B143]&lt;26;[.$B143]; 52-[.$B143]))*30))*[Sheet2.D$2]" office:value-type="float" office:value="976" calcext:value-type="float">
            <text:p>976</text:p>
          </table:table-cell>
          <table:table-cell table:formula="of:=(RANDBETWEEN(100; 400) + RANDBETWEEN(0; ABS(IF([.$B143]&lt;26;[.$B143]; 52-[.$B143]))*30))*[Sheet2.E$2]" office:value-type="float" office:value="0.582" calcext:value-type="float">
            <text:p>0.582</text:p>
          </table:table-cell>
          <table:table-cell table:formula="of:=(RANDBETWEEN(100; 400) + RANDBETWEEN(0; ABS(IF([.$B143]&lt;26;[.$B143]; 52-[.$B143]))*30))*[Sheet2.F$2]" office:value-type="float" office:value="67.3" calcext:value-type="float">
            <text:p>67.3</text:p>
          </table:table-cell>
          <table:table-cell table:formula="of:=(RANDBETWEEN(100; 400) + RANDBETWEEN(0; ABS(IF([.$B143]&lt;26;[.$B143]; 52-[.$B143]))*30))*[Sheet2.G$2]" office:value-type="float" office:value="4.53" calcext:value-type="float">
            <text:p>4.53</text:p>
          </table:table-cell>
          <table:table-cell table:formula="of:=(RANDBETWEEN(100; 400) + RANDBETWEEN(0; ABS(IF([.$B143]&lt;26;[.$B143]; 52-[.$B143]))*30))*[Sheet2.H$2]" office:value-type="float" office:value="5.42" calcext:value-type="float">
            <text:p>5.42</text:p>
          </table:table-cell>
          <table:table-cell table:formula="of:=(RANDBETWEEN(100; 400) + RANDBETWEEN(0; ABS(IF([.$B143]&lt;26;[.$B143]; 52-[.$B143]))*30))*[Sheet2.I$2]"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ANDBETWEEN(0; 65) + IF(RAND()&gt;0.95; 100; 0)" office:value-type="float" office:value="64" calcext:value-type="float">
            <text:p>64</text:p>
          </table:table-cell>
          <table:table-cell table:formula="of:=(RANDBETWEEN(100; 400) + RANDBETWEEN(0; ABS(IF([.$B144]&lt;26;[.$B144]; 52-[.$B144]))*30))*[Sheet2.D$2]" office:value-type="float" office:value="916" calcext:value-type="float">
            <text:p>916</text:p>
          </table:table-cell>
          <table:table-cell table:formula="of:=(RANDBETWEEN(100; 400) + RANDBETWEEN(0; ABS(IF([.$B144]&lt;26;[.$B144]; 52-[.$B144]))*30))*[Sheet2.E$2]" office:value-type="float" office:value="0.319" calcext:value-type="float">
            <text:p>0.319</text:p>
          </table:table-cell>
          <table:table-cell table:formula="of:=(RANDBETWEEN(100; 400) + RANDBETWEEN(0; ABS(IF([.$B144]&lt;26;[.$B144]; 52-[.$B144]))*30))*[Sheet2.F$2]" office:value-type="float" office:value="39.8" calcext:value-type="float">
            <text:p>39.8</text:p>
          </table:table-cell>
          <table:table-cell table:formula="of:=(RANDBETWEEN(100; 400) + RANDBETWEEN(0; ABS(IF([.$B144]&lt;26;[.$B144]; 52-[.$B144]))*30))*[Sheet2.G$2]" office:value-type="float" office:value="5.06" calcext:value-type="float">
            <text:p>5.06</text:p>
          </table:table-cell>
          <table:table-cell table:formula="of:=(RANDBETWEEN(100; 400) + RANDBETWEEN(0; ABS(IF([.$B144]&lt;26;[.$B144]; 52-[.$B144]))*30))*[Sheet2.H$2]" office:value-type="float" office:value="6.44" calcext:value-type="float">
            <text:p>6.44</text:p>
          </table:table-cell>
          <table:table-cell table:formula="of:=(RANDBETWEEN(100; 400) + RANDBETWEEN(0; ABS(IF([.$B144]&lt;26;[.$B144]; 52-[.$B144]))*30))*[Sheet2.I$2]"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ANDBETWEEN(0; 65) + IF(RAND()&gt;0.95; 100; 0)" office:value-type="float" office:value="41" calcext:value-type="float">
            <text:p>41</text:p>
          </table:table-cell>
          <table:table-cell table:formula="of:=(RANDBETWEEN(100; 400) + RANDBETWEEN(0; ABS(IF([.$B145]&lt;26;[.$B145]; 52-[.$B145]))*30))*[Sheet2.D$2]" office:value-type="float" office:value="828" calcext:value-type="float">
            <text:p>828</text:p>
          </table:table-cell>
          <table:table-cell table:formula="of:=(RANDBETWEEN(100; 400) + RANDBETWEEN(0; ABS(IF([.$B145]&lt;26;[.$B145]; 52-[.$B145]))*30))*[Sheet2.E$2]" office:value-type="float" office:value="0.346" calcext:value-type="float">
            <text:p>0.346</text:p>
          </table:table-cell>
          <table:table-cell table:formula="of:=(RANDBETWEEN(100; 400) + RANDBETWEEN(0; ABS(IF([.$B145]&lt;26;[.$B145]; 52-[.$B145]))*30))*[Sheet2.F$2]" office:value-type="float" office:value="37.8" calcext:value-type="float">
            <text:p>37.8</text:p>
          </table:table-cell>
          <table:table-cell table:formula="of:=(RANDBETWEEN(100; 400) + RANDBETWEEN(0; ABS(IF([.$B145]&lt;26;[.$B145]; 52-[.$B145]))*30))*[Sheet2.G$2]" office:value-type="float" office:value="1.8" calcext:value-type="float">
            <text:p>1.8</text:p>
          </table:table-cell>
          <table:table-cell table:formula="of:=(RANDBETWEEN(100; 400) + RANDBETWEEN(0; ABS(IF([.$B145]&lt;26;[.$B145]; 52-[.$B145]))*30))*[Sheet2.H$2]" office:value-type="float" office:value="4.65" calcext:value-type="float">
            <text:p>4.65</text:p>
          </table:table-cell>
          <table:table-cell table:formula="of:=(RANDBETWEEN(100; 400) + RANDBETWEEN(0; ABS(IF([.$B145]&lt;26;[.$B145]; 52-[.$B145]))*30))*[Sheet2.I$2]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ANDBETWEEN(0; 65) + IF(RAND()&gt;0.95; 100; 0)" office:value-type="float" office:value="51" calcext:value-type="float">
            <text:p>51</text:p>
          </table:table-cell>
          <table:table-cell table:formula="of:=(RANDBETWEEN(100; 400) + RANDBETWEEN(0; ABS(IF([.$B146]&lt;26;[.$B146]; 52-[.$B146]))*30))*[Sheet2.D$2]" office:value-type="float" office:value="550" calcext:value-type="float">
            <text:p>550</text:p>
          </table:table-cell>
          <table:table-cell table:formula="of:=(RANDBETWEEN(100; 400) + RANDBETWEEN(0; ABS(IF([.$B146]&lt;26;[.$B146]; 52-[.$B146]))*30))*[Sheet2.E$2]" office:value-type="float" office:value="0.395" calcext:value-type="float">
            <text:p>0.395</text:p>
          </table:table-cell>
          <table:table-cell table:formula="of:=(RANDBETWEEN(100; 400) + RANDBETWEEN(0; ABS(IF([.$B146]&lt;26;[.$B146]; 52-[.$B146]))*30))*[Sheet2.F$2]" office:value-type="float" office:value="26.2" calcext:value-type="float">
            <text:p>26.2</text:p>
          </table:table-cell>
          <table:table-cell table:formula="of:=(RANDBETWEEN(100; 400) + RANDBETWEEN(0; ABS(IF([.$B146]&lt;26;[.$B146]; 52-[.$B146]))*30))*[Sheet2.G$2]" office:value-type="float" office:value="5.17" calcext:value-type="float">
            <text:p>5.17</text:p>
          </table:table-cell>
          <table:table-cell table:formula="of:=(RANDBETWEEN(100; 400) + RANDBETWEEN(0; ABS(IF([.$B146]&lt;26;[.$B146]; 52-[.$B146]))*30))*[Sheet2.H$2]" office:value-type="float" office:value="2.57" calcext:value-type="float">
            <text:p>2.57</text:p>
          </table:table-cell>
          <table:table-cell table:formula="of:=(RANDBETWEEN(100; 400) + RANDBETWEEN(0; ABS(IF([.$B146]&lt;26;[.$B146]; 52-[.$B146]))*30))*[Sheet2.I$2]"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147]&lt;26;[.$B147]; 52-[.$B147]))*30))*[Sheet2.D$2]" office:value-type="float" office:value="874" calcext:value-type="float">
            <text:p>874</text:p>
          </table:table-cell>
          <table:table-cell table:formula="of:=(RANDBETWEEN(100; 400) + RANDBETWEEN(0; ABS(IF([.$B147]&lt;26;[.$B147]; 52-[.$B147]))*30))*[Sheet2.E$2]" office:value-type="float" office:value="0.35" calcext:value-type="float">
            <text:p>0.35</text:p>
          </table:table-cell>
          <table:table-cell table:formula="of:=(RANDBETWEEN(100; 400) + RANDBETWEEN(0; ABS(IF([.$B147]&lt;26;[.$B147]; 52-[.$B147]))*30))*[Sheet2.F$2]" office:value-type="float" office:value="40.1" calcext:value-type="float">
            <text:p>40.1</text:p>
          </table:table-cell>
          <table:table-cell table:formula="of:=(RANDBETWEEN(100; 400) + RANDBETWEEN(0; ABS(IF([.$B147]&lt;26;[.$B147]; 52-[.$B147]))*30))*[Sheet2.G$2]" office:value-type="float" office:value="4.37" calcext:value-type="float">
            <text:p>4.37</text:p>
          </table:table-cell>
          <table:table-cell table:formula="of:=(RANDBETWEEN(100; 400) + RANDBETWEEN(0; ABS(IF([.$B147]&lt;26;[.$B147]; 52-[.$B147]))*30))*[Sheet2.H$2]" office:value-type="float" office:value="4.49" calcext:value-type="float">
            <text:p>4.49</text:p>
          </table:table-cell>
          <table:table-cell table:formula="of:=(RANDBETWEEN(100; 400) + RANDBETWEEN(0; ABS(IF([.$B147]&lt;26;[.$B147]; 52-[.$B147]))*30))*[Sheet2.I$2]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ANDBETWEEN(0; 65) + IF(RAND()&gt;0.95; 100; 0)" office:value-type="float" office:value="63" calcext:value-type="float">
            <text:p>63</text:p>
          </table:table-cell>
          <table:table-cell table:formula="of:=(RANDBETWEEN(100; 400) + RANDBETWEEN(0; ABS(IF([.$B148]&lt;26;[.$B148]; 52-[.$B148]))*30))*[Sheet2.D$2]" office:value-type="float" office:value="1088" calcext:value-type="float">
            <text:p>1088</text:p>
          </table:table-cell>
          <table:table-cell table:formula="of:=(RANDBETWEEN(100; 400) + RANDBETWEEN(0; ABS(IF([.$B148]&lt;26;[.$B148]; 52-[.$B148]))*30))*[Sheet2.E$2]" office:value-type="float" office:value="0.146" calcext:value-type="float">
            <text:p>0.146</text:p>
          </table:table-cell>
          <table:table-cell table:formula="of:=(RANDBETWEEN(100; 400) + RANDBETWEEN(0; ABS(IF([.$B148]&lt;26;[.$B148]; 52-[.$B148]))*30))*[Sheet2.F$2]" office:value-type="float" office:value="42.7" calcext:value-type="float">
            <text:p>42.7</text:p>
          </table:table-cell>
          <table:table-cell table:formula="of:=(RANDBETWEEN(100; 400) + RANDBETWEEN(0; ABS(IF([.$B148]&lt;26;[.$B148]; 52-[.$B148]))*30))*[Sheet2.G$2]" office:value-type="float" office:value="4.21" calcext:value-type="float">
            <text:p>4.21</text:p>
          </table:table-cell>
          <table:table-cell table:formula="of:=(RANDBETWEEN(100; 400) + RANDBETWEEN(0; ABS(IF([.$B148]&lt;26;[.$B148]; 52-[.$B148]))*30))*[Sheet2.H$2]" office:value-type="float" office:value="2.2" calcext:value-type="float">
            <text:p>2.2</text:p>
          </table:table-cell>
          <table:table-cell table:formula="of:=(RANDBETWEEN(100; 400) + RANDBETWEEN(0; ABS(IF([.$B148]&lt;26;[.$B148]; 52-[.$B148]))*30))*[Sheet2.I$2]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ANDBETWEEN(0; 65) + IF(RAND()&gt;0.95; 100; 0)" office:value-type="float" office:value="9" calcext:value-type="float">
            <text:p>9</text:p>
          </table:table-cell>
          <table:table-cell table:formula="of:=(RANDBETWEEN(100; 400) + RANDBETWEEN(0; ABS(IF([.$B149]&lt;26;[.$B149]; 52-[.$B149]))*30))*[Sheet2.D$2]" office:value-type="float" office:value="882" calcext:value-type="float">
            <text:p>882</text:p>
          </table:table-cell>
          <table:table-cell table:formula="of:=(RANDBETWEEN(100; 400) + RANDBETWEEN(0; ABS(IF([.$B149]&lt;26;[.$B149]; 52-[.$B149]))*30))*[Sheet2.E$2]" office:value-type="float" office:value="0.192" calcext:value-type="float">
            <text:p>0.192</text:p>
          </table:table-cell>
          <table:table-cell table:formula="of:=(RANDBETWEEN(100; 400) + RANDBETWEEN(0; ABS(IF([.$B149]&lt;26;[.$B149]; 52-[.$B149]))*30))*[Sheet2.F$2]" office:value-type="float" office:value="51" calcext:value-type="float">
            <text:p>51</text:p>
          </table:table-cell>
          <table:table-cell table:formula="of:=(RANDBETWEEN(100; 400) + RANDBETWEEN(0; ABS(IF([.$B149]&lt;26;[.$B149]; 52-[.$B149]))*30))*[Sheet2.G$2]" office:value-type="float" office:value="3.43" calcext:value-type="float">
            <text:p>3.43</text:p>
          </table:table-cell>
          <table:table-cell table:formula="of:=(RANDBETWEEN(100; 400) + RANDBETWEEN(0; ABS(IF([.$B149]&lt;26;[.$B149]; 52-[.$B149]))*30))*[Sheet2.H$2]" office:value-type="float" office:value="5.27" calcext:value-type="float">
            <text:p>5.27</text:p>
          </table:table-cell>
          <table:table-cell table:formula="of:=(RANDBETWEEN(100; 400) + RANDBETWEEN(0; ABS(IF([.$B149]&lt;26;[.$B149]; 52-[.$B149]))*30))*[Sheet2.I$2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ANDBETWEEN(0; 65) + IF(RAND()&gt;0.95; 100; 0)" office:value-type="float" office:value="60" calcext:value-type="float">
            <text:p>60</text:p>
          </table:table-cell>
          <table:table-cell table:formula="of:=(RANDBETWEEN(100; 400) + RANDBETWEEN(0; ABS(IF([.$B150]&lt;26;[.$B150]; 52-[.$B150]))*30))*[Sheet2.D$2]" office:value-type="float" office:value="786" calcext:value-type="float">
            <text:p>786</text:p>
          </table:table-cell>
          <table:table-cell table:formula="of:=(RANDBETWEEN(100; 400) + RANDBETWEEN(0; ABS(IF([.$B150]&lt;26;[.$B150]; 52-[.$B150]))*30))*[Sheet2.E$2]" office:value-type="float" office:value="0.629" calcext:value-type="float">
            <text:p>0.629</text:p>
          </table:table-cell>
          <table:table-cell table:formula="of:=(RANDBETWEEN(100; 400) + RANDBETWEEN(0; ABS(IF([.$B150]&lt;26;[.$B150]; 52-[.$B150]))*30))*[Sheet2.F$2]" office:value-type="float" office:value="36.7" calcext:value-type="float">
            <text:p>36.7</text:p>
          </table:table-cell>
          <table:table-cell table:formula="of:=(RANDBETWEEN(100; 400) + RANDBETWEEN(0; ABS(IF([.$B150]&lt;26;[.$B150]; 52-[.$B150]))*30))*[Sheet2.G$2]" office:value-type="float" office:value="4.53" calcext:value-type="float">
            <text:p>4.53</text:p>
          </table:table-cell>
          <table:table-cell table:formula="of:=(RANDBETWEEN(100; 400) + RANDBETWEEN(0; ABS(IF([.$B150]&lt;26;[.$B150]; 52-[.$B150]))*30))*[Sheet2.H$2]" office:value-type="float" office:value="3.84" calcext:value-type="float">
            <text:p>3.84</text:p>
          </table:table-cell>
          <table:table-cell table:formula="of:=(RANDBETWEEN(100; 400) + RANDBETWEEN(0; ABS(IF([.$B150]&lt;26;[.$B150]; 52-[.$B150]))*30))*[Sheet2.I$2]" office:value-type="float" office:value="316" calcext:value-type="float">
            <text:p>31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NDBETWEEN(0; 65) + IF(RAND()&gt;0.95; 100; 0)" office:value-type="float" office:value="14" calcext:value-type="float">
            <text:p>14</text:p>
          </table:table-cell>
          <table:table-cell table:formula="of:=(RANDBETWEEN(100; 400) + RANDBETWEEN(0; ABS(IF([.$B151]&lt;26;[.$B151]; 52-[.$B151]))*30))*[Sheet2.D$2]" office:value-type="float" office:value="344" calcext:value-type="float">
            <text:p>344</text:p>
          </table:table-cell>
          <table:table-cell table:formula="of:=(RANDBETWEEN(100; 400) + RANDBETWEEN(0; ABS(IF([.$B151]&lt;26;[.$B151]; 52-[.$B151]))*30))*[Sheet2.E$2]" office:value-type="float" office:value="0.357" calcext:value-type="float">
            <text:p>0.357</text:p>
          </table:table-cell>
          <table:table-cell table:formula="of:=(RANDBETWEEN(100; 400) + RANDBETWEEN(0; ABS(IF([.$B151]&lt;26;[.$B151]; 52-[.$B151]))*30))*[Sheet2.F$2]" office:value-type="float" office:value="20.6" calcext:value-type="float">
            <text:p>20.6</text:p>
          </table:table-cell>
          <table:table-cell table:formula="of:=(RANDBETWEEN(100; 400) + RANDBETWEEN(0; ABS(IF([.$B151]&lt;26;[.$B151]; 52-[.$B151]))*30))*[Sheet2.G$2]" office:value-type="float" office:value="2.62" calcext:value-type="float">
            <text:p>2.62</text:p>
          </table:table-cell>
          <table:table-cell table:formula="of:=(RANDBETWEEN(100; 400) + RANDBETWEEN(0; ABS(IF([.$B151]&lt;26;[.$B151]; 52-[.$B151]))*30))*[Sheet2.H$2]" office:value-type="float" office:value="3.17" calcext:value-type="float">
            <text:p>3.17</text:p>
          </table:table-cell>
          <table:table-cell table:formula="of:=(RANDBETWEEN(100; 400) + RANDBETWEEN(0; ABS(IF([.$B151]&lt;26;[.$B151]; 52-[.$B151]))*30))*[Sheet2.I$2]"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152]&lt;26;[.$B152]; 52-[.$B152]))*30))*[Sheet2.D$2]" office:value-type="float" office:value="492" calcext:value-type="float">
            <text:p>492</text:p>
          </table:table-cell>
          <table:table-cell table:formula="of:=(RANDBETWEEN(100; 400) + RANDBETWEEN(0; ABS(IF([.$B152]&lt;26;[.$B152]; 52-[.$B152]))*30))*[Sheet2.E$2]" office:value-type="float" office:value="0.401" calcext:value-type="float">
            <text:p>0.401</text:p>
          </table:table-cell>
          <table:table-cell table:formula="of:=(RANDBETWEEN(100; 400) + RANDBETWEEN(0; ABS(IF([.$B152]&lt;26;[.$B152]; 52-[.$B152]))*30))*[Sheet2.F$2]" office:value-type="float" office:value="15.1" calcext:value-type="float">
            <text:p>15.1</text:p>
          </table:table-cell>
          <table:table-cell table:formula="of:=(RANDBETWEEN(100; 400) + RANDBETWEEN(0; ABS(IF([.$B152]&lt;26;[.$B152]; 52-[.$B152]))*30))*[Sheet2.G$2]" office:value-type="float" office:value="2.36" calcext:value-type="float">
            <text:p>2.36</text:p>
          </table:table-cell>
          <table:table-cell table:formula="of:=(RANDBETWEEN(100; 400) + RANDBETWEEN(0; ABS(IF([.$B152]&lt;26;[.$B152]; 52-[.$B152]))*30))*[Sheet2.H$2]" office:value-type="float" office:value="2.52" calcext:value-type="float">
            <text:p>2.52</text:p>
          </table:table-cell>
          <table:table-cell table:formula="of:=(RANDBETWEEN(100; 400) + RANDBETWEEN(0; ABS(IF([.$B152]&lt;26;[.$B152]; 52-[.$B152]))*30))*[Sheet2.I$2]"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ANDBETWEEN(0; 65) + IF(RAND()&gt;0.95; 100; 0)" office:value-type="float" office:value="16" calcext:value-type="float">
            <text:p>16</text:p>
          </table:table-cell>
          <table:table-cell table:formula="of:=(RANDBETWEEN(100; 400) + RANDBETWEEN(0; ABS(IF([.$B153]&lt;26;[.$B153]; 52-[.$B153]))*30))*[Sheet2.D$2]" office:value-type="float" office:value="516" calcext:value-type="float">
            <text:p>516</text:p>
          </table:table-cell>
          <table:table-cell table:formula="of:=(RANDBETWEEN(100; 400) + RANDBETWEEN(0; ABS(IF([.$B153]&lt;26;[.$B153]; 52-[.$B153]))*30))*[Sheet2.E$2]" office:value-type="float" office:value="0.232" calcext:value-type="float">
            <text:p>0.232</text:p>
          </table:table-cell>
          <table:table-cell table:formula="of:=(RANDBETWEEN(100; 400) + RANDBETWEEN(0; ABS(IF([.$B153]&lt;26;[.$B153]; 52-[.$B153]))*30))*[Sheet2.F$2]" office:value-type="float" office:value="27.7" calcext:value-type="float">
            <text:p>27.7</text:p>
          </table:table-cell>
          <table:table-cell table:formula="of:=(RANDBETWEEN(100; 400) + RANDBETWEEN(0; ABS(IF([.$B153]&lt;26;[.$B153]; 52-[.$B153]))*30))*[Sheet2.G$2]" office:value-type="float" office:value="3.71" calcext:value-type="float">
            <text:p>3.71</text:p>
          </table:table-cell>
          <table:table-cell table:formula="of:=(RANDBETWEEN(100; 400) + RANDBETWEEN(0; ABS(IF([.$B153]&lt;26;[.$B153]; 52-[.$B153]))*30))*[Sheet2.H$2]" office:value-type="float" office:value="5.22" calcext:value-type="float">
            <text:p>5.22</text:p>
          </table:table-cell>
          <table:table-cell table:formula="of:=(RANDBETWEEN(100; 400) + RANDBETWEEN(0; ABS(IF([.$B153]&lt;26;[.$B153]; 52-[.$B153]))*30))*[Sheet2.I$2]"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154]&lt;26;[.$B154]; 52-[.$B154]))*30))*[Sheet2.D$2]" office:value-type="float" office:value="462" calcext:value-type="float">
            <text:p>462</text:p>
          </table:table-cell>
          <table:table-cell table:formula="of:=(RANDBETWEEN(100; 400) + RANDBETWEEN(0; ABS(IF([.$B154]&lt;26;[.$B154]; 52-[.$B154]))*30))*[Sheet2.E$2]" office:value-type="float" office:value="0.407" calcext:value-type="float">
            <text:p>0.407</text:p>
          </table:table-cell>
          <table:table-cell table:formula="of:=(RANDBETWEEN(100; 400) + RANDBETWEEN(0; ABS(IF([.$B154]&lt;26;[.$B154]; 52-[.$B154]))*30))*[Sheet2.F$2]" office:value-type="float" office:value="11.1" calcext:value-type="float">
            <text:p>11.1</text:p>
          </table:table-cell>
          <table:table-cell table:formula="of:=(RANDBETWEEN(100; 400) + RANDBETWEEN(0; ABS(IF([.$B154]&lt;26;[.$B154]; 52-[.$B154]))*30))*[Sheet2.G$2]" office:value-type="float" office:value="1.5" calcext:value-type="float">
            <text:p>1.5</text:p>
          </table:table-cell>
          <table:table-cell table:formula="of:=(RANDBETWEEN(100; 400) + RANDBETWEEN(0; ABS(IF([.$B154]&lt;26;[.$B154]; 52-[.$B154]))*30))*[Sheet2.H$2]" office:value-type="float" office:value="1.32" calcext:value-type="float">
            <text:p>1.32</text:p>
          </table:table-cell>
          <table:table-cell table:formula="of:=(RANDBETWEEN(100; 400) + RANDBETWEEN(0; ABS(IF([.$B154]&lt;26;[.$B154]; 52-[.$B154]))*30))*[Sheet2.I$2]"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ANDBETWEEN(0; 65) + IF(RAND()&gt;0.95; 100; 0)" office:value-type="float" office:value="16" calcext:value-type="float">
            <text:p>16</text:p>
          </table:table-cell>
          <table:table-cell table:formula="of:=(RANDBETWEEN(100; 400) + RANDBETWEEN(0; ABS(IF([.$B155]&lt;26;[.$B155]; 52-[.$B155]))*30))*[Sheet2.D$2]" office:value-type="float" office:value="558" calcext:value-type="float">
            <text:p>558</text:p>
          </table:table-cell>
          <table:table-cell table:formula="of:=(RANDBETWEEN(100; 400) + RANDBETWEEN(0; ABS(IF([.$B155]&lt;26;[.$B155]; 52-[.$B155]))*30))*[Sheet2.E$2]" office:value-type="float" office:value="0.135" calcext:value-type="float">
            <text:p>0.135</text:p>
          </table:table-cell>
          <table:table-cell table:formula="of:=(RANDBETWEEN(100; 400) + RANDBETWEEN(0; ABS(IF([.$B155]&lt;26;[.$B155]; 52-[.$B155]))*30))*[Sheet2.F$2]" office:value-type="float" office:value="27.8" calcext:value-type="float">
            <text:p>27.8</text:p>
          </table:table-cell>
          <table:table-cell table:formula="of:=(RANDBETWEEN(100; 400) + RANDBETWEEN(0; ABS(IF([.$B155]&lt;26;[.$B155]; 52-[.$B155]))*30))*[Sheet2.G$2]" office:value-type="float" office:value="3.28" calcext:value-type="float">
            <text:p>3.28</text:p>
          </table:table-cell>
          <table:table-cell table:formula="of:=(RANDBETWEEN(100; 400) + RANDBETWEEN(0; ABS(IF([.$B155]&lt;26;[.$B155]; 52-[.$B155]))*30))*[Sheet2.H$2]" office:value-type="float" office:value="4.11" calcext:value-type="float">
            <text:p>4.11</text:p>
          </table:table-cell>
          <table:table-cell table:formula="of:=(RANDBETWEEN(100; 400) + RANDBETWEEN(0; ABS(IF([.$B155]&lt;26;[.$B155]; 52-[.$B155]))*30))*[Sheet2.I$2]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156]&lt;26;[.$B156]; 52-[.$B156]))*30))*[Sheet2.D$2]" office:value-type="float" office:value="288" calcext:value-type="float">
            <text:p>288</text:p>
          </table:table-cell>
          <table:table-cell table:formula="of:=(RANDBETWEEN(100; 400) + RANDBETWEEN(0; ABS(IF([.$B156]&lt;26;[.$B156]; 52-[.$B156]))*30))*[Sheet2.E$2]" office:value-type="float" office:value="0.307" calcext:value-type="float">
            <text:p>0.307</text:p>
          </table:table-cell>
          <table:table-cell table:formula="of:=(RANDBETWEEN(100; 400) + RANDBETWEEN(0; ABS(IF([.$B156]&lt;26;[.$B156]; 52-[.$B156]))*30))*[Sheet2.F$2]" office:value-type="float" office:value="25.6" calcext:value-type="float">
            <text:p>25.6</text:p>
          </table:table-cell>
          <table:table-cell table:formula="of:=(RANDBETWEEN(100; 400) + RANDBETWEEN(0; ABS(IF([.$B156]&lt;26;[.$B156]; 52-[.$B156]))*30))*[Sheet2.G$2]" office:value-type="float" office:value="1.84" calcext:value-type="float">
            <text:p>1.84</text:p>
          </table:table-cell>
          <table:table-cell table:formula="of:=(RANDBETWEEN(100; 400) + RANDBETWEEN(0; ABS(IF([.$B156]&lt;26;[.$B156]; 52-[.$B156]))*30))*[Sheet2.H$2]" office:value-type="float" office:value="2.55" calcext:value-type="float">
            <text:p>2.55</text:p>
          </table:table-cell>
          <table:table-cell table:formula="of:=(RANDBETWEEN(100; 400) + RANDBETWEEN(0; ABS(IF([.$B156]&lt;26;[.$B156]; 52-[.$B156]))*30))*[Sheet2.I$2]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157]&lt;26;[.$B157]; 52-[.$B157]))*30))*[Sheet2.D$2]" office:value-type="float" office:value="364" calcext:value-type="float">
            <text:p>364</text:p>
          </table:table-cell>
          <table:table-cell table:formula="of:=(RANDBETWEEN(100; 400) + RANDBETWEEN(0; ABS(IF([.$B157]&lt;26;[.$B157]; 52-[.$B157]))*30))*[Sheet2.E$2]" office:value-type="float" office:value="0.173" calcext:value-type="float">
            <text:p>0.173</text:p>
          </table:table-cell>
          <table:table-cell table:formula="of:=(RANDBETWEEN(100; 400) + RANDBETWEEN(0; ABS(IF([.$B157]&lt;26;[.$B157]; 52-[.$B157]))*30))*[Sheet2.F$2]" office:value-type="float" office:value="37.7" calcext:value-type="float">
            <text:p>37.7</text:p>
          </table:table-cell>
          <table:table-cell table:formula="of:=(RANDBETWEEN(100; 400) + RANDBETWEEN(0; ABS(IF([.$B157]&lt;26;[.$B157]; 52-[.$B157]))*30))*[Sheet2.G$2]" office:value-type="float" office:value="3.86" calcext:value-type="float">
            <text:p>3.86</text:p>
          </table:table-cell>
          <table:table-cell table:formula="of:=(RANDBETWEEN(100; 400) + RANDBETWEEN(0; ABS(IF([.$B157]&lt;26;[.$B157]; 52-[.$B157]))*30))*[Sheet2.H$2]" office:value-type="float" office:value="1.33" calcext:value-type="float">
            <text:p>1.33</text:p>
          </table:table-cell>
          <table:table-cell table:formula="of:=(RANDBETWEEN(100; 400) + RANDBETWEEN(0; ABS(IF([.$B157]&lt;26;[.$B157]; 52-[.$B157]))*30))*[Sheet2.I$2]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158]&lt;26;[.$B158]; 52-[.$B158]))*30))*[Sheet2.D$2]" office:value-type="float" office:value="238" calcext:value-type="float">
            <text:p>238</text:p>
          </table:table-cell>
          <table:table-cell table:formula="of:=(RANDBETWEEN(100; 400) + RANDBETWEEN(0; ABS(IF([.$B158]&lt;26;[.$B158]; 52-[.$B158]))*30))*[Sheet2.E$2]" office:value-type="float" office:value="0.164" calcext:value-type="float">
            <text:p>0.164</text:p>
          </table:table-cell>
          <table:table-cell table:formula="of:=(RANDBETWEEN(100; 400) + RANDBETWEEN(0; ABS(IF([.$B158]&lt;26;[.$B158]; 52-[.$B158]))*30))*[Sheet2.F$2]" office:value-type="float" office:value="19.2" calcext:value-type="float">
            <text:p>19.2</text:p>
          </table:table-cell>
          <table:table-cell table:formula="of:=(RANDBETWEEN(100; 400) + RANDBETWEEN(0; ABS(IF([.$B158]&lt;26;[.$B158]; 52-[.$B158]))*30))*[Sheet2.G$2]" office:value-type="float" office:value="2.11" calcext:value-type="float">
            <text:p>2.11</text:p>
          </table:table-cell>
          <table:table-cell table:formula="of:=(RANDBETWEEN(100; 400) + RANDBETWEEN(0; ABS(IF([.$B158]&lt;26;[.$B158]; 52-[.$B158]))*30))*[Sheet2.H$2]" office:value-type="float" office:value="3.03" calcext:value-type="float">
            <text:p>3.03</text:p>
          </table:table-cell>
          <table:table-cell table:formula="of:=(RANDBETWEEN(100; 400) + RANDBETWEEN(0; ABS(IF([.$B158]&lt;26;[.$B158]; 52-[.$B158]))*30))*[Sheet2.I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159]&lt;26;[.$B159]; 52-[.$B159]))*30))*[Sheet2.D$2]" office:value-type="float" office:value="260" calcext:value-type="float">
            <text:p>260</text:p>
          </table:table-cell>
          <table:table-cell table:formula="of:=(RANDBETWEEN(100; 400) + RANDBETWEEN(0; ABS(IF([.$B159]&lt;26;[.$B159]; 52-[.$B159]))*30))*[Sheet2.E$2]" office:value-type="float" office:value="0.117" calcext:value-type="float">
            <text:p>0.117</text:p>
          </table:table-cell>
          <table:table-cell table:formula="of:=(RANDBETWEEN(100; 400) + RANDBETWEEN(0; ABS(IF([.$B159]&lt;26;[.$B159]; 52-[.$B159]))*30))*[Sheet2.F$2]" office:value-type="float" office:value="38.1" calcext:value-type="float">
            <text:p>38.1</text:p>
          </table:table-cell>
          <table:table-cell table:formula="of:=(RANDBETWEEN(100; 400) + RANDBETWEEN(0; ABS(IF([.$B159]&lt;26;[.$B159]; 52-[.$B159]))*30))*[Sheet2.G$2]" office:value-type="float" office:value="1.47" calcext:value-type="float">
            <text:p>1.47</text:p>
          </table:table-cell>
          <table:table-cell table:formula="of:=(RANDBETWEEN(100; 400) + RANDBETWEEN(0; ABS(IF([.$B159]&lt;26;[.$B159]; 52-[.$B159]))*30))*[Sheet2.H$2]" office:value-type="float" office:value="3.95" calcext:value-type="float">
            <text:p>3.95</text:p>
          </table:table-cell>
          <table:table-cell table:formula="of:=(RANDBETWEEN(100; 400) + RANDBETWEEN(0; ABS(IF([.$B159]&lt;26;[.$B159]; 52-[.$B159]))*30))*[Sheet2.I$2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 65) + IF(RAND()&gt;0.95; 100; 0)" office:value-type="float" office:value="56" calcext:value-type="float">
            <text:p>56</text:p>
          </table:table-cell>
          <table:table-cell table:formula="of:=(RANDBETWEEN(100; 400) + RANDBETWEEN(0; ABS(IF([.$B160]&lt;26;[.$B160]; 52-[.$B160]))*30))*[Sheet2.D$2]" office:value-type="float" office:value="742" calcext:value-type="float">
            <text:p>742</text:p>
          </table:table-cell>
          <table:table-cell table:formula="of:=(RANDBETWEEN(100; 400) + RANDBETWEEN(0; ABS(IF([.$B160]&lt;26;[.$B160]; 52-[.$B160]))*30))*[Sheet2.E$2]" office:value-type="float" office:value="0.179" calcext:value-type="float">
            <text:p>0.179</text:p>
          </table:table-cell>
          <table:table-cell table:formula="of:=(RANDBETWEEN(100; 400) + RANDBETWEEN(0; ABS(IF([.$B160]&lt;26;[.$B160]; 52-[.$B160]))*30))*[Sheet2.F$2]" office:value-type="float" office:value="15.3" calcext:value-type="float">
            <text:p>15.3</text:p>
          </table:table-cell>
          <table:table-cell table:formula="of:=(RANDBETWEEN(100; 400) + RANDBETWEEN(0; ABS(IF([.$B160]&lt;26;[.$B160]; 52-[.$B160]))*30))*[Sheet2.G$2]" office:value-type="float" office:value="1.36" calcext:value-type="float">
            <text:p>1.36</text:p>
          </table:table-cell>
          <table:table-cell table:formula="of:=(RANDBETWEEN(100; 400) + RANDBETWEEN(0; ABS(IF([.$B160]&lt;26;[.$B160]; 52-[.$B160]))*30))*[Sheet2.H$2]" office:value-type="float" office:value="2.81" calcext:value-type="float">
            <text:p>2.81</text:p>
          </table:table-cell>
          <table:table-cell table:formula="of:=(RANDBETWEEN(100; 400) + RANDBETWEEN(0; ABS(IF([.$B160]&lt;26;[.$B160]; 52-[.$B160]))*30))*[Sheet2.I$2]"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 65) + IF(RAND()&gt;0.95; 100; 0)" office:value-type="float" office:value="19" calcext:value-type="float">
            <text:p>19</text:p>
          </table:table-cell>
          <table:table-cell table:formula="of:=(RANDBETWEEN(100; 400) + RANDBETWEEN(0; ABS(IF([.$B161]&lt;26;[.$B161]; 52-[.$B161]))*30))*[Sheet2.D$2]" office:value-type="float" office:value="544" calcext:value-type="float">
            <text:p>544</text:p>
          </table:table-cell>
          <table:table-cell table:formula="of:=(RANDBETWEEN(100; 400) + RANDBETWEEN(0; ABS(IF([.$B161]&lt;26;[.$B161]; 52-[.$B161]))*30))*[Sheet2.E$2]" office:value-type="float" office:value="0.401" calcext:value-type="float">
            <text:p>0.401</text:p>
          </table:table-cell>
          <table:table-cell table:formula="of:=(RANDBETWEEN(100; 400) + RANDBETWEEN(0; ABS(IF([.$B161]&lt;26;[.$B161]; 52-[.$B161]))*30))*[Sheet2.F$2]" office:value-type="float" office:value="34" calcext:value-type="float">
            <text:p>34</text:p>
          </table:table-cell>
          <table:table-cell table:formula="of:=(RANDBETWEEN(100; 400) + RANDBETWEEN(0; ABS(IF([.$B161]&lt;26;[.$B161]; 52-[.$B161]))*30))*[Sheet2.G$2]" office:value-type="float" office:value="3.06" calcext:value-type="float">
            <text:p>3.06</text:p>
          </table:table-cell>
          <table:table-cell table:formula="of:=(RANDBETWEEN(100; 400) + RANDBETWEEN(0; ABS(IF([.$B161]&lt;26;[.$B161]; 52-[.$B161]))*30))*[Sheet2.H$2]" office:value-type="float" office:value="3.02" calcext:value-type="float">
            <text:p>3.02</text:p>
          </table:table-cell>
          <table:table-cell table:formula="of:=(RANDBETWEEN(100; 400) + RANDBETWEEN(0; ABS(IF([.$B161]&lt;26;[.$B161]; 52-[.$B161]))*30))*[Sheet2.I$2]" office:value-type="float" office:value="379" calcext:value-type="float">
            <text:p>37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 65) + IF(RAND()&gt;0.95; 100; 0)" office:value-type="float" office:value="35" calcext:value-type="float">
            <text:p>35</text:p>
          </table:table-cell>
          <table:table-cell table:formula="of:=(RANDBETWEEN(100; 400) + RANDBETWEEN(0; ABS(IF([.$B162]&lt;26;[.$B162]; 52-[.$B162]))*30))*[Sheet2.D$2]" office:value-type="float" office:value="728" calcext:value-type="float">
            <text:p>728</text:p>
          </table:table-cell>
          <table:table-cell table:formula="of:=(RANDBETWEEN(100; 400) + RANDBETWEEN(0; ABS(IF([.$B162]&lt;26;[.$B162]; 52-[.$B162]))*30))*[Sheet2.E$2]" office:value-type="float" office:value="0.248" calcext:value-type="float">
            <text:p>0.248</text:p>
          </table:table-cell>
          <table:table-cell table:formula="of:=(RANDBETWEEN(100; 400) + RANDBETWEEN(0; ABS(IF([.$B162]&lt;26;[.$B162]; 52-[.$B162]))*30))*[Sheet2.F$2]" office:value-type="float" office:value="29.2" calcext:value-type="float">
            <text:p>29.2</text:p>
          </table:table-cell>
          <table:table-cell table:formula="of:=(RANDBETWEEN(100; 400) + RANDBETWEEN(0; ABS(IF([.$B162]&lt;26;[.$B162]; 52-[.$B162]))*30))*[Sheet2.G$2]" office:value-type="float" office:value="3.1" calcext:value-type="float">
            <text:p>3.1</text:p>
          </table:table-cell>
          <table:table-cell table:formula="of:=(RANDBETWEEN(100; 400) + RANDBETWEEN(0; ABS(IF([.$B162]&lt;26;[.$B162]; 52-[.$B162]))*30))*[Sheet2.H$2]" office:value-type="float" office:value="3.91" calcext:value-type="float">
            <text:p>3.91</text:p>
          </table:table-cell>
          <table:table-cell table:formula="of:=(RANDBETWEEN(100; 400) + RANDBETWEEN(0; ABS(IF([.$B162]&lt;26;[.$B162]; 52-[.$B162]))*30))*[Sheet2.I$2]"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 65) + IF(RAND()&gt;0.95; 100; 0)" office:value-type="float" office:value="59" calcext:value-type="float">
            <text:p>59</text:p>
          </table:table-cell>
          <table:table-cell table:formula="of:=(RANDBETWEEN(100; 400) + RANDBETWEEN(0; ABS(IF([.$B163]&lt;26;[.$B163]; 52-[.$B163]))*30))*[Sheet2.D$2]" office:value-type="float" office:value="528" calcext:value-type="float">
            <text:p>528</text:p>
          </table:table-cell>
          <table:table-cell table:formula="of:=(RANDBETWEEN(100; 400) + RANDBETWEEN(0; ABS(IF([.$B163]&lt;26;[.$B163]; 52-[.$B163]))*30))*[Sheet2.E$2]" office:value-type="float" office:value="0.335" calcext:value-type="float">
            <text:p>0.335</text:p>
          </table:table-cell>
          <table:table-cell table:formula="of:=(RANDBETWEEN(100; 400) + RANDBETWEEN(0; ABS(IF([.$B163]&lt;26;[.$B163]; 52-[.$B163]))*30))*[Sheet2.F$2]" office:value-type="float" office:value="38.3" calcext:value-type="float">
            <text:p>38.3</text:p>
          </table:table-cell>
          <table:table-cell table:formula="of:=(RANDBETWEEN(100; 400) + RANDBETWEEN(0; ABS(IF([.$B163]&lt;26;[.$B163]; 52-[.$B163]))*30))*[Sheet2.G$2]" office:value-type="float" office:value="1.6" calcext:value-type="float">
            <text:p>1.6</text:p>
          </table:table-cell>
          <table:table-cell table:formula="of:=(RANDBETWEEN(100; 400) + RANDBETWEEN(0; ABS(IF([.$B163]&lt;26;[.$B163]; 52-[.$B163]))*30))*[Sheet2.H$2]" office:value-type="float" office:value="2.66" calcext:value-type="float">
            <text:p>2.66</text:p>
          </table:table-cell>
          <table:table-cell table:formula="of:=(RANDBETWEEN(100; 400) + RANDBETWEEN(0; ABS(IF([.$B163]&lt;26;[.$B163]; 52-[.$B163]))*30))*[Sheet2.I$2]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 65) + IF(RAND()&gt;0.95; 100; 0)" office:value-type="float" office:value="1" calcext:value-type="float">
            <text:p>1</text:p>
          </table:table-cell>
          <table:table-cell table:formula="of:=(RANDBETWEEN(100; 400) + RANDBETWEEN(0; ABS(IF([.$B164]&lt;26;[.$B164]; 52-[.$B164]))*30))*[Sheet2.D$2]" office:value-type="float" office:value="834" calcext:value-type="float">
            <text:p>834</text:p>
          </table:table-cell>
          <table:table-cell table:formula="of:=(RANDBETWEEN(100; 400) + RANDBETWEEN(0; ABS(IF([.$B164]&lt;26;[.$B164]; 52-[.$B164]))*30))*[Sheet2.E$2]" office:value-type="float" office:value="0.429" calcext:value-type="float">
            <text:p>0.429</text:p>
          </table:table-cell>
          <table:table-cell table:formula="of:=(RANDBETWEEN(100; 400) + RANDBETWEEN(0; ABS(IF([.$B164]&lt;26;[.$B164]; 52-[.$B164]))*30))*[Sheet2.F$2]" office:value-type="float" office:value="41.1" calcext:value-type="float">
            <text:p>41.1</text:p>
          </table:table-cell>
          <table:table-cell table:formula="of:=(RANDBETWEEN(100; 400) + RANDBETWEEN(0; ABS(IF([.$B164]&lt;26;[.$B164]; 52-[.$B164]))*30))*[Sheet2.G$2]" office:value-type="float" office:value="2.12" calcext:value-type="float">
            <text:p>2.12</text:p>
          </table:table-cell>
          <table:table-cell table:formula="of:=(RANDBETWEEN(100; 400) + RANDBETWEEN(0; ABS(IF([.$B164]&lt;26;[.$B164]; 52-[.$B164]))*30))*[Sheet2.H$2]" office:value-type="float" office:value="4.57" calcext:value-type="float">
            <text:p>4.57</text:p>
          </table:table-cell>
          <table:table-cell table:formula="of:=(RANDBETWEEN(100; 400) + RANDBETWEEN(0; ABS(IF([.$B164]&lt;26;[.$B164]; 52-[.$B164]))*30))*[Sheet2.I$2]"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 65) + IF(RAND()&gt;0.95; 100; 0)" office:value-type="float" office:value="34" calcext:value-type="float">
            <text:p>34</text:p>
          </table:table-cell>
          <table:table-cell table:formula="of:=(RANDBETWEEN(100; 400) + RANDBETWEEN(0; ABS(IF([.$B165]&lt;26;[.$B165]; 52-[.$B165]))*30))*[Sheet2.D$2]" office:value-type="float" office:value="582" calcext:value-type="float">
            <text:p>582</text:p>
          </table:table-cell>
          <table:table-cell table:formula="of:=(RANDBETWEEN(100; 400) + RANDBETWEEN(0; ABS(IF([.$B165]&lt;26;[.$B165]; 52-[.$B165]))*30))*[Sheet2.E$2]" office:value-type="float" office:value="0.44" calcext:value-type="float">
            <text:p>0.44</text:p>
          </table:table-cell>
          <table:table-cell table:formula="of:=(RANDBETWEEN(100; 400) + RANDBETWEEN(0; ABS(IF([.$B165]&lt;26;[.$B165]; 52-[.$B165]))*30))*[Sheet2.F$2]" office:value-type="float" office:value="46.3" calcext:value-type="float">
            <text:p>46.3</text:p>
          </table:table-cell>
          <table:table-cell table:formula="of:=(RANDBETWEEN(100; 400) + RANDBETWEEN(0; ABS(IF([.$B165]&lt;26;[.$B165]; 52-[.$B165]))*30))*[Sheet2.G$2]" office:value-type="float" office:value="1.75" calcext:value-type="float">
            <text:p>1.75</text:p>
          </table:table-cell>
          <table:table-cell table:formula="of:=(RANDBETWEEN(100; 400) + RANDBETWEEN(0; ABS(IF([.$B165]&lt;26;[.$B165]; 52-[.$B165]))*30))*[Sheet2.H$2]" office:value-type="float" office:value="3.09" calcext:value-type="float">
            <text:p>3.09</text:p>
          </table:table-cell>
          <table:table-cell table:formula="of:=(RANDBETWEEN(100; 400) + RANDBETWEEN(0; ABS(IF([.$B165]&lt;26;[.$B165]; 52-[.$B165]))*30))*[Sheet2.I$2]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 65) + IF(RAND()&gt;0.95; 100; 0)" office:value-type="float" office:value="62" calcext:value-type="float">
            <text:p>62</text:p>
          </table:table-cell>
          <table:table-cell table:formula="of:=(RANDBETWEEN(100; 400) + RANDBETWEEN(0; ABS(IF([.$B166]&lt;26;[.$B166]; 52-[.$B166]))*30))*[Sheet2.D$2]" office:value-type="float" office:value="858" calcext:value-type="float">
            <text:p>858</text:p>
          </table:table-cell>
          <table:table-cell table:formula="of:=(RANDBETWEEN(100; 400) + RANDBETWEEN(0; ABS(IF([.$B166]&lt;26;[.$B166]; 52-[.$B166]))*30))*[Sheet2.E$2]" office:value-type="float" office:value="0.254" calcext:value-type="float">
            <text:p>0.254</text:p>
          </table:table-cell>
          <table:table-cell table:formula="of:=(RANDBETWEEN(100; 400) + RANDBETWEEN(0; ABS(IF([.$B166]&lt;26;[.$B166]; 52-[.$B166]))*30))*[Sheet2.F$2]" office:value-type="float" office:value="40.3" calcext:value-type="float">
            <text:p>40.3</text:p>
          </table:table-cell>
          <table:table-cell table:formula="of:=(RANDBETWEEN(100; 400) + RANDBETWEEN(0; ABS(IF([.$B166]&lt;26;[.$B166]; 52-[.$B166]))*30))*[Sheet2.G$2]" office:value-type="float" office:value="4.08" calcext:value-type="float">
            <text:p>4.08</text:p>
          </table:table-cell>
          <table:table-cell table:formula="of:=(RANDBETWEEN(100; 400) + RANDBETWEEN(0; ABS(IF([.$B166]&lt;26;[.$B166]; 52-[.$B166]))*30))*[Sheet2.H$2]" office:value-type="float" office:value="4.2" calcext:value-type="float">
            <text:p>4.2</text:p>
          </table:table-cell>
          <table:table-cell table:formula="of:=(RANDBETWEEN(100; 400) + RANDBETWEEN(0; ABS(IF([.$B166]&lt;26;[.$B166]; 52-[.$B166]))*30))*[Sheet2.I$2]" office:value-type="float" office:value="395" calcext:value-type="float">
            <text:p>3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 65) + IF(RAND()&gt;0.95; 100; 0)" office:value-type="float" office:value="36" calcext:value-type="float">
            <text:p>36</text:p>
          </table:table-cell>
          <table:table-cell table:formula="of:=(RANDBETWEEN(100; 400) + RANDBETWEEN(0; ABS(IF([.$B167]&lt;26;[.$B167]; 52-[.$B167]))*30))*[Sheet2.D$2]" office:value-type="float" office:value="1052" calcext:value-type="float">
            <text:p>1052</text:p>
          </table:table-cell>
          <table:table-cell table:formula="of:=(RANDBETWEEN(100; 400) + RANDBETWEEN(0; ABS(IF([.$B167]&lt;26;[.$B167]; 52-[.$B167]))*30))*[Sheet2.E$2]" office:value-type="float" office:value="0.6" calcext:value-type="float">
            <text:p>0.6</text:p>
          </table:table-cell>
          <table:table-cell table:formula="of:=(RANDBETWEEN(100; 400) + RANDBETWEEN(0; ABS(IF([.$B167]&lt;26;[.$B167]; 52-[.$B167]))*30))*[Sheet2.F$2]" office:value-type="float" office:value="24.4" calcext:value-type="float">
            <text:p>24.4</text:p>
          </table:table-cell>
          <table:table-cell table:formula="of:=(RANDBETWEEN(100; 400) + RANDBETWEEN(0; ABS(IF([.$B167]&lt;26;[.$B167]; 52-[.$B167]))*30))*[Sheet2.G$2]" office:value-type="float" office:value="4.52" calcext:value-type="float">
            <text:p>4.52</text:p>
          </table:table-cell>
          <table:table-cell table:formula="of:=(RANDBETWEEN(100; 400) + RANDBETWEEN(0; ABS(IF([.$B167]&lt;26;[.$B167]; 52-[.$B167]))*30))*[Sheet2.H$2]" office:value-type="float" office:value="1.35" calcext:value-type="float">
            <text:p>1.35</text:p>
          </table:table-cell>
          <table:table-cell table:formula="of:=(RANDBETWEEN(100; 400) + RANDBETWEEN(0; ABS(IF([.$B167]&lt;26;[.$B167]; 52-[.$B167]))*30))*[Sheet2.I$2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168]&lt;26;[.$B168]; 52-[.$B168]))*30))*[Sheet2.D$2]" office:value-type="float" office:value="706" calcext:value-type="float">
            <text:p>706</text:p>
          </table:table-cell>
          <table:table-cell table:formula="of:=(RANDBETWEEN(100; 400) + RANDBETWEEN(0; ABS(IF([.$B168]&lt;26;[.$B168]; 52-[.$B168]))*30))*[Sheet2.E$2]" office:value-type="float" office:value="0.288" calcext:value-type="float">
            <text:p>0.288</text:p>
          </table:table-cell>
          <table:table-cell table:formula="of:=(RANDBETWEEN(100; 400) + RANDBETWEEN(0; ABS(IF([.$B168]&lt;26;[.$B168]; 52-[.$B168]))*30))*[Sheet2.F$2]" office:value-type="float" office:value="56.1" calcext:value-type="float">
            <text:p>56.1</text:p>
          </table:table-cell>
          <table:table-cell table:formula="of:=(RANDBETWEEN(100; 400) + RANDBETWEEN(0; ABS(IF([.$B168]&lt;26;[.$B168]; 52-[.$B168]))*30))*[Sheet2.G$2]" office:value-type="float" office:value="1.69" calcext:value-type="float">
            <text:p>1.69</text:p>
          </table:table-cell>
          <table:table-cell table:formula="of:=(RANDBETWEEN(100; 400) + RANDBETWEEN(0; ABS(IF([.$B168]&lt;26;[.$B168]; 52-[.$B168]))*30))*[Sheet2.H$2]" office:value-type="float" office:value="4.02" calcext:value-type="float">
            <text:p>4.02</text:p>
          </table:table-cell>
          <table:table-cell table:formula="of:=(RANDBETWEEN(100; 400) + RANDBETWEEN(0; ABS(IF([.$B168]&lt;26;[.$B168]; 52-[.$B168]))*30))*[Sheet2.I$2]" office:value-type="float" office:value="352" calcext:value-type="float">
            <text:p>35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 65) + IF(RAND()&gt;0.95; 100; 0)" office:value-type="float" office:value="39" calcext:value-type="float">
            <text:p>39</text:p>
          </table:table-cell>
          <table:table-cell table:formula="of:=(RANDBETWEEN(100; 400) + RANDBETWEEN(0; ABS(IF([.$B169]&lt;26;[.$B169]; 52-[.$B169]))*30))*[Sheet2.D$2]" office:value-type="float" office:value="842" calcext:value-type="float">
            <text:p>842</text:p>
          </table:table-cell>
          <table:table-cell table:formula="of:=(RANDBETWEEN(100; 400) + RANDBETWEEN(0; ABS(IF([.$B169]&lt;26;[.$B169]; 52-[.$B169]))*30))*[Sheet2.E$2]" office:value-type="float" office:value="0.297" calcext:value-type="float">
            <text:p>0.297</text:p>
          </table:table-cell>
          <table:table-cell table:formula="of:=(RANDBETWEEN(100; 400) + RANDBETWEEN(0; ABS(IF([.$B169]&lt;26;[.$B169]; 52-[.$B169]))*30))*[Sheet2.F$2]" office:value-type="float" office:value="31.1" calcext:value-type="float">
            <text:p>31.1</text:p>
          </table:table-cell>
          <table:table-cell table:formula="of:=(RANDBETWEEN(100; 400) + RANDBETWEEN(0; ABS(IF([.$B169]&lt;26;[.$B169]; 52-[.$B169]))*30))*[Sheet2.G$2]" office:value-type="float" office:value="5.25" calcext:value-type="float">
            <text:p>5.25</text:p>
          </table:table-cell>
          <table:table-cell table:formula="of:=(RANDBETWEEN(100; 400) + RANDBETWEEN(0; ABS(IF([.$B169]&lt;26;[.$B169]; 52-[.$B169]))*30))*[Sheet2.H$2]" office:value-type="float" office:value="4.95" calcext:value-type="float">
            <text:p>4.95</text:p>
          </table:table-cell>
          <table:table-cell table:formula="of:=(RANDBETWEEN(100; 400) + RANDBETWEEN(0; ABS(IF([.$B169]&lt;26;[.$B169]; 52-[.$B169]))*30))*[Sheet2.I$2]"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 65) + IF(RAND()&gt;0.95; 100; 0)" office:value-type="float" office:value="7" calcext:value-type="float">
            <text:p>7</text:p>
          </table:table-cell>
          <table:table-cell table:formula="of:=(RANDBETWEEN(100; 400) + RANDBETWEEN(0; ABS(IF([.$B170]&lt;26;[.$B170]; 52-[.$B170]))*30))*[Sheet2.D$2]" office:value-type="float" office:value="926" calcext:value-type="float">
            <text:p>926</text:p>
          </table:table-cell>
          <table:table-cell table:formula="of:=(RANDBETWEEN(100; 400) + RANDBETWEEN(0; ABS(IF([.$B170]&lt;26;[.$B170]; 52-[.$B170]))*30))*[Sheet2.E$2]" office:value-type="float" office:value="0.686" calcext:value-type="float">
            <text:p>0.686</text:p>
          </table:table-cell>
          <table:table-cell table:formula="of:=(RANDBETWEEN(100; 400) + RANDBETWEEN(0; ABS(IF([.$B170]&lt;26;[.$B170]; 52-[.$B170]))*30))*[Sheet2.F$2]" office:value-type="float" office:value="58.8" calcext:value-type="float">
            <text:p>58.8</text:p>
          </table:table-cell>
          <table:table-cell table:formula="of:=(RANDBETWEEN(100; 400) + RANDBETWEEN(0; ABS(IF([.$B170]&lt;26;[.$B170]; 52-[.$B170]))*30))*[Sheet2.G$2]" office:value-type="float" office:value="6.64" calcext:value-type="float">
            <text:p>6.64</text:p>
          </table:table-cell>
          <table:table-cell table:formula="of:=(RANDBETWEEN(100; 400) + RANDBETWEEN(0; ABS(IF([.$B170]&lt;26;[.$B170]; 52-[.$B170]))*30))*[Sheet2.H$2]" office:value-type="float" office:value="3.46" calcext:value-type="float">
            <text:p>3.46</text:p>
          </table:table-cell>
          <table:table-cell table:formula="of:=(RANDBETWEEN(100; 400) + RANDBETWEEN(0; ABS(IF([.$B170]&lt;26;[.$B170]; 52-[.$B170]))*30))*[Sheet2.I$2]"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 65) + IF(RAND()&gt;0.95; 100; 0)" office:value-type="float" office:value="42" calcext:value-type="float">
            <text:p>42</text:p>
          </table:table-cell>
          <table:table-cell table:formula="of:=(RANDBETWEEN(100; 400) + RANDBETWEEN(0; ABS(IF([.$B171]&lt;26;[.$B171]; 52-[.$B171]))*30))*[Sheet2.D$2]" office:value-type="float" office:value="842" calcext:value-type="float">
            <text:p>842</text:p>
          </table:table-cell>
          <table:table-cell table:formula="of:=(RANDBETWEEN(100; 400) + RANDBETWEEN(0; ABS(IF([.$B171]&lt;26;[.$B171]; 52-[.$B171]))*30))*[Sheet2.E$2]" office:value-type="float" office:value="0.473" calcext:value-type="float">
            <text:p>0.473</text:p>
          </table:table-cell>
          <table:table-cell table:formula="of:=(RANDBETWEEN(100; 400) + RANDBETWEEN(0; ABS(IF([.$B171]&lt;26;[.$B171]; 52-[.$B171]))*30))*[Sheet2.F$2]" office:value-type="float" office:value="75.1" calcext:value-type="float">
            <text:p>75.1</text:p>
          </table:table-cell>
          <table:table-cell table:formula="of:=(RANDBETWEEN(100; 400) + RANDBETWEEN(0; ABS(IF([.$B171]&lt;26;[.$B171]; 52-[.$B171]))*30))*[Sheet2.G$2]" office:value-type="float" office:value="3.25" calcext:value-type="float">
            <text:p>3.25</text:p>
          </table:table-cell>
          <table:table-cell table:formula="of:=(RANDBETWEEN(100; 400) + RANDBETWEEN(0; ABS(IF([.$B171]&lt;26;[.$B171]; 52-[.$B171]))*30))*[Sheet2.H$2]" office:value-type="float" office:value="3.69" calcext:value-type="float">
            <text:p>3.69</text:p>
          </table:table-cell>
          <table:table-cell table:formula="of:=(RANDBETWEEN(100; 400) + RANDBETWEEN(0; ABS(IF([.$B171]&lt;26;[.$B171]; 52-[.$B171]))*30))*[Sheet2.I$2]"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172]&lt;26;[.$B172]; 52-[.$B172]))*30))*[Sheet2.D$2]" office:value-type="float" office:value="848" calcext:value-type="float">
            <text:p>848</text:p>
          </table:table-cell>
          <table:table-cell table:formula="of:=(RANDBETWEEN(100; 400) + RANDBETWEEN(0; ABS(IF([.$B172]&lt;26;[.$B172]; 52-[.$B172]))*30))*[Sheet2.E$2]" office:value-type="float" office:value="0.325" calcext:value-type="float">
            <text:p>0.325</text:p>
          </table:table-cell>
          <table:table-cell table:formula="of:=(RANDBETWEEN(100; 400) + RANDBETWEEN(0; ABS(IF([.$B172]&lt;26;[.$B172]; 52-[.$B172]))*30))*[Sheet2.F$2]" office:value-type="float" office:value="36" calcext:value-type="float">
            <text:p>36</text:p>
          </table:table-cell>
          <table:table-cell table:formula="of:=(RANDBETWEEN(100; 400) + RANDBETWEEN(0; ABS(IF([.$B172]&lt;26;[.$B172]; 52-[.$B172]))*30))*[Sheet2.G$2]" office:value-type="float" office:value="3.61" calcext:value-type="float">
            <text:p>3.61</text:p>
          </table:table-cell>
          <table:table-cell table:formula="of:=(RANDBETWEEN(100; 400) + RANDBETWEEN(0; ABS(IF([.$B172]&lt;26;[.$B172]; 52-[.$B172]))*30))*[Sheet2.H$2]" office:value-type="float" office:value="2.29" calcext:value-type="float">
            <text:p>2.29</text:p>
          </table:table-cell>
          <table:table-cell table:formula="of:=(RANDBETWEEN(100; 400) + RANDBETWEEN(0; ABS(IF([.$B172]&lt;26;[.$B172]; 52-[.$B172]))*30))*[Sheet2.I$2]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 65) + IF(RAND()&gt;0.95; 100; 0)" office:value-type="float" office:value="3" calcext:value-type="float">
            <text:p>3</text:p>
          </table:table-cell>
          <table:table-cell table:formula="of:=(RANDBETWEEN(100; 400) + RANDBETWEEN(0; ABS(IF([.$B173]&lt;26;[.$B173]; 52-[.$B173]))*30))*[Sheet2.D$2]" office:value-type="float" office:value="862" calcext:value-type="float">
            <text:p>862</text:p>
          </table:table-cell>
          <table:table-cell table:formula="of:=(RANDBETWEEN(100; 400) + RANDBETWEEN(0; ABS(IF([.$B173]&lt;26;[.$B173]; 52-[.$B173]))*30))*[Sheet2.E$2]" office:value-type="float" office:value="0.568" calcext:value-type="float">
            <text:p>0.568</text:p>
          </table:table-cell>
          <table:table-cell table:formula="of:=(RANDBETWEEN(100; 400) + RANDBETWEEN(0; ABS(IF([.$B173]&lt;26;[.$B173]; 52-[.$B173]))*30))*[Sheet2.F$2]" office:value-type="float" office:value="35.1" calcext:value-type="float">
            <text:p>35.1</text:p>
          </table:table-cell>
          <table:table-cell table:formula="of:=(RANDBETWEEN(100; 400) + RANDBETWEEN(0; ABS(IF([.$B173]&lt;26;[.$B173]; 52-[.$B173]))*30))*[Sheet2.G$2]" office:value-type="float" office:value="4.14" calcext:value-type="float">
            <text:p>4.14</text:p>
          </table:table-cell>
          <table:table-cell table:formula="of:=(RANDBETWEEN(100; 400) + RANDBETWEEN(0; ABS(IF([.$B173]&lt;26;[.$B173]; 52-[.$B173]))*30))*[Sheet2.H$2]" office:value-type="float" office:value="6.32" calcext:value-type="float">
            <text:p>6.32</text:p>
          </table:table-cell>
          <table:table-cell table:formula="of:=(RANDBETWEEN(100; 400) + RANDBETWEEN(0; ABS(IF([.$B173]&lt;26;[.$B173]; 52-[.$B173]))*30))*[Sheet2.I$2]"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NDBETWEEN(0; 65) + IF(RAND()&gt;0.95; 100; 0)" office:value-type="float" office:value="12" calcext:value-type="float">
            <text:p>12</text:p>
          </table:table-cell>
          <table:table-cell table:formula="of:=(RANDBETWEEN(100; 400) + RANDBETWEEN(0; ABS(IF([.$B174]&lt;26;[.$B174]; 52-[.$B174]))*30))*[Sheet2.D$2]" office:value-type="float" office:value="758" calcext:value-type="float">
            <text:p>758</text:p>
          </table:table-cell>
          <table:table-cell table:formula="of:=(RANDBETWEEN(100; 400) + RANDBETWEEN(0; ABS(IF([.$B174]&lt;26;[.$B174]; 52-[.$B174]))*30))*[Sheet2.E$2]" office:value-type="float" office:value="0.448" calcext:value-type="float">
            <text:p>0.448</text:p>
          </table:table-cell>
          <table:table-cell table:formula="of:=(RANDBETWEEN(100; 400) + RANDBETWEEN(0; ABS(IF([.$B174]&lt;26;[.$B174]; 52-[.$B174]))*30))*[Sheet2.F$2]" office:value-type="float" office:value="49.7" calcext:value-type="float">
            <text:p>49.7</text:p>
          </table:table-cell>
          <table:table-cell table:formula="of:=(RANDBETWEEN(100; 400) + RANDBETWEEN(0; ABS(IF([.$B174]&lt;26;[.$B174]; 52-[.$B174]))*30))*[Sheet2.G$2]" office:value-type="float" office:value="3.36" calcext:value-type="float">
            <text:p>3.36</text:p>
          </table:table-cell>
          <table:table-cell table:formula="of:=(RANDBETWEEN(100; 400) + RANDBETWEEN(0; ABS(IF([.$B174]&lt;26;[.$B174]; 52-[.$B174]))*30))*[Sheet2.H$2]" office:value-type="float" office:value="7.15" calcext:value-type="float">
            <text:p>7.15</text:p>
          </table:table-cell>
          <table:table-cell table:formula="of:=(RANDBETWEEN(100; 400) + RANDBETWEEN(0; ABS(IF([.$B174]&lt;26;[.$B174]; 52-[.$B174]))*30))*[Sheet2.I$2]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175]&lt;26;[.$B175]; 52-[.$B175]))*30))*[Sheet2.D$2]" office:value-type="float" office:value="868" calcext:value-type="float">
            <text:p>868</text:p>
          </table:table-cell>
          <table:table-cell table:formula="of:=(RANDBETWEEN(100; 400) + RANDBETWEEN(0; ABS(IF([.$B175]&lt;26;[.$B175]; 52-[.$B175]))*30))*[Sheet2.E$2]" office:value-type="float" office:value="0.572" calcext:value-type="float">
            <text:p>0.572</text:p>
          </table:table-cell>
          <table:table-cell table:formula="of:=(RANDBETWEEN(100; 400) + RANDBETWEEN(0; ABS(IF([.$B175]&lt;26;[.$B175]; 52-[.$B175]))*30))*[Sheet2.F$2]" office:value-type="float" office:value="44.9" calcext:value-type="float">
            <text:p>44.9</text:p>
          </table:table-cell>
          <table:table-cell table:formula="of:=(RANDBETWEEN(100; 400) + RANDBETWEEN(0; ABS(IF([.$B175]&lt;26;[.$B175]; 52-[.$B175]))*30))*[Sheet2.G$2]" office:value-type="float" office:value="2" calcext:value-type="float">
            <text:p>2</text:p>
          </table:table-cell>
          <table:table-cell table:formula="of:=(RANDBETWEEN(100; 400) + RANDBETWEEN(0; ABS(IF([.$B175]&lt;26;[.$B175]; 52-[.$B175]))*30))*[Sheet2.H$2]" office:value-type="float" office:value="3.98" calcext:value-type="float">
            <text:p>3.98</text:p>
          </table:table-cell>
          <table:table-cell table:formula="of:=(RANDBETWEEN(100; 400) + RANDBETWEEN(0; ABS(IF([.$B175]&lt;26;[.$B175]; 52-[.$B175]))*30))*[Sheet2.I$2]"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NDBETWEEN(0; 65) + IF(RAND()&gt;0.95; 100; 0)" office:value-type="float" office:value="44" calcext:value-type="float">
            <text:p>44</text:p>
          </table:table-cell>
          <table:table-cell table:formula="of:=(RANDBETWEEN(100; 400) + RANDBETWEEN(0; ABS(IF([.$B176]&lt;26;[.$B176]; 52-[.$B176]))*30))*[Sheet2.D$2]" office:value-type="float" office:value="964" calcext:value-type="float">
            <text:p>964</text:p>
          </table:table-cell>
          <table:table-cell table:formula="of:=(RANDBETWEEN(100; 400) + RANDBETWEEN(0; ABS(IF([.$B176]&lt;26;[.$B176]; 52-[.$B176]))*30))*[Sheet2.E$2]" office:value-type="float" office:value="0.83" calcext:value-type="float">
            <text:p>0.83</text:p>
          </table:table-cell>
          <table:table-cell table:formula="of:=(RANDBETWEEN(100; 400) + RANDBETWEEN(0; ABS(IF([.$B176]&lt;26;[.$B176]; 52-[.$B176]))*30))*[Sheet2.F$2]" office:value-type="float" office:value="88.1" calcext:value-type="float">
            <text:p>88.1</text:p>
          </table:table-cell>
          <table:table-cell table:formula="of:=(RANDBETWEEN(100; 400) + RANDBETWEEN(0; ABS(IF([.$B176]&lt;26;[.$B176]; 52-[.$B176]))*30))*[Sheet2.G$2]" office:value-type="float" office:value="5.89" calcext:value-type="float">
            <text:p>5.89</text:p>
          </table:table-cell>
          <table:table-cell table:formula="of:=(RANDBETWEEN(100; 400) + RANDBETWEEN(0; ABS(IF([.$B176]&lt;26;[.$B176]; 52-[.$B176]))*30))*[Sheet2.H$2]" office:value-type="float" office:value="6.45" calcext:value-type="float">
            <text:p>6.45</text:p>
          </table:table-cell>
          <table:table-cell table:formula="of:=(RANDBETWEEN(100; 400) + RANDBETWEEN(0; ABS(IF([.$B176]&lt;26;[.$B176]; 52-[.$B176]))*30))*[Sheet2.I$2]" office:value-type="float" office:value="521" calcext:value-type="float">
            <text:p>5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177]&lt;26;[.$B177]; 52-[.$B177]))*30))*[Sheet2.D$2]" office:value-type="float" office:value="1340" calcext:value-type="float">
            <text:p>1340</text:p>
          </table:table-cell>
          <table:table-cell table:formula="of:=(RANDBETWEEN(100; 400) + RANDBETWEEN(0; ABS(IF([.$B177]&lt;26;[.$B177]; 52-[.$B177]))*30))*[Sheet2.E$2]" office:value-type="float" office:value="0.759" calcext:value-type="float">
            <text:p>0.759</text:p>
          </table:table-cell>
          <table:table-cell table:formula="of:=(RANDBETWEEN(100; 400) + RANDBETWEEN(0; ABS(IF([.$B177]&lt;26;[.$B177]; 52-[.$B177]))*30))*[Sheet2.F$2]" office:value-type="float" office:value="52.6" calcext:value-type="float">
            <text:p>52.6</text:p>
          </table:table-cell>
          <table:table-cell table:formula="of:=(RANDBETWEEN(100; 400) + RANDBETWEEN(0; ABS(IF([.$B177]&lt;26;[.$B177]; 52-[.$B177]))*30))*[Sheet2.G$2]" office:value-type="float" office:value="1.45" calcext:value-type="float">
            <text:p>1.45</text:p>
          </table:table-cell>
          <table:table-cell table:formula="of:=(RANDBETWEEN(100; 400) + RANDBETWEEN(0; ABS(IF([.$B177]&lt;26;[.$B177]; 52-[.$B177]))*30))*[Sheet2.H$2]" office:value-type="float" office:value="3.18" calcext:value-type="float">
            <text:p>3.18</text:p>
          </table:table-cell>
          <table:table-cell table:formula="of:=(RANDBETWEEN(100; 400) + RANDBETWEEN(0; ABS(IF([.$B177]&lt;26;[.$B177]; 52-[.$B177]))*30))*[Sheet2.I$2]"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178]&lt;26;[.$B178]; 52-[.$B178]))*30))*[Sheet2.D$2]" office:value-type="float" office:value="1760" calcext:value-type="float">
            <text:p>1760</text:p>
          </table:table-cell>
          <table:table-cell table:formula="of:=(RANDBETWEEN(100; 400) + RANDBETWEEN(0; ABS(IF([.$B178]&lt;26;[.$B178]; 52-[.$B178]))*30))*[Sheet2.E$2]" office:value-type="float" office:value="0.672" calcext:value-type="float">
            <text:p>0.672</text:p>
          </table:table-cell>
          <table:table-cell table:formula="of:=(RANDBETWEEN(100; 400) + RANDBETWEEN(0; ABS(IF([.$B178]&lt;26;[.$B178]; 52-[.$B178]))*30))*[Sheet2.F$2]" office:value-type="float" office:value="79.9" calcext:value-type="float">
            <text:p>79.9</text:p>
          </table:table-cell>
          <table:table-cell table:formula="of:=(RANDBETWEEN(100; 400) + RANDBETWEEN(0; ABS(IF([.$B178]&lt;26;[.$B178]; 52-[.$B178]))*30))*[Sheet2.G$2]" office:value-type="float" office:value="4.29" calcext:value-type="float">
            <text:p>4.29</text:p>
          </table:table-cell>
          <table:table-cell table:formula="of:=(RANDBETWEEN(100; 400) + RANDBETWEEN(0; ABS(IF([.$B178]&lt;26;[.$B178]; 52-[.$B178]))*30))*[Sheet2.H$2]" office:value-type="float" office:value="3.76" calcext:value-type="float">
            <text:p>3.76</text:p>
          </table:table-cell>
          <table:table-cell table:formula="of:=(RANDBETWEEN(100; 400) + RANDBETWEEN(0; ABS(IF([.$B178]&lt;26;[.$B178]; 52-[.$B178]))*30))*[Sheet2.I$2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NDBETWEEN(0; 65) + IF(RAND()&gt;0.95; 100; 0)" office:value-type="float" office:value="51" calcext:value-type="float">
            <text:p>51</text:p>
          </table:table-cell>
          <table:table-cell table:formula="of:=(RANDBETWEEN(100; 400) + RANDBETWEEN(0; ABS(IF([.$B179]&lt;26;[.$B179]; 52-[.$B179]))*30))*[Sheet2.D$2]" office:value-type="float" office:value="608" calcext:value-type="float">
            <text:p>608</text:p>
          </table:table-cell>
          <table:table-cell table:formula="of:=(RANDBETWEEN(100; 400) + RANDBETWEEN(0; ABS(IF([.$B179]&lt;26;[.$B179]; 52-[.$B179]))*30))*[Sheet2.E$2]" office:value-type="float" office:value="0.549" calcext:value-type="float">
            <text:p>0.549</text:p>
          </table:table-cell>
          <table:table-cell table:formula="of:=(RANDBETWEEN(100; 400) + RANDBETWEEN(0; ABS(IF([.$B179]&lt;26;[.$B179]; 52-[.$B179]))*30))*[Sheet2.F$2]" office:value-type="float" office:value="59.8" calcext:value-type="float">
            <text:p>59.8</text:p>
          </table:table-cell>
          <table:table-cell table:formula="of:=(RANDBETWEEN(100; 400) + RANDBETWEEN(0; ABS(IF([.$B179]&lt;26;[.$B179]; 52-[.$B179]))*30))*[Sheet2.G$2]" office:value-type="float" office:value="8.15" calcext:value-type="float">
            <text:p>8.15</text:p>
          </table:table-cell>
          <table:table-cell table:formula="of:=(RANDBETWEEN(100; 400) + RANDBETWEEN(0; ABS(IF([.$B179]&lt;26;[.$B179]; 52-[.$B179]))*30))*[Sheet2.H$2]" office:value-type="float" office:value="6.68" calcext:value-type="float">
            <text:p>6.68</text:p>
          </table:table-cell>
          <table:table-cell table:formula="of:=(RANDBETWEEN(100; 400) + RANDBETWEEN(0; ABS(IF([.$B179]&lt;26;[.$B179]; 52-[.$B179]))*30))*[Sheet2.I$2]"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NDBETWEEN(0; 65) + IF(RAND()&gt;0.95; 100; 0)" office:value-type="float" office:value="44" calcext:value-type="float">
            <text:p>44</text:p>
          </table:table-cell>
          <table:table-cell table:formula="of:=(RANDBETWEEN(100; 400) + RANDBETWEEN(0; ABS(IF([.$B180]&lt;26;[.$B180]; 52-[.$B180]))*30))*[Sheet2.D$2]" office:value-type="float" office:value="1568" calcext:value-type="float">
            <text:p>1568</text:p>
          </table:table-cell>
          <table:table-cell table:formula="of:=(RANDBETWEEN(100; 400) + RANDBETWEEN(0; ABS(IF([.$B180]&lt;26;[.$B180]; 52-[.$B180]))*30))*[Sheet2.E$2]" office:value-type="float" office:value="0.574" calcext:value-type="float">
            <text:p>0.574</text:p>
          </table:table-cell>
          <table:table-cell table:formula="of:=(RANDBETWEEN(100; 400) + RANDBETWEEN(0; ABS(IF([.$B180]&lt;26;[.$B180]; 52-[.$B180]))*30))*[Sheet2.F$2]" office:value-type="float" office:value="78.6" calcext:value-type="float">
            <text:p>78.6</text:p>
          </table:table-cell>
          <table:table-cell table:formula="of:=(RANDBETWEEN(100; 400) + RANDBETWEEN(0; ABS(IF([.$B180]&lt;26;[.$B180]; 52-[.$B180]))*30))*[Sheet2.G$2]" office:value-type="float" office:value="3.02" calcext:value-type="float">
            <text:p>3.02</text:p>
          </table:table-cell>
          <table:table-cell table:formula="of:=(RANDBETWEEN(100; 400) + RANDBETWEEN(0; ABS(IF([.$B180]&lt;26;[.$B180]; 52-[.$B180]))*30))*[Sheet2.H$2]" office:value-type="float" office:value="3.89" calcext:value-type="float">
            <text:p>3.89</text:p>
          </table:table-cell>
          <table:table-cell table:formula="of:=(RANDBETWEEN(100; 400) + RANDBETWEEN(0; ABS(IF([.$B180]&lt;26;[.$B180]; 52-[.$B180]))*30))*[Sheet2.I$2]" office:value-type="float" office:value="839" calcext:value-type="float">
            <text:p>8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NDBETWEEN(0; 65) + IF(RAND()&gt;0.95; 100; 0)" office:value-type="float" office:value="43" calcext:value-type="float">
            <text:p>43</text:p>
          </table:table-cell>
          <table:table-cell table:formula="of:=(RANDBETWEEN(100; 400) + RANDBETWEEN(0; ABS(IF([.$B181]&lt;26;[.$B181]; 52-[.$B181]))*30))*[Sheet2.D$2]" office:value-type="float" office:value="1690" calcext:value-type="float">
            <text:p>1690</text:p>
          </table:table-cell>
          <table:table-cell table:formula="of:=(RANDBETWEEN(100; 400) + RANDBETWEEN(0; ABS(IF([.$B181]&lt;26;[.$B181]; 52-[.$B181]))*30))*[Sheet2.E$2]" office:value-type="float" office:value="0.654" calcext:value-type="float">
            <text:p>0.654</text:p>
          </table:table-cell>
          <table:table-cell table:formula="of:=(RANDBETWEEN(100; 400) + RANDBETWEEN(0; ABS(IF([.$B181]&lt;26;[.$B181]; 52-[.$B181]))*30))*[Sheet2.F$2]" office:value-type="float" office:value="71.1" calcext:value-type="float">
            <text:p>71.1</text:p>
          </table:table-cell>
          <table:table-cell table:formula="of:=(RANDBETWEEN(100; 400) + RANDBETWEEN(0; ABS(IF([.$B181]&lt;26;[.$B181]; 52-[.$B181]))*30))*[Sheet2.G$2]" office:value-type="float" office:value="7.23" calcext:value-type="float">
            <text:p>7.23</text:p>
          </table:table-cell>
          <table:table-cell table:formula="of:=(RANDBETWEEN(100; 400) + RANDBETWEEN(0; ABS(IF([.$B181]&lt;26;[.$B181]; 52-[.$B181]))*30))*[Sheet2.H$2]" office:value-type="float" office:value="10.35" calcext:value-type="float">
            <text:p>10.35</text:p>
          </table:table-cell>
          <table:table-cell table:formula="of:=(RANDBETWEEN(100; 400) + RANDBETWEEN(0; ABS(IF([.$B181]&lt;26;[.$B181]; 52-[.$B181]))*30))*[Sheet2.I$2]" office:value-type="float" office:value="691" calcext:value-type="float">
            <text:p>69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182]&lt;26;[.$B182]; 52-[.$B182]))*30))*[Sheet2.D$2]" office:value-type="float" office:value="1234" calcext:value-type="float">
            <text:p>1234</text:p>
          </table:table-cell>
          <table:table-cell table:formula="of:=(RANDBETWEEN(100; 400) + RANDBETWEEN(0; ABS(IF([.$B182]&lt;26;[.$B182]; 52-[.$B182]))*30))*[Sheet2.E$2]" office:value-type="float" office:value="0.661" calcext:value-type="float">
            <text:p>0.661</text:p>
          </table:table-cell>
          <table:table-cell table:formula="of:=(RANDBETWEEN(100; 400) + RANDBETWEEN(0; ABS(IF([.$B182]&lt;26;[.$B182]; 52-[.$B182]))*30))*[Sheet2.F$2]" office:value-type="float" office:value="78.7" calcext:value-type="float">
            <text:p>78.7</text:p>
          </table:table-cell>
          <table:table-cell table:formula="of:=(RANDBETWEEN(100; 400) + RANDBETWEEN(0; ABS(IF([.$B182]&lt;26;[.$B182]; 52-[.$B182]))*30))*[Sheet2.G$2]" office:value-type="float" office:value="4.44" calcext:value-type="float">
            <text:p>4.44</text:p>
          </table:table-cell>
          <table:table-cell table:formula="of:=(RANDBETWEEN(100; 400) + RANDBETWEEN(0; ABS(IF([.$B182]&lt;26;[.$B182]; 52-[.$B182]))*30))*[Sheet2.H$2]" office:value-type="float" office:value="7.72" calcext:value-type="float">
            <text:p>7.72</text:p>
          </table:table-cell>
          <table:table-cell table:formula="of:=(RANDBETWEEN(100; 400) + RANDBETWEEN(0; ABS(IF([.$B182]&lt;26;[.$B182]; 52-[.$B182]))*30))*[Sheet2.I$2]"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183]&lt;26;[.$B183]; 52-[.$B183]))*30))*[Sheet2.D$2]" office:value-type="float" office:value="1110" calcext:value-type="float">
            <text:p>1110</text:p>
          </table:table-cell>
          <table:table-cell table:formula="of:=(RANDBETWEEN(100; 400) + RANDBETWEEN(0; ABS(IF([.$B183]&lt;26;[.$B183]; 52-[.$B183]))*30))*[Sheet2.E$2]" office:value-type="float" office:value="0.6" calcext:value-type="float">
            <text:p>0.6</text:p>
          </table:table-cell>
          <table:table-cell table:formula="of:=(RANDBETWEEN(100; 400) + RANDBETWEEN(0; ABS(IF([.$B183]&lt;26;[.$B183]; 52-[.$B183]))*30))*[Sheet2.F$2]" office:value-type="float" office:value="60.8" calcext:value-type="float">
            <text:p>60.8</text:p>
          </table:table-cell>
          <table:table-cell table:formula="of:=(RANDBETWEEN(100; 400) + RANDBETWEEN(0; ABS(IF([.$B183]&lt;26;[.$B183]; 52-[.$B183]))*30))*[Sheet2.G$2]" office:value-type="float" office:value="1.92" calcext:value-type="float">
            <text:p>1.92</text:p>
          </table:table-cell>
          <table:table-cell table:formula="of:=(RANDBETWEEN(100; 400) + RANDBETWEEN(0; ABS(IF([.$B183]&lt;26;[.$B183]; 52-[.$B183]))*30))*[Sheet2.H$2]" office:value-type="float" office:value="7.09" calcext:value-type="float">
            <text:p>7.09</text:p>
          </table:table-cell>
          <table:table-cell table:formula="of:=(RANDBETWEEN(100; 400) + RANDBETWEEN(0; ABS(IF([.$B183]&lt;26;[.$B183]; 52-[.$B183]))*30))*[Sheet2.I$2]" office:value-type="float" office:value="972" calcext:value-type="float">
            <text:p>97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184]&lt;26;[.$B184]; 52-[.$B184]))*30))*[Sheet2.D$2]" office:value-type="float" office:value="1880" calcext:value-type="float">
            <text:p>1880</text:p>
          </table:table-cell>
          <table:table-cell table:formula="of:=(RANDBETWEEN(100; 400) + RANDBETWEEN(0; ABS(IF([.$B184]&lt;26;[.$B184]; 52-[.$B184]))*30))*[Sheet2.E$2]" office:value-type="float" office:value="0.515" calcext:value-type="float">
            <text:p>0.515</text:p>
          </table:table-cell>
          <table:table-cell table:formula="of:=(RANDBETWEEN(100; 400) + RANDBETWEEN(0; ABS(IF([.$B184]&lt;26;[.$B184]; 52-[.$B184]))*30))*[Sheet2.F$2]" office:value-type="float" office:value="59.8" calcext:value-type="float">
            <text:p>59.8</text:p>
          </table:table-cell>
          <table:table-cell table:formula="of:=(RANDBETWEEN(100; 400) + RANDBETWEEN(0; ABS(IF([.$B184]&lt;26;[.$B184]; 52-[.$B184]))*30))*[Sheet2.G$2]" office:value-type="float" office:value="5.52" calcext:value-type="float">
            <text:p>5.52</text:p>
          </table:table-cell>
          <table:table-cell table:formula="of:=(RANDBETWEEN(100; 400) + RANDBETWEEN(0; ABS(IF([.$B184]&lt;26;[.$B184]; 52-[.$B184]))*30))*[Sheet2.H$2]" office:value-type="float" office:value="9.32" calcext:value-type="float">
            <text:p>9.32</text:p>
          </table:table-cell>
          <table:table-cell table:formula="of:=(RANDBETWEEN(100; 400) + RANDBETWEEN(0; ABS(IF([.$B184]&lt;26;[.$B184]; 52-[.$B184]))*30))*[Sheet2.I$2]"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NDBETWEEN(0; 65) + IF(RAND()&gt;0.95; 100; 0)" office:value-type="float" office:value="2" calcext:value-type="float">
            <text:p>2</text:p>
          </table:table-cell>
          <table:table-cell table:formula="of:=(RANDBETWEEN(100; 400) + RANDBETWEEN(0; ABS(IF([.$B185]&lt;26;[.$B185]; 52-[.$B185]))*30))*[Sheet2.D$2]" office:value-type="float" office:value="692" calcext:value-type="float">
            <text:p>692</text:p>
          </table:table-cell>
          <table:table-cell table:formula="of:=(RANDBETWEEN(100; 400) + RANDBETWEEN(0; ABS(IF([.$B185]&lt;26;[.$B185]; 52-[.$B185]))*30))*[Sheet2.E$2]" office:value-type="float" office:value="0.846" calcext:value-type="float">
            <text:p>0.846</text:p>
          </table:table-cell>
          <table:table-cell table:formula="of:=(RANDBETWEEN(100; 400) + RANDBETWEEN(0; ABS(IF([.$B185]&lt;26;[.$B185]; 52-[.$B185]))*30))*[Sheet2.F$2]" office:value-type="float" office:value="103.3" calcext:value-type="float">
            <text:p>103.3</text:p>
          </table:table-cell>
          <table:table-cell table:formula="of:=(RANDBETWEEN(100; 400) + RANDBETWEEN(0; ABS(IF([.$B185]&lt;26;[.$B185]; 52-[.$B185]))*30))*[Sheet2.G$2]" office:value-type="float" office:value="4.75" calcext:value-type="float">
            <text:p>4.75</text:p>
          </table:table-cell>
          <table:table-cell table:formula="of:=(RANDBETWEEN(100; 400) + RANDBETWEEN(0; ABS(IF([.$B185]&lt;26;[.$B185]; 52-[.$B185]))*30))*[Sheet2.H$2]" office:value-type="float" office:value="3.59" calcext:value-type="float">
            <text:p>3.59</text:p>
          </table:table-cell>
          <table:table-cell table:formula="of:=(RANDBETWEEN(100; 400) + RANDBETWEEN(0; ABS(IF([.$B185]&lt;26;[.$B185]; 52-[.$B185]))*30))*[Sheet2.I$2]" office:value-type="float" office:value="725" calcext:value-type="float">
            <text:p>72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NDBETWEEN(0; 65) + IF(RAND()&gt;0.95; 100; 0)" office:value-type="float" office:value="16" calcext:value-type="float">
            <text:p>16</text:p>
          </table:table-cell>
          <table:table-cell table:formula="of:=(RANDBETWEEN(100; 400) + RANDBETWEEN(0; ABS(IF([.$B186]&lt;26;[.$B186]; 52-[.$B186]))*30))*[Sheet2.D$2]" office:value-type="float" office:value="1146" calcext:value-type="float">
            <text:p>1146</text:p>
          </table:table-cell>
          <table:table-cell table:formula="of:=(RANDBETWEEN(100; 400) + RANDBETWEEN(0; ABS(IF([.$B186]&lt;26;[.$B186]; 52-[.$B186]))*30))*[Sheet2.E$2]" office:value-type="float" office:value="0.845" calcext:value-type="float">
            <text:p>0.845</text:p>
          </table:table-cell>
          <table:table-cell table:formula="of:=(RANDBETWEEN(100; 400) + RANDBETWEEN(0; ABS(IF([.$B186]&lt;26;[.$B186]; 52-[.$B186]))*30))*[Sheet2.F$2]" office:value-type="float" office:value="65" calcext:value-type="float">
            <text:p>65</text:p>
          </table:table-cell>
          <table:table-cell table:formula="of:=(RANDBETWEEN(100; 400) + RANDBETWEEN(0; ABS(IF([.$B186]&lt;26;[.$B186]; 52-[.$B186]))*30))*[Sheet2.G$2]" office:value-type="float" office:value="4.4" calcext:value-type="float">
            <text:p>4.4</text:p>
          </table:table-cell>
          <table:table-cell table:formula="of:=(RANDBETWEEN(100; 400) + RANDBETWEEN(0; ABS(IF([.$B186]&lt;26;[.$B186]; 52-[.$B186]))*30))*[Sheet2.H$2]" office:value-type="float" office:value="3.83" calcext:value-type="float">
            <text:p>3.83</text:p>
          </table:table-cell>
          <table:table-cell table:formula="of:=(RANDBETWEEN(100; 400) + RANDBETWEEN(0; ABS(IF([.$B186]&lt;26;[.$B186]; 52-[.$B186]))*30))*[Sheet2.I$2]"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NDBETWEEN(0; 65) + IF(RAND()&gt;0.95; 100; 0)" office:value-type="float" office:value="25" calcext:value-type="float">
            <text:p>25</text:p>
          </table:table-cell>
          <table:table-cell table:formula="of:=(RANDBETWEEN(100; 400) + RANDBETWEEN(0; ABS(IF([.$B187]&lt;26;[.$B187]; 52-[.$B187]))*30))*[Sheet2.D$2]" office:value-type="float" office:value="804" calcext:value-type="float">
            <text:p>804</text:p>
          </table:table-cell>
          <table:table-cell table:formula="of:=(RANDBETWEEN(100; 400) + RANDBETWEEN(0; ABS(IF([.$B187]&lt;26;[.$B187]; 52-[.$B187]))*30))*[Sheet2.E$2]" office:value-type="float" office:value="0.895" calcext:value-type="float">
            <text:p>0.895</text:p>
          </table:table-cell>
          <table:table-cell table:formula="of:=(RANDBETWEEN(100; 400) + RANDBETWEEN(0; ABS(IF([.$B187]&lt;26;[.$B187]; 52-[.$B187]))*30))*[Sheet2.F$2]" office:value-type="float" office:value="45.8" calcext:value-type="float">
            <text:p>45.8</text:p>
          </table:table-cell>
          <table:table-cell table:formula="of:=(RANDBETWEEN(100; 400) + RANDBETWEEN(0; ABS(IF([.$B187]&lt;26;[.$B187]; 52-[.$B187]))*30))*[Sheet2.G$2]" office:value-type="float" office:value="6.87" calcext:value-type="float">
            <text:p>6.87</text:p>
          </table:table-cell>
          <table:table-cell table:formula="of:=(RANDBETWEEN(100; 400) + RANDBETWEEN(0; ABS(IF([.$B187]&lt;26;[.$B187]; 52-[.$B187]))*30))*[Sheet2.H$2]" office:value-type="float" office:value="6.48" calcext:value-type="float">
            <text:p>6.48</text:p>
          </table:table-cell>
          <table:table-cell table:formula="of:=(RANDBETWEEN(100; 400) + RANDBETWEEN(0; ABS(IF([.$B187]&lt;26;[.$B187]; 52-[.$B187]))*30))*[Sheet2.I$2]"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188]&lt;26;[.$B188]; 52-[.$B188]))*30))*[Sheet2.D$2]" office:value-type="float" office:value="1646" calcext:value-type="float">
            <text:p>1646</text:p>
          </table:table-cell>
          <table:table-cell table:formula="of:=(RANDBETWEEN(100; 400) + RANDBETWEEN(0; ABS(IF([.$B188]&lt;26;[.$B188]; 52-[.$B188]))*30))*[Sheet2.E$2]" office:value-type="float" office:value="0.525" calcext:value-type="float">
            <text:p>0.525</text:p>
          </table:table-cell>
          <table:table-cell table:formula="of:=(RANDBETWEEN(100; 400) + RANDBETWEEN(0; ABS(IF([.$B188]&lt;26;[.$B188]; 52-[.$B188]))*30))*[Sheet2.F$2]" office:value-type="float" office:value="44.3" calcext:value-type="float">
            <text:p>44.3</text:p>
          </table:table-cell>
          <table:table-cell table:formula="of:=(RANDBETWEEN(100; 400) + RANDBETWEEN(0; ABS(IF([.$B188]&lt;26;[.$B188]; 52-[.$B188]))*30))*[Sheet2.G$2]" office:value-type="float" office:value="9.05" calcext:value-type="float">
            <text:p>9.05</text:p>
          </table:table-cell>
          <table:table-cell table:formula="of:=(RANDBETWEEN(100; 400) + RANDBETWEEN(0; ABS(IF([.$B188]&lt;26;[.$B188]; 52-[.$B188]))*30))*[Sheet2.H$2]" office:value-type="float" office:value="3.52" calcext:value-type="float">
            <text:p>3.52</text:p>
          </table:table-cell>
          <table:table-cell table:formula="of:=(RANDBETWEEN(100; 400) + RANDBETWEEN(0; ABS(IF([.$B188]&lt;26;[.$B188]; 52-[.$B188]))*30))*[Sheet2.I$2]" office:value-type="float" office:value="671" calcext:value-type="float">
            <text:p>67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ANDBETWEEN(0; 65) + IF(RAND()&gt;0.95; 100; 0)" office:value-type="float" office:value="37" calcext:value-type="float">
            <text:p>37</text:p>
          </table:table-cell>
          <table:table-cell table:formula="of:=(RANDBETWEEN(100; 400) + RANDBETWEEN(0; ABS(IF([.$B189]&lt;26;[.$B189]; 52-[.$B189]))*30))*[Sheet2.D$2]" office:value-type="float" office:value="1256" calcext:value-type="float">
            <text:p>1256</text:p>
          </table:table-cell>
          <table:table-cell table:formula="of:=(RANDBETWEEN(100; 400) + RANDBETWEEN(0; ABS(IF([.$B189]&lt;26;[.$B189]; 52-[.$B189]))*30))*[Sheet2.E$2]" office:value-type="float" office:value="0.596" calcext:value-type="float">
            <text:p>0.596</text:p>
          </table:table-cell>
          <table:table-cell table:formula="of:=(RANDBETWEEN(100; 400) + RANDBETWEEN(0; ABS(IF([.$B189]&lt;26;[.$B189]; 52-[.$B189]))*30))*[Sheet2.F$2]" office:value-type="float" office:value="65.5" calcext:value-type="float">
            <text:p>65.5</text:p>
          </table:table-cell>
          <table:table-cell table:formula="of:=(RANDBETWEEN(100; 400) + RANDBETWEEN(0; ABS(IF([.$B189]&lt;26;[.$B189]; 52-[.$B189]))*30))*[Sheet2.G$2]" office:value-type="float" office:value="8.37" calcext:value-type="float">
            <text:p>8.37</text:p>
          </table:table-cell>
          <table:table-cell table:formula="of:=(RANDBETWEEN(100; 400) + RANDBETWEEN(0; ABS(IF([.$B189]&lt;26;[.$B189]; 52-[.$B189]))*30))*[Sheet2.H$2]" office:value-type="float" office:value="3.59" calcext:value-type="float">
            <text:p>3.59</text:p>
          </table:table-cell>
          <table:table-cell table:formula="of:=(RANDBETWEEN(100; 400) + RANDBETWEEN(0; ABS(IF([.$B189]&lt;26;[.$B189]; 52-[.$B189]))*30))*[Sheet2.I$2]" office:value-type="float" office:value="522" calcext:value-type="float">
            <text:p>5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ANDBETWEEN(0; 65) + IF(RAND()&gt;0.95; 100; 0)" office:value-type="float" office:value="35" calcext:value-type="float">
            <text:p>35</text:p>
          </table:table-cell>
          <table:table-cell table:formula="of:=(RANDBETWEEN(100; 400) + RANDBETWEEN(0; ABS(IF([.$B190]&lt;26;[.$B190]; 52-[.$B190]))*30))*[Sheet2.D$2]" office:value-type="float" office:value="788" calcext:value-type="float">
            <text:p>788</text:p>
          </table:table-cell>
          <table:table-cell table:formula="of:=(RANDBETWEEN(100; 400) + RANDBETWEEN(0; ABS(IF([.$B190]&lt;26;[.$B190]; 52-[.$B190]))*30))*[Sheet2.E$2]" office:value-type="float" office:value="0.414" calcext:value-type="float">
            <text:p>0.414</text:p>
          </table:table-cell>
          <table:table-cell table:formula="of:=(RANDBETWEEN(100; 400) + RANDBETWEEN(0; ABS(IF([.$B190]&lt;26;[.$B190]; 52-[.$B190]))*30))*[Sheet2.F$2]" office:value-type="float" office:value="60.3" calcext:value-type="float">
            <text:p>60.3</text:p>
          </table:table-cell>
          <table:table-cell table:formula="of:=(RANDBETWEEN(100; 400) + RANDBETWEEN(0; ABS(IF([.$B190]&lt;26;[.$B190]; 52-[.$B190]))*30))*[Sheet2.G$2]" office:value-type="float" office:value="3.81" calcext:value-type="float">
            <text:p>3.81</text:p>
          </table:table-cell>
          <table:table-cell table:formula="of:=(RANDBETWEEN(100; 400) + RANDBETWEEN(0; ABS(IF([.$B190]&lt;26;[.$B190]; 52-[.$B190]))*30))*[Sheet2.H$2]" office:value-type="float" office:value="8.85" calcext:value-type="float">
            <text:p>8.85</text:p>
          </table:table-cell>
          <table:table-cell table:formula="of:=(RANDBETWEEN(100; 400) + RANDBETWEEN(0; ABS(IF([.$B190]&lt;26;[.$B190]; 52-[.$B190]))*30))*[Sheet2.I$2]" office:value-type="float" office:value="649" calcext:value-type="float">
            <text:p>64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ANDBETWEEN(0; 65) + IF(RAND()&gt;0.95; 100; 0)" office:value-type="float" office:value="149" calcext:value-type="float">
            <text:p>149</text:p>
          </table:table-cell>
          <table:table-cell table:formula="of:=(RANDBETWEEN(100; 400) + RANDBETWEEN(0; ABS(IF([.$B191]&lt;26;[.$B191]; 52-[.$B191]))*30))*[Sheet2.D$2]" office:value-type="float" office:value="1712" calcext:value-type="float">
            <text:p>1712</text:p>
          </table:table-cell>
          <table:table-cell table:formula="of:=(RANDBETWEEN(100; 400) + RANDBETWEEN(0; ABS(IF([.$B191]&lt;26;[.$B191]; 52-[.$B191]))*30))*[Sheet2.E$2]" office:value-type="float" office:value="0.389" calcext:value-type="float">
            <text:p>0.389</text:p>
          </table:table-cell>
          <table:table-cell table:formula="of:=(RANDBETWEEN(100; 400) + RANDBETWEEN(0; ABS(IF([.$B191]&lt;26;[.$B191]; 52-[.$B191]))*30))*[Sheet2.F$2]" office:value-type="float" office:value="45.4" calcext:value-type="float">
            <text:p>45.4</text:p>
          </table:table-cell>
          <table:table-cell table:formula="of:=(RANDBETWEEN(100; 400) + RANDBETWEEN(0; ABS(IF([.$B191]&lt;26;[.$B191]; 52-[.$B191]))*30))*[Sheet2.G$2]" office:value-type="float" office:value="5.77" calcext:value-type="float">
            <text:p>5.77</text:p>
          </table:table-cell>
          <table:table-cell table:formula="of:=(RANDBETWEEN(100; 400) + RANDBETWEEN(0; ABS(IF([.$B191]&lt;26;[.$B191]; 52-[.$B191]))*30))*[Sheet2.H$2]" office:value-type="float" office:value="2.74" calcext:value-type="float">
            <text:p>2.74</text:p>
          </table:table-cell>
          <table:table-cell table:formula="of:=(RANDBETWEEN(100; 400) + RANDBETWEEN(0; ABS(IF([.$B191]&lt;26;[.$B191]; 52-[.$B191]))*30))*[Sheet2.I$2]" office:value-type="float" office:value="777" calcext:value-type="float">
            <text:p>77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ANDBETWEEN(0; 65) + IF(RAND()&gt;0.95; 100; 0)" office:value-type="float" office:value="3" calcext:value-type="float">
            <text:p>3</text:p>
          </table:table-cell>
          <table:table-cell table:formula="of:=(RANDBETWEEN(100; 400) + RANDBETWEEN(0; ABS(IF([.$B192]&lt;26;[.$B192]; 52-[.$B192]))*30))*[Sheet2.D$2]" office:value-type="float" office:value="1404" calcext:value-type="float">
            <text:p>1404</text:p>
          </table:table-cell>
          <table:table-cell table:formula="of:=(RANDBETWEEN(100; 400) + RANDBETWEEN(0; ABS(IF([.$B192]&lt;26;[.$B192]; 52-[.$B192]))*30))*[Sheet2.E$2]" office:value-type="float" office:value="0.629" calcext:value-type="float">
            <text:p>0.629</text:p>
          </table:table-cell>
          <table:table-cell table:formula="of:=(RANDBETWEEN(100; 400) + RANDBETWEEN(0; ABS(IF([.$B192]&lt;26;[.$B192]; 52-[.$B192]))*30))*[Sheet2.F$2]" office:value-type="float" office:value="65.3" calcext:value-type="float">
            <text:p>65.3</text:p>
          </table:table-cell>
          <table:table-cell table:formula="of:=(RANDBETWEEN(100; 400) + RANDBETWEEN(0; ABS(IF([.$B192]&lt;26;[.$B192]; 52-[.$B192]))*30))*[Sheet2.G$2]" office:value-type="float" office:value="3.71" calcext:value-type="float">
            <text:p>3.71</text:p>
          </table:table-cell>
          <table:table-cell table:formula="of:=(RANDBETWEEN(100; 400) + RANDBETWEEN(0; ABS(IF([.$B192]&lt;26;[.$B192]; 52-[.$B192]))*30))*[Sheet2.H$2]" office:value-type="float" office:value="5.49" calcext:value-type="float">
            <text:p>5.49</text:p>
          </table:table-cell>
          <table:table-cell table:formula="of:=(RANDBETWEEN(100; 400) + RANDBETWEEN(0; ABS(IF([.$B192]&lt;26;[.$B192]; 52-[.$B192]))*30))*[Sheet2.I$2]"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ANDBETWEEN(0; 65) + IF(RAND()&gt;0.95; 100; 0)" office:value-type="float" office:value="29" calcext:value-type="float">
            <text:p>29</text:p>
          </table:table-cell>
          <table:table-cell table:formula="of:=(RANDBETWEEN(100; 400) + RANDBETWEEN(0; ABS(IF([.$B193]&lt;26;[.$B193]; 52-[.$B193]))*30))*[Sheet2.D$2]" office:value-type="float" office:value="700" calcext:value-type="float">
            <text:p>700</text:p>
          </table:table-cell>
          <table:table-cell table:formula="of:=(RANDBETWEEN(100; 400) + RANDBETWEEN(0; ABS(IF([.$B193]&lt;26;[.$B193]; 52-[.$B193]))*30))*[Sheet2.E$2]" office:value-type="float" office:value="0.492" calcext:value-type="float">
            <text:p>0.492</text:p>
          </table:table-cell>
          <table:table-cell table:formula="of:=(RANDBETWEEN(100; 400) + RANDBETWEEN(0; ABS(IF([.$B193]&lt;26;[.$B193]; 52-[.$B193]))*30))*[Sheet2.F$2]" office:value-type="float" office:value="54.9" calcext:value-type="float">
            <text:p>54.9</text:p>
          </table:table-cell>
          <table:table-cell table:formula="of:=(RANDBETWEEN(100; 400) + RANDBETWEEN(0; ABS(IF([.$B193]&lt;26;[.$B193]; 52-[.$B193]))*30))*[Sheet2.G$2]" office:value-type="float" office:value="4.65" calcext:value-type="float">
            <text:p>4.65</text:p>
          </table:table-cell>
          <table:table-cell table:formula="of:=(RANDBETWEEN(100; 400) + RANDBETWEEN(0; ABS(IF([.$B193]&lt;26;[.$B193]; 52-[.$B193]))*30))*[Sheet2.H$2]" office:value-type="float" office:value="2.52" calcext:value-type="float">
            <text:p>2.52</text:p>
          </table:table-cell>
          <table:table-cell table:formula="of:=(RANDBETWEEN(100; 400) + RANDBETWEEN(0; ABS(IF([.$B193]&lt;26;[.$B193]; 52-[.$B193]))*30))*[Sheet2.I$2]"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ANDBETWEEN(0; 65) + IF(RAND()&gt;0.95; 100; 0)" office:value-type="float" office:value="61" calcext:value-type="float">
            <text:p>61</text:p>
          </table:table-cell>
          <table:table-cell table:formula="of:=(RANDBETWEEN(100; 400) + RANDBETWEEN(0; ABS(IF([.$B194]&lt;26;[.$B194]; 52-[.$B194]))*30))*[Sheet2.D$2]" office:value-type="float" office:value="1264" calcext:value-type="float">
            <text:p>1264</text:p>
          </table:table-cell>
          <table:table-cell table:formula="of:=(RANDBETWEEN(100; 400) + RANDBETWEEN(0; ABS(IF([.$B194]&lt;26;[.$B194]; 52-[.$B194]))*30))*[Sheet2.E$2]" office:value-type="float" office:value="0.531" calcext:value-type="float">
            <text:p>0.531</text:p>
          </table:table-cell>
          <table:table-cell table:formula="of:=(RANDBETWEEN(100; 400) + RANDBETWEEN(0; ABS(IF([.$B194]&lt;26;[.$B194]; 52-[.$B194]))*30))*[Sheet2.F$2]" office:value-type="float" office:value="68.2" calcext:value-type="float">
            <text:p>68.2</text:p>
          </table:table-cell>
          <table:table-cell table:formula="of:=(RANDBETWEEN(100; 400) + RANDBETWEEN(0; ABS(IF([.$B194]&lt;26;[.$B194]; 52-[.$B194]))*30))*[Sheet2.G$2]" office:value-type="float" office:value="7.27" calcext:value-type="float">
            <text:p>7.27</text:p>
          </table:table-cell>
          <table:table-cell table:formula="of:=(RANDBETWEEN(100; 400) + RANDBETWEEN(0; ABS(IF([.$B194]&lt;26;[.$B194]; 52-[.$B194]))*30))*[Sheet2.H$2]" office:value-type="float" office:value="3.15" calcext:value-type="float">
            <text:p>3.15</text:p>
          </table:table-cell>
          <table:table-cell table:formula="of:=(RANDBETWEEN(100; 400) + RANDBETWEEN(0; ABS(IF([.$B194]&lt;26;[.$B194]; 52-[.$B194]))*30))*[Sheet2.I$2]" office:value-type="float" office:value="643" calcext:value-type="float">
            <text:p>64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ANDBETWEEN(0; 65) + IF(RAND()&gt;0.95; 100; 0)" office:value-type="float" office:value="34" calcext:value-type="float">
            <text:p>34</text:p>
          </table:table-cell>
          <table:table-cell table:formula="of:=(RANDBETWEEN(100; 400) + RANDBETWEEN(0; ABS(IF([.$B195]&lt;26;[.$B195]; 52-[.$B195]))*30))*[Sheet2.D$2]" office:value-type="float" office:value="572" calcext:value-type="float">
            <text:p>572</text:p>
          </table:table-cell>
          <table:table-cell table:formula="of:=(RANDBETWEEN(100; 400) + RANDBETWEEN(0; ABS(IF([.$B195]&lt;26;[.$B195]; 52-[.$B195]))*30))*[Sheet2.E$2]" office:value-type="float" office:value="0.339" calcext:value-type="float">
            <text:p>0.339</text:p>
          </table:table-cell>
          <table:table-cell table:formula="of:=(RANDBETWEEN(100; 400) + RANDBETWEEN(0; ABS(IF([.$B195]&lt;26;[.$B195]; 52-[.$B195]))*30))*[Sheet2.F$2]" office:value-type="float" office:value="61.6" calcext:value-type="float">
            <text:p>61.6</text:p>
          </table:table-cell>
          <table:table-cell table:formula="of:=(RANDBETWEEN(100; 400) + RANDBETWEEN(0; ABS(IF([.$B195]&lt;26;[.$B195]; 52-[.$B195]))*30))*[Sheet2.G$2]" office:value-type="float" office:value="5.13" calcext:value-type="float">
            <text:p>5.13</text:p>
          </table:table-cell>
          <table:table-cell table:formula="of:=(RANDBETWEEN(100; 400) + RANDBETWEEN(0; ABS(IF([.$B195]&lt;26;[.$B195]; 52-[.$B195]))*30))*[Sheet2.H$2]" office:value-type="float" office:value="5.62" calcext:value-type="float">
            <text:p>5.62</text:p>
          </table:table-cell>
          <table:table-cell table:formula="of:=(RANDBETWEEN(100; 400) + RANDBETWEEN(0; ABS(IF([.$B195]&lt;26;[.$B195]; 52-[.$B195]))*30))*[Sheet2.I$2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196]&lt;26;[.$B196]; 52-[.$B196]))*30))*[Sheet2.D$2]" office:value-type="float" office:value="870" calcext:value-type="float">
            <text:p>870</text:p>
          </table:table-cell>
          <table:table-cell table:formula="of:=(RANDBETWEEN(100; 400) + RANDBETWEEN(0; ABS(IF([.$B196]&lt;26;[.$B196]; 52-[.$B196]))*30))*[Sheet2.E$2]" office:value-type="float" office:value="0.699" calcext:value-type="float">
            <text:p>0.699</text:p>
          </table:table-cell>
          <table:table-cell table:formula="of:=(RANDBETWEEN(100; 400) + RANDBETWEEN(0; ABS(IF([.$B196]&lt;26;[.$B196]; 52-[.$B196]))*30))*[Sheet2.F$2]" office:value-type="float" office:value="34.6" calcext:value-type="float">
            <text:p>34.6</text:p>
          </table:table-cell>
          <table:table-cell table:formula="of:=(RANDBETWEEN(100; 400) + RANDBETWEEN(0; ABS(IF([.$B196]&lt;26;[.$B196]; 52-[.$B196]))*30))*[Sheet2.G$2]" office:value-type="float" office:value="6.25" calcext:value-type="float">
            <text:p>6.25</text:p>
          </table:table-cell>
          <table:table-cell table:formula="of:=(RANDBETWEEN(100; 400) + RANDBETWEEN(0; ABS(IF([.$B196]&lt;26;[.$B196]; 52-[.$B196]))*30))*[Sheet2.H$2]" office:value-type="float" office:value="5.3" calcext:value-type="float">
            <text:p>5.3</text:p>
          </table:table-cell>
          <table:table-cell table:formula="of:=(RANDBETWEEN(100; 400) + RANDBETWEEN(0; ABS(IF([.$B196]&lt;26;[.$B196]; 52-[.$B196]))*30))*[Sheet2.I$2]"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ANDBETWEEN(0; 65) + IF(RAND()&gt;0.95; 100; 0)" office:value-type="float" office:value="19" calcext:value-type="float">
            <text:p>19</text:p>
          </table:table-cell>
          <table:table-cell table:formula="of:=(RANDBETWEEN(100; 400) + RANDBETWEEN(0; ABS(IF([.$B197]&lt;26;[.$B197]; 52-[.$B197]))*30))*[Sheet2.D$2]" office:value-type="float" office:value="758" calcext:value-type="float">
            <text:p>758</text:p>
          </table:table-cell>
          <table:table-cell table:formula="of:=(RANDBETWEEN(100; 400) + RANDBETWEEN(0; ABS(IF([.$B197]&lt;26;[.$B197]; 52-[.$B197]))*30))*[Sheet2.E$2]" office:value-type="float" office:value="0.739" calcext:value-type="float">
            <text:p>0.739</text:p>
          </table:table-cell>
          <table:table-cell table:formula="of:=(RANDBETWEEN(100; 400) + RANDBETWEEN(0; ABS(IF([.$B197]&lt;26;[.$B197]; 52-[.$B197]))*30))*[Sheet2.F$2]" office:value-type="float" office:value="32" calcext:value-type="float">
            <text:p>32</text:p>
          </table:table-cell>
          <table:table-cell table:formula="of:=(RANDBETWEEN(100; 400) + RANDBETWEEN(0; ABS(IF([.$B197]&lt;26;[.$B197]; 52-[.$B197]))*30))*[Sheet2.G$2]" office:value-type="float" office:value="6.86" calcext:value-type="float">
            <text:p>6.86</text:p>
          </table:table-cell>
          <table:table-cell table:formula="of:=(RANDBETWEEN(100; 400) + RANDBETWEEN(0; ABS(IF([.$B197]&lt;26;[.$B197]; 52-[.$B197]))*30))*[Sheet2.H$2]" office:value-type="float" office:value="4.68" calcext:value-type="float">
            <text:p>4.68</text:p>
          </table:table-cell>
          <table:table-cell table:formula="of:=(RANDBETWEEN(100; 400) + RANDBETWEEN(0; ABS(IF([.$B197]&lt;26;[.$B197]; 52-[.$B197]))*30))*[Sheet2.I$2]"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ANDBETWEEN(0; 65) + IF(RAND()&gt;0.95; 100; 0)" office:value-type="float" office:value="5" calcext:value-type="float">
            <text:p>5</text:p>
          </table:table-cell>
          <table:table-cell table:formula="of:=(RANDBETWEEN(100; 400) + RANDBETWEEN(0; ABS(IF([.$B198]&lt;26;[.$B198]; 52-[.$B198]))*30))*[Sheet2.D$2]" office:value-type="float" office:value="794" calcext:value-type="float">
            <text:p>794</text:p>
          </table:table-cell>
          <table:table-cell table:formula="of:=(RANDBETWEEN(100; 400) + RANDBETWEEN(0; ABS(IF([.$B198]&lt;26;[.$B198]; 52-[.$B198]))*30))*[Sheet2.E$2]" office:value-type="float" office:value="0.337" calcext:value-type="float">
            <text:p>0.337</text:p>
          </table:table-cell>
          <table:table-cell table:formula="of:=(RANDBETWEEN(100; 400) + RANDBETWEEN(0; ABS(IF([.$B198]&lt;26;[.$B198]; 52-[.$B198]))*30))*[Sheet2.F$2]" office:value-type="float" office:value="32.7" calcext:value-type="float">
            <text:p>32.7</text:p>
          </table:table-cell>
          <table:table-cell table:formula="of:=(RANDBETWEEN(100; 400) + RANDBETWEEN(0; ABS(IF([.$B198]&lt;26;[.$B198]; 52-[.$B198]))*30))*[Sheet2.G$2]" office:value-type="float" office:value="4.51" calcext:value-type="float">
            <text:p>4.51</text:p>
          </table:table-cell>
          <table:table-cell table:formula="of:=(RANDBETWEEN(100; 400) + RANDBETWEEN(0; ABS(IF([.$B198]&lt;26;[.$B198]; 52-[.$B198]))*30))*[Sheet2.H$2]" office:value-type="float" office:value="7.47" calcext:value-type="float">
            <text:p>7.47</text:p>
          </table:table-cell>
          <table:table-cell table:formula="of:=(RANDBETWEEN(100; 400) + RANDBETWEEN(0; ABS(IF([.$B198]&lt;26;[.$B198]; 52-[.$B198]))*30))*[Sheet2.I$2]" office:value-type="float" office:value="542" calcext:value-type="float">
            <text:p>5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ANDBETWEEN(0; 65) + IF(RAND()&gt;0.95; 100; 0)" office:value-type="float" office:value="52" calcext:value-type="float">
            <text:p>52</text:p>
          </table:table-cell>
          <table:table-cell table:formula="of:=(RANDBETWEEN(100; 400) + RANDBETWEEN(0; ABS(IF([.$B199]&lt;26;[.$B199]; 52-[.$B199]))*30))*[Sheet2.D$2]" office:value-type="float" office:value="1248" calcext:value-type="float">
            <text:p>1248</text:p>
          </table:table-cell>
          <table:table-cell table:formula="of:=(RANDBETWEEN(100; 400) + RANDBETWEEN(0; ABS(IF([.$B199]&lt;26;[.$B199]; 52-[.$B199]))*30))*[Sheet2.E$2]" office:value-type="float" office:value="0.289" calcext:value-type="float">
            <text:p>0.289</text:p>
          </table:table-cell>
          <table:table-cell table:formula="of:=(RANDBETWEEN(100; 400) + RANDBETWEEN(0; ABS(IF([.$B199]&lt;26;[.$B199]; 52-[.$B199]))*30))*[Sheet2.F$2]" office:value-type="float" office:value="34.6" calcext:value-type="float">
            <text:p>34.6</text:p>
          </table:table-cell>
          <table:table-cell table:formula="of:=(RANDBETWEEN(100; 400) + RANDBETWEEN(0; ABS(IF([.$B199]&lt;26;[.$B199]; 52-[.$B199]))*30))*[Sheet2.G$2]" office:value-type="float" office:value="4.18" calcext:value-type="float">
            <text:p>4.18</text:p>
          </table:table-cell>
          <table:table-cell table:formula="of:=(RANDBETWEEN(100; 400) + RANDBETWEEN(0; ABS(IF([.$B199]&lt;26;[.$B199]; 52-[.$B199]))*30))*[Sheet2.H$2]" office:value-type="float" office:value="5.29" calcext:value-type="float">
            <text:p>5.29</text:p>
          </table:table-cell>
          <table:table-cell table:formula="of:=(RANDBETWEEN(100; 400) + RANDBETWEEN(0; ABS(IF([.$B199]&lt;26;[.$B199]; 52-[.$B199]))*30))*[Sheet2.I$2]"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ANDBETWEEN(0; 65) + IF(RAND()&gt;0.95; 100; 0)" office:value-type="float" office:value="45" calcext:value-type="float">
            <text:p>45</text:p>
          </table:table-cell>
          <table:table-cell table:formula="of:=(RANDBETWEEN(100; 400) + RANDBETWEEN(0; ABS(IF([.$B200]&lt;26;[.$B200]; 52-[.$B200]))*30))*[Sheet2.D$2]" office:value-type="float" office:value="892" calcext:value-type="float">
            <text:p>892</text:p>
          </table:table-cell>
          <table:table-cell table:formula="of:=(RANDBETWEEN(100; 400) + RANDBETWEEN(0; ABS(IF([.$B200]&lt;26;[.$B200]; 52-[.$B200]))*30))*[Sheet2.E$2]" office:value-type="float" office:value="0.281" calcext:value-type="float">
            <text:p>0.281</text:p>
          </table:table-cell>
          <table:table-cell table:formula="of:=(RANDBETWEEN(100; 400) + RANDBETWEEN(0; ABS(IF([.$B200]&lt;26;[.$B200]; 52-[.$B200]))*30))*[Sheet2.F$2]" office:value-type="float" office:value="48.1" calcext:value-type="float">
            <text:p>48.1</text:p>
          </table:table-cell>
          <table:table-cell table:formula="of:=(RANDBETWEEN(100; 400) + RANDBETWEEN(0; ABS(IF([.$B200]&lt;26;[.$B200]; 52-[.$B200]))*30))*[Sheet2.G$2]" office:value-type="float" office:value="2.53" calcext:value-type="float">
            <text:p>2.53</text:p>
          </table:table-cell>
          <table:table-cell table:formula="of:=(RANDBETWEEN(100; 400) + RANDBETWEEN(0; ABS(IF([.$B200]&lt;26;[.$B200]; 52-[.$B200]))*30))*[Sheet2.H$2]" office:value-type="float" office:value="5.45" calcext:value-type="float">
            <text:p>5.45</text:p>
          </table:table-cell>
          <table:table-cell table:formula="of:=(RANDBETWEEN(100; 400) + RANDBETWEEN(0; ABS(IF([.$B200]&lt;26;[.$B200]; 52-[.$B200]))*30))*[Sheet2.I$2]"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ANDBETWEEN(0; 65) + IF(RAND()&gt;0.95; 100; 0)" office:value-type="float" office:value="18" calcext:value-type="float">
            <text:p>18</text:p>
          </table:table-cell>
          <table:table-cell table:formula="of:=(RANDBETWEEN(100; 400) + RANDBETWEEN(0; ABS(IF([.$B201]&lt;26;[.$B201]; 52-[.$B201]))*30))*[Sheet2.D$2]" office:value-type="float" office:value="572" calcext:value-type="float">
            <text:p>572</text:p>
          </table:table-cell>
          <table:table-cell table:formula="of:=(RANDBETWEEN(100; 400) + RANDBETWEEN(0; ABS(IF([.$B201]&lt;26;[.$B201]; 52-[.$B201]))*30))*[Sheet2.E$2]" office:value-type="float" office:value="0.368" calcext:value-type="float">
            <text:p>0.368</text:p>
          </table:table-cell>
          <table:table-cell table:formula="of:=(RANDBETWEEN(100; 400) + RANDBETWEEN(0; ABS(IF([.$B201]&lt;26;[.$B201]; 52-[.$B201]))*30))*[Sheet2.F$2]" office:value-type="float" office:value="33.6" calcext:value-type="float">
            <text:p>33.6</text:p>
          </table:table-cell>
          <table:table-cell table:formula="of:=(RANDBETWEEN(100; 400) + RANDBETWEEN(0; ABS(IF([.$B201]&lt;26;[.$B201]; 52-[.$B201]))*30))*[Sheet2.G$2]" office:value-type="float" office:value="4.85" calcext:value-type="float">
            <text:p>4.85</text:p>
          </table:table-cell>
          <table:table-cell table:formula="of:=(RANDBETWEEN(100; 400) + RANDBETWEEN(0; ABS(IF([.$B201]&lt;26;[.$B201]; 52-[.$B201]))*30))*[Sheet2.H$2]" office:value-type="float" office:value="1.27" calcext:value-type="float">
            <text:p>1.27</text:p>
          </table:table-cell>
          <table:table-cell table:formula="of:=(RANDBETWEEN(100; 400) + RANDBETWEEN(0; ABS(IF([.$B201]&lt;26;[.$B201]; 52-[.$B201]))*30))*[Sheet2.I$2]"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ANDBETWEEN(0; 65) + IF(RAND()&gt;0.95; 100; 0)" office:value-type="float" office:value="20" calcext:value-type="float">
            <text:p>20</text:p>
          </table:table-cell>
          <table:table-cell table:formula="of:=(RANDBETWEEN(100; 400) + RANDBETWEEN(0; ABS(IF([.$B202]&lt;26;[.$B202]; 52-[.$B202]))*30))*[Sheet2.D$2]" office:value-type="float" office:value="814" calcext:value-type="float">
            <text:p>814</text:p>
          </table:table-cell>
          <table:table-cell table:formula="of:=(RANDBETWEEN(100; 400) + RANDBETWEEN(0; ABS(IF([.$B202]&lt;26;[.$B202]; 52-[.$B202]))*30))*[Sheet2.E$2]" office:value-type="float" office:value="0.293" calcext:value-type="float">
            <text:p>0.293</text:p>
          </table:table-cell>
          <table:table-cell table:formula="of:=(RANDBETWEEN(100; 400) + RANDBETWEEN(0; ABS(IF([.$B202]&lt;26;[.$B202]; 52-[.$B202]))*30))*[Sheet2.F$2]" office:value-type="float" office:value="30.3" calcext:value-type="float">
            <text:p>30.3</text:p>
          </table:table-cell>
          <table:table-cell table:formula="of:=(RANDBETWEEN(100; 400) + RANDBETWEEN(0; ABS(IF([.$B202]&lt;26;[.$B202]; 52-[.$B202]))*30))*[Sheet2.G$2]" office:value-type="float" office:value="4.61" calcext:value-type="float">
            <text:p>4.61</text:p>
          </table:table-cell>
          <table:table-cell table:formula="of:=(RANDBETWEEN(100; 400) + RANDBETWEEN(0; ABS(IF([.$B202]&lt;26;[.$B202]; 52-[.$B202]))*30))*[Sheet2.H$2]" office:value-type="float" office:value="4.44" calcext:value-type="float">
            <text:p>4.44</text:p>
          </table:table-cell>
          <table:table-cell table:formula="of:=(RANDBETWEEN(100; 400) + RANDBETWEEN(0; ABS(IF([.$B202]&lt;26;[.$B202]; 52-[.$B202]))*30))*[Sheet2.I$2]"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203]&lt;26;[.$B203]; 52-[.$B203]))*30))*[Sheet2.D$2]" office:value-type="float" office:value="842" calcext:value-type="float">
            <text:p>842</text:p>
          </table:table-cell>
          <table:table-cell table:formula="of:=(RANDBETWEEN(100; 400) + RANDBETWEEN(0; ABS(IF([.$B203]&lt;26;[.$B203]; 52-[.$B203]))*30))*[Sheet2.E$2]" office:value-type="float" office:value="0.409" calcext:value-type="float">
            <text:p>0.409</text:p>
          </table:table-cell>
          <table:table-cell table:formula="of:=(RANDBETWEEN(100; 400) + RANDBETWEEN(0; ABS(IF([.$B203]&lt;26;[.$B203]; 52-[.$B203]))*30))*[Sheet2.F$2]" office:value-type="float" office:value="53.8" calcext:value-type="float">
            <text:p>53.8</text:p>
          </table:table-cell>
          <table:table-cell table:formula="of:=(RANDBETWEEN(100; 400) + RANDBETWEEN(0; ABS(IF([.$B203]&lt;26;[.$B203]; 52-[.$B203]))*30))*[Sheet2.G$2]" office:value-type="float" office:value="3.64" calcext:value-type="float">
            <text:p>3.64</text:p>
          </table:table-cell>
          <table:table-cell table:formula="of:=(RANDBETWEEN(100; 400) + RANDBETWEEN(0; ABS(IF([.$B203]&lt;26;[.$B203]; 52-[.$B203]))*30))*[Sheet2.H$2]" office:value-type="float" office:value="3.7" calcext:value-type="float">
            <text:p>3.7</text:p>
          </table:table-cell>
          <table:table-cell table:formula="of:=(RANDBETWEEN(100; 400) + RANDBETWEEN(0; ABS(IF([.$B203]&lt;26;[.$B203]; 52-[.$B203]))*30))*[Sheet2.I$2]"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204]&lt;26;[.$B204]; 52-[.$B204]))*30))*[Sheet2.D$2]" office:value-type="float" office:value="892" calcext:value-type="float">
            <text:p>892</text:p>
          </table:table-cell>
          <table:table-cell table:formula="of:=(RANDBETWEEN(100; 400) + RANDBETWEEN(0; ABS(IF([.$B204]&lt;26;[.$B204]; 52-[.$B204]))*30))*[Sheet2.E$2]" office:value-type="float" office:value="0.431" calcext:value-type="float">
            <text:p>0.431</text:p>
          </table:table-cell>
          <table:table-cell table:formula="of:=(RANDBETWEEN(100; 400) + RANDBETWEEN(0; ABS(IF([.$B204]&lt;26;[.$B204]; 52-[.$B204]))*30))*[Sheet2.F$2]" office:value-type="float" office:value="41.9" calcext:value-type="float">
            <text:p>41.9</text:p>
          </table:table-cell>
          <table:table-cell table:formula="of:=(RANDBETWEEN(100; 400) + RANDBETWEEN(0; ABS(IF([.$B204]&lt;26;[.$B204]; 52-[.$B204]))*30))*[Sheet2.G$2]" office:value-type="float" office:value="3.81" calcext:value-type="float">
            <text:p>3.81</text:p>
          </table:table-cell>
          <table:table-cell table:formula="of:=(RANDBETWEEN(100; 400) + RANDBETWEEN(0; ABS(IF([.$B204]&lt;26;[.$B204]; 52-[.$B204]))*30))*[Sheet2.H$2]" office:value-type="float" office:value="5.29" calcext:value-type="float">
            <text:p>5.29</text:p>
          </table:table-cell>
          <table:table-cell table:formula="of:=(RANDBETWEEN(100; 400) + RANDBETWEEN(0; ABS(IF([.$B204]&lt;26;[.$B204]; 52-[.$B204]))*30))*[Sheet2.I$2]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ANDBETWEEN(0; 65) + IF(RAND()&gt;0.95; 100; 0)" office:value-type="float" office:value="31" calcext:value-type="float">
            <text:p>31</text:p>
          </table:table-cell>
          <table:table-cell table:formula="of:=(RANDBETWEEN(100; 400) + RANDBETWEEN(0; ABS(IF([.$B205]&lt;26;[.$B205]; 52-[.$B205]))*30))*[Sheet2.D$2]" office:value-type="float" office:value="824" calcext:value-type="float">
            <text:p>824</text:p>
          </table:table-cell>
          <table:table-cell table:formula="of:=(RANDBETWEEN(100; 400) + RANDBETWEEN(0; ABS(IF([.$B205]&lt;26;[.$B205]; 52-[.$B205]))*30))*[Sheet2.E$2]" office:value-type="float" office:value="0.348" calcext:value-type="float">
            <text:p>0.348</text:p>
          </table:table-cell>
          <table:table-cell table:formula="of:=(RANDBETWEEN(100; 400) + RANDBETWEEN(0; ABS(IF([.$B205]&lt;26;[.$B205]; 52-[.$B205]))*30))*[Sheet2.F$2]" office:value-type="float" office:value="17.7" calcext:value-type="float">
            <text:p>17.7</text:p>
          </table:table-cell>
          <table:table-cell table:formula="of:=(RANDBETWEEN(100; 400) + RANDBETWEEN(0; ABS(IF([.$B205]&lt;26;[.$B205]; 52-[.$B205]))*30))*[Sheet2.G$2]" office:value-type="float" office:value="3.02" calcext:value-type="float">
            <text:p>3.02</text:p>
          </table:table-cell>
          <table:table-cell table:formula="of:=(RANDBETWEEN(100; 400) + RANDBETWEEN(0; ABS(IF([.$B205]&lt;26;[.$B205]; 52-[.$B205]))*30))*[Sheet2.H$2]" office:value-type="float" office:value="4.42" calcext:value-type="float">
            <text:p>4.42</text:p>
          </table:table-cell>
          <table:table-cell table:formula="of:=(RANDBETWEEN(100; 400) + RANDBETWEEN(0; ABS(IF([.$B205]&lt;26;[.$B205]; 52-[.$B205]))*30))*[Sheet2.I$2]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ANDBETWEEN(0; 65) + IF(RAND()&gt;0.95; 100; 0)" office:value-type="float" office:value="17" calcext:value-type="float">
            <text:p>17</text:p>
          </table:table-cell>
          <table:table-cell table:formula="of:=(RANDBETWEEN(100; 400) + RANDBETWEEN(0; ABS(IF([.$B206]&lt;26;[.$B206]; 52-[.$B206]))*30))*[Sheet2.D$2]" office:value-type="float" office:value="350" calcext:value-type="float">
            <text:p>350</text:p>
          </table:table-cell>
          <table:table-cell table:formula="of:=(RANDBETWEEN(100; 400) + RANDBETWEEN(0; ABS(IF([.$B206]&lt;26;[.$B206]; 52-[.$B206]))*30))*[Sheet2.E$2]" office:value-type="float" office:value="0.181" calcext:value-type="float">
            <text:p>0.181</text:p>
          </table:table-cell>
          <table:table-cell table:formula="of:=(RANDBETWEEN(100; 400) + RANDBETWEEN(0; ABS(IF([.$B206]&lt;26;[.$B206]; 52-[.$B206]))*30))*[Sheet2.F$2]" office:value-type="float" office:value="26.1" calcext:value-type="float">
            <text:p>26.1</text:p>
          </table:table-cell>
          <table:table-cell table:formula="of:=(RANDBETWEEN(100; 400) + RANDBETWEEN(0; ABS(IF([.$B206]&lt;26;[.$B206]; 52-[.$B206]))*30))*[Sheet2.G$2]" office:value-type="float" office:value="3.03" calcext:value-type="float">
            <text:p>3.03</text:p>
          </table:table-cell>
          <table:table-cell table:formula="of:=(RANDBETWEEN(100; 400) + RANDBETWEEN(0; ABS(IF([.$B206]&lt;26;[.$B206]; 52-[.$B206]))*30))*[Sheet2.H$2]" office:value-type="float" office:value="2.41" calcext:value-type="float">
            <text:p>2.41</text:p>
          </table:table-cell>
          <table:table-cell table:formula="of:=(RANDBETWEEN(100; 400) + RANDBETWEEN(0; ABS(IF([.$B206]&lt;26;[.$B206]; 52-[.$B206]))*30))*[Sheet2.I$2]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207]&lt;26;[.$B207]; 52-[.$B207]))*30))*[Sheet2.D$2]" office:value-type="float" office:value="340" calcext:value-type="float">
            <text:p>340</text:p>
          </table:table-cell>
          <table:table-cell table:formula="of:=(RANDBETWEEN(100; 400) + RANDBETWEEN(0; ABS(IF([.$B207]&lt;26;[.$B207]; 52-[.$B207]))*30))*[Sheet2.E$2]" office:value-type="float" office:value="0.314" calcext:value-type="float">
            <text:p>0.314</text:p>
          </table:table-cell>
          <table:table-cell table:formula="of:=(RANDBETWEEN(100; 400) + RANDBETWEEN(0; ABS(IF([.$B207]&lt;26;[.$B207]; 52-[.$B207]))*30))*[Sheet2.F$2]" office:value-type="float" office:value="43.3" calcext:value-type="float">
            <text:p>43.3</text:p>
          </table:table-cell>
          <table:table-cell table:formula="of:=(RANDBETWEEN(100; 400) + RANDBETWEEN(0; ABS(IF([.$B207]&lt;26;[.$B207]; 52-[.$B207]))*30))*[Sheet2.G$2]" office:value-type="float" office:value="4.15" calcext:value-type="float">
            <text:p>4.15</text:p>
          </table:table-cell>
          <table:table-cell table:formula="of:=(RANDBETWEEN(100; 400) + RANDBETWEEN(0; ABS(IF([.$B207]&lt;26;[.$B207]; 52-[.$B207]))*30))*[Sheet2.H$2]" office:value-type="float" office:value="1.54" calcext:value-type="float">
            <text:p>1.54</text:p>
          </table:table-cell>
          <table:table-cell table:formula="of:=(RANDBETWEEN(100; 400) + RANDBETWEEN(0; ABS(IF([.$B207]&lt;26;[.$B207]; 52-[.$B207]))*30))*[Sheet2.I$2]"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208]&lt;26;[.$B208]; 52-[.$B208]))*30))*[Sheet2.D$2]" office:value-type="float" office:value="612" calcext:value-type="float">
            <text:p>612</text:p>
          </table:table-cell>
          <table:table-cell table:formula="of:=(RANDBETWEEN(100; 400) + RANDBETWEEN(0; ABS(IF([.$B208]&lt;26;[.$B208]; 52-[.$B208]))*30))*[Sheet2.E$2]" office:value-type="float" office:value="0.175" calcext:value-type="float">
            <text:p>0.175</text:p>
          </table:table-cell>
          <table:table-cell table:formula="of:=(RANDBETWEEN(100; 400) + RANDBETWEEN(0; ABS(IF([.$B208]&lt;26;[.$B208]; 52-[.$B208]))*30))*[Sheet2.F$2]" office:value-type="float" office:value="13.3" calcext:value-type="float">
            <text:p>13.3</text:p>
          </table:table-cell>
          <table:table-cell table:formula="of:=(RANDBETWEEN(100; 400) + RANDBETWEEN(0; ABS(IF([.$B208]&lt;26;[.$B208]; 52-[.$B208]))*30))*[Sheet2.G$2]" office:value-type="float" office:value="1.61" calcext:value-type="float">
            <text:p>1.61</text:p>
          </table:table-cell>
          <table:table-cell table:formula="of:=(RANDBETWEEN(100; 400) + RANDBETWEEN(0; ABS(IF([.$B208]&lt;26;[.$B208]; 52-[.$B208]))*30))*[Sheet2.H$2]" office:value-type="float" office:value="3.65" calcext:value-type="float">
            <text:p>3.65</text:p>
          </table:table-cell>
          <table:table-cell table:formula="of:=(RANDBETWEEN(100; 400) + RANDBETWEEN(0; ABS(IF([.$B208]&lt;26;[.$B208]; 52-[.$B208]))*30))*[Sheet2.I$2]"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ANDBETWEEN(0; 65) + IF(RAND()&gt;0.95; 100; 0)" office:value-type="float" office:value="25" calcext:value-type="float">
            <text:p>25</text:p>
          </table:table-cell>
          <table:table-cell table:formula="of:=(RANDBETWEEN(100; 400) + RANDBETWEEN(0; ABS(IF([.$B209]&lt;26;[.$B209]; 52-[.$B209]))*30))*[Sheet2.D$2]" office:value-type="float" office:value="366" calcext:value-type="float">
            <text:p>366</text:p>
          </table:table-cell>
          <table:table-cell table:formula="of:=(RANDBETWEEN(100; 400) + RANDBETWEEN(0; ABS(IF([.$B209]&lt;26;[.$B209]; 52-[.$B209]))*30))*[Sheet2.E$2]" office:value-type="float" office:value="0.283" calcext:value-type="float">
            <text:p>0.283</text:p>
          </table:table-cell>
          <table:table-cell table:formula="of:=(RANDBETWEEN(100; 400) + RANDBETWEEN(0; ABS(IF([.$B209]&lt;26;[.$B209]; 52-[.$B209]))*30))*[Sheet2.F$2]" office:value-type="float" office:value="29" calcext:value-type="float">
            <text:p>29</text:p>
          </table:table-cell>
          <table:table-cell table:formula="of:=(RANDBETWEEN(100; 400) + RANDBETWEEN(0; ABS(IF([.$B209]&lt;26;[.$B209]; 52-[.$B209]))*30))*[Sheet2.G$2]" office:value-type="float" office:value="2.42" calcext:value-type="float">
            <text:p>2.42</text:p>
          </table:table-cell>
          <table:table-cell table:formula="of:=(RANDBETWEEN(100; 400) + RANDBETWEEN(0; ABS(IF([.$B209]&lt;26;[.$B209]; 52-[.$B209]))*30))*[Sheet2.H$2]" office:value-type="float" office:value="2" calcext:value-type="float">
            <text:p>2</text:p>
          </table:table-cell>
          <table:table-cell table:formula="of:=(RANDBETWEEN(100; 400) + RANDBETWEEN(0; ABS(IF([.$B209]&lt;26;[.$B209]; 52-[.$B209]))*30))*[Sheet2.I$2]"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ANDBETWEEN(0; 65) + IF(RAND()&gt;0.95; 100; 0)" office:value-type="float" office:value="58" calcext:value-type="float">
            <text:p>58</text:p>
          </table:table-cell>
          <table:table-cell table:formula="of:=(RANDBETWEEN(100; 400) + RANDBETWEEN(0; ABS(IF([.$B210]&lt;26;[.$B210]; 52-[.$B210]))*30))*[Sheet2.D$2]" office:value-type="float" office:value="590" calcext:value-type="float">
            <text:p>590</text:p>
          </table:table-cell>
          <table:table-cell table:formula="of:=(RANDBETWEEN(100; 400) + RANDBETWEEN(0; ABS(IF([.$B210]&lt;26;[.$B210]; 52-[.$B210]))*30))*[Sheet2.E$2]" office:value-type="float" office:value="0.227" calcext:value-type="float">
            <text:p>0.227</text:p>
          </table:table-cell>
          <table:table-cell table:formula="of:=(RANDBETWEEN(100; 400) + RANDBETWEEN(0; ABS(IF([.$B210]&lt;26;[.$B210]; 52-[.$B210]))*30))*[Sheet2.F$2]" office:value-type="float" office:value="12.3" calcext:value-type="float">
            <text:p>12.3</text:p>
          </table:table-cell>
          <table:table-cell table:formula="of:=(RANDBETWEEN(100; 400) + RANDBETWEEN(0; ABS(IF([.$B210]&lt;26;[.$B210]; 52-[.$B210]))*30))*[Sheet2.G$2]" office:value-type="float" office:value="3.92" calcext:value-type="float">
            <text:p>3.92</text:p>
          </table:table-cell>
          <table:table-cell table:formula="of:=(RANDBETWEEN(100; 400) + RANDBETWEEN(0; ABS(IF([.$B210]&lt;26;[.$B210]; 52-[.$B210]))*30))*[Sheet2.H$2]" office:value-type="float" office:value="2.98" calcext:value-type="float">
            <text:p>2.98</text:p>
          </table:table-cell>
          <table:table-cell table:formula="of:=(RANDBETWEEN(100; 400) + RANDBETWEEN(0; ABS(IF([.$B210]&lt;26;[.$B210]; 52-[.$B210]))*30))*[Sheet2.I$2]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table:formula="of:=RANDBETWEEN(0; 65) + IF(RAND()&gt;0.95; 100; 0)" office:value-type="float" office:value="9" calcext:value-type="float">
            <text:p>9</text:p>
          </table:table-cell>
          <table:table-cell table:formula="of:=(RANDBETWEEN(100; 400) + RANDBETWEEN(0; ABS(IF([.$B211]&lt;26;[.$B211]; 52-[.$B211]))*30))*[Sheet2.D$2]" office:value-type="float" office:value="308" calcext:value-type="float">
            <text:p>308</text:p>
          </table:table-cell>
          <table:table-cell table:formula="of:=(RANDBETWEEN(100; 400) + RANDBETWEEN(0; ABS(IF([.$B211]&lt;26;[.$B211]; 52-[.$B211]))*30))*[Sheet2.E$2]" office:value-type="float" office:value="0.114" calcext:value-type="float">
            <text:p>0.114</text:p>
          </table:table-cell>
          <table:table-cell table:formula="of:=(RANDBETWEEN(100; 400) + RANDBETWEEN(0; ABS(IF([.$B211]&lt;26;[.$B211]; 52-[.$B211]))*30))*[Sheet2.F$2]" office:value-type="float" office:value="30" calcext:value-type="float">
            <text:p>30</text:p>
          </table:table-cell>
          <table:table-cell table:formula="of:=(RANDBETWEEN(100; 400) + RANDBETWEEN(0; ABS(IF([.$B211]&lt;26;[.$B211]; 52-[.$B211]))*30))*[Sheet2.G$2]" office:value-type="float" office:value="2.79" calcext:value-type="float">
            <text:p>2.79</text:p>
          </table:table-cell>
          <table:table-cell table:formula="of:=(RANDBETWEEN(100; 400) + RANDBETWEEN(0; ABS(IF([.$B211]&lt;26;[.$B211]; 52-[.$B211]))*30))*[Sheet2.H$2]" office:value-type="float" office:value="1.72" calcext:value-type="float">
            <text:p>1.72</text:p>
          </table:table-cell>
          <table:table-cell table:formula="of:=(RANDBETWEEN(100; 400) + RANDBETWEEN(0; ABS(IF([.$B211]&lt;26;[.$B211]; 52-[.$B211]))*30))*[Sheet2.I$2]"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212]&lt;26;[.$B212]; 52-[.$B212]))*30))*[Sheet2.D$2]" office:value-type="float" office:value="238" calcext:value-type="float">
            <text:p>238</text:p>
          </table:table-cell>
          <table:table-cell table:formula="of:=(RANDBETWEEN(100; 400) + RANDBETWEEN(0; ABS(IF([.$B212]&lt;26;[.$B212]; 52-[.$B212]))*30))*[Sheet2.E$2]" office:value-type="float" office:value="0.334" calcext:value-type="float">
            <text:p>0.334</text:p>
          </table:table-cell>
          <table:table-cell table:formula="of:=(RANDBETWEEN(100; 400) + RANDBETWEEN(0; ABS(IF([.$B212]&lt;26;[.$B212]; 52-[.$B212]))*30))*[Sheet2.F$2]" office:value-type="float" office:value="13.3" calcext:value-type="float">
            <text:p>13.3</text:p>
          </table:table-cell>
          <table:table-cell table:formula="of:=(RANDBETWEEN(100; 400) + RANDBETWEEN(0; ABS(IF([.$B212]&lt;26;[.$B212]; 52-[.$B212]))*30))*[Sheet2.G$2]" office:value-type="float" office:value="3.02" calcext:value-type="float">
            <text:p>3.02</text:p>
          </table:table-cell>
          <table:table-cell table:formula="of:=(RANDBETWEEN(100; 400) + RANDBETWEEN(0; ABS(IF([.$B212]&lt;26;[.$B212]; 52-[.$B212]))*30))*[Sheet2.H$2]" office:value-type="float" office:value="3.04" calcext:value-type="float">
            <text:p>3.04</text:p>
          </table:table-cell>
          <table:table-cell table:formula="of:=(RANDBETWEEN(100; 400) + RANDBETWEEN(0; ABS(IF([.$B212]&lt;26;[.$B212]; 52-[.$B212]))*30))*[Sheet2.I$2]"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NDBETWEEN(0; 65) + IF(RAND()&gt;0.95; 100; 0)" office:value-type="float" office:value="55" calcext:value-type="float">
            <text:p>55</text:p>
          </table:table-cell>
          <table:table-cell table:formula="of:=(RANDBETWEEN(100; 400) + RANDBETWEEN(0; ABS(IF([.$B213]&lt;26;[.$B213]; 52-[.$B213]))*30))*[Sheet2.D$2]" office:value-type="float" office:value="340" calcext:value-type="float">
            <text:p>340</text:p>
          </table:table-cell>
          <table:table-cell table:formula="of:=(RANDBETWEEN(100; 400) + RANDBETWEEN(0; ABS(IF([.$B213]&lt;26;[.$B213]; 52-[.$B213]))*30))*[Sheet2.E$2]" office:value-type="float" office:value="0.242" calcext:value-type="float">
            <text:p>0.242</text:p>
          </table:table-cell>
          <table:table-cell table:formula="of:=(RANDBETWEEN(100; 400) + RANDBETWEEN(0; ABS(IF([.$B213]&lt;26;[.$B213]; 52-[.$B213]))*30))*[Sheet2.F$2]" office:value-type="float" office:value="34.6" calcext:value-type="float">
            <text:p>34.6</text:p>
          </table:table-cell>
          <table:table-cell table:formula="of:=(RANDBETWEEN(100; 400) + RANDBETWEEN(0; ABS(IF([.$B213]&lt;26;[.$B213]; 52-[.$B213]))*30))*[Sheet2.G$2]" office:value-type="float" office:value="2.18" calcext:value-type="float">
            <text:p>2.18</text:p>
          </table:table-cell>
          <table:table-cell table:formula="of:=(RANDBETWEEN(100; 400) + RANDBETWEEN(0; ABS(IF([.$B213]&lt;26;[.$B213]; 52-[.$B213]))*30))*[Sheet2.H$2]" office:value-type="float" office:value="3.54" calcext:value-type="float">
            <text:p>3.54</text:p>
          </table:table-cell>
          <table:table-cell table:formula="of:=(RANDBETWEEN(100; 400) + RANDBETWEEN(0; ABS(IF([.$B213]&lt;26;[.$B213]; 52-[.$B213]))*30))*[Sheet2.I$2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NDBETWEEN(0; 65) + IF(RAND()&gt;0.95; 100; 0)" office:value-type="float" office:value="63" calcext:value-type="float">
            <text:p>63</text:p>
          </table:table-cell>
          <table:table-cell table:formula="of:=(RANDBETWEEN(100; 400) + RANDBETWEEN(0; ABS(IF([.$B214]&lt;26;[.$B214]; 52-[.$B214]))*30))*[Sheet2.D$2]" office:value-type="float" office:value="422" calcext:value-type="float">
            <text:p>422</text:p>
          </table:table-cell>
          <table:table-cell table:formula="of:=(RANDBETWEEN(100; 400) + RANDBETWEEN(0; ABS(IF([.$B214]&lt;26;[.$B214]; 52-[.$B214]))*30))*[Sheet2.E$2]" office:value-type="float" office:value="0.424" calcext:value-type="float">
            <text:p>0.424</text:p>
          </table:table-cell>
          <table:table-cell table:formula="of:=(RANDBETWEEN(100; 400) + RANDBETWEEN(0; ABS(IF([.$B214]&lt;26;[.$B214]; 52-[.$B214]))*30))*[Sheet2.F$2]" office:value-type="float" office:value="36.2" calcext:value-type="float">
            <text:p>36.2</text:p>
          </table:table-cell>
          <table:table-cell table:formula="of:=(RANDBETWEEN(100; 400) + RANDBETWEEN(0; ABS(IF([.$B214]&lt;26;[.$B214]; 52-[.$B214]))*30))*[Sheet2.G$2]" office:value-type="float" office:value="1.58" calcext:value-type="float">
            <text:p>1.58</text:p>
          </table:table-cell>
          <table:table-cell table:formula="of:=(RANDBETWEEN(100; 400) + RANDBETWEEN(0; ABS(IF([.$B214]&lt;26;[.$B214]; 52-[.$B214]))*30))*[Sheet2.H$2]" office:value-type="float" office:value="4.09" calcext:value-type="float">
            <text:p>4.09</text:p>
          </table:table-cell>
          <table:table-cell table:formula="of:=(RANDBETWEEN(100; 400) + RANDBETWEEN(0; ABS(IF([.$B214]&lt;26;[.$B214]; 52-[.$B214]))*30))*[Sheet2.I$2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NDBETWEEN(0; 65) + IF(RAND()&gt;0.95; 100; 0)" office:value-type="float" office:value="37" calcext:value-type="float">
            <text:p>37</text:p>
          </table:table-cell>
          <table:table-cell table:formula="of:=(RANDBETWEEN(100; 400) + RANDBETWEEN(0; ABS(IF([.$B215]&lt;26;[.$B215]; 52-[.$B215]))*30))*[Sheet2.D$2]" office:value-type="float" office:value="408" calcext:value-type="float">
            <text:p>408</text:p>
          </table:table-cell>
          <table:table-cell table:formula="of:=(RANDBETWEEN(100; 400) + RANDBETWEEN(0; ABS(IF([.$B215]&lt;26;[.$B215]; 52-[.$B215]))*30))*[Sheet2.E$2]" office:value-type="float" office:value="0.505" calcext:value-type="float">
            <text:p>0.505</text:p>
          </table:table-cell>
          <table:table-cell table:formula="of:=(RANDBETWEEN(100; 400) + RANDBETWEEN(0; ABS(IF([.$B215]&lt;26;[.$B215]; 52-[.$B215]))*30))*[Sheet2.F$2]" office:value-type="float" office:value="12.5" calcext:value-type="float">
            <text:p>12.5</text:p>
          </table:table-cell>
          <table:table-cell table:formula="of:=(RANDBETWEEN(100; 400) + RANDBETWEEN(0; ABS(IF([.$B215]&lt;26;[.$B215]; 52-[.$B215]))*30))*[Sheet2.G$2]" office:value-type="float" office:value="2.35" calcext:value-type="float">
            <text:p>2.35</text:p>
          </table:table-cell>
          <table:table-cell table:formula="of:=(RANDBETWEEN(100; 400) + RANDBETWEEN(0; ABS(IF([.$B215]&lt;26;[.$B215]; 52-[.$B215]))*30))*[Sheet2.H$2]" office:value-type="float" office:value="3.89" calcext:value-type="float">
            <text:p>3.89</text:p>
          </table:table-cell>
          <table:table-cell table:formula="of:=(RANDBETWEEN(100; 400) + RANDBETWEEN(0; ABS(IF([.$B215]&lt;26;[.$B215]; 52-[.$B215]))*30))*[Sheet2.I$2]"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216]&lt;26;[.$B216]; 52-[.$B216]))*30))*[Sheet2.D$2]" office:value-type="float" office:value="674" calcext:value-type="float">
            <text:p>674</text:p>
          </table:table-cell>
          <table:table-cell table:formula="of:=(RANDBETWEEN(100; 400) + RANDBETWEEN(0; ABS(IF([.$B216]&lt;26;[.$B216]; 52-[.$B216]))*30))*[Sheet2.E$2]" office:value-type="float" office:value="0.409" calcext:value-type="float">
            <text:p>0.409</text:p>
          </table:table-cell>
          <table:table-cell table:formula="of:=(RANDBETWEEN(100; 400) + RANDBETWEEN(0; ABS(IF([.$B216]&lt;26;[.$B216]; 52-[.$B216]))*30))*[Sheet2.F$2]" office:value-type="float" office:value="36.8" calcext:value-type="float">
            <text:p>36.8</text:p>
          </table:table-cell>
          <table:table-cell table:formula="of:=(RANDBETWEEN(100; 400) + RANDBETWEEN(0; ABS(IF([.$B216]&lt;26;[.$B216]; 52-[.$B216]))*30))*[Sheet2.G$2]" office:value-type="float" office:value="4.38" calcext:value-type="float">
            <text:p>4.38</text:p>
          </table:table-cell>
          <table:table-cell table:formula="of:=(RANDBETWEEN(100; 400) + RANDBETWEEN(0; ABS(IF([.$B216]&lt;26;[.$B216]; 52-[.$B216]))*30))*[Sheet2.H$2]" office:value-type="float" office:value="4.44" calcext:value-type="float">
            <text:p>4.44</text:p>
          </table:table-cell>
          <table:table-cell table:formula="of:=(RANDBETWEEN(100; 400) + RANDBETWEEN(0; ABS(IF([.$B216]&lt;26;[.$B216]; 52-[.$B216]))*30))*[Sheet2.I$2]"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NDBETWEEN(0; 65) + IF(RAND()&gt;0.95; 100; 0)" office:value-type="float" office:value="42" calcext:value-type="float">
            <text:p>42</text:p>
          </table:table-cell>
          <table:table-cell table:formula="of:=(RANDBETWEEN(100; 400) + RANDBETWEEN(0; ABS(IF([.$B217]&lt;26;[.$B217]; 52-[.$B217]))*30))*[Sheet2.D$2]" office:value-type="float" office:value="446" calcext:value-type="float">
            <text:p>446</text:p>
          </table:table-cell>
          <table:table-cell table:formula="of:=(RANDBETWEEN(100; 400) + RANDBETWEEN(0; ABS(IF([.$B217]&lt;26;[.$B217]; 52-[.$B217]))*30))*[Sheet2.E$2]" office:value-type="float" office:value="0.389" calcext:value-type="float">
            <text:p>0.389</text:p>
          </table:table-cell>
          <table:table-cell table:formula="of:=(RANDBETWEEN(100; 400) + RANDBETWEEN(0; ABS(IF([.$B217]&lt;26;[.$B217]; 52-[.$B217]))*30))*[Sheet2.F$2]" office:value-type="float" office:value="42.8" calcext:value-type="float">
            <text:p>42.8</text:p>
          </table:table-cell>
          <table:table-cell table:formula="of:=(RANDBETWEEN(100; 400) + RANDBETWEEN(0; ABS(IF([.$B217]&lt;26;[.$B217]; 52-[.$B217]))*30))*[Sheet2.G$2]" office:value-type="float" office:value="2.73" calcext:value-type="float">
            <text:p>2.73</text:p>
          </table:table-cell>
          <table:table-cell table:formula="of:=(RANDBETWEEN(100; 400) + RANDBETWEEN(0; ABS(IF([.$B217]&lt;26;[.$B217]; 52-[.$B217]))*30))*[Sheet2.H$2]" office:value-type="float" office:value="2.36" calcext:value-type="float">
            <text:p>2.36</text:p>
          </table:table-cell>
          <table:table-cell table:formula="of:=(RANDBETWEEN(100; 400) + RANDBETWEEN(0; ABS(IF([.$B217]&lt;26;[.$B217]; 52-[.$B217]))*30))*[Sheet2.I$2]"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NDBETWEEN(0; 65) + IF(RAND()&gt;0.95; 100; 0)" office:value-type="float" office:value="30" calcext:value-type="float">
            <text:p>30</text:p>
          </table:table-cell>
          <table:table-cell table:formula="of:=(RANDBETWEEN(100; 400) + RANDBETWEEN(0; ABS(IF([.$B218]&lt;26;[.$B218]; 52-[.$B218]))*30))*[Sheet2.D$2]" office:value-type="float" office:value="916" calcext:value-type="float">
            <text:p>916</text:p>
          </table:table-cell>
          <table:table-cell table:formula="of:=(RANDBETWEEN(100; 400) + RANDBETWEEN(0; ABS(IF([.$B218]&lt;26;[.$B218]; 52-[.$B218]))*30))*[Sheet2.E$2]" office:value-type="float" office:value="0.31" calcext:value-type="float">
            <text:p>0.31</text:p>
          </table:table-cell>
          <table:table-cell table:formula="of:=(RANDBETWEEN(100; 400) + RANDBETWEEN(0; ABS(IF([.$B218]&lt;26;[.$B218]; 52-[.$B218]))*30))*[Sheet2.F$2]" office:value-type="float" office:value="31.2" calcext:value-type="float">
            <text:p>31.2</text:p>
          </table:table-cell>
          <table:table-cell table:formula="of:=(RANDBETWEEN(100; 400) + RANDBETWEEN(0; ABS(IF([.$B218]&lt;26;[.$B218]; 52-[.$B218]))*30))*[Sheet2.G$2]" office:value-type="float" office:value="3.63" calcext:value-type="float">
            <text:p>3.63</text:p>
          </table:table-cell>
          <table:table-cell table:formula="of:=(RANDBETWEEN(100; 400) + RANDBETWEEN(0; ABS(IF([.$B218]&lt;26;[.$B218]; 52-[.$B218]))*30))*[Sheet2.H$2]" office:value-type="float" office:value="4.63" calcext:value-type="float">
            <text:p>4.63</text:p>
          </table:table-cell>
          <table:table-cell table:formula="of:=(RANDBETWEEN(100; 400) + RANDBETWEEN(0; ABS(IF([.$B218]&lt;26;[.$B218]; 52-[.$B218]))*30))*[Sheet2.I$2]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NDBETWEEN(0; 65) + IF(RAND()&gt;0.95; 100; 0)" office:value-type="float" office:value="11" calcext:value-type="float">
            <text:p>11</text:p>
          </table:table-cell>
          <table:table-cell table:formula="of:=(RANDBETWEEN(100; 400) + RANDBETWEEN(0; ABS(IF([.$B219]&lt;26;[.$B219]; 52-[.$B219]))*30))*[Sheet2.D$2]" office:value-type="float" office:value="766" calcext:value-type="float">
            <text:p>766</text:p>
          </table:table-cell>
          <table:table-cell table:formula="of:=(RANDBETWEEN(100; 400) + RANDBETWEEN(0; ABS(IF([.$B219]&lt;26;[.$B219]; 52-[.$B219]))*30))*[Sheet2.E$2]" office:value-type="float" office:value="0.308" calcext:value-type="float">
            <text:p>0.308</text:p>
          </table:table-cell>
          <table:table-cell table:formula="of:=(RANDBETWEEN(100; 400) + RANDBETWEEN(0; ABS(IF([.$B219]&lt;26;[.$B219]; 52-[.$B219]))*30))*[Sheet2.F$2]" office:value-type="float" office:value="47.9" calcext:value-type="float">
            <text:p>47.9</text:p>
          </table:table-cell>
          <table:table-cell table:formula="of:=(RANDBETWEEN(100; 400) + RANDBETWEEN(0; ABS(IF([.$B219]&lt;26;[.$B219]; 52-[.$B219]))*30))*[Sheet2.G$2]" office:value-type="float" office:value="4.2" calcext:value-type="float">
            <text:p>4.2</text:p>
          </table:table-cell>
          <table:table-cell table:formula="of:=(RANDBETWEEN(100; 400) + RANDBETWEEN(0; ABS(IF([.$B219]&lt;26;[.$B219]; 52-[.$B219]))*30))*[Sheet2.H$2]" office:value-type="float" office:value="3.23" calcext:value-type="float">
            <text:p>3.23</text:p>
          </table:table-cell>
          <table:table-cell table:formula="of:=(RANDBETWEEN(100; 400) + RANDBETWEEN(0; ABS(IF([.$B219]&lt;26;[.$B219]; 52-[.$B219]))*30))*[Sheet2.I$2]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NDBETWEEN(0; 65) + IF(RAND()&gt;0.95; 100; 0)" office:value-type="float" office:value="43" calcext:value-type="float">
            <text:p>43</text:p>
          </table:table-cell>
          <table:table-cell table:formula="of:=(RANDBETWEEN(100; 400) + RANDBETWEEN(0; ABS(IF([.$B220]&lt;26;[.$B220]; 52-[.$B220]))*30))*[Sheet2.D$2]" office:value-type="float" office:value="668" calcext:value-type="float">
            <text:p>668</text:p>
          </table:table-cell>
          <table:table-cell table:formula="of:=(RANDBETWEEN(100; 400) + RANDBETWEEN(0; ABS(IF([.$B220]&lt;26;[.$B220]; 52-[.$B220]))*30))*[Sheet2.E$2]" office:value-type="float" office:value="0.325" calcext:value-type="float">
            <text:p>0.325</text:p>
          </table:table-cell>
          <table:table-cell table:formula="of:=(RANDBETWEEN(100; 400) + RANDBETWEEN(0; ABS(IF([.$B220]&lt;26;[.$B220]; 52-[.$B220]))*30))*[Sheet2.F$2]" office:value-type="float" office:value="25.2" calcext:value-type="float">
            <text:p>25.2</text:p>
          </table:table-cell>
          <table:table-cell table:formula="of:=(RANDBETWEEN(100; 400) + RANDBETWEEN(0; ABS(IF([.$B220]&lt;26;[.$B220]; 52-[.$B220]))*30))*[Sheet2.G$2]" office:value-type="float" office:value="2.93" calcext:value-type="float">
            <text:p>2.93</text:p>
          </table:table-cell>
          <table:table-cell table:formula="of:=(RANDBETWEEN(100; 400) + RANDBETWEEN(0; ABS(IF([.$B220]&lt;26;[.$B220]; 52-[.$B220]))*30))*[Sheet2.H$2]" office:value-type="float" office:value="4.9" calcext:value-type="float">
            <text:p>4.9</text:p>
          </table:table-cell>
          <table:table-cell table:formula="of:=(RANDBETWEEN(100; 400) + RANDBETWEEN(0; ABS(IF([.$B220]&lt;26;[.$B220]; 52-[.$B220]))*30))*[Sheet2.I$2]" office:value-type="float" office:value="515" calcext:value-type="float">
            <text:p>51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NDBETWEEN(0; 65) + IF(RAND()&gt;0.95; 100; 0)" office:value-type="float" office:value="48" calcext:value-type="float">
            <text:p>48</text:p>
          </table:table-cell>
          <table:table-cell table:formula="of:=(RANDBETWEEN(100; 400) + RANDBETWEEN(0; ABS(IF([.$B221]&lt;26;[.$B221]; 52-[.$B221]))*30))*[Sheet2.D$2]" office:value-type="float" office:value="630" calcext:value-type="float">
            <text:p>630</text:p>
          </table:table-cell>
          <table:table-cell table:formula="of:=(RANDBETWEEN(100; 400) + RANDBETWEEN(0; ABS(IF([.$B221]&lt;26;[.$B221]; 52-[.$B221]))*30))*[Sheet2.E$2]" office:value-type="float" office:value="0.444" calcext:value-type="float">
            <text:p>0.444</text:p>
          </table:table-cell>
          <table:table-cell table:formula="of:=(RANDBETWEEN(100; 400) + RANDBETWEEN(0; ABS(IF([.$B221]&lt;26;[.$B221]; 52-[.$B221]))*30))*[Sheet2.F$2]" office:value-type="float" office:value="22.4" calcext:value-type="float">
            <text:p>22.4</text:p>
          </table:table-cell>
          <table:table-cell table:formula="of:=(RANDBETWEEN(100; 400) + RANDBETWEEN(0; ABS(IF([.$B221]&lt;26;[.$B221]; 52-[.$B221]))*30))*[Sheet2.G$2]" office:value-type="float" office:value="3.55" calcext:value-type="float">
            <text:p>3.55</text:p>
          </table:table-cell>
          <table:table-cell table:formula="of:=(RANDBETWEEN(100; 400) + RANDBETWEEN(0; ABS(IF([.$B221]&lt;26;[.$B221]; 52-[.$B221]))*30))*[Sheet2.H$2]" office:value-type="float" office:value="3.71" calcext:value-type="float">
            <text:p>3.71</text:p>
          </table:table-cell>
          <table:table-cell table:formula="of:=(RANDBETWEEN(100; 400) + RANDBETWEEN(0; ABS(IF([.$B221]&lt;26;[.$B221]; 52-[.$B221]))*30))*[Sheet2.I$2]"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NDBETWEEN(0; 65) + IF(RAND()&gt;0.95; 100; 0)" office:value-type="float" office:value="22" calcext:value-type="float">
            <text:p>22</text:p>
          </table:table-cell>
          <table:table-cell table:formula="of:=(RANDBETWEEN(100; 400) + RANDBETWEEN(0; ABS(IF([.$B222]&lt;26;[.$B222]; 52-[.$B222]))*30))*[Sheet2.D$2]" office:value-type="float" office:value="892" calcext:value-type="float">
            <text:p>892</text:p>
          </table:table-cell>
          <table:table-cell table:formula="of:=(RANDBETWEEN(100; 400) + RANDBETWEEN(0; ABS(IF([.$B222]&lt;26;[.$B222]; 52-[.$B222]))*30))*[Sheet2.E$2]" office:value-type="float" office:value="0.402" calcext:value-type="float">
            <text:p>0.402</text:p>
          </table:table-cell>
          <table:table-cell table:formula="of:=(RANDBETWEEN(100; 400) + RANDBETWEEN(0; ABS(IF([.$B222]&lt;26;[.$B222]; 52-[.$B222]))*30))*[Sheet2.F$2]" office:value-type="float" office:value="37.7" calcext:value-type="float">
            <text:p>37.7</text:p>
          </table:table-cell>
          <table:table-cell table:formula="of:=(RANDBETWEEN(100; 400) + RANDBETWEEN(0; ABS(IF([.$B222]&lt;26;[.$B222]; 52-[.$B222]))*30))*[Sheet2.G$2]" office:value-type="float" office:value="4.26" calcext:value-type="float">
            <text:p>4.26</text:p>
          </table:table-cell>
          <table:table-cell table:formula="of:=(RANDBETWEEN(100; 400) + RANDBETWEEN(0; ABS(IF([.$B222]&lt;26;[.$B222]; 52-[.$B222]))*30))*[Sheet2.H$2]" office:value-type="float" office:value="6.33" calcext:value-type="float">
            <text:p>6.33</text:p>
          </table:table-cell>
          <table:table-cell table:formula="of:=(RANDBETWEEN(100; 400) + RANDBETWEEN(0; ABS(IF([.$B222]&lt;26;[.$B222]; 52-[.$B222]))*30))*[Sheet2.I$2]" office:value-type="float" office:value="654" calcext:value-type="float">
            <text:p>65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NDBETWEEN(0; 65) + IF(RAND()&gt;0.95; 100; 0)" office:value-type="float" office:value="21" calcext:value-type="float">
            <text:p>21</text:p>
          </table:table-cell>
          <table:table-cell table:formula="of:=(RANDBETWEEN(100; 400) + RANDBETWEEN(0; ABS(IF([.$B223]&lt;26;[.$B223]; 52-[.$B223]))*30))*[Sheet2.D$2]" office:value-type="float" office:value="854" calcext:value-type="float">
            <text:p>854</text:p>
          </table:table-cell>
          <table:table-cell table:formula="of:=(RANDBETWEEN(100; 400) + RANDBETWEEN(0; ABS(IF([.$B223]&lt;26;[.$B223]; 52-[.$B223]))*30))*[Sheet2.E$2]" office:value-type="float" office:value="0.551" calcext:value-type="float">
            <text:p>0.551</text:p>
          </table:table-cell>
          <table:table-cell table:formula="of:=(RANDBETWEEN(100; 400) + RANDBETWEEN(0; ABS(IF([.$B223]&lt;26;[.$B223]; 52-[.$B223]))*30))*[Sheet2.F$2]" office:value-type="float" office:value="49.8" calcext:value-type="float">
            <text:p>49.8</text:p>
          </table:table-cell>
          <table:table-cell table:formula="of:=(RANDBETWEEN(100; 400) + RANDBETWEEN(0; ABS(IF([.$B223]&lt;26;[.$B223]; 52-[.$B223]))*30))*[Sheet2.G$2]" office:value-type="float" office:value="1.78" calcext:value-type="float">
            <text:p>1.78</text:p>
          </table:table-cell>
          <table:table-cell table:formula="of:=(RANDBETWEEN(100; 400) + RANDBETWEEN(0; ABS(IF([.$B223]&lt;26;[.$B223]; 52-[.$B223]))*30))*[Sheet2.H$2]" office:value-type="float" office:value="2.22" calcext:value-type="float">
            <text:p>2.22</text:p>
          </table:table-cell>
          <table:table-cell table:formula="of:=(RANDBETWEEN(100; 400) + RANDBETWEEN(0; ABS(IF([.$B223]&lt;26;[.$B223]; 52-[.$B223]))*30))*[Sheet2.I$2]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NDBETWEEN(0; 65) + IF(RAND()&gt;0.95; 100; 0)" office:value-type="float" office:value="3" calcext:value-type="float">
            <text:p>3</text:p>
          </table:table-cell>
          <table:table-cell table:formula="of:=(RANDBETWEEN(100; 400) + RANDBETWEEN(0; ABS(IF([.$B224]&lt;26;[.$B224]; 52-[.$B224]))*30))*[Sheet2.D$2]" office:value-type="float" office:value="1056" calcext:value-type="float">
            <text:p>1056</text:p>
          </table:table-cell>
          <table:table-cell table:formula="of:=(RANDBETWEEN(100; 400) + RANDBETWEEN(0; ABS(IF([.$B224]&lt;26;[.$B224]; 52-[.$B224]))*30))*[Sheet2.E$2]" office:value-type="float" office:value="0.44" calcext:value-type="float">
            <text:p>0.44</text:p>
          </table:table-cell>
          <table:table-cell table:formula="of:=(RANDBETWEEN(100; 400) + RANDBETWEEN(0; ABS(IF([.$B224]&lt;26;[.$B224]; 52-[.$B224]))*30))*[Sheet2.F$2]" office:value-type="float" office:value="37.8" calcext:value-type="float">
            <text:p>37.8</text:p>
          </table:table-cell>
          <table:table-cell table:formula="of:=(RANDBETWEEN(100; 400) + RANDBETWEEN(0; ABS(IF([.$B224]&lt;26;[.$B224]; 52-[.$B224]))*30))*[Sheet2.G$2]" office:value-type="float" office:value="6.7" calcext:value-type="float">
            <text:p>6.7</text:p>
          </table:table-cell>
          <table:table-cell table:formula="of:=(RANDBETWEEN(100; 400) + RANDBETWEEN(0; ABS(IF([.$B224]&lt;26;[.$B224]; 52-[.$B224]))*30))*[Sheet2.H$2]" office:value-type="float" office:value="3.08" calcext:value-type="float">
            <text:p>3.08</text:p>
          </table:table-cell>
          <table:table-cell table:formula="of:=(RANDBETWEEN(100; 400) + RANDBETWEEN(0; ABS(IF([.$B224]&lt;26;[.$B224]; 52-[.$B224]))*30))*[Sheet2.I$2]"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NDBETWEEN(0; 65) + IF(RAND()&gt;0.95; 100; 0)" office:value-type="float" office:value="1" calcext:value-type="float">
            <text:p>1</text:p>
          </table:table-cell>
          <table:table-cell table:formula="of:=(RANDBETWEEN(100; 400) + RANDBETWEEN(0; ABS(IF([.$B225]&lt;26;[.$B225]; 52-[.$B225]))*30))*[Sheet2.D$2]" office:value-type="float" office:value="422" calcext:value-type="float">
            <text:p>422</text:p>
          </table:table-cell>
          <table:table-cell table:formula="of:=(RANDBETWEEN(100; 400) + RANDBETWEEN(0; ABS(IF([.$B225]&lt;26;[.$B225]; 52-[.$B225]))*30))*[Sheet2.E$2]" office:value-type="float" office:value="0.755" calcext:value-type="float">
            <text:p>0.755</text:p>
          </table:table-cell>
          <table:table-cell table:formula="of:=(RANDBETWEEN(100; 400) + RANDBETWEEN(0; ABS(IF([.$B225]&lt;26;[.$B225]; 52-[.$B225]))*30))*[Sheet2.F$2]" office:value-type="float" office:value="37.3" calcext:value-type="float">
            <text:p>37.3</text:p>
          </table:table-cell>
          <table:table-cell table:formula="of:=(RANDBETWEEN(100; 400) + RANDBETWEEN(0; ABS(IF([.$B225]&lt;26;[.$B225]; 52-[.$B225]))*30))*[Sheet2.G$2]" office:value-type="float" office:value="5.81" calcext:value-type="float">
            <text:p>5.81</text:p>
          </table:table-cell>
          <table:table-cell table:formula="of:=(RANDBETWEEN(100; 400) + RANDBETWEEN(0; ABS(IF([.$B225]&lt;26;[.$B225]; 52-[.$B225]))*30))*[Sheet2.H$2]" office:value-type="float" office:value="4.4" calcext:value-type="float">
            <text:p>4.4</text:p>
          </table:table-cell>
          <table:table-cell table:formula="of:=(RANDBETWEEN(100; 400) + RANDBETWEEN(0; ABS(IF([.$B225]&lt;26;[.$B225]; 52-[.$B225]))*30))*[Sheet2.I$2]" office:value-type="float" office:value="415" calcext:value-type="float">
            <text:p>4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NDBETWEEN(0; 65) + IF(RAND()&gt;0.95; 100; 0)" office:value-type="float" office:value="51" calcext:value-type="float">
            <text:p>51</text:p>
          </table:table-cell>
          <table:table-cell table:formula="of:=(RANDBETWEEN(100; 400) + RANDBETWEEN(0; ABS(IF([.$B226]&lt;26;[.$B226]; 52-[.$B226]))*30))*[Sheet2.D$2]" office:value-type="float" office:value="1144" calcext:value-type="float">
            <text:p>1144</text:p>
          </table:table-cell>
          <table:table-cell table:formula="of:=(RANDBETWEEN(100; 400) + RANDBETWEEN(0; ABS(IF([.$B226]&lt;26;[.$B226]; 52-[.$B226]))*30))*[Sheet2.E$2]" office:value-type="float" office:value="0.477" calcext:value-type="float">
            <text:p>0.477</text:p>
          </table:table-cell>
          <table:table-cell table:formula="of:=(RANDBETWEEN(100; 400) + RANDBETWEEN(0; ABS(IF([.$B226]&lt;26;[.$B226]; 52-[.$B226]))*30))*[Sheet2.F$2]" office:value-type="float" office:value="65.4" calcext:value-type="float">
            <text:p>65.4</text:p>
          </table:table-cell>
          <table:table-cell table:formula="of:=(RANDBETWEEN(100; 400) + RANDBETWEEN(0; ABS(IF([.$B226]&lt;26;[.$B226]; 52-[.$B226]))*30))*[Sheet2.G$2]" office:value-type="float" office:value="3.16" calcext:value-type="float">
            <text:p>3.16</text:p>
          </table:table-cell>
          <table:table-cell table:formula="of:=(RANDBETWEEN(100; 400) + RANDBETWEEN(0; ABS(IF([.$B226]&lt;26;[.$B226]; 52-[.$B226]))*30))*[Sheet2.H$2]" office:value-type="float" office:value="2.02" calcext:value-type="float">
            <text:p>2.02</text:p>
          </table:table-cell>
          <table:table-cell table:formula="of:=(RANDBETWEEN(100; 400) + RANDBETWEEN(0; ABS(IF([.$B226]&lt;26;[.$B226]; 52-[.$B226]))*30))*[Sheet2.I$2]" office:value-type="float" office:value="238" calcext:value-type="float">
            <text:p>23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NDBETWEEN(0; 65) + IF(RAND()&gt;0.95; 100; 0)" office:value-type="float" office:value="152" calcext:value-type="float">
            <text:p>152</text:p>
          </table:table-cell>
          <table:table-cell table:formula="of:=(RANDBETWEEN(100; 400) + RANDBETWEEN(0; ABS(IF([.$B227]&lt;26;[.$B227]; 52-[.$B227]))*30))*[Sheet2.D$2]" office:value-type="float" office:value="958" calcext:value-type="float">
            <text:p>958</text:p>
          </table:table-cell>
          <table:table-cell table:formula="of:=(RANDBETWEEN(100; 400) + RANDBETWEEN(0; ABS(IF([.$B227]&lt;26;[.$B227]; 52-[.$B227]))*30))*[Sheet2.E$2]" office:value-type="float" office:value="0.402" calcext:value-type="float">
            <text:p>0.402</text:p>
          </table:table-cell>
          <table:table-cell table:formula="of:=(RANDBETWEEN(100; 400) + RANDBETWEEN(0; ABS(IF([.$B227]&lt;26;[.$B227]; 52-[.$B227]))*30))*[Sheet2.F$2]" office:value-type="float" office:value="72" calcext:value-type="float">
            <text:p>72</text:p>
          </table:table-cell>
          <table:table-cell table:formula="of:=(RANDBETWEEN(100; 400) + RANDBETWEEN(0; ABS(IF([.$B227]&lt;26;[.$B227]; 52-[.$B227]))*30))*[Sheet2.G$2]" office:value-type="float" office:value="2.73" calcext:value-type="float">
            <text:p>2.73</text:p>
          </table:table-cell>
          <table:table-cell table:formula="of:=(RANDBETWEEN(100; 400) + RANDBETWEEN(0; ABS(IF([.$B227]&lt;26;[.$B227]; 52-[.$B227]))*30))*[Sheet2.H$2]" office:value-type="float" office:value="8.03" calcext:value-type="float">
            <text:p>8.03</text:p>
          </table:table-cell>
          <table:table-cell table:formula="of:=(RANDBETWEEN(100; 400) + RANDBETWEEN(0; ABS(IF([.$B227]&lt;26;[.$B227]; 52-[.$B227]))*30))*[Sheet2.I$2]"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NDBETWEEN(0; 65) + IF(RAND()&gt;0.95; 100; 0)" office:value-type="float" office:value="41" calcext:value-type="float">
            <text:p>41</text:p>
          </table:table-cell>
          <table:table-cell table:formula="of:=(RANDBETWEEN(100; 400) + RANDBETWEEN(0; ABS(IF([.$B228]&lt;26;[.$B228]; 52-[.$B228]))*30))*[Sheet2.D$2]" office:value-type="float" office:value="1606" calcext:value-type="float">
            <text:p>1606</text:p>
          </table:table-cell>
          <table:table-cell table:formula="of:=(RANDBETWEEN(100; 400) + RANDBETWEEN(0; ABS(IF([.$B228]&lt;26;[.$B228]; 52-[.$B228]))*30))*[Sheet2.E$2]" office:value-type="float" office:value="0.665" calcext:value-type="float">
            <text:p>0.665</text:p>
          </table:table-cell>
          <table:table-cell table:formula="of:=(RANDBETWEEN(100; 400) + RANDBETWEEN(0; ABS(IF([.$B228]&lt;26;[.$B228]; 52-[.$B228]))*30))*[Sheet2.F$2]" office:value-type="float" office:value="84.4" calcext:value-type="float">
            <text:p>84.4</text:p>
          </table:table-cell>
          <table:table-cell table:formula="of:=(RANDBETWEEN(100; 400) + RANDBETWEEN(0; ABS(IF([.$B228]&lt;26;[.$B228]; 52-[.$B228]))*30))*[Sheet2.G$2]" office:value-type="float" office:value="6.84" calcext:value-type="float">
            <text:p>6.84</text:p>
          </table:table-cell>
          <table:table-cell table:formula="of:=(RANDBETWEEN(100; 400) + RANDBETWEEN(0; ABS(IF([.$B228]&lt;26;[.$B228]; 52-[.$B228]))*30))*[Sheet2.H$2]" office:value-type="float" office:value="3.37" calcext:value-type="float">
            <text:p>3.37</text:p>
          </table:table-cell>
          <table:table-cell table:formula="of:=(RANDBETWEEN(100; 400) + RANDBETWEEN(0; ABS(IF([.$B228]&lt;26;[.$B228]; 52-[.$B228]))*30))*[Sheet2.I$2]" office:value-type="float" office:value="799" calcext:value-type="float">
            <text:p>79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NDBETWEEN(0; 65) + IF(RAND()&gt;0.95; 100; 0)" office:value-type="float" office:value="22" calcext:value-type="float">
            <text:p>22</text:p>
          </table:table-cell>
          <table:table-cell table:formula="of:=(RANDBETWEEN(100; 400) + RANDBETWEEN(0; ABS(IF([.$B229]&lt;26;[.$B229]; 52-[.$B229]))*30))*[Sheet2.D$2]" office:value-type="float" office:value="746" calcext:value-type="float">
            <text:p>746</text:p>
          </table:table-cell>
          <table:table-cell table:formula="of:=(RANDBETWEEN(100; 400) + RANDBETWEEN(0; ABS(IF([.$B229]&lt;26;[.$B229]; 52-[.$B229]))*30))*[Sheet2.E$2]" office:value-type="float" office:value="0.75" calcext:value-type="float">
            <text:p>0.75</text:p>
          </table:table-cell>
          <table:table-cell table:formula="of:=(RANDBETWEEN(100; 400) + RANDBETWEEN(0; ABS(IF([.$B229]&lt;26;[.$B229]; 52-[.$B229]))*30))*[Sheet2.F$2]" office:value-type="float" office:value="49" calcext:value-type="float">
            <text:p>49</text:p>
          </table:table-cell>
          <table:table-cell table:formula="of:=(RANDBETWEEN(100; 400) + RANDBETWEEN(0; ABS(IF([.$B229]&lt;26;[.$B229]; 52-[.$B229]))*30))*[Sheet2.G$2]" office:value-type="float" office:value="6.45" calcext:value-type="float">
            <text:p>6.45</text:p>
          </table:table-cell>
          <table:table-cell table:formula="of:=(RANDBETWEEN(100; 400) + RANDBETWEEN(0; ABS(IF([.$B229]&lt;26;[.$B229]; 52-[.$B229]))*30))*[Sheet2.H$2]" office:value-type="float" office:value="5.47" calcext:value-type="float">
            <text:p>5.47</text:p>
          </table:table-cell>
          <table:table-cell table:formula="of:=(RANDBETWEEN(100; 400) + RANDBETWEEN(0; ABS(IF([.$B229]&lt;26;[.$B229]; 52-[.$B229]))*30))*[Sheet2.I$2]"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NDBETWEEN(0; 65) + IF(RAND()&gt;0.95; 100; 0)" office:value-type="float" office:value="54" calcext:value-type="float">
            <text:p>54</text:p>
          </table:table-cell>
          <table:table-cell table:formula="of:=(RANDBETWEEN(100; 400) + RANDBETWEEN(0; ABS(IF([.$B230]&lt;26;[.$B230]; 52-[.$B230]))*30))*[Sheet2.D$2]" office:value-type="float" office:value="1066" calcext:value-type="float">
            <text:p>1066</text:p>
          </table:table-cell>
          <table:table-cell table:formula="of:=(RANDBETWEEN(100; 400) + RANDBETWEEN(0; ABS(IF([.$B230]&lt;26;[.$B230]; 52-[.$B230]))*30))*[Sheet2.E$2]" office:value-type="float" office:value="0.208" calcext:value-type="float">
            <text:p>0.208</text:p>
          </table:table-cell>
          <table:table-cell table:formula="of:=(RANDBETWEEN(100; 400) + RANDBETWEEN(0; ABS(IF([.$B230]&lt;26;[.$B230]; 52-[.$B230]))*30))*[Sheet2.F$2]" office:value-type="float" office:value="92.1" calcext:value-type="float">
            <text:p>92.1</text:p>
          </table:table-cell>
          <table:table-cell table:formula="of:=(RANDBETWEEN(100; 400) + RANDBETWEEN(0; ABS(IF([.$B230]&lt;26;[.$B230]; 52-[.$B230]))*30))*[Sheet2.G$2]" office:value-type="float" office:value="2.65" calcext:value-type="float">
            <text:p>2.65</text:p>
          </table:table-cell>
          <table:table-cell table:formula="of:=(RANDBETWEEN(100; 400) + RANDBETWEEN(0; ABS(IF([.$B230]&lt;26;[.$B230]; 52-[.$B230]))*30))*[Sheet2.H$2]" office:value-type="float" office:value="7.76" calcext:value-type="float">
            <text:p>7.76</text:p>
          </table:table-cell>
          <table:table-cell table:formula="of:=(RANDBETWEEN(100; 400) + RANDBETWEEN(0; ABS(IF([.$B230]&lt;26;[.$B230]; 52-[.$B230]))*30))*[Sheet2.I$2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NDBETWEEN(0; 65) + IF(RAND()&gt;0.95; 100; 0)" office:value-type="float" office:value="38" calcext:value-type="float">
            <text:p>38</text:p>
          </table:table-cell>
          <table:table-cell table:formula="of:=(RANDBETWEEN(100; 400) + RANDBETWEEN(0; ABS(IF([.$B231]&lt;26;[.$B231]; 52-[.$B231]))*30))*[Sheet2.D$2]" office:value-type="float" office:value="1082" calcext:value-type="float">
            <text:p>1082</text:p>
          </table:table-cell>
          <table:table-cell table:formula="of:=(RANDBETWEEN(100; 400) + RANDBETWEEN(0; ABS(IF([.$B231]&lt;26;[.$B231]; 52-[.$B231]))*30))*[Sheet2.E$2]" office:value-type="float" office:value="0.718" calcext:value-type="float">
            <text:p>0.718</text:p>
          </table:table-cell>
          <table:table-cell table:formula="of:=(RANDBETWEEN(100; 400) + RANDBETWEEN(0; ABS(IF([.$B231]&lt;26;[.$B231]; 52-[.$B231]))*30))*[Sheet2.F$2]" office:value-type="float" office:value="84.1" calcext:value-type="float">
            <text:p>84.1</text:p>
          </table:table-cell>
          <table:table-cell table:formula="of:=(RANDBETWEEN(100; 400) + RANDBETWEEN(0; ABS(IF([.$B231]&lt;26;[.$B231]; 52-[.$B231]))*30))*[Sheet2.G$2]" office:value-type="float" office:value="2.57" calcext:value-type="float">
            <text:p>2.57</text:p>
          </table:table-cell>
          <table:table-cell table:formula="of:=(RANDBETWEEN(100; 400) + RANDBETWEEN(0; ABS(IF([.$B231]&lt;26;[.$B231]; 52-[.$B231]))*30))*[Sheet2.H$2]" office:value-type="float" office:value="8.78" calcext:value-type="float">
            <text:p>8.78</text:p>
          </table:table-cell>
          <table:table-cell table:formula="of:=(RANDBETWEEN(100; 400) + RANDBETWEEN(0; ABS(IF([.$B231]&lt;26;[.$B231]; 52-[.$B231]))*30))*[Sheet2.I$2]" office:value-type="float" office:value="804" calcext:value-type="float">
            <text:p>80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NDBETWEEN(0; 65) + IF(RAND()&gt;0.95; 100; 0)" office:value-type="float" office:value="149" calcext:value-type="float">
            <text:p>149</text:p>
          </table:table-cell>
          <table:table-cell table:formula="of:=(RANDBETWEEN(100; 400) + RANDBETWEEN(0; ABS(IF([.$B232]&lt;26;[.$B232]; 52-[.$B232]))*30))*[Sheet2.D$2]" office:value-type="float" office:value="1356" calcext:value-type="float">
            <text:p>1356</text:p>
          </table:table-cell>
          <table:table-cell table:formula="of:=(RANDBETWEEN(100; 400) + RANDBETWEEN(0; ABS(IF([.$B232]&lt;26;[.$B232]; 52-[.$B232]))*30))*[Sheet2.E$2]" office:value-type="float" office:value="0.418" calcext:value-type="float">
            <text:p>0.418</text:p>
          </table:table-cell>
          <table:table-cell table:formula="of:=(RANDBETWEEN(100; 400) + RANDBETWEEN(0; ABS(IF([.$B232]&lt;26;[.$B232]; 52-[.$B232]))*30))*[Sheet2.F$2]" office:value-type="float" office:value="39.4" calcext:value-type="float">
            <text:p>39.4</text:p>
          </table:table-cell>
          <table:table-cell table:formula="of:=(RANDBETWEEN(100; 400) + RANDBETWEEN(0; ABS(IF([.$B232]&lt;26;[.$B232]; 52-[.$B232]))*30))*[Sheet2.G$2]" office:value-type="float" office:value="6.94" calcext:value-type="float">
            <text:p>6.94</text:p>
          </table:table-cell>
          <table:table-cell table:formula="of:=(RANDBETWEEN(100; 400) + RANDBETWEEN(0; ABS(IF([.$B232]&lt;26;[.$B232]; 52-[.$B232]))*30))*[Sheet2.H$2]" office:value-type="float" office:value="5.83" calcext:value-type="float">
            <text:p>5.83</text:p>
          </table:table-cell>
          <table:table-cell table:formula="of:=(RANDBETWEEN(100; 400) + RANDBETWEEN(0; ABS(IF([.$B232]&lt;26;[.$B232]; 52-[.$B232]))*30))*[Sheet2.I$2]" office:value-type="float" office:value="476" calcext:value-type="float">
            <text:p>47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NDBETWEEN(0; 65) + IF(RAND()&gt;0.95; 100; 0)" office:value-type="float" office:value="56" calcext:value-type="float">
            <text:p>56</text:p>
          </table:table-cell>
          <table:table-cell table:formula="of:=(RANDBETWEEN(100; 400) + RANDBETWEEN(0; ABS(IF([.$B233]&lt;26;[.$B233]; 52-[.$B233]))*30))*[Sheet2.D$2]" office:value-type="float" office:value="476" calcext:value-type="float">
            <text:p>476</text:p>
          </table:table-cell>
          <table:table-cell table:formula="of:=(RANDBETWEEN(100; 400) + RANDBETWEEN(0; ABS(IF([.$B233]&lt;26;[.$B233]; 52-[.$B233]))*30))*[Sheet2.E$2]" office:value-type="float" office:value="0.448" calcext:value-type="float">
            <text:p>0.448</text:p>
          </table:table-cell>
          <table:table-cell table:formula="of:=(RANDBETWEEN(100; 400) + RANDBETWEEN(0; ABS(IF([.$B233]&lt;26;[.$B233]; 52-[.$B233]))*30))*[Sheet2.F$2]" office:value-type="float" office:value="31.9" calcext:value-type="float">
            <text:p>31.9</text:p>
          </table:table-cell>
          <table:table-cell table:formula="of:=(RANDBETWEEN(100; 400) + RANDBETWEEN(0; ABS(IF([.$B233]&lt;26;[.$B233]; 52-[.$B233]))*30))*[Sheet2.G$2]" office:value-type="float" office:value="9.07" calcext:value-type="float">
            <text:p>9.07</text:p>
          </table:table-cell>
          <table:table-cell table:formula="of:=(RANDBETWEEN(100; 400) + RANDBETWEEN(0; ABS(IF([.$B233]&lt;26;[.$B233]; 52-[.$B233]))*30))*[Sheet2.H$2]" office:value-type="float" office:value="5.94" calcext:value-type="float">
            <text:p>5.94</text:p>
          </table:table-cell>
          <table:table-cell table:formula="of:=(RANDBETWEEN(100; 400) + RANDBETWEEN(0; ABS(IF([.$B233]&lt;26;[.$B233]; 52-[.$B233]))*30))*[Sheet2.I$2]" office:value-type="float" office:value="958" calcext:value-type="float">
            <text:p>9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NDBETWEEN(0; 65) + IF(RAND()&gt;0.95; 100; 0)" office:value-type="float" office:value="137" calcext:value-type="float">
            <text:p>137</text:p>
          </table:table-cell>
          <table:table-cell table:formula="of:=(RANDBETWEEN(100; 400) + RANDBETWEEN(0; ABS(IF([.$B234]&lt;26;[.$B234]; 52-[.$B234]))*30))*[Sheet2.D$2]" office:value-type="float" office:value="1648" calcext:value-type="float">
            <text:p>1648</text:p>
          </table:table-cell>
          <table:table-cell table:formula="of:=(RANDBETWEEN(100; 400) + RANDBETWEEN(0; ABS(IF([.$B234]&lt;26;[.$B234]; 52-[.$B234]))*30))*[Sheet2.E$2]" office:value-type="float" office:value="0.345" calcext:value-type="float">
            <text:p>0.345</text:p>
          </table:table-cell>
          <table:table-cell table:formula="of:=(RANDBETWEEN(100; 400) + RANDBETWEEN(0; ABS(IF([.$B234]&lt;26;[.$B234]; 52-[.$B234]))*30))*[Sheet2.F$2]" office:value-type="float" office:value="79.7" calcext:value-type="float">
            <text:p>79.7</text:p>
          </table:table-cell>
          <table:table-cell table:formula="of:=(RANDBETWEEN(100; 400) + RANDBETWEEN(0; ABS(IF([.$B234]&lt;26;[.$B234]; 52-[.$B234]))*30))*[Sheet2.G$2]" office:value-type="float" office:value="4.56" calcext:value-type="float">
            <text:p>4.56</text:p>
          </table:table-cell>
          <table:table-cell table:formula="of:=(RANDBETWEEN(100; 400) + RANDBETWEEN(0; ABS(IF([.$B234]&lt;26;[.$B234]; 52-[.$B234]))*30))*[Sheet2.H$2]" office:value-type="float" office:value="5.86" calcext:value-type="float">
            <text:p>5.86</text:p>
          </table:table-cell>
          <table:table-cell table:formula="of:=(RANDBETWEEN(100; 400) + RANDBETWEEN(0; ABS(IF([.$B234]&lt;26;[.$B234]; 52-[.$B234]))*30))*[Sheet2.I$2]" office:value-type="float" office:value="618" calcext:value-type="float">
            <text:p>6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NDBETWEEN(0; 65) + IF(RAND()&gt;0.95; 100; 0)" office:value-type="float" office:value="59" calcext:value-type="float">
            <text:p>59</text:p>
          </table:table-cell>
          <table:table-cell table:formula="of:=(RANDBETWEEN(100; 400) + RANDBETWEEN(0; ABS(IF([.$B235]&lt;26;[.$B235]; 52-[.$B235]))*30))*[Sheet2.D$2]" office:value-type="float" office:value="840" calcext:value-type="float">
            <text:p>840</text:p>
          </table:table-cell>
          <table:table-cell table:formula="of:=(RANDBETWEEN(100; 400) + RANDBETWEEN(0; ABS(IF([.$B235]&lt;26;[.$B235]; 52-[.$B235]))*30))*[Sheet2.E$2]" office:value-type="float" office:value="0.27" calcext:value-type="float">
            <text:p>0.27</text:p>
          </table:table-cell>
          <table:table-cell table:formula="of:=(RANDBETWEEN(100; 400) + RANDBETWEEN(0; ABS(IF([.$B235]&lt;26;[.$B235]; 52-[.$B235]))*30))*[Sheet2.F$2]" office:value-type="float" office:value="90" calcext:value-type="float">
            <text:p>90</text:p>
          </table:table-cell>
          <table:table-cell table:formula="of:=(RANDBETWEEN(100; 400) + RANDBETWEEN(0; ABS(IF([.$B235]&lt;26;[.$B235]; 52-[.$B235]))*30))*[Sheet2.G$2]" office:value-type="float" office:value="2.07" calcext:value-type="float">
            <text:p>2.07</text:p>
          </table:table-cell>
          <table:table-cell table:formula="of:=(RANDBETWEEN(100; 400) + RANDBETWEEN(0; ABS(IF([.$B235]&lt;26;[.$B235]; 52-[.$B235]))*30))*[Sheet2.H$2]" office:value-type="float" office:value="7.55" calcext:value-type="float">
            <text:p>7.55</text:p>
          </table:table-cell>
          <table:table-cell table:formula="of:=(RANDBETWEEN(100; 400) + RANDBETWEEN(0; ABS(IF([.$B235]&lt;26;[.$B235]; 52-[.$B235]))*30))*[Sheet2.I$2]" office:value-type="float" office:value="774" calcext:value-type="float">
            <text:p>77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NDBETWEEN(0; 65) + IF(RAND()&gt;0.95; 100; 0)" office:value-type="float" office:value="44" calcext:value-type="float">
            <text:p>44</text:p>
          </table:table-cell>
          <table:table-cell table:formula="of:=(RANDBETWEEN(100; 400) + RANDBETWEEN(0; ABS(IF([.$B236]&lt;26;[.$B236]; 52-[.$B236]))*30))*[Sheet2.D$2]" office:value-type="float" office:value="480" calcext:value-type="float">
            <text:p>480</text:p>
          </table:table-cell>
          <table:table-cell table:formula="of:=(RANDBETWEEN(100; 400) + RANDBETWEEN(0; ABS(IF([.$B236]&lt;26;[.$B236]; 52-[.$B236]))*30))*[Sheet2.E$2]" office:value-type="float" office:value="0.964" calcext:value-type="float">
            <text:p>0.964</text:p>
          </table:table-cell>
          <table:table-cell table:formula="of:=(RANDBETWEEN(100; 400) + RANDBETWEEN(0; ABS(IF([.$B236]&lt;26;[.$B236]; 52-[.$B236]))*30))*[Sheet2.F$2]" office:value-type="float" office:value="98.8" calcext:value-type="float">
            <text:p>98.8</text:p>
          </table:table-cell>
          <table:table-cell table:formula="of:=(RANDBETWEEN(100; 400) + RANDBETWEEN(0; ABS(IF([.$B236]&lt;26;[.$B236]; 52-[.$B236]))*30))*[Sheet2.G$2]" office:value-type="float" office:value="9.23" calcext:value-type="float">
            <text:p>9.23</text:p>
          </table:table-cell>
          <table:table-cell table:formula="of:=(RANDBETWEEN(100; 400) + RANDBETWEEN(0; ABS(IF([.$B236]&lt;26;[.$B236]; 52-[.$B236]))*30))*[Sheet2.H$2]" office:value-type="float" office:value="4.25" calcext:value-type="float">
            <text:p>4.25</text:p>
          </table:table-cell>
          <table:table-cell table:formula="of:=(RANDBETWEEN(100; 400) + RANDBETWEEN(0; ABS(IF([.$B236]&lt;26;[.$B236]; 52-[.$B236]))*30))*[Sheet2.I$2]"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NDBETWEEN(0; 65) + IF(RAND()&gt;0.95; 100; 0)" office:value-type="float" office:value="30" calcext:value-type="float">
            <text:p>30</text:p>
          </table:table-cell>
          <table:table-cell table:formula="of:=(RANDBETWEEN(100; 400) + RANDBETWEEN(0; ABS(IF([.$B237]&lt;26;[.$B237]; 52-[.$B237]))*30))*[Sheet2.D$2]" office:value-type="float" office:value="990" calcext:value-type="float">
            <text:p>990</text:p>
          </table:table-cell>
          <table:table-cell table:formula="of:=(RANDBETWEEN(100; 400) + RANDBETWEEN(0; ABS(IF([.$B237]&lt;26;[.$B237]; 52-[.$B237]))*30))*[Sheet2.E$2]" office:value-type="float" office:value="0.363" calcext:value-type="float">
            <text:p>0.363</text:p>
          </table:table-cell>
          <table:table-cell table:formula="of:=(RANDBETWEEN(100; 400) + RANDBETWEEN(0; ABS(IF([.$B237]&lt;26;[.$B237]; 52-[.$B237]))*30))*[Sheet2.F$2]" office:value-type="float" office:value="61.6" calcext:value-type="float">
            <text:p>61.6</text:p>
          </table:table-cell>
          <table:table-cell table:formula="of:=(RANDBETWEEN(100; 400) + RANDBETWEEN(0; ABS(IF([.$B237]&lt;26;[.$B237]; 52-[.$B237]))*30))*[Sheet2.G$2]" office:value-type="float" office:value="6.37" calcext:value-type="float">
            <text:p>6.37</text:p>
          </table:table-cell>
          <table:table-cell table:formula="of:=(RANDBETWEEN(100; 400) + RANDBETWEEN(0; ABS(IF([.$B237]&lt;26;[.$B237]; 52-[.$B237]))*30))*[Sheet2.H$2]" office:value-type="float" office:value="3.94" calcext:value-type="float">
            <text:p>3.94</text:p>
          </table:table-cell>
          <table:table-cell table:formula="of:=(RANDBETWEEN(100; 400) + RANDBETWEEN(0; ABS(IF([.$B237]&lt;26;[.$B237]; 52-[.$B237]))*30))*[Sheet2.I$2]" office:value-type="float" office:value="803" calcext:value-type="float">
            <text:p>8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NDBETWEEN(0; 65) + IF(RAND()&gt;0.95; 100; 0)" office:value-type="float" office:value="14" calcext:value-type="float">
            <text:p>14</text:p>
          </table:table-cell>
          <table:table-cell table:formula="of:=(RANDBETWEEN(100; 400) + RANDBETWEEN(0; ABS(IF([.$B238]&lt;26;[.$B238]; 52-[.$B238]))*30))*[Sheet2.D$2]" office:value-type="float" office:value="1378" calcext:value-type="float">
            <text:p>1378</text:p>
          </table:table-cell>
          <table:table-cell table:formula="of:=(RANDBETWEEN(100; 400) + RANDBETWEEN(0; ABS(IF([.$B238]&lt;26;[.$B238]; 52-[.$B238]))*30))*[Sheet2.E$2]" office:value-type="float" office:value="0.426" calcext:value-type="float">
            <text:p>0.426</text:p>
          </table:table-cell>
          <table:table-cell table:formula="of:=(RANDBETWEEN(100; 400) + RANDBETWEEN(0; ABS(IF([.$B238]&lt;26;[.$B238]; 52-[.$B238]))*30))*[Sheet2.F$2]" office:value-type="float" office:value="44.3" calcext:value-type="float">
            <text:p>44.3</text:p>
          </table:table-cell>
          <table:table-cell table:formula="of:=(RANDBETWEEN(100; 400) + RANDBETWEEN(0; ABS(IF([.$B238]&lt;26;[.$B238]; 52-[.$B238]))*30))*[Sheet2.G$2]" office:value-type="float" office:value="7.66" calcext:value-type="float">
            <text:p>7.66</text:p>
          </table:table-cell>
          <table:table-cell table:formula="of:=(RANDBETWEEN(100; 400) + RANDBETWEEN(0; ABS(IF([.$B238]&lt;26;[.$B238]; 52-[.$B238]))*30))*[Sheet2.H$2]" office:value-type="float" office:value="3.5" calcext:value-type="float">
            <text:p>3.5</text:p>
          </table:table-cell>
          <table:table-cell table:formula="of:=(RANDBETWEEN(100; 400) + RANDBETWEEN(0; ABS(IF([.$B238]&lt;26;[.$B238]; 52-[.$B238]))*30))*[Sheet2.I$2]"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NDBETWEEN(0; 65) + IF(RAND()&gt;0.95; 100; 0)" office:value-type="float" office:value="64" calcext:value-type="float">
            <text:p>64</text:p>
          </table:table-cell>
          <table:table-cell table:formula="of:=(RANDBETWEEN(100; 400) + RANDBETWEEN(0; ABS(IF([.$B239]&lt;26;[.$B239]; 52-[.$B239]))*30))*[Sheet2.D$2]" office:value-type="float" office:value="1228" calcext:value-type="float">
            <text:p>1228</text:p>
          </table:table-cell>
          <table:table-cell table:formula="of:=(RANDBETWEEN(100; 400) + RANDBETWEEN(0; ABS(IF([.$B239]&lt;26;[.$B239]; 52-[.$B239]))*30))*[Sheet2.E$2]" office:value-type="float" office:value="0.82" calcext:value-type="float">
            <text:p>0.82</text:p>
          </table:table-cell>
          <table:table-cell table:formula="of:=(RANDBETWEEN(100; 400) + RANDBETWEEN(0; ABS(IF([.$B239]&lt;26;[.$B239]; 52-[.$B239]))*30))*[Sheet2.F$2]" office:value-type="float" office:value="99.9" calcext:value-type="float">
            <text:p>99.9</text:p>
          </table:table-cell>
          <table:table-cell table:formula="of:=(RANDBETWEEN(100; 400) + RANDBETWEEN(0; ABS(IF([.$B239]&lt;26;[.$B239]; 52-[.$B239]))*30))*[Sheet2.G$2]" office:value-type="float" office:value="6.71" calcext:value-type="float">
            <text:p>6.71</text:p>
          </table:table-cell>
          <table:table-cell table:formula="of:=(RANDBETWEEN(100; 400) + RANDBETWEEN(0; ABS(IF([.$B239]&lt;26;[.$B239]; 52-[.$B239]))*30))*[Sheet2.H$2]" office:value-type="float" office:value="6.8" calcext:value-type="float">
            <text:p>6.8</text:p>
          </table:table-cell>
          <table:table-cell table:formula="of:=(RANDBETWEEN(100; 400) + RANDBETWEEN(0; ABS(IF([.$B239]&lt;26;[.$B239]; 52-[.$B239]))*30))*[Sheet2.I$2]"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ANDBETWEEN(0; 65) + IF(RAND()&gt;0.95; 100; 0)" office:value-type="float" office:value="6" calcext:value-type="float">
            <text:p>6</text:p>
          </table:table-cell>
          <table:table-cell table:formula="of:=(RANDBETWEEN(100; 400) + RANDBETWEEN(0; ABS(IF([.$B240]&lt;26;[.$B240]; 52-[.$B240]))*30))*[Sheet2.D$2]" office:value-type="float" office:value="1048" calcext:value-type="float">
            <text:p>1048</text:p>
          </table:table-cell>
          <table:table-cell table:formula="of:=(RANDBETWEEN(100; 400) + RANDBETWEEN(0; ABS(IF([.$B240]&lt;26;[.$B240]; 52-[.$B240]))*30))*[Sheet2.E$2]" office:value-type="float" office:value="0.75" calcext:value-type="float">
            <text:p>0.75</text:p>
          </table:table-cell>
          <table:table-cell table:formula="of:=(RANDBETWEEN(100; 400) + RANDBETWEEN(0; ABS(IF([.$B240]&lt;26;[.$B240]; 52-[.$B240]))*30))*[Sheet2.F$2]" office:value-type="float" office:value="81.2" calcext:value-type="float">
            <text:p>81.2</text:p>
          </table:table-cell>
          <table:table-cell table:formula="of:=(RANDBETWEEN(100; 400) + RANDBETWEEN(0; ABS(IF([.$B240]&lt;26;[.$B240]; 52-[.$B240]))*30))*[Sheet2.G$2]" office:value-type="float" office:value="7.1" calcext:value-type="float">
            <text:p>7.1</text:p>
          </table:table-cell>
          <table:table-cell table:formula="of:=(RANDBETWEEN(100; 400) + RANDBETWEEN(0; ABS(IF([.$B240]&lt;26;[.$B240]; 52-[.$B240]))*30))*[Sheet2.H$2]" office:value-type="float" office:value="6.36" calcext:value-type="float">
            <text:p>6.36</text:p>
          </table:table-cell>
          <table:table-cell table:formula="of:=(RANDBETWEEN(100; 400) + RANDBETWEEN(0; ABS(IF([.$B240]&lt;26;[.$B240]; 52-[.$B240]))*30))*[Sheet2.I$2]" office:value-type="float" office:value="587" calcext:value-type="float">
            <text:p>58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RANDBETWEEN(0; 65) + IF(RAND()&gt;0.95; 100; 0)" office:value-type="float" office:value="28" calcext:value-type="float">
            <text:p>28</text:p>
          </table:table-cell>
          <table:table-cell table:formula="of:=(RANDBETWEEN(100; 400) + RANDBETWEEN(0; ABS(IF([.$B241]&lt;26;[.$B241]; 52-[.$B241]))*30))*[Sheet2.D$2]" office:value-type="float" office:value="1592" calcext:value-type="float">
            <text:p>1592</text:p>
          </table:table-cell>
          <table:table-cell table:formula="of:=(RANDBETWEEN(100; 400) + RANDBETWEEN(0; ABS(IF([.$B241]&lt;26;[.$B241]; 52-[.$B241]))*30))*[Sheet2.E$2]" office:value-type="float" office:value="0.389" calcext:value-type="float">
            <text:p>0.389</text:p>
          </table:table-cell>
          <table:table-cell table:formula="of:=(RANDBETWEEN(100; 400) + RANDBETWEEN(0; ABS(IF([.$B241]&lt;26;[.$B241]; 52-[.$B241]))*30))*[Sheet2.F$2]" office:value-type="float" office:value="86.3" calcext:value-type="float">
            <text:p>86.3</text:p>
          </table:table-cell>
          <table:table-cell table:formula="of:=(RANDBETWEEN(100; 400) + RANDBETWEEN(0; ABS(IF([.$B241]&lt;26;[.$B241]; 52-[.$B241]))*30))*[Sheet2.G$2]" office:value-type="float" office:value="5.95" calcext:value-type="float">
            <text:p>5.95</text:p>
          </table:table-cell>
          <table:table-cell table:formula="of:=(RANDBETWEEN(100; 400) + RANDBETWEEN(0; ABS(IF([.$B241]&lt;26;[.$B241]; 52-[.$B241]))*30))*[Sheet2.H$2]" office:value-type="float" office:value="7.55" calcext:value-type="float">
            <text:p>7.55</text:p>
          </table:table-cell>
          <table:table-cell table:formula="of:=(RANDBETWEEN(100; 400) + RANDBETWEEN(0; ABS(IF([.$B241]&lt;26;[.$B241]; 52-[.$B241]))*30))*[Sheet2.I$2]"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RANDBETWEEN(0; 65) + IF(RAND()&gt;0.95; 100; 0)" office:value-type="float" office:value="32" calcext:value-type="float">
            <text:p>32</text:p>
          </table:table-cell>
          <table:table-cell table:formula="of:=(RANDBETWEEN(100; 400) + RANDBETWEEN(0; ABS(IF([.$B242]&lt;26;[.$B242]; 52-[.$B242]))*30))*[Sheet2.D$2]" office:value-type="float" office:value="620" calcext:value-type="float">
            <text:p>620</text:p>
          </table:table-cell>
          <table:table-cell table:formula="of:=(RANDBETWEEN(100; 400) + RANDBETWEEN(0; ABS(IF([.$B242]&lt;26;[.$B242]; 52-[.$B242]))*30))*[Sheet2.E$2]" office:value-type="float" office:value="0.514" calcext:value-type="float">
            <text:p>0.514</text:p>
          </table:table-cell>
          <table:table-cell table:formula="of:=(RANDBETWEEN(100; 400) + RANDBETWEEN(0; ABS(IF([.$B242]&lt;26;[.$B242]; 52-[.$B242]))*30))*[Sheet2.F$2]" office:value-type="float" office:value="68.9" calcext:value-type="float">
            <text:p>68.9</text:p>
          </table:table-cell>
          <table:table-cell table:formula="of:=(RANDBETWEEN(100; 400) + RANDBETWEEN(0; ABS(IF([.$B242]&lt;26;[.$B242]; 52-[.$B242]))*30))*[Sheet2.G$2]" office:value-type="float" office:value="7.03" calcext:value-type="float">
            <text:p>7.03</text:p>
          </table:table-cell>
          <table:table-cell table:formula="of:=(RANDBETWEEN(100; 400) + RANDBETWEEN(0; ABS(IF([.$B242]&lt;26;[.$B242]; 52-[.$B242]))*30))*[Sheet2.H$2]" office:value-type="float" office:value="8.1" calcext:value-type="float">
            <text:p>8.1</text:p>
          </table:table-cell>
          <table:table-cell table:formula="of:=(RANDBETWEEN(100; 400) + RANDBETWEEN(0; ABS(IF([.$B242]&lt;26;[.$B242]; 52-[.$B242]))*30))*[Sheet2.I$2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RANDBETWEEN(0; 65) + IF(RAND()&gt;0.95; 100; 0)" office:value-type="float" office:value="40" calcext:value-type="float">
            <text:p>40</text:p>
          </table:table-cell>
          <table:table-cell table:formula="of:=(RANDBETWEEN(100; 400) + RANDBETWEEN(0; ABS(IF([.$B243]&lt;26;[.$B243]; 52-[.$B243]))*30))*[Sheet2.D$2]" office:value-type="float" office:value="1562" calcext:value-type="float">
            <text:p>1562</text:p>
          </table:table-cell>
          <table:table-cell table:formula="of:=(RANDBETWEEN(100; 400) + RANDBETWEEN(0; ABS(IF([.$B243]&lt;26;[.$B243]; 52-[.$B243]))*30))*[Sheet2.E$2]" office:value-type="float" office:value="0.636" calcext:value-type="float">
            <text:p>0.636</text:p>
          </table:table-cell>
          <table:table-cell table:formula="of:=(RANDBETWEEN(100; 400) + RANDBETWEEN(0; ABS(IF([.$B243]&lt;26;[.$B243]; 52-[.$B243]))*30))*[Sheet2.F$2]" office:value-type="float" office:value="20.1" calcext:value-type="float">
            <text:p>20.1</text:p>
          </table:table-cell>
          <table:table-cell table:formula="of:=(RANDBETWEEN(100; 400) + RANDBETWEEN(0; ABS(IF([.$B243]&lt;26;[.$B243]; 52-[.$B243]))*30))*[Sheet2.G$2]" office:value-type="float" office:value="3.55" calcext:value-type="float">
            <text:p>3.55</text:p>
          </table:table-cell>
          <table:table-cell table:formula="of:=(RANDBETWEEN(100; 400) + RANDBETWEEN(0; ABS(IF([.$B243]&lt;26;[.$B243]; 52-[.$B243]))*30))*[Sheet2.H$2]" office:value-type="float" office:value="4.87" calcext:value-type="float">
            <text:p>4.87</text:p>
          </table:table-cell>
          <table:table-cell table:formula="of:=(RANDBETWEEN(100; 400) + RANDBETWEEN(0; ABS(IF([.$B243]&lt;26;[.$B243]; 52-[.$B243]))*30))*[Sheet2.I$2]"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RANDBETWEEN(0; 65) + IF(RAND()&gt;0.95; 100; 0)" office:value-type="float" office:value="50" calcext:value-type="float">
            <text:p>50</text:p>
          </table:table-cell>
          <table:table-cell table:formula="of:=(RANDBETWEEN(100; 400) + RANDBETWEEN(0; ABS(IF([.$B244]&lt;26;[.$B244]; 52-[.$B244]))*30))*[Sheet2.D$2]" office:value-type="float" office:value="712" calcext:value-type="float">
            <text:p>712</text:p>
          </table:table-cell>
          <table:table-cell table:formula="of:=(RANDBETWEEN(100; 400) + RANDBETWEEN(0; ABS(IF([.$B244]&lt;26;[.$B244]; 52-[.$B244]))*30))*[Sheet2.E$2]" office:value-type="float" office:value="0.328" calcext:value-type="float">
            <text:p>0.328</text:p>
          </table:table-cell>
          <table:table-cell table:formula="of:=(RANDBETWEEN(100; 400) + RANDBETWEEN(0; ABS(IF([.$B244]&lt;26;[.$B244]; 52-[.$B244]))*30))*[Sheet2.F$2]" office:value-type="float" office:value="43.9" calcext:value-type="float">
            <text:p>43.9</text:p>
          </table:table-cell>
          <table:table-cell table:formula="of:=(RANDBETWEEN(100; 400) + RANDBETWEEN(0; ABS(IF([.$B244]&lt;26;[.$B244]; 52-[.$B244]))*30))*[Sheet2.G$2]" office:value-type="float" office:value="5.42" calcext:value-type="float">
            <text:p>5.42</text:p>
          </table:table-cell>
          <table:table-cell table:formula="of:=(RANDBETWEEN(100; 400) + RANDBETWEEN(0; ABS(IF([.$B244]&lt;26;[.$B244]; 52-[.$B244]))*30))*[Sheet2.H$2]" office:value-type="float" office:value="7.92" calcext:value-type="float">
            <text:p>7.92</text:p>
          </table:table-cell>
          <table:table-cell table:formula="of:=(RANDBETWEEN(100; 400) + RANDBETWEEN(0; ABS(IF([.$B244]&lt;26;[.$B244]; 52-[.$B244]))*30))*[Sheet2.I$2]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RANDBETWEEN(0; 65) + IF(RAND()&gt;0.95; 100; 0)" office:value-type="float" office:value="49" calcext:value-type="float">
            <text:p>49</text:p>
          </table:table-cell>
          <table:table-cell table:formula="of:=(RANDBETWEEN(100; 400) + RANDBETWEEN(0; ABS(IF([.$B245]&lt;26;[.$B245]; 52-[.$B245]))*30))*[Sheet2.D$2]" office:value-type="float" office:value="1648" calcext:value-type="float">
            <text:p>1648</text:p>
          </table:table-cell>
          <table:table-cell table:formula="of:=(RANDBETWEEN(100; 400) + RANDBETWEEN(0; ABS(IF([.$B245]&lt;26;[.$B245]; 52-[.$B245]))*30))*[Sheet2.E$2]" office:value-type="float" office:value="0.681" calcext:value-type="float">
            <text:p>0.681</text:p>
          </table:table-cell>
          <table:table-cell table:formula="of:=(RANDBETWEEN(100; 400) + RANDBETWEEN(0; ABS(IF([.$B245]&lt;26;[.$B245]; 52-[.$B245]))*30))*[Sheet2.F$2]" office:value-type="float" office:value="39.6" calcext:value-type="float">
            <text:p>39.6</text:p>
          </table:table-cell>
          <table:table-cell table:formula="of:=(RANDBETWEEN(100; 400) + RANDBETWEEN(0; ABS(IF([.$B245]&lt;26;[.$B245]; 52-[.$B245]))*30))*[Sheet2.G$2]" office:value-type="float" office:value="4.01" calcext:value-type="float">
            <text:p>4.01</text:p>
          </table:table-cell>
          <table:table-cell table:formula="of:=(RANDBETWEEN(100; 400) + RANDBETWEEN(0; ABS(IF([.$B245]&lt;26;[.$B245]; 52-[.$B245]))*30))*[Sheet2.H$2]" office:value-type="float" office:value="7.66" calcext:value-type="float">
            <text:p>7.66</text:p>
          </table:table-cell>
          <table:table-cell table:formula="of:=(RANDBETWEEN(100; 400) + RANDBETWEEN(0; ABS(IF([.$B245]&lt;26;[.$B245]; 52-[.$B245]))*30))*[Sheet2.I$2]" office:value-type="float" office:value="364" calcext:value-type="float">
            <text:p>36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RANDBETWEEN(0; 65) + IF(RAND()&gt;0.95; 100; 0)" office:value-type="float" office:value="165" calcext:value-type="float">
            <text:p>165</text:p>
          </table:table-cell>
          <table:table-cell table:formula="of:=(RANDBETWEEN(100; 400) + RANDBETWEEN(0; ABS(IF([.$B246]&lt;26;[.$B246]; 52-[.$B246]))*30))*[Sheet2.D$2]" office:value-type="float" office:value="1412" calcext:value-type="float">
            <text:p>1412</text:p>
          </table:table-cell>
          <table:table-cell table:formula="of:=(RANDBETWEEN(100; 400) + RANDBETWEEN(0; ABS(IF([.$B246]&lt;26;[.$B246]; 52-[.$B246]))*30))*[Sheet2.E$2]" office:value-type="float" office:value="0.506" calcext:value-type="float">
            <text:p>0.506</text:p>
          </table:table-cell>
          <table:table-cell table:formula="of:=(RANDBETWEEN(100; 400) + RANDBETWEEN(0; ABS(IF([.$B246]&lt;26;[.$B246]; 52-[.$B246]))*30))*[Sheet2.F$2]" office:value-type="float" office:value="51.5" calcext:value-type="float">
            <text:p>51.5</text:p>
          </table:table-cell>
          <table:table-cell table:formula="of:=(RANDBETWEEN(100; 400) + RANDBETWEEN(0; ABS(IF([.$B246]&lt;26;[.$B246]; 52-[.$B246]))*30))*[Sheet2.G$2]" office:value-type="float" office:value="4.9" calcext:value-type="float">
            <text:p>4.9</text:p>
          </table:table-cell>
          <table:table-cell table:formula="of:=(RANDBETWEEN(100; 400) + RANDBETWEEN(0; ABS(IF([.$B246]&lt;26;[.$B246]; 52-[.$B246]))*30))*[Sheet2.H$2]" office:value-type="float" office:value="3.98" calcext:value-type="float">
            <text:p>3.98</text:p>
          </table:table-cell>
          <table:table-cell table:formula="of:=(RANDBETWEEN(100; 400) + RANDBETWEEN(0; ABS(IF([.$B246]&lt;26;[.$B246]; 52-[.$B246]))*30))*[Sheet2.I$2]" office:value-type="float" office:value="626" calcext:value-type="float">
            <text:p>62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RANDBETWEEN(0; 65) + IF(RAND()&gt;0.95; 100; 0)" office:value-type="float" office:value="33" calcext:value-type="float">
            <text:p>33</text:p>
          </table:table-cell>
          <table:table-cell table:formula="of:=(RANDBETWEEN(100; 400) + RANDBETWEEN(0; ABS(IF([.$B247]&lt;26;[.$B247]; 52-[.$B247]))*30))*[Sheet2.D$2]" office:value-type="float" office:value="924" calcext:value-type="float">
            <text:p>924</text:p>
          </table:table-cell>
          <table:table-cell table:formula="of:=(RANDBETWEEN(100; 400) + RANDBETWEEN(0; ABS(IF([.$B247]&lt;26;[.$B247]; 52-[.$B247]))*30))*[Sheet2.E$2]" office:value-type="float" office:value="0.518" calcext:value-type="float">
            <text:p>0.518</text:p>
          </table:table-cell>
          <table:table-cell table:formula="of:=(RANDBETWEEN(100; 400) + RANDBETWEEN(0; ABS(IF([.$B247]&lt;26;[.$B247]; 52-[.$B247]))*30))*[Sheet2.F$2]" office:value-type="float" office:value="48.4" calcext:value-type="float">
            <text:p>48.4</text:p>
          </table:table-cell>
          <table:table-cell table:formula="of:=(RANDBETWEEN(100; 400) + RANDBETWEEN(0; ABS(IF([.$B247]&lt;26;[.$B247]; 52-[.$B247]))*30))*[Sheet2.G$2]" office:value-type="float" office:value="5.07" calcext:value-type="float">
            <text:p>5.07</text:p>
          </table:table-cell>
          <table:table-cell table:formula="of:=(RANDBETWEEN(100; 400) + RANDBETWEEN(0; ABS(IF([.$B247]&lt;26;[.$B247]; 52-[.$B247]))*30))*[Sheet2.H$2]" office:value-type="float" office:value="6.41" calcext:value-type="float">
            <text:p>6.41</text:p>
          </table:table-cell>
          <table:table-cell table:formula="of:=(RANDBETWEEN(100; 400) + RANDBETWEEN(0; ABS(IF([.$B247]&lt;26;[.$B247]; 52-[.$B247]))*30))*[Sheet2.I$2]"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RANDBETWEEN(0; 65) + IF(RAND()&gt;0.95; 100; 0)" office:value-type="float" office:value="3" calcext:value-type="float">
            <text:p>3</text:p>
          </table:table-cell>
          <table:table-cell table:formula="of:=(RANDBETWEEN(100; 400) + RANDBETWEEN(0; ABS(IF([.$B248]&lt;26;[.$B248]; 52-[.$B248]))*30))*[Sheet2.D$2]" office:value-type="float" office:value="1534" calcext:value-type="float">
            <text:p>1534</text:p>
          </table:table-cell>
          <table:table-cell table:formula="of:=(RANDBETWEEN(100; 400) + RANDBETWEEN(0; ABS(IF([.$B248]&lt;26;[.$B248]; 52-[.$B248]))*30))*[Sheet2.E$2]" office:value-type="float" office:value="0.273" calcext:value-type="float">
            <text:p>0.273</text:p>
          </table:table-cell>
          <table:table-cell table:formula="of:=(RANDBETWEEN(100; 400) + RANDBETWEEN(0; ABS(IF([.$B248]&lt;26;[.$B248]; 52-[.$B248]))*30))*[Sheet2.F$2]" office:value-type="float" office:value="47.9" calcext:value-type="float">
            <text:p>47.9</text:p>
          </table:table-cell>
          <table:table-cell table:formula="of:=(RANDBETWEEN(100; 400) + RANDBETWEEN(0; ABS(IF([.$B248]&lt;26;[.$B248]; 52-[.$B248]))*30))*[Sheet2.G$2]" office:value-type="float" office:value="7.71" calcext:value-type="float">
            <text:p>7.71</text:p>
          </table:table-cell>
          <table:table-cell table:formula="of:=(RANDBETWEEN(100; 400) + RANDBETWEEN(0; ABS(IF([.$B248]&lt;26;[.$B248]; 52-[.$B248]))*30))*[Sheet2.H$2]" office:value-type="float" office:value="4.02" calcext:value-type="float">
            <text:p>4.02</text:p>
          </table:table-cell>
          <table:table-cell table:formula="of:=(RANDBETWEEN(100; 400) + RANDBETWEEN(0; ABS(IF([.$B248]&lt;26;[.$B248]; 52-[.$B248]))*30))*[Sheet2.I$2]"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RANDBETWEEN(0; 65) + IF(RAND()&gt;0.95; 100; 0)" office:value-type="float" office:value="63" calcext:value-type="float">
            <text:p>63</text:p>
          </table:table-cell>
          <table:table-cell table:formula="of:=(RANDBETWEEN(100; 400) + RANDBETWEEN(0; ABS(IF([.$B249]&lt;26;[.$B249]; 52-[.$B249]))*30))*[Sheet2.D$2]" office:value-type="float" office:value="1142" calcext:value-type="float">
            <text:p>1142</text:p>
          </table:table-cell>
          <table:table-cell table:formula="of:=(RANDBETWEEN(100; 400) + RANDBETWEEN(0; ABS(IF([.$B249]&lt;26;[.$B249]; 52-[.$B249]))*30))*[Sheet2.E$2]" office:value-type="float" office:value="0.347" calcext:value-type="float">
            <text:p>0.347</text:p>
          </table:table-cell>
          <table:table-cell table:formula="of:=(RANDBETWEEN(100; 400) + RANDBETWEEN(0; ABS(IF([.$B249]&lt;26;[.$B249]; 52-[.$B249]))*30))*[Sheet2.F$2]" office:value-type="float" office:value="28.7" calcext:value-type="float">
            <text:p>28.7</text:p>
          </table:table-cell>
          <table:table-cell table:formula="of:=(RANDBETWEEN(100; 400) + RANDBETWEEN(0; ABS(IF([.$B249]&lt;26;[.$B249]; 52-[.$B249]))*30))*[Sheet2.G$2]" office:value-type="float" office:value="3.26" calcext:value-type="float">
            <text:p>3.26</text:p>
          </table:table-cell>
          <table:table-cell table:formula="of:=(RANDBETWEEN(100; 400) + RANDBETWEEN(0; ABS(IF([.$B249]&lt;26;[.$B249]; 52-[.$B249]))*30))*[Sheet2.H$2]" office:value-type="float" office:value="6.14" calcext:value-type="float">
            <text:p>6.14</text:p>
          </table:table-cell>
          <table:table-cell table:formula="of:=(RANDBETWEEN(100; 400) + RANDBETWEEN(0; ABS(IF([.$B249]&lt;26;[.$B249]; 52-[.$B249]))*30))*[Sheet2.I$2]"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ANDBETWEEN(0; 65) + IF(RAND()&gt;0.95; 100; 0)" office:value-type="float" office:value="36" calcext:value-type="float">
            <text:p>36</text:p>
          </table:table-cell>
          <table:table-cell table:formula="of:=(RANDBETWEEN(100; 400) + RANDBETWEEN(0; ABS(IF([.$B250]&lt;26;[.$B250]; 52-[.$B250]))*30))*[Sheet2.D$2]" office:value-type="float" office:value="956" calcext:value-type="float">
            <text:p>956</text:p>
          </table:table-cell>
          <table:table-cell table:formula="of:=(RANDBETWEEN(100; 400) + RANDBETWEEN(0; ABS(IF([.$B250]&lt;26;[.$B250]; 52-[.$B250]))*30))*[Sheet2.E$2]" office:value-type="float" office:value="0.458" calcext:value-type="float">
            <text:p>0.458</text:p>
          </table:table-cell>
          <table:table-cell table:formula="of:=(RANDBETWEEN(100; 400) + RANDBETWEEN(0; ABS(IF([.$B250]&lt;26;[.$B250]; 52-[.$B250]))*30))*[Sheet2.F$2]" office:value-type="float" office:value="46.3" calcext:value-type="float">
            <text:p>46.3</text:p>
          </table:table-cell>
          <table:table-cell table:formula="of:=(RANDBETWEEN(100; 400) + RANDBETWEEN(0; ABS(IF([.$B250]&lt;26;[.$B250]; 52-[.$B250]))*30))*[Sheet2.G$2]" office:value-type="float" office:value="3.18" calcext:value-type="float">
            <text:p>3.18</text:p>
          </table:table-cell>
          <table:table-cell table:formula="of:=(RANDBETWEEN(100; 400) + RANDBETWEEN(0; ABS(IF([.$B250]&lt;26;[.$B250]; 52-[.$B250]))*30))*[Sheet2.H$2]" office:value-type="float" office:value="4.51" calcext:value-type="float">
            <text:p>4.51</text:p>
          </table:table-cell>
          <table:table-cell table:formula="of:=(RANDBETWEEN(100; 400) + RANDBETWEEN(0; ABS(IF([.$B250]&lt;26;[.$B250]; 52-[.$B250]))*30))*[Sheet2.I$2]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RANDBETWEEN(0; 65) + IF(RAND()&gt;0.95; 100; 0)" office:value-type="float" office:value="33" calcext:value-type="float">
            <text:p>33</text:p>
          </table:table-cell>
          <table:table-cell table:formula="of:=(RANDBETWEEN(100; 400) + RANDBETWEEN(0; ABS(IF([.$B251]&lt;26;[.$B251]; 52-[.$B251]))*30))*[Sheet2.D$2]" office:value-type="float" office:value="1202" calcext:value-type="float">
            <text:p>1202</text:p>
          </table:table-cell>
          <table:table-cell table:formula="of:=(RANDBETWEEN(100; 400) + RANDBETWEEN(0; ABS(IF([.$B251]&lt;26;[.$B251]; 52-[.$B251]))*30))*[Sheet2.E$2]" office:value-type="float" office:value="0.302" calcext:value-type="float">
            <text:p>0.302</text:p>
          </table:table-cell>
          <table:table-cell table:formula="of:=(RANDBETWEEN(100; 400) + RANDBETWEEN(0; ABS(IF([.$B251]&lt;26;[.$B251]; 52-[.$B251]))*30))*[Sheet2.F$2]" office:value-type="float" office:value="48.3" calcext:value-type="float">
            <text:p>48.3</text:p>
          </table:table-cell>
          <table:table-cell table:formula="of:=(RANDBETWEEN(100; 400) + RANDBETWEEN(0; ABS(IF([.$B251]&lt;26;[.$B251]; 52-[.$B251]))*30))*[Sheet2.G$2]" office:value-type="float" office:value="4.39" calcext:value-type="float">
            <text:p>4.39</text:p>
          </table:table-cell>
          <table:table-cell table:formula="of:=(RANDBETWEEN(100; 400) + RANDBETWEEN(0; ABS(IF([.$B251]&lt;26;[.$B251]; 52-[.$B251]))*30))*[Sheet2.H$2]" office:value-type="float" office:value="5.18" calcext:value-type="float">
            <text:p>5.18</text:p>
          </table:table-cell>
          <table:table-cell table:formula="of:=(RANDBETWEEN(100; 400) + RANDBETWEEN(0; ABS(IF([.$B251]&lt;26;[.$B251]; 52-[.$B251]))*30))*[Sheet2.I$2]"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RANDBETWEEN(0; 65) + IF(RAND()&gt;0.95; 100; 0)" office:value-type="float" office:value="65" calcext:value-type="float">
            <text:p>65</text:p>
          </table:table-cell>
          <table:table-cell table:formula="of:=(RANDBETWEEN(100; 400) + RANDBETWEEN(0; ABS(IF([.$B252]&lt;26;[.$B252]; 52-[.$B252]))*30))*[Sheet2.D$2]" office:value-type="float" office:value="958" calcext:value-type="float">
            <text:p>958</text:p>
          </table:table-cell>
          <table:table-cell table:formula="of:=(RANDBETWEEN(100; 400) + RANDBETWEEN(0; ABS(IF([.$B252]&lt;26;[.$B252]; 52-[.$B252]))*30))*[Sheet2.E$2]" office:value-type="float" office:value="0.435" calcext:value-type="float">
            <text:p>0.435</text:p>
          </table:table-cell>
          <table:table-cell table:formula="of:=(RANDBETWEEN(100; 400) + RANDBETWEEN(0; ABS(IF([.$B252]&lt;26;[.$B252]; 52-[.$B252]))*30))*[Sheet2.F$2]" office:value-type="float" office:value="27.7" calcext:value-type="float">
            <text:p>27.7</text:p>
          </table:table-cell>
          <table:table-cell table:formula="of:=(RANDBETWEEN(100; 400) + RANDBETWEEN(0; ABS(IF([.$B252]&lt;26;[.$B252]; 52-[.$B252]))*30))*[Sheet2.G$2]" office:value-type="float" office:value="3.99" calcext:value-type="float">
            <text:p>3.99</text:p>
          </table:table-cell>
          <table:table-cell table:formula="of:=(RANDBETWEEN(100; 400) + RANDBETWEEN(0; ABS(IF([.$B252]&lt;26;[.$B252]; 52-[.$B252]))*30))*[Sheet2.H$2]" office:value-type="float" office:value="5.74" calcext:value-type="float">
            <text:p>5.74</text:p>
          </table:table-cell>
          <table:table-cell table:formula="of:=(RANDBETWEEN(100; 400) + RANDBETWEEN(0; ABS(IF([.$B252]&lt;26;[.$B252]; 52-[.$B252]))*30))*[Sheet2.I$2]"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RANDBETWEEN(0; 65) + IF(RAND()&gt;0.95; 100; 0)" office:value-type="float" office:value="165" calcext:value-type="float">
            <text:p>165</text:p>
          </table:table-cell>
          <table:table-cell table:formula="of:=(RANDBETWEEN(100; 400) + RANDBETWEEN(0; ABS(IF([.$B253]&lt;26;[.$B253]; 52-[.$B253]))*30))*[Sheet2.D$2]" office:value-type="float" office:value="1134" calcext:value-type="float">
            <text:p>1134</text:p>
          </table:table-cell>
          <table:table-cell table:formula="of:=(RANDBETWEEN(100; 400) + RANDBETWEEN(0; ABS(IF([.$B253]&lt;26;[.$B253]; 52-[.$B253]))*30))*[Sheet2.E$2]" office:value-type="float" office:value="0.254" calcext:value-type="float">
            <text:p>0.254</text:p>
          </table:table-cell>
          <table:table-cell table:formula="of:=(RANDBETWEEN(100; 400) + RANDBETWEEN(0; ABS(IF([.$B253]&lt;26;[.$B253]; 52-[.$B253]))*30))*[Sheet2.F$2]" office:value-type="float" office:value="23" calcext:value-type="float">
            <text:p>23</text:p>
          </table:table-cell>
          <table:table-cell table:formula="of:=(RANDBETWEEN(100; 400) + RANDBETWEEN(0; ABS(IF([.$B253]&lt;26;[.$B253]; 52-[.$B253]))*30))*[Sheet2.G$2]" office:value-type="float" office:value="2" calcext:value-type="float">
            <text:p>2</text:p>
          </table:table-cell>
          <table:table-cell table:formula="of:=(RANDBETWEEN(100; 400) + RANDBETWEEN(0; ABS(IF([.$B253]&lt;26;[.$B253]; 52-[.$B253]))*30))*[Sheet2.H$2]" office:value-type="float" office:value="5.31" calcext:value-type="float">
            <text:p>5.31</text:p>
          </table:table-cell>
          <table:table-cell table:formula="of:=(RANDBETWEEN(100; 400) + RANDBETWEEN(0; ABS(IF([.$B253]&lt;26;[.$B253]; 52-[.$B253]))*30))*[Sheet2.I$2]"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RANDBETWEEN(0; 65) + IF(RAND()&gt;0.95; 100; 0)" office:value-type="float" office:value="25" calcext:value-type="float">
            <text:p>25</text:p>
          </table:table-cell>
          <table:table-cell table:formula="of:=(RANDBETWEEN(100; 400) + RANDBETWEEN(0; ABS(IF([.$B254]&lt;26;[.$B254]; 52-[.$B254]))*30))*[Sheet2.D$2]" office:value-type="float" office:value="370" calcext:value-type="float">
            <text:p>370</text:p>
          </table:table-cell>
          <table:table-cell table:formula="of:=(RANDBETWEEN(100; 400) + RANDBETWEEN(0; ABS(IF([.$B254]&lt;26;[.$B254]; 52-[.$B254]))*30))*[Sheet2.E$2]" office:value-type="float" office:value="0.219" calcext:value-type="float">
            <text:p>0.219</text:p>
          </table:table-cell>
          <table:table-cell table:formula="of:=(RANDBETWEEN(100; 400) + RANDBETWEEN(0; ABS(IF([.$B254]&lt;26;[.$B254]; 52-[.$B254]))*30))*[Sheet2.F$2]" office:value-type="float" office:value="24.8" calcext:value-type="float">
            <text:p>24.8</text:p>
          </table:table-cell>
          <table:table-cell table:formula="of:=(RANDBETWEEN(100; 400) + RANDBETWEEN(0; ABS(IF([.$B254]&lt;26;[.$B254]; 52-[.$B254]))*30))*[Sheet2.G$2]" office:value-type="float" office:value="3.47" calcext:value-type="float">
            <text:p>3.47</text:p>
          </table:table-cell>
          <table:table-cell table:formula="of:=(RANDBETWEEN(100; 400) + RANDBETWEEN(0; ABS(IF([.$B254]&lt;26;[.$B254]; 52-[.$B254]))*30))*[Sheet2.H$2]" office:value-type="float" office:value="5" calcext:value-type="float">
            <text:p>5</text:p>
          </table:table-cell>
          <table:table-cell table:formula="of:=(RANDBETWEEN(100; 400) + RANDBETWEEN(0; ABS(IF([.$B254]&lt;26;[.$B254]; 52-[.$B254]))*30))*[Sheet2.I$2]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RANDBETWEEN(0; 65) + IF(RAND()&gt;0.95; 100; 0)" office:value-type="float" office:value="33" calcext:value-type="float">
            <text:p>33</text:p>
          </table:table-cell>
          <table:table-cell table:formula="of:=(RANDBETWEEN(100; 400) + RANDBETWEEN(0; ABS(IF([.$B255]&lt;26;[.$B255]; 52-[.$B255]))*30))*[Sheet2.D$2]" office:value-type="float" office:value="982" calcext:value-type="float">
            <text:p>982</text:p>
          </table:table-cell>
          <table:table-cell table:formula="of:=(RANDBETWEEN(100; 400) + RANDBETWEEN(0; ABS(IF([.$B255]&lt;26;[.$B255]; 52-[.$B255]))*30))*[Sheet2.E$2]" office:value-type="float" office:value="0.347" calcext:value-type="float">
            <text:p>0.347</text:p>
          </table:table-cell>
          <table:table-cell table:formula="of:=(RANDBETWEEN(100; 400) + RANDBETWEEN(0; ABS(IF([.$B255]&lt;26;[.$B255]; 52-[.$B255]))*30))*[Sheet2.F$2]" office:value-type="float" office:value="45.6" calcext:value-type="float">
            <text:p>45.6</text:p>
          </table:table-cell>
          <table:table-cell table:formula="of:=(RANDBETWEEN(100; 400) + RANDBETWEEN(0; ABS(IF([.$B255]&lt;26;[.$B255]; 52-[.$B255]))*30))*[Sheet2.G$2]" office:value-type="float" office:value="3.86" calcext:value-type="float">
            <text:p>3.86</text:p>
          </table:table-cell>
          <table:table-cell table:formula="of:=(RANDBETWEEN(100; 400) + RANDBETWEEN(0; ABS(IF([.$B255]&lt;26;[.$B255]; 52-[.$B255]))*30))*[Sheet2.H$2]" office:value-type="float" office:value="3.87" calcext:value-type="float">
            <text:p>3.87</text:p>
          </table:table-cell>
          <table:table-cell table:formula="of:=(RANDBETWEEN(100; 400) + RANDBETWEEN(0; ABS(IF([.$B255]&lt;26;[.$B255]; 52-[.$B255]))*30))*[Sheet2.I$2]"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RANDBETWEEN(0; 65) + IF(RAND()&gt;0.95; 100; 0)" office:value-type="float" office:value="37" calcext:value-type="float">
            <text:p>37</text:p>
          </table:table-cell>
          <table:table-cell table:formula="of:=(RANDBETWEEN(100; 400) + RANDBETWEEN(0; ABS(IF([.$B256]&lt;26;[.$B256]; 52-[.$B256]))*30))*[Sheet2.D$2]" office:value-type="float" office:value="976" calcext:value-type="float">
            <text:p>976</text:p>
          </table:table-cell>
          <table:table-cell table:formula="of:=(RANDBETWEEN(100; 400) + RANDBETWEEN(0; ABS(IF([.$B256]&lt;26;[.$B256]; 52-[.$B256]))*30))*[Sheet2.E$2]" office:value-type="float" office:value="0.229" calcext:value-type="float">
            <text:p>0.229</text:p>
          </table:table-cell>
          <table:table-cell table:formula="of:=(RANDBETWEEN(100; 400) + RANDBETWEEN(0; ABS(IF([.$B256]&lt;26;[.$B256]; 52-[.$B256]))*30))*[Sheet2.F$2]" office:value-type="float" office:value="21.5" calcext:value-type="float">
            <text:p>21.5</text:p>
          </table:table-cell>
          <table:table-cell table:formula="of:=(RANDBETWEEN(100; 400) + RANDBETWEEN(0; ABS(IF([.$B256]&lt;26;[.$B256]; 52-[.$B256]))*30))*[Sheet2.G$2]" office:value-type="float" office:value="1.79" calcext:value-type="float">
            <text:p>1.79</text:p>
          </table:table-cell>
          <table:table-cell table:formula="of:=(RANDBETWEEN(100; 400) + RANDBETWEEN(0; ABS(IF([.$B256]&lt;26;[.$B256]; 52-[.$B256]))*30))*[Sheet2.H$2]" office:value-type="float" office:value="4.04" calcext:value-type="float">
            <text:p>4.04</text:p>
          </table:table-cell>
          <table:table-cell table:formula="of:=(RANDBETWEEN(100; 400) + RANDBETWEEN(0; ABS(IF([.$B256]&lt;26;[.$B256]; 52-[.$B256]))*30))*[Sheet2.I$2]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RANDBETWEEN(0; 65) + IF(RAND()&gt;0.95; 100; 0)" office:value-type="float" office:value="2" calcext:value-type="float">
            <text:p>2</text:p>
          </table:table-cell>
          <table:table-cell table:formula="of:=(RANDBETWEEN(100; 400) + RANDBETWEEN(0; ABS(IF([.$B257]&lt;26;[.$B257]; 52-[.$B257]))*30))*[Sheet2.D$2]" office:value-type="float" office:value="768" calcext:value-type="float">
            <text:p>768</text:p>
          </table:table-cell>
          <table:table-cell table:formula="of:=(RANDBETWEEN(100; 400) + RANDBETWEEN(0; ABS(IF([.$B257]&lt;26;[.$B257]; 52-[.$B257]))*30))*[Sheet2.E$2]" office:value-type="float" office:value="0.204" calcext:value-type="float">
            <text:p>0.204</text:p>
          </table:table-cell>
          <table:table-cell table:formula="of:=(RANDBETWEEN(100; 400) + RANDBETWEEN(0; ABS(IF([.$B257]&lt;26;[.$B257]; 52-[.$B257]))*30))*[Sheet2.F$2]" office:value-type="float" office:value="25.4" calcext:value-type="float">
            <text:p>25.4</text:p>
          </table:table-cell>
          <table:table-cell table:formula="of:=(RANDBETWEEN(100; 400) + RANDBETWEEN(0; ABS(IF([.$B257]&lt;26;[.$B257]; 52-[.$B257]))*30))*[Sheet2.G$2]" office:value-type="float" office:value="3.44" calcext:value-type="float">
            <text:p>3.44</text:p>
          </table:table-cell>
          <table:table-cell table:formula="of:=(RANDBETWEEN(100; 400) + RANDBETWEEN(0; ABS(IF([.$B257]&lt;26;[.$B257]; 52-[.$B257]))*30))*[Sheet2.H$2]" office:value-type="float" office:value="3.77" calcext:value-type="float">
            <text:p>3.77</text:p>
          </table:table-cell>
          <table:table-cell table:formula="of:=(RANDBETWEEN(100; 400) + RANDBETWEEN(0; ABS(IF([.$B257]&lt;26;[.$B257]; 52-[.$B257]))*30))*[Sheet2.I$2]"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RANDBETWEEN(0; 65) + IF(RAND()&gt;0.95; 100; 0)" office:value-type="float" office:value="15" calcext:value-type="float">
            <text:p>15</text:p>
          </table:table-cell>
          <table:table-cell table:formula="of:=(RANDBETWEEN(100; 400) + RANDBETWEEN(0; ABS(IF([.$B258]&lt;26;[.$B258]; 52-[.$B258]))*30))*[Sheet2.D$2]" office:value-type="float" office:value="604" calcext:value-type="float">
            <text:p>604</text:p>
          </table:table-cell>
          <table:table-cell table:formula="of:=(RANDBETWEEN(100; 400) + RANDBETWEEN(0; ABS(IF([.$B258]&lt;26;[.$B258]; 52-[.$B258]))*30))*[Sheet2.E$2]" office:value-type="float" office:value="0.244" calcext:value-type="float">
            <text:p>0.244</text:p>
          </table:table-cell>
          <table:table-cell table:formula="of:=(RANDBETWEEN(100; 400) + RANDBETWEEN(0; ABS(IF([.$B258]&lt;26;[.$B258]; 52-[.$B258]))*30))*[Sheet2.F$2]" office:value-type="float" office:value="30.3" calcext:value-type="float">
            <text:p>30.3</text:p>
          </table:table-cell>
          <table:table-cell table:formula="of:=(RANDBETWEEN(100; 400) + RANDBETWEEN(0; ABS(IF([.$B258]&lt;26;[.$B258]; 52-[.$B258]))*30))*[Sheet2.G$2]" office:value-type="float" office:value="4.26" calcext:value-type="float">
            <text:p>4.26</text:p>
          </table:table-cell>
          <table:table-cell table:formula="of:=(RANDBETWEEN(100; 400) + RANDBETWEEN(0; ABS(IF([.$B258]&lt;26;[.$B258]; 52-[.$B258]))*30))*[Sheet2.H$2]" office:value-type="float" office:value="3.29" calcext:value-type="float">
            <text:p>3.29</text:p>
          </table:table-cell>
          <table:table-cell table:formula="of:=(RANDBETWEEN(100; 400) + RANDBETWEEN(0; ABS(IF([.$B258]&lt;26;[.$B258]; 52-[.$B258]))*30))*[Sheet2.I$2]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RANDBETWEEN(0; 65) + IF(RAND()&gt;0.95; 100; 0)" office:value-type="float" office:value="61" calcext:value-type="float">
            <text:p>61</text:p>
          </table:table-cell>
          <table:table-cell table:formula="of:=(RANDBETWEEN(100; 400) + RANDBETWEEN(0; ABS(IF([.$B259]&lt;26;[.$B259]; 52-[.$B259]))*30))*[Sheet2.D$2]" office:value-type="float" office:value="598" calcext:value-type="float">
            <text:p>598</text:p>
          </table:table-cell>
          <table:table-cell table:formula="of:=(RANDBETWEEN(100; 400) + RANDBETWEEN(0; ABS(IF([.$B259]&lt;26;[.$B259]; 52-[.$B259]))*30))*[Sheet2.E$2]" office:value-type="float" office:value="0.349" calcext:value-type="float">
            <text:p>0.349</text:p>
          </table:table-cell>
          <table:table-cell table:formula="of:=(RANDBETWEEN(100; 400) + RANDBETWEEN(0; ABS(IF([.$B259]&lt;26;[.$B259]; 52-[.$B259]))*30))*[Sheet2.F$2]" office:value-type="float" office:value="38.4" calcext:value-type="float">
            <text:p>38.4</text:p>
          </table:table-cell>
          <table:table-cell table:formula="of:=(RANDBETWEEN(100; 400) + RANDBETWEEN(0; ABS(IF([.$B259]&lt;26;[.$B259]; 52-[.$B259]))*30))*[Sheet2.G$2]" office:value-type="float" office:value="2.01" calcext:value-type="float">
            <text:p>2.01</text:p>
          </table:table-cell>
          <table:table-cell table:formula="of:=(RANDBETWEEN(100; 400) + RANDBETWEEN(0; ABS(IF([.$B259]&lt;26;[.$B259]; 52-[.$B259]))*30))*[Sheet2.H$2]" office:value-type="float" office:value="3.9" calcext:value-type="float">
            <text:p>3.9</text:p>
          </table:table-cell>
          <table:table-cell table:formula="of:=(RANDBETWEEN(100; 400) + RANDBETWEEN(0; ABS(IF([.$B259]&lt;26;[.$B259]; 52-[.$B259]))*30))*[Sheet2.I$2]"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ANDBETWEEN(0; 65) + IF(RAND()&gt;0.95; 100; 0)" office:value-type="float" office:value="4" calcext:value-type="float">
            <text:p>4</text:p>
          </table:table-cell>
          <table:table-cell table:formula="of:=(RANDBETWEEN(100; 400) + RANDBETWEEN(0; ABS(IF([.$B260]&lt;26;[.$B260]; 52-[.$B260]))*30))*[Sheet2.D$2]" office:value-type="float" office:value="594" calcext:value-type="float">
            <text:p>594</text:p>
          </table:table-cell>
          <table:table-cell table:formula="of:=(RANDBETWEEN(100; 400) + RANDBETWEEN(0; ABS(IF([.$B260]&lt;26;[.$B260]; 52-[.$B260]))*30))*[Sheet2.E$2]" office:value-type="float" office:value="0.287" calcext:value-type="float">
            <text:p>0.287</text:p>
          </table:table-cell>
          <table:table-cell table:formula="of:=(RANDBETWEEN(100; 400) + RANDBETWEEN(0; ABS(IF([.$B260]&lt;26;[.$B260]; 52-[.$B260]))*30))*[Sheet2.F$2]" office:value-type="float" office:value="34.6" calcext:value-type="float">
            <text:p>34.6</text:p>
          </table:table-cell>
          <table:table-cell table:formula="of:=(RANDBETWEEN(100; 400) + RANDBETWEEN(0; ABS(IF([.$B260]&lt;26;[.$B260]; 52-[.$B260]))*30))*[Sheet2.G$2]" office:value-type="float" office:value="1.86" calcext:value-type="float">
            <text:p>1.86</text:p>
          </table:table-cell>
          <table:table-cell table:formula="of:=(RANDBETWEEN(100; 400) + RANDBETWEEN(0; ABS(IF([.$B260]&lt;26;[.$B260]; 52-[.$B260]))*30))*[Sheet2.H$2]" office:value-type="float" office:value="4.37" calcext:value-type="float">
            <text:p>4.37</text:p>
          </table:table-cell>
          <table:table-cell table:formula="of:=(RANDBETWEEN(100; 400) + RANDBETWEEN(0; ABS(IF([.$B260]&lt;26;[.$B260]; 52-[.$B260]))*30))*[Sheet2.I$2]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RANDBETWEEN(0; 65) + IF(RAND()&gt;0.95; 100; 0)" office:value-type="float" office:value="46" calcext:value-type="float">
            <text:p>46</text:p>
          </table:table-cell>
          <table:table-cell table:formula="of:=(RANDBETWEEN(100; 400) + RANDBETWEEN(0; ABS(IF([.$B261]&lt;26;[.$B261]; 52-[.$B261]))*30))*[Sheet2.D$2]" office:value-type="float" office:value="778" calcext:value-type="float">
            <text:p>778</text:p>
          </table:table-cell>
          <table:table-cell table:formula="of:=(RANDBETWEEN(100; 400) + RANDBETWEEN(0; ABS(IF([.$B261]&lt;26;[.$B261]; 52-[.$B261]))*30))*[Sheet2.E$2]" office:value-type="float" office:value="0.184" calcext:value-type="float">
            <text:p>0.184</text:p>
          </table:table-cell>
          <table:table-cell table:formula="of:=(RANDBETWEEN(100; 400) + RANDBETWEEN(0; ABS(IF([.$B261]&lt;26;[.$B261]; 52-[.$B261]))*30))*[Sheet2.F$2]" office:value-type="float" office:value="22.5" calcext:value-type="float">
            <text:p>22.5</text:p>
          </table:table-cell>
          <table:table-cell table:formula="of:=(RANDBETWEEN(100; 400) + RANDBETWEEN(0; ABS(IF([.$B261]&lt;26;[.$B261]; 52-[.$B261]))*30))*[Sheet2.G$2]" office:value-type="float" office:value="2.05" calcext:value-type="float">
            <text:p>2.05</text:p>
          </table:table-cell>
          <table:table-cell table:formula="of:=(RANDBETWEEN(100; 400) + RANDBETWEEN(0; ABS(IF([.$B261]&lt;26;[.$B261]; 52-[.$B261]))*30))*[Sheet2.H$2]" office:value-type="float" office:value="1.37" calcext:value-type="float">
            <text:p>1.37</text:p>
          </table:table-cell>
          <table:table-cell table:formula="of:=(RANDBETWEEN(100; 400) + RANDBETWEEN(0; ABS(IF([.$B261]&lt;26;[.$B261]; 52-[.$B261]))*30))*[Sheet2.I$2]"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RANDBETWEEN(0; 65) + IF(RAND()&gt;0.95; 100; 0)" office:value-type="float" office:value="6" calcext:value-type="float">
            <text:p>6</text:p>
          </table:table-cell>
          <table:table-cell table:formula="of:=(RANDBETWEEN(100; 400) + RANDBETWEEN(0; ABS(IF([.$B262]&lt;26;[.$B262]; 52-[.$B262]))*30))*[Sheet2.D$2]" office:value-type="float" office:value="372" calcext:value-type="float">
            <text:p>372</text:p>
          </table:table-cell>
          <table:table-cell table:formula="of:=(RANDBETWEEN(100; 400) + RANDBETWEEN(0; ABS(IF([.$B262]&lt;26;[.$B262]; 52-[.$B262]))*30))*[Sheet2.E$2]" office:value-type="float" office:value="0.345" calcext:value-type="float">
            <text:p>0.345</text:p>
          </table:table-cell>
          <table:table-cell table:formula="of:=(RANDBETWEEN(100; 400) + RANDBETWEEN(0; ABS(IF([.$B262]&lt;26;[.$B262]; 52-[.$B262]))*30))*[Sheet2.F$2]" office:value-type="float" office:value="22.6" calcext:value-type="float">
            <text:p>22.6</text:p>
          </table:table-cell>
          <table:table-cell table:formula="of:=(RANDBETWEEN(100; 400) + RANDBETWEEN(0; ABS(IF([.$B262]&lt;26;[.$B262]; 52-[.$B262]))*30))*[Sheet2.G$2]" office:value-type="float" office:value="3.94" calcext:value-type="float">
            <text:p>3.94</text:p>
          </table:table-cell>
          <table:table-cell table:formula="of:=(RANDBETWEEN(100; 400) + RANDBETWEEN(0; ABS(IF([.$B262]&lt;26;[.$B262]; 52-[.$B262]))*30))*[Sheet2.H$2]" office:value-type="float" office:value="3.1" calcext:value-type="float">
            <text:p>3.1</text:p>
          </table:table-cell>
          <table:table-cell table:formula="of:=(RANDBETWEEN(100; 400) + RANDBETWEEN(0; ABS(IF([.$B262]&lt;26;[.$B262]; 52-[.$B262]))*30))*[Sheet2.I$2]" office:value-type="float" office:value="351" calcext:value-type="float">
            <text:p>351</text:p>
          </table:table-cell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 calcext:value-type="string">
            <text:p>Mnożnik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office:value-type="float" office:value="0.001" calcext:value-type="float">
            <text:p>1.00E-0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zł</number:text>
    </number:number-style>
    <number:number-style style:name="N121">
      <number:text>-</number:text>
      <number:number number: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zł</number:text>
    </number:number-style>
    <number:number-style style:name="N124">
      <number:text>-</number:text>
      <number:number number: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29P2" style:volatile="true">
      <loext:fill-character> </loext:fill-character>
      <number:text>-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0" number:min-integer-digits="1" number:grouping="true"/>
      <number:text> zł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33P2" style:volatile="true">
      <loext:fill-character> </loext:fill-character>
      <number:text>- zł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zł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zł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18:56:20.70055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2-03T12:33:35.234979621</meta:creation-date>
    <dc:date>2014-12-03T19:04:21.803506017</dc:date>
    <dc:creator>Jacek Bzdak</dc:creator>
    <meta:editing-duration>PT1H45M39S</meta:editing-duration>
    <meta:editing-cycles>2</meta:editing-cycles>
    <meta:generator>LibreOffice/4.3.3.2$Linux_X86_64 LibreOffice_project/430m0$Build-2</meta:generator>
    <meta:document-statistic meta:table-count="2" meta:cell-count="2102" meta:object-count="0"/>
  </office:meta>
</office:document-meta>
</file>